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WT</text:p>
          </table:table-cell>
          <table:table-cell office:value-type="string">
            <text:p>pSuper</text:p>
          </table:table-cell>
          <table:table-cell office:value-type="string">
            <text:p>TRF1</text:p>
          </table:table-cell>
          <table:table-cell office:value-type="string">
            <text:p>TRF2</text:p>
          </table:table-cell>
          <table:table-cell office:value-type="string">
            <text:p>TRF1/2</text:p>
          </table:table-cell>
        </table:table-row>
        <table:table-row table:style-name="ro2">
          <table:table-cell office:value-type="float" office:value="79.8679">
            <text:p>79.8679</text:p>
          </table:table-cell>
          <table:table-cell office:value-type="float" office:value="59.5341">
            <text:p>59.5341</text:p>
          </table:table-cell>
          <table:table-cell office:value-type="float" office:value="69.2095">
            <text:p>69.2095</text:p>
          </table:table-cell>
          <table:table-cell office:value-type="float" office:value="63.0845">
            <text:p>63.0845</text:p>
          </table:table-cell>
          <table:table-cell office:value-type="float" office:value="96.0817">
            <text:p>96.0817</text:p>
          </table:table-cell>
        </table:table-row>
        <table:table-row table:style-name="ro2">
          <table:table-cell office:value-type="float" office:value="68.1668">
            <text:p>68.1668</text:p>
          </table:table-cell>
          <table:table-cell office:value-type="float" office:value="90.883">
            <text:p>90.883</text:p>
          </table:table-cell>
          <table:table-cell office:value-type="float" office:value="54.9117">
            <text:p>54.9117</text:p>
          </table:table-cell>
          <table:table-cell office:value-type="float" office:value="114.2164">
            <text:p>114.2164</text:p>
          </table:table-cell>
          <table:table-cell office:value-type="float" office:value="98.398">
            <text:p>98.398</text:p>
          </table:table-cell>
        </table:table-row>
        <table:table-row table:style-name="ro2">
          <table:table-cell office:value-type="float" office:value="55.5293">
            <text:p>55.5293</text:p>
          </table:table-cell>
          <table:table-cell office:value-type="float" office:value="91.0627">
            <text:p>91.0627</text:p>
          </table:table-cell>
          <table:table-cell office:value-type="float" office:value="158.1934">
            <text:p>158.1934</text:p>
          </table:table-cell>
          <table:table-cell office:value-type="float" office:value="62.2108">
            <text:p>62.2108</text:p>
          </table:table-cell>
          <table:table-cell office:value-type="float" office:value="113.6377">
            <text:p>113.6377</text:p>
          </table:table-cell>
        </table:table-row>
        <table:table-row table:style-name="ro2">
          <table:table-cell office:value-type="float" office:value="84.1121">
            <text:p>84.1121</text:p>
          </table:table-cell>
          <table:table-cell office:value-type="float" office:value="79.4196">
            <text:p>79.4196</text:p>
          </table:table-cell>
          <table:table-cell office:value-type="float" office:value="64.4787">
            <text:p>64.4787</text:p>
          </table:table-cell>
          <table:table-cell office:value-type="float" office:value="75.403">
            <text:p>75.403</text:p>
          </table:table-cell>
          <table:table-cell office:value-type="float" office:value="99.9711">
            <text:p>99.9711</text:p>
          </table:table-cell>
        </table:table-row>
        <table:table-row table:style-name="ro2">
          <table:table-cell office:value-type="float" office:value="77.9501">
            <text:p>77.9501</text:p>
          </table:table-cell>
          <table:table-cell office:value-type="float" office:value="216.9304">
            <text:p>216.9304</text:p>
          </table:table-cell>
          <table:table-cell office:value-type="float" office:value="52.2909">
            <text:p>52.2909</text:p>
          </table:table-cell>
          <table:table-cell office:value-type="float" office:value="78.9046">
            <text:p>78.9046</text:p>
          </table:table-cell>
          <table:table-cell office:value-type="float" office:value="121.6001">
            <text:p>121.6001</text:p>
          </table:table-cell>
        </table:table-row>
        <table:table-row table:style-name="ro2">
          <table:table-cell office:value-type="float" office:value="93.2688">
            <text:p>93.2688</text:p>
          </table:table-cell>
          <table:table-cell office:value-type="float" office:value="63.6157">
            <text:p>63.6157</text:p>
          </table:table-cell>
          <table:table-cell office:value-type="float" office:value="66.577">
            <text:p>66.577</text:p>
          </table:table-cell>
          <table:table-cell office:value-type="float" office:value="59.982">
            <text:p>59.982</text:p>
          </table:table-cell>
          <table:table-cell office:value-type="float" office:value="78.7996">
            <text:p>78.7996</text:p>
          </table:table-cell>
        </table:table-row>
        <table:table-row table:style-name="ro2">
          <table:table-cell office:value-type="float" office:value="62.2186">
            <text:p>62.2186</text:p>
          </table:table-cell>
          <table:table-cell office:value-type="float" office:value="132.3744">
            <text:p>132.3744</text:p>
          </table:table-cell>
          <table:table-cell office:value-type="float" office:value="73.7753">
            <text:p>73.7753</text:p>
          </table:table-cell>
          <table:table-cell office:value-type="float" office:value="137.5965">
            <text:p>137.5965</text:p>
          </table:table-cell>
          <table:table-cell office:value-type="float" office:value="59.1514">
            <text:p>59.1514</text:p>
          </table:table-cell>
        </table:table-row>
        <table:table-row table:style-name="ro2">
          <table:table-cell office:value-type="float" office:value="84.6676">
            <text:p>84.6676</text:p>
          </table:table-cell>
          <table:table-cell office:value-type="float" office:value="112.599">
            <text:p>112.599</text:p>
          </table:table-cell>
          <table:table-cell office:value-type="float" office:value="63.1293">
            <text:p>63.1293</text:p>
          </table:table-cell>
          <table:table-cell office:value-type="float" office:value="97.8792">
            <text:p>97.8792</text:p>
          </table:table-cell>
          <table:table-cell office:value-type="float" office:value="118.5003">
            <text:p>118.5003</text:p>
          </table:table-cell>
        </table:table-row>
        <table:table-row table:style-name="ro2">
          <table:table-cell office:value-type="float" office:value="68.1429">
            <text:p>68.1429</text:p>
          </table:table-cell>
          <table:table-cell office:value-type="float" office:value="121.6477">
            <text:p>121.6477</text:p>
          </table:table-cell>
          <table:table-cell office:value-type="float" office:value="60.6564">
            <text:p>60.6564</text:p>
          </table:table-cell>
          <table:table-cell office:value-type="float" office:value="60.3404">
            <text:p>60.3404</text:p>
          </table:table-cell>
          <table:table-cell office:value-type="float" office:value="81.7058">
            <text:p>81.7058</text:p>
          </table:table-cell>
        </table:table-row>
        <table:table-row table:style-name="ro2">
          <table:table-cell office:value-type="float" office:value="59.133">
            <text:p>59.133</text:p>
          </table:table-cell>
          <table:table-cell office:value-type="float" office:value="93.5075">
            <text:p>93.5075</text:p>
          </table:table-cell>
          <table:table-cell office:value-type="float" office:value="29.6499">
            <text:p>29.6499</text:p>
          </table:table-cell>
          <table:table-cell office:value-type="float" office:value="94.567">
            <text:p>94.567</text:p>
          </table:table-cell>
          <table:table-cell office:value-type="float" office:value="70.2294">
            <text:p>70.2294</text:p>
          </table:table-cell>
        </table:table-row>
        <table:table-row table:style-name="ro2">
          <table:table-cell office:value-type="float" office:value="74.807">
            <text:p>74.807</text:p>
          </table:table-cell>
          <table:table-cell office:value-type="float" office:value="80.3731">
            <text:p>80.3731</text:p>
          </table:table-cell>
          <table:table-cell office:value-type="float" office:value="53.6229">
            <text:p>53.6229</text:p>
          </table:table-cell>
          <table:table-cell office:value-type="float" office:value="76.5675">
            <text:p>76.5675</text:p>
          </table:table-cell>
          <table:table-cell office:value-type="float" office:value="88.4962">
            <text:p>88.4962</text:p>
          </table:table-cell>
        </table:table-row>
        <table:table-row table:style-name="ro2">
          <table:table-cell office:value-type="float" office:value="79.2755">
            <text:p>79.2755</text:p>
          </table:table-cell>
          <table:table-cell office:value-type="float" office:value="88.9677">
            <text:p>88.9677</text:p>
          </table:table-cell>
          <table:table-cell office:value-type="float" office:value="85.154">
            <text:p>85.154</text:p>
          </table:table-cell>
          <table:table-cell office:value-type="float" office:value="75.4978">
            <text:p>75.4978</text:p>
          </table:table-cell>
          <table:table-cell office:value-type="float" office:value="56.5151">
            <text:p>56.5151</text:p>
          </table:table-cell>
        </table:table-row>
        <table:table-row table:style-name="ro2">
          <table:table-cell office:value-type="float" office:value="58.7929">
            <text:p>58.7929</text:p>
          </table:table-cell>
          <table:table-cell office:value-type="float" office:value="84.9504">
            <text:p>84.9504</text:p>
          </table:table-cell>
          <table:table-cell office:value-type="float" office:value="39.679">
            <text:p>39.679</text:p>
          </table:table-cell>
          <table:table-cell office:value-type="float" office:value="87.976">
            <text:p>87.976</text:p>
          </table:table-cell>
          <table:table-cell office:value-type="float" office:value="68.5274">
            <text:p>68.5274</text:p>
          </table:table-cell>
        </table:table-row>
        <table:table-row table:style-name="ro2">
          <table:table-cell office:value-type="float" office:value="58.3392">
            <text:p>58.3392</text:p>
          </table:table-cell>
          <table:table-cell office:value-type="float" office:value="66.527">
            <text:p>66.527</text:p>
          </table:table-cell>
          <table:table-cell office:value-type="float" office:value="38.5522">
            <text:p>38.5522</text:p>
          </table:table-cell>
          <table:table-cell office:value-type="float" office:value="82.7114">
            <text:p>82.7114</text:p>
          </table:table-cell>
          <table:table-cell office:value-type="float" office:value="93.9996">
            <text:p>93.9996</text:p>
          </table:table-cell>
        </table:table-row>
        <table:table-row table:style-name="ro2">
          <table:table-cell office:value-type="float" office:value="55.8874">
            <text:p>55.8874</text:p>
          </table:table-cell>
          <table:table-cell office:value-type="float" office:value="91.0228">
            <text:p>91.0228</text:p>
          </table:table-cell>
          <table:table-cell office:value-type="float" office:value="87.2992">
            <text:p>87.2992</text:p>
          </table:table-cell>
          <table:table-cell office:value-type="float" office:value="97.265">
            <text:p>97.265</text:p>
          </table:table-cell>
          <table:table-cell office:value-type="float" office:value="107.4737">
            <text:p>107.4737</text:p>
          </table:table-cell>
        </table:table-row>
        <table:table-row table:style-name="ro2">
          <table:table-cell office:value-type="float" office:value="58.1235">
            <text:p>58.1235</text:p>
          </table:table-cell>
          <table:table-cell office:value-type="float" office:value="82.3464">
            <text:p>82.3464</text:p>
          </table:table-cell>
          <table:table-cell office:value-type="float" office:value="121.1364">
            <text:p>121.1364</text:p>
          </table:table-cell>
          <table:table-cell office:value-type="float" office:value="74.0133">
            <text:p>74.0133</text:p>
          </table:table-cell>
          <table:table-cell office:value-type="float" office:value="123.4141">
            <text:p>123.4141</text:p>
          </table:table-cell>
        </table:table-row>
        <table:table-row table:style-name="ro2">
          <table:table-cell office:value-type="float" office:value="71.7986">
            <text:p>71.7986</text:p>
          </table:table-cell>
          <table:table-cell office:value-type="float" office:value="126.172">
            <text:p>126.172</text:p>
          </table:table-cell>
          <table:table-cell office:value-type="float" office:value="108.2003">
            <text:p>108.2003</text:p>
          </table:table-cell>
          <table:table-cell office:value-type="float" office:value="82.291">
            <text:p>82.291</text:p>
          </table:table-cell>
          <table:table-cell office:value-type="float" office:value="108.3639">
            <text:p>108.3639</text:p>
          </table:table-cell>
        </table:table-row>
        <table:table-row table:style-name="ro2">
          <table:table-cell office:value-type="float" office:value="62.4364">
            <text:p>62.4364</text:p>
          </table:table-cell>
          <table:table-cell office:value-type="float" office:value="76.4608">
            <text:p>76.4608</text:p>
          </table:table-cell>
          <table:table-cell office:value-type="float" office:value="67.0871">
            <text:p>67.0871</text:p>
          </table:table-cell>
          <table:table-cell office:value-type="float" office:value="56.1984">
            <text:p>56.1984</text:p>
          </table:table-cell>
          <table:table-cell office:value-type="float" office:value="110.8643">
            <text:p>110.8643</text:p>
          </table:table-cell>
        </table:table-row>
        <table:table-row table:style-name="ro2">
          <table:table-cell office:value-type="float" office:value="59.9013">
            <text:p>59.9013</text:p>
          </table:table-cell>
          <table:table-cell office:value-type="float" office:value="55.2977">
            <text:p>55.2977</text:p>
          </table:table-cell>
          <table:table-cell office:value-type="float" office:value="110.4586">
            <text:p>110.4586</text:p>
          </table:table-cell>
          <table:table-cell office:value-type="float" office:value="21.5771">
            <text:p>21.5771</text:p>
          </table:table-cell>
          <table:table-cell office:value-type="float" office:value="89.1119">
            <text:p>89.1119</text:p>
          </table:table-cell>
        </table:table-row>
        <table:table-row table:style-name="ro2">
          <table:table-cell office:value-type="float" office:value="60.0026">
            <text:p>60.0026</text:p>
          </table:table-cell>
          <table:table-cell office:value-type="float" office:value="105.2781">
            <text:p>105.2781</text:p>
          </table:table-cell>
          <table:table-cell office:value-type="float" office:value="87.8604">
            <text:p>87.8604</text:p>
          </table:table-cell>
          <table:table-cell office:value-type="float" office:value="63.6266">
            <text:p>63.6266</text:p>
          </table:table-cell>
          <table:table-cell office:value-type="float" office:value="88.148">
            <text:p>88.148</text:p>
          </table:table-cell>
        </table:table-row>
        <table:table-row table:style-name="ro2">
          <table:table-cell office:value-type="float" office:value="81.5641">
            <text:p>81.5641</text:p>
          </table:table-cell>
          <table:table-cell office:value-type="float" office:value="62.1958">
            <text:p>62.1958</text:p>
          </table:table-cell>
          <table:table-cell office:value-type="float" office:value="75.3401">
            <text:p>75.3401</text:p>
          </table:table-cell>
          <table:table-cell office:value-type="float" office:value="54.8027">
            <text:p>54.8027</text:p>
          </table:table-cell>
          <table:table-cell office:value-type="float" office:value="132.5363">
            <text:p>132.5363</text:p>
          </table:table-cell>
        </table:table-row>
        <table:table-row table:style-name="ro2">
          <table:table-cell office:value-type="float" office:value="54.6042">
            <text:p>54.6042</text:p>
          </table:table-cell>
          <table:table-cell office:value-type="float" office:value="91.4419">
            <text:p>91.4419</text:p>
          </table:table-cell>
          <table:table-cell office:value-type="float" office:value="106.2447">
            <text:p>106.2447</text:p>
          </table:table-cell>
          <table:table-cell office:value-type="float" office:value="60.1177">
            <text:p>60.1177</text:p>
          </table:table-cell>
          <table:table-cell office:value-type="float" office:value="75.1151">
            <text:p>75.1151</text:p>
          </table:table-cell>
        </table:table-row>
        <table:table-row table:style-name="ro2">
          <table:table-cell office:value-type="float" office:value="58.7785">
            <text:p>58.7785</text:p>
          </table:table-cell>
          <table:table-cell office:value-type="float" office:value="98.6972">
            <text:p>98.6972</text:p>
          </table:table-cell>
          <table:table-cell office:value-type="float" office:value="80.6895">
            <text:p>80.6895</text:p>
          </table:table-cell>
          <table:table-cell office:value-type="float" office:value="43.2677">
            <text:p>43.2677</text:p>
          </table:table-cell>
          <table:table-cell office:value-type="float" office:value="86.5857">
            <text:p>86.5857</text:p>
          </table:table-cell>
        </table:table-row>
        <table:table-row table:style-name="ro2">
          <table:table-cell office:value-type="float" office:value="83.6187">
            <text:p>83.6187</text:p>
          </table:table-cell>
          <table:table-cell office:value-type="float" office:value="98.7934">
            <text:p>98.7934</text:p>
          </table:table-cell>
          <table:table-cell office:value-type="float" office:value="79.5291">
            <text:p>79.5291</text:p>
          </table:table-cell>
          <table:table-cell office:value-type="float" office:value="82.6806">
            <text:p>82.6806</text:p>
          </table:table-cell>
          <table:table-cell office:value-type="float" office:value="42.4048">
            <text:p>42.4048</text:p>
          </table:table-cell>
        </table:table-row>
        <table:table-row table:style-name="ro2">
          <table:table-cell office:value-type="float" office:value="64.4553">
            <text:p>64.4553</text:p>
          </table:table-cell>
          <table:table-cell office:value-type="float" office:value="73.2702">
            <text:p>73.2702</text:p>
          </table:table-cell>
          <table:table-cell office:value-type="float" office:value="88.4228">
            <text:p>88.4228</text:p>
          </table:table-cell>
          <table:table-cell office:value-type="float" office:value="72.5569">
            <text:p>72.5569</text:p>
          </table:table-cell>
          <table:table-cell office:value-type="float" office:value="112.0262">
            <text:p>112.0262</text:p>
          </table:table-cell>
        </table:table-row>
        <table:table-row table:style-name="ro2">
          <table:table-cell office:value-type="float" office:value="63.4352">
            <text:p>63.4352</text:p>
          </table:table-cell>
          <table:table-cell office:value-type="float" office:value="68.4409">
            <text:p>68.4409</text:p>
          </table:table-cell>
          <table:table-cell office:value-type="float" office:value="66.15">
            <text:p>66.15</text:p>
          </table:table-cell>
          <table:table-cell office:value-type="float" office:value="57.0794">
            <text:p>57.0794</text:p>
          </table:table-cell>
          <table:table-cell office:value-type="float" office:value="89.7584">
            <text:p>89.7584</text:p>
          </table:table-cell>
        </table:table-row>
        <table:table-row table:style-name="ro2">
          <table:table-cell office:value-type="float" office:value="72.3706">
            <text:p>72.3706</text:p>
          </table:table-cell>
          <table:table-cell office:value-type="float" office:value="85.457">
            <text:p>85.457</text:p>
          </table:table-cell>
          <table:table-cell office:value-type="float" office:value="70.9068">
            <text:p>70.9068</text:p>
          </table:table-cell>
          <table:table-cell office:value-type="float" office:value="44.1584">
            <text:p>44.1584</text:p>
          </table:table-cell>
          <table:table-cell office:value-type="float" office:value="123.1699">
            <text:p>123.1699</text:p>
          </table:table-cell>
        </table:table-row>
        <table:table-row table:style-name="ro2">
          <table:table-cell office:value-type="float" office:value="70.4908">
            <text:p>70.4908</text:p>
          </table:table-cell>
          <table:table-cell office:value-type="float" office:value="84.6217">
            <text:p>84.6217</text:p>
          </table:table-cell>
          <table:table-cell office:value-type="float" office:value="54.8405">
            <text:p>54.8405</text:p>
          </table:table-cell>
          <table:table-cell office:value-type="float" office:value="83.5652">
            <text:p>83.5652</text:p>
          </table:table-cell>
          <table:table-cell office:value-type="float" office:value="128.7621">
            <text:p>128.7621</text:p>
          </table:table-cell>
        </table:table-row>
        <table:table-row table:style-name="ro2">
          <table:table-cell office:value-type="float" office:value="103.4482">
            <text:p>103.4482</text:p>
          </table:table-cell>
          <table:table-cell office:value-type="float" office:value="65.8435">
            <text:p>65.8435</text:p>
          </table:table-cell>
          <table:table-cell office:value-type="float" office:value="79.4739">
            <text:p>79.4739</text:p>
          </table:table-cell>
          <table:table-cell office:value-type="float" office:value="64.3313">
            <text:p>64.3313</text:p>
          </table:table-cell>
          <table:table-cell office:value-type="float" office:value="77.2303">
            <text:p>77.2303</text:p>
          </table:table-cell>
        </table:table-row>
        <table:table-row table:style-name="ro2">
          <table:table-cell office:value-type="float" office:value="73.2939">
            <text:p>73.2939</text:p>
          </table:table-cell>
          <table:table-cell office:value-type="float" office:value="91.7304">
            <text:p>91.7304</text:p>
          </table:table-cell>
          <table:table-cell office:value-type="float" office:value="82.2864">
            <text:p>82.2864</text:p>
          </table:table-cell>
          <table:table-cell office:value-type="float" office:value="53.3779">
            <text:p>53.3779</text:p>
          </table:table-cell>
          <table:table-cell office:value-type="float" office:value="87.2478">
            <text:p>87.2478</text:p>
          </table:table-cell>
        </table:table-row>
        <table:table-row table:style-name="ro2">
          <table:table-cell office:value-type="float" office:value="75.7444">
            <text:p>75.7444</text:p>
          </table:table-cell>
          <table:table-cell office:value-type="float" office:value="80.5962">
            <text:p>80.5962</text:p>
          </table:table-cell>
          <table:table-cell office:value-type="float" office:value="40.283">
            <text:p>40.283</text:p>
          </table:table-cell>
          <table:table-cell office:value-type="float" office:value="57.4235">
            <text:p>57.4235</text:p>
          </table:table-cell>
          <table:table-cell office:value-type="float" office:value="88.8271">
            <text:p>88.8271</text:p>
          </table:table-cell>
        </table:table-row>
        <table:table-row table:style-name="ro2">
          <table:table-cell office:value-type="float" office:value="59.3059">
            <text:p>59.3059</text:p>
          </table:table-cell>
          <table:table-cell office:value-type="float" office:value="82.5396">
            <text:p>82.5396</text:p>
          </table:table-cell>
          <table:table-cell office:value-type="float" office:value="73.6907">
            <text:p>73.6907</text:p>
          </table:table-cell>
          <table:table-cell office:value-type="float" office:value="63.4701">
            <text:p>63.4701</text:p>
          </table:table-cell>
          <table:table-cell office:value-type="float" office:value="89.1945">
            <text:p>89.1945</text:p>
          </table:table-cell>
        </table:table-row>
        <table:table-row table:style-name="ro2">
          <table:table-cell office:value-type="float" office:value="53.8674">
            <text:p>53.8674</text:p>
          </table:table-cell>
          <table:table-cell office:value-type="float" office:value="68.8968">
            <text:p>68.8968</text:p>
          </table:table-cell>
          <table:table-cell office:value-type="float" office:value="78.2641">
            <text:p>78.2641</text:p>
          </table:table-cell>
          <table:table-cell office:value-type="float" office:value="85.2011">
            <text:p>85.2011</text:p>
          </table:table-cell>
          <table:table-cell office:value-type="float" office:value="100.653">
            <text:p>100.653</text:p>
          </table:table-cell>
        </table:table-row>
        <table:table-row table:style-name="ro2">
          <table:table-cell office:value-type="float" office:value="95.3114">
            <text:p>95.3114</text:p>
          </table:table-cell>
          <table:table-cell office:value-type="float" office:value="79.2555">
            <text:p>79.2555</text:p>
          </table:table-cell>
          <table:table-cell office:value-type="float" office:value="66.6466">
            <text:p>66.6466</text:p>
          </table:table-cell>
          <table:table-cell office:value-type="float" office:value="79.0788">
            <text:p>79.0788</text:p>
          </table:table-cell>
          <table:table-cell office:value-type="float" office:value="62.1828">
            <text:p>62.1828</text:p>
          </table:table-cell>
        </table:table-row>
        <table:table-row table:style-name="ro2">
          <table:table-cell office:value-type="float" office:value="55.3509">
            <text:p>55.3509</text:p>
          </table:table-cell>
          <table:table-cell office:value-type="float" office:value="23.555">
            <text:p>23.555</text:p>
          </table:table-cell>
          <table:table-cell office:value-type="float" office:value="57.7214">
            <text:p>57.7214</text:p>
          </table:table-cell>
          <table:table-cell office:value-type="float" office:value="77.8409">
            <text:p>77.8409</text:p>
          </table:table-cell>
          <table:table-cell office:value-type="float" office:value="115.5554">
            <text:p>115.5554</text:p>
          </table:table-cell>
        </table:table-row>
        <table:table-row table:style-name="ro2">
          <table:table-cell office:value-type="float" office:value="77.4691">
            <text:p>77.4691</text:p>
          </table:table-cell>
          <table:table-cell office:value-type="float" office:value="102.9891">
            <text:p>102.9891</text:p>
          </table:table-cell>
          <table:table-cell office:value-type="float" office:value="51.009">
            <text:p>51.009</text:p>
          </table:table-cell>
          <table:table-cell office:value-type="float" office:value="52.6024">
            <text:p>52.6024</text:p>
          </table:table-cell>
          <table:table-cell office:value-type="float" office:value="75.1702">
            <text:p>75.1702</text:p>
          </table:table-cell>
        </table:table-row>
        <table:table-row table:style-name="ro2">
          <table:table-cell office:value-type="float" office:value="66.9145">
            <text:p>66.9145</text:p>
          </table:table-cell>
          <table:table-cell office:value-type="float" office:value="132.3953">
            <text:p>132.3953</text:p>
          </table:table-cell>
          <table:table-cell office:value-type="float" office:value="45.9332">
            <text:p>45.9332</text:p>
          </table:table-cell>
          <table:table-cell office:value-type="float" office:value="61.8598">
            <text:p>61.8598</text:p>
          </table:table-cell>
          <table:table-cell office:value-type="float" office:value="107.3468">
            <text:p>107.3468</text:p>
          </table:table-cell>
        </table:table-row>
        <table:table-row table:style-name="ro2">
          <table:table-cell office:value-type="float" office:value="79.5796">
            <text:p>79.5796</text:p>
          </table:table-cell>
          <table:table-cell office:value-type="float" office:value="102.8864">
            <text:p>102.8864</text:p>
          </table:table-cell>
          <table:table-cell office:value-type="float" office:value="67.3976">
            <text:p>67.3976</text:p>
          </table:table-cell>
          <table:table-cell office:value-type="float" office:value="35.5849">
            <text:p>35.5849</text:p>
          </table:table-cell>
          <table:table-cell office:value-type="float" office:value="72.1655">
            <text:p>72.1655</text:p>
          </table:table-cell>
        </table:table-row>
        <table:table-row table:style-name="ro2">
          <table:table-cell office:value-type="float" office:value="75.083">
            <text:p>75.083</text:p>
          </table:table-cell>
          <table:table-cell office:value-type="float" office:value="58.2837">
            <text:p>58.2837</text:p>
          </table:table-cell>
          <table:table-cell office:value-type="float" office:value="57.8316">
            <text:p>57.8316</text:p>
          </table:table-cell>
          <table:table-cell office:value-type="float" office:value="71.4741">
            <text:p>71.4741</text:p>
          </table:table-cell>
          <table:table-cell office:value-type="float" office:value="17.7572">
            <text:p>17.7572</text:p>
          </table:table-cell>
        </table:table-row>
        <table:table-row table:style-name="ro2">
          <table:table-cell office:value-type="float" office:value="73.0889">
            <text:p>73.0889</text:p>
          </table:table-cell>
          <table:table-cell office:value-type="float" office:value="64.6403">
            <text:p>64.6403</text:p>
          </table:table-cell>
          <table:table-cell office:value-type="float" office:value="84.5055">
            <text:p>84.5055</text:p>
          </table:table-cell>
          <table:table-cell office:value-type="float" office:value="22.7244">
            <text:p>22.7244</text:p>
          </table:table-cell>
          <table:table-cell office:value-type="float" office:value="61.7935">
            <text:p>61.7935</text:p>
          </table:table-cell>
        </table:table-row>
        <table:table-row table:style-name="ro2">
          <table:table-cell office:value-type="float" office:value="84.3467">
            <text:p>84.3467</text:p>
          </table:table-cell>
          <table:table-cell office:value-type="float" office:value="88.7983">
            <text:p>88.7983</text:p>
          </table:table-cell>
          <table:table-cell office:value-type="float" office:value="72.8589">
            <text:p>72.8589</text:p>
          </table:table-cell>
          <table:table-cell office:value-type="float" office:value="20.7913">
            <text:p>20.7913</text:p>
          </table:table-cell>
          <table:table-cell office:value-type="float" office:value="77.0898">
            <text:p>77.0898</text:p>
          </table:table-cell>
        </table:table-row>
        <table:table-row table:style-name="ro2">
          <table:table-cell office:value-type="float" office:value="73.8319">
            <text:p>73.8319</text:p>
          </table:table-cell>
          <table:table-cell office:value-type="float" office:value="92.2036">
            <text:p>92.2036</text:p>
          </table:table-cell>
          <table:table-cell office:value-type="float" office:value="100.2324">
            <text:p>100.2324</text:p>
          </table:table-cell>
          <table:table-cell office:value-type="float" office:value="25.5409">
            <text:p>25.5409</text:p>
          </table:table-cell>
          <table:table-cell office:value-type="float" office:value="68.1796">
            <text:p>68.1796</text:p>
          </table:table-cell>
        </table:table-row>
        <table:table-row table:style-name="ro2">
          <table:table-cell office:value-type="float" office:value="84.2387">
            <text:p>84.2387</text:p>
          </table:table-cell>
          <table:table-cell office:value-type="float" office:value="66.921">
            <text:p>66.921</text:p>
          </table:table-cell>
          <table:table-cell office:value-type="float" office:value="60.2202">
            <text:p>60.2202</text:p>
          </table:table-cell>
          <table:table-cell office:value-type="float" office:value="18.619">
            <text:p>18.619</text:p>
          </table:table-cell>
          <table:table-cell office:value-type="float" office:value="49.605">
            <text:p>49.605</text:p>
          </table:table-cell>
        </table:table-row>
        <table:table-row table:style-name="ro2">
          <table:table-cell office:value-type="float" office:value="69.4661">
            <text:p>69.4661</text:p>
          </table:table-cell>
          <table:table-cell office:value-type="float" office:value="62.2045">
            <text:p>62.2045</text:p>
          </table:table-cell>
          <table:table-cell office:value-type="float" office:value="77.0026">
            <text:p>77.0026</text:p>
          </table:table-cell>
          <table:table-cell office:value-type="float" office:value="20.3733">
            <text:p>20.3733</text:p>
          </table:table-cell>
          <table:table-cell office:value-type="float" office:value="55.8554">
            <text:p>55.8554</text:p>
          </table:table-cell>
        </table:table-row>
        <table:table-row table:style-name="ro2">
          <table:table-cell office:value-type="float" office:value="90.6762">
            <text:p>90.6762</text:p>
          </table:table-cell>
          <table:table-cell office:value-type="float" office:value="105.0977">
            <text:p>105.0977</text:p>
          </table:table-cell>
          <table:table-cell office:value-type="float" office:value="64.8725">
            <text:p>64.8725</text:p>
          </table:table-cell>
          <table:table-cell office:value-type="float" office:value="44.2337">
            <text:p>44.2337</text:p>
          </table:table-cell>
          <table:table-cell office:value-type="float" office:value="72.4559">
            <text:p>72.4559</text:p>
          </table:table-cell>
        </table:table-row>
        <table:table-row table:style-name="ro2">
          <table:table-cell office:value-type="float" office:value="75.8195">
            <text:p>75.8195</text:p>
          </table:table-cell>
          <table:table-cell office:value-type="float" office:value="80.4144">
            <text:p>80.4144</text:p>
          </table:table-cell>
          <table:table-cell office:value-type="float" office:value="53.2668">
            <text:p>53.2668</text:p>
          </table:table-cell>
          <table:table-cell office:value-type="float" office:value="22.7943">
            <text:p>22.7943</text:p>
          </table:table-cell>
          <table:table-cell office:value-type="float" office:value="96.4071">
            <text:p>96.4071</text:p>
          </table:table-cell>
        </table:table-row>
        <table:table-row table:style-name="ro2">
          <table:table-cell office:value-type="float" office:value="63.838">
            <text:p>63.838</text:p>
          </table:table-cell>
          <table:table-cell office:value-type="float" office:value="63.9822">
            <text:p>63.9822</text:p>
          </table:table-cell>
          <table:table-cell office:value-type="float" office:value="69.0326">
            <text:p>69.0326</text:p>
          </table:table-cell>
          <table:table-cell office:value-type="float" office:value="23.1645">
            <text:p>23.1645</text:p>
          </table:table-cell>
          <table:table-cell office:value-type="float" office:value="64.5077">
            <text:p>64.5077</text:p>
          </table:table-cell>
        </table:table-row>
        <table:table-row table:style-name="ro2">
          <table:table-cell office:value-type="float" office:value="94.9228">
            <text:p>94.9228</text:p>
          </table:table-cell>
          <table:table-cell office:value-type="float" office:value="56.8611">
            <text:p>56.8611</text:p>
          </table:table-cell>
          <table:table-cell office:value-type="float" office:value="61.0019">
            <text:p>61.0019</text:p>
          </table:table-cell>
          <table:table-cell office:value-type="float" office:value="25.8162">
            <text:p>25.8162</text:p>
          </table:table-cell>
          <table:table-cell office:value-type="float" office:value="51.9256">
            <text:p>51.9256</text:p>
          </table:table-cell>
        </table:table-row>
        <table:table-row table:style-name="ro2">
          <table:table-cell office:value-type="float" office:value="66.2251">
            <text:p>66.2251</text:p>
          </table:table-cell>
          <table:table-cell office:value-type="float" office:value="80.6757">
            <text:p>80.6757</text:p>
          </table:table-cell>
          <table:table-cell office:value-type="float" office:value="52.7996">
            <text:p>52.7996</text:p>
          </table:table-cell>
          <table:table-cell office:value-type="float" office:value="22.2095">
            <text:p>22.2095</text:p>
          </table:table-cell>
          <table:table-cell office:value-type="float" office:value="70.554">
            <text:p>70.554</text:p>
          </table:table-cell>
        </table:table-row>
        <table:table-row table:style-name="ro2">
          <table:table-cell office:value-type="float" office:value="106.0775">
            <text:p>106.0775</text:p>
          </table:table-cell>
          <table:table-cell office:value-type="float" office:value="27.4017">
            <text:p>27.4017</text:p>
          </table:table-cell>
          <table:table-cell office:value-type="float" office:value="88.5361">
            <text:p>88.5361</text:p>
          </table:table-cell>
          <table:table-cell office:value-type="float" office:value="32.1781">
            <text:p>32.1781</text:p>
          </table:table-cell>
          <table:table-cell office:value-type="float" office:value="160.1865">
            <text:p>160.1865</text:p>
          </table:table-cell>
        </table:table-row>
        <table:table-row table:style-name="ro2">
          <table:table-cell office:value-type="float" office:value="78.6601">
            <text:p>78.6601</text:p>
          </table:table-cell>
          <table:table-cell office:value-type="float" office:value="44.7772">
            <text:p>44.7772</text:p>
          </table:table-cell>
          <table:table-cell office:value-type="float" office:value="32.3192">
            <text:p>32.3192</text:p>
          </table:table-cell>
          <table:table-cell office:value-type="float" office:value="21.2751">
            <text:p>21.2751</text:p>
          </table:table-cell>
          <table:table-cell office:value-type="float" office:value="55.5118">
            <text:p>55.5118</text:p>
          </table:table-cell>
        </table:table-row>
        <table:table-row table:style-name="ro2">
          <table:table-cell office:value-type="float" office:value="32.2249">
            <text:p>32.2249</text:p>
          </table:table-cell>
          <table:table-cell office:value-type="float" office:value="89.7338">
            <text:p>89.7338</text:p>
          </table:table-cell>
          <table:table-cell office:value-type="float" office:value="59.7958">
            <text:p>59.7958</text:p>
          </table:table-cell>
          <table:table-cell office:value-type="float" office:value="33.1428">
            <text:p>33.1428</text:p>
          </table:table-cell>
          <table:table-cell office:value-type="float" office:value="65.0898">
            <text:p>65.0898</text:p>
          </table:table-cell>
        </table:table-row>
        <table:table-row table:style-name="ro2">
          <table:table-cell office:value-type="float" office:value="69.5697">
            <text:p>69.5697</text:p>
          </table:table-cell>
          <table:table-cell office:value-type="float" office:value="70.991">
            <text:p>70.991</text:p>
          </table:table-cell>
          <table:table-cell office:value-type="float" office:value="44.2925">
            <text:p>44.2925</text:p>
          </table:table-cell>
          <table:table-cell office:value-type="float" office:value="43.8679">
            <text:p>43.8679</text:p>
          </table:table-cell>
          <table:table-cell office:value-type="float" office:value="66.665">
            <text:p>66.665</text:p>
          </table:table-cell>
        </table:table-row>
        <table:table-row table:style-name="ro2">
          <table:table-cell office:value-type="float" office:value="96.0811">
            <text:p>96.0811</text:p>
          </table:table-cell>
          <table:table-cell office:value-type="float" office:value="60.7427">
            <text:p>60.7427</text:p>
          </table:table-cell>
          <table:table-cell office:value-type="float" office:value="55.5359">
            <text:p>55.5359</text:p>
          </table:table-cell>
          <table:table-cell office:value-type="float" office:value="30.4446">
            <text:p>30.4446</text:p>
          </table:table-cell>
          <table:table-cell office:value-type="float" office:value="78.4848">
            <text:p>78.4848</text:p>
          </table:table-cell>
        </table:table-row>
        <table:table-row table:style-name="ro2">
          <table:table-cell office:value-type="float" office:value="72.3608">
            <text:p>72.3608</text:p>
          </table:table-cell>
          <table:table-cell office:value-type="float" office:value="63.7647">
            <text:p>63.7647</text:p>
          </table:table-cell>
          <table:table-cell office:value-type="float" office:value="83.336">
            <text:p>83.336</text:p>
          </table:table-cell>
          <table:table-cell office:value-type="float" office:value="28.7821">
            <text:p>28.7821</text:p>
          </table:table-cell>
          <table:table-cell office:value-type="float" office:value="85.3977">
            <text:p>85.3977</text:p>
          </table:table-cell>
        </table:table-row>
        <table:table-row table:style-name="ro2">
          <table:table-cell office:value-type="float" office:value="51.0701">
            <text:p>51.0701</text:p>
          </table:table-cell>
          <table:table-cell office:value-type="float" office:value="59.8304">
            <text:p>59.8304</text:p>
          </table:table-cell>
          <table:table-cell office:value-type="float" office:value="68.9745">
            <text:p>68.9745</text:p>
          </table:table-cell>
          <table:table-cell office:value-type="float" office:value="34.831">
            <text:p>34.831</text:p>
          </table:table-cell>
          <table:table-cell office:value-type="float" office:value="51.1617">
            <text:p>51.1617</text:p>
          </table:table-cell>
        </table:table-row>
        <table:table-row table:style-name="ro2">
          <table:table-cell office:value-type="float" office:value="76.2758">
            <text:p>76.2758</text:p>
          </table:table-cell>
          <table:table-cell office:value-type="float" office:value="79.2215">
            <text:p>79.2215</text:p>
          </table:table-cell>
          <table:table-cell office:value-type="float" office:value="117.3179">
            <text:p>117.3179</text:p>
          </table:table-cell>
          <table:table-cell office:value-type="float" office:value="31.5245">
            <text:p>31.5245</text:p>
          </table:table-cell>
          <table:table-cell office:value-type="float" office:value="177.5099">
            <text:p>177.5099</text:p>
          </table:table-cell>
        </table:table-row>
        <table:table-row table:style-name="ro2">
          <table:table-cell office:value-type="float" office:value="68.4576">
            <text:p>68.4576</text:p>
          </table:table-cell>
          <table:table-cell office:value-type="float" office:value="66.9192">
            <text:p>66.9192</text:p>
          </table:table-cell>
          <table:table-cell office:value-type="float" office:value="119.2291">
            <text:p>119.2291</text:p>
          </table:table-cell>
          <table:table-cell office:value-type="float" office:value="22.3354">
            <text:p>22.3354</text:p>
          </table:table-cell>
          <table:table-cell office:value-type="float" office:value="66.426">
            <text:p>66.426</text:p>
          </table:table-cell>
        </table:table-row>
        <table:table-row table:style-name="ro2">
          <table:table-cell office:value-type="float" office:value="28.3671">
            <text:p>28.3671</text:p>
          </table:table-cell>
          <table:table-cell office:value-type="float" office:value="79.255">
            <text:p>79.255</text:p>
          </table:table-cell>
          <table:table-cell office:value-type="float" office:value="35.8195">
            <text:p>35.8195</text:p>
          </table:table-cell>
          <table:table-cell office:value-type="float" office:value="41.9337">
            <text:p>41.9337</text:p>
          </table:table-cell>
          <table:table-cell office:value-type="float" office:value="68.7212">
            <text:p>68.7212</text:p>
          </table:table-cell>
        </table:table-row>
        <table:table-row table:style-name="ro2">
          <table:table-cell office:value-type="float" office:value="27.7049">
            <text:p>27.7049</text:p>
          </table:table-cell>
          <table:table-cell office:value-type="float" office:value="80.9615">
            <text:p>80.9615</text:p>
          </table:table-cell>
          <table:table-cell office:value-type="float" office:value="89.3607">
            <text:p>89.3607</text:p>
          </table:table-cell>
          <table:table-cell office:value-type="float" office:value="25.8987">
            <text:p>25.8987</text:p>
          </table:table-cell>
          <table:table-cell office:value-type="float" office:value="125.6268">
            <text:p>125.6268</text:p>
          </table:table-cell>
        </table:table-row>
        <table:table-row table:style-name="ro2">
          <table:table-cell office:value-type="float" office:value="75.0911">
            <text:p>75.0911</text:p>
          </table:table-cell>
          <table:table-cell office:value-type="float" office:value="70.8532">
            <text:p>70.8532</text:p>
          </table:table-cell>
          <table:table-cell office:value-type="float" office:value="84.7366">
            <text:p>84.7366</text:p>
          </table:table-cell>
          <table:table-cell office:value-type="float" office:value="24.2519">
            <text:p>24.2519</text:p>
          </table:table-cell>
          <table:table-cell office:value-type="float" office:value="95.6101">
            <text:p>95.6101</text:p>
          </table:table-cell>
        </table:table-row>
        <table:table-row table:style-name="ro2">
          <table:table-cell office:value-type="float" office:value="69.551">
            <text:p>69.551</text:p>
          </table:table-cell>
          <table:table-cell office:value-type="float" office:value="55.5266">
            <text:p>55.5266</text:p>
          </table:table-cell>
          <table:table-cell office:value-type="float" office:value="57.3206">
            <text:p>57.3206</text:p>
          </table:table-cell>
          <table:table-cell office:value-type="float" office:value="26.9354">
            <text:p>26.9354</text:p>
          </table:table-cell>
          <table:table-cell office:value-type="float" office:value="152.329">
            <text:p>152.329</text:p>
          </table:table-cell>
        </table:table-row>
        <table:table-row table:style-name="ro2">
          <table:table-cell office:value-type="float" office:value="87.5934">
            <text:p>87.5934</text:p>
          </table:table-cell>
          <table:table-cell office:value-type="float" office:value="51.1918">
            <text:p>51.1918</text:p>
          </table:table-cell>
          <table:table-cell office:value-type="float" office:value="26.5345">
            <text:p>26.5345</text:p>
          </table:table-cell>
          <table:table-cell office:value-type="float" office:value="37.9252">
            <text:p>37.9252</text:p>
          </table:table-cell>
          <table:table-cell office:value-type="float" office:value="132.2652">
            <text:p>132.2652</text:p>
          </table:table-cell>
        </table:table-row>
        <table:table-row table:style-name="ro2">
          <table:table-cell office:value-type="float" office:value="80.8681">
            <text:p>80.8681</text:p>
          </table:table-cell>
          <table:table-cell office:value-type="float" office:value="60.2564">
            <text:p>60.2564</text:p>
          </table:table-cell>
          <table:table-cell office:value-type="float" office:value="63.0956">
            <text:p>63.0956</text:p>
          </table:table-cell>
          <table:table-cell office:value-type="float" office:value="26.9205">
            <text:p>26.9205</text:p>
          </table:table-cell>
          <table:table-cell office:value-type="float" office:value="129.5711">
            <text:p>129.5711</text:p>
          </table:table-cell>
        </table:table-row>
        <table:table-row table:style-name="ro2">
          <table:table-cell office:value-type="float" office:value="61.2316">
            <text:p>61.2316</text:p>
          </table:table-cell>
          <table:table-cell office:value-type="float" office:value="106.3303">
            <text:p>106.3303</text:p>
          </table:table-cell>
          <table:table-cell office:value-type="float" office:value="81.6811">
            <text:p>81.6811</text:p>
          </table:table-cell>
          <table:table-cell office:value-type="float" office:value="24.3095">
            <text:p>24.3095</text:p>
          </table:table-cell>
          <table:table-cell office:value-type="float" office:value="103.3886">
            <text:p>103.3886</text:p>
          </table:table-cell>
        </table:table-row>
        <table:table-row table:style-name="ro2">
          <table:table-cell office:value-type="float" office:value="64.83">
            <text:p>64.83</text:p>
          </table:table-cell>
          <table:table-cell office:value-type="float" office:value="63.772">
            <text:p>63.772</text:p>
          </table:table-cell>
          <table:table-cell office:value-type="float" office:value="51.2631">
            <text:p>51.2631</text:p>
          </table:table-cell>
          <table:table-cell office:value-type="float" office:value="21.2496">
            <text:p>21.2496</text:p>
          </table:table-cell>
          <table:table-cell office:value-type="float" office:value="132.5256">
            <text:p>132.5256</text:p>
          </table:table-cell>
        </table:table-row>
        <table:table-row table:style-name="ro2">
          <table:table-cell office:value-type="float" office:value="82.3715">
            <text:p>82.3715</text:p>
          </table:table-cell>
          <table:table-cell office:value-type="float" office:value="109.9898">
            <text:p>109.9898</text:p>
          </table:table-cell>
          <table:table-cell office:value-type="float" office:value="60.8271">
            <text:p>60.8271</text:p>
          </table:table-cell>
          <table:table-cell office:value-type="float" office:value="29.0872">
            <text:p>29.0872</text:p>
          </table:table-cell>
          <table:table-cell office:value-type="float" office:value="97.2457">
            <text:p>97.2457</text:p>
          </table:table-cell>
        </table:table-row>
        <table:table-row table:style-name="ro2">
          <table:table-cell office:value-type="float" office:value="60.6494">
            <text:p>60.6494</text:p>
          </table:table-cell>
          <table:table-cell office:value-type="float" office:value="102.7813">
            <text:p>102.7813</text:p>
          </table:table-cell>
          <table:table-cell office:value-type="float" office:value="81.3003">
            <text:p>81.3003</text:p>
          </table:table-cell>
          <table:table-cell office:value-type="float" office:value="22.0506">
            <text:p>22.0506</text:p>
          </table:table-cell>
          <table:table-cell office:value-type="float" office:value="80.8472">
            <text:p>80.8472</text:p>
          </table:table-cell>
        </table:table-row>
        <table:table-row table:style-name="ro2">
          <table:table-cell office:value-type="float" office:value="87.5677">
            <text:p>87.5677</text:p>
          </table:table-cell>
          <table:table-cell office:value-type="float" office:value="98.5036">
            <text:p>98.5036</text:p>
          </table:table-cell>
          <table:table-cell office:value-type="float" office:value="105.0669">
            <text:p>105.0669</text:p>
          </table:table-cell>
          <table:table-cell office:value-type="float" office:value="24.6075">
            <text:p>24.6075</text:p>
          </table:table-cell>
          <table:table-cell office:value-type="float" office:value="103.4318">
            <text:p>103.4318</text:p>
          </table:table-cell>
        </table:table-row>
        <table:table-row table:style-name="ro2">
          <table:table-cell office:value-type="float" office:value="95.6502">
            <text:p>95.6502</text:p>
          </table:table-cell>
          <table:table-cell office:value-type="float" office:value="74.68">
            <text:p>74.68</text:p>
          </table:table-cell>
          <table:table-cell office:value-type="float" office:value="36.779">
            <text:p>36.779</text:p>
          </table:table-cell>
          <table:table-cell office:value-type="float" office:value="20.2091">
            <text:p>20.2091</text:p>
          </table:table-cell>
          <table:table-cell office:value-type="float" office:value="82.1985">
            <text:p>82.1985</text:p>
          </table:table-cell>
        </table:table-row>
        <table:table-row table:style-name="ro2">
          <table:table-cell office:value-type="float" office:value="70.948">
            <text:p>70.948</text:p>
          </table:table-cell>
          <table:table-cell office:value-type="float" office:value="77.411">
            <text:p>77.411</text:p>
          </table:table-cell>
          <table:table-cell office:value-type="float" office:value="66.275">
            <text:p>66.275</text:p>
          </table:table-cell>
          <table:table-cell office:value-type="float" office:value="17.3188">
            <text:p>17.3188</text:p>
          </table:table-cell>
          <table:table-cell office:value-type="float" office:value="96.3019">
            <text:p>96.3019</text:p>
          </table:table-cell>
        </table:table-row>
        <table:table-row table:style-name="ro2">
          <table:table-cell office:value-type="float" office:value="90.4995">
            <text:p>90.4995</text:p>
          </table:table-cell>
          <table:table-cell office:value-type="float" office:value="83.8211">
            <text:p>83.8211</text:p>
          </table:table-cell>
          <table:table-cell office:value-type="float" office:value="63.542">
            <text:p>63.542</text:p>
          </table:table-cell>
          <table:table-cell office:value-type="float" office:value="20.9205">
            <text:p>20.9205</text:p>
          </table:table-cell>
          <table:table-cell office:value-type="float" office:value="111.1397">
            <text:p>111.1397</text:p>
          </table:table-cell>
        </table:table-row>
        <table:table-row table:style-name="ro2">
          <table:table-cell office:value-type="float" office:value="85.6614">
            <text:p>85.6614</text:p>
          </table:table-cell>
          <table:table-cell office:value-type="float" office:value="100.6051">
            <text:p>100.6051</text:p>
          </table:table-cell>
          <table:table-cell office:value-type="float" office:value="110.1675">
            <text:p>110.1675</text:p>
          </table:table-cell>
          <table:table-cell office:value-type="float" office:value="23.6034">
            <text:p>23.6034</text:p>
          </table:table-cell>
          <table:table-cell office:value-type="float" office:value="81.948">
            <text:p>81.948</text:p>
          </table:table-cell>
        </table:table-row>
        <table:table-row table:style-name="ro2">
          <table:table-cell office:value-type="float" office:value="98.6892">
            <text:p>98.6892</text:p>
          </table:table-cell>
          <table:table-cell office:value-type="float" office:value="102.5224">
            <text:p>102.5224</text:p>
          </table:table-cell>
          <table:table-cell office:value-type="float" office:value="28.5951">
            <text:p>28.5951</text:p>
          </table:table-cell>
          <table:table-cell office:value-type="float" office:value="24.5112">
            <text:p>24.5112</text:p>
          </table:table-cell>
          <table:table-cell office:value-type="float" office:value="79.5803">
            <text:p>79.5803</text:p>
          </table:table-cell>
        </table:table-row>
        <table:table-row table:style-name="ro2">
          <table:table-cell office:value-type="float" office:value="81.6309">
            <text:p>81.6309</text:p>
          </table:table-cell>
          <table:table-cell office:value-type="float" office:value="57.9258">
            <text:p>57.9258</text:p>
          </table:table-cell>
          <table:table-cell office:value-type="float" office:value="102.6816">
            <text:p>102.6816</text:p>
          </table:table-cell>
          <table:table-cell office:value-type="float" office:value="18.6848">
            <text:p>18.6848</text:p>
          </table:table-cell>
          <table:table-cell office:value-type="float" office:value="97.0442">
            <text:p>97.0442</text:p>
          </table:table-cell>
        </table:table-row>
        <table:table-row table:style-name="ro2">
          <table:table-cell office:value-type="float" office:value="81.2156">
            <text:p>81.2156</text:p>
          </table:table-cell>
          <table:table-cell office:value-type="float" office:value="83.6351">
            <text:p>83.6351</text:p>
          </table:table-cell>
          <table:table-cell office:value-type="float" office:value="62.5197">
            <text:p>62.5197</text:p>
          </table:table-cell>
          <table:table-cell office:value-type="float" office:value="27.9906">
            <text:p>27.9906</text:p>
          </table:table-cell>
          <table:table-cell office:value-type="float" office:value="67.6749">
            <text:p>67.6749</text:p>
          </table:table-cell>
        </table:table-row>
        <table:table-row table:style-name="ro2">
          <table:table-cell office:value-type="float" office:value="74.1669">
            <text:p>74.1669</text:p>
          </table:table-cell>
          <table:table-cell office:value-type="float" office:value="105.8761">
            <text:p>105.8761</text:p>
          </table:table-cell>
          <table:table-cell office:value-type="float" office:value="66.2871">
            <text:p>66.2871</text:p>
          </table:table-cell>
          <table:table-cell office:value-type="float" office:value="28.5114">
            <text:p>28.5114</text:p>
          </table:table-cell>
          <table:table-cell office:value-type="float" office:value="117.3788">
            <text:p>117.3788</text:p>
          </table:table-cell>
        </table:table-row>
        <table:table-row table:style-name="ro2">
          <table:table-cell office:value-type="float" office:value="86.0306">
            <text:p>86.0306</text:p>
          </table:table-cell>
          <table:table-cell office:value-type="float" office:value="76.7612">
            <text:p>76.7612</text:p>
          </table:table-cell>
          <table:table-cell office:value-type="float" office:value="87.6854">
            <text:p>87.6854</text:p>
          </table:table-cell>
          <table:table-cell office:value-type="float" office:value="41.274">
            <text:p>41.274</text:p>
          </table:table-cell>
          <table:table-cell office:value-type="float" office:value="86.1104">
            <text:p>86.1104</text:p>
          </table:table-cell>
        </table:table-row>
        <table:table-row table:style-name="ro2">
          <table:table-cell office:value-type="float" office:value="63.9722">
            <text:p>63.9722</text:p>
          </table:table-cell>
          <table:table-cell office:value-type="float" office:value="86.1234">
            <text:p>86.1234</text:p>
          </table:table-cell>
          <table:table-cell office:value-type="float" office:value="112.6863">
            <text:p>112.6863</text:p>
          </table:table-cell>
          <table:table-cell office:value-type="float" office:value="22.4">
            <text:p>22.4</text:p>
          </table:table-cell>
          <table:table-cell office:value-type="float" office:value="118.3061">
            <text:p>118.3061</text:p>
          </table:table-cell>
        </table:table-row>
        <table:table-row table:style-name="ro2">
          <table:table-cell office:value-type="float" office:value="68.6928">
            <text:p>68.6928</text:p>
          </table:table-cell>
          <table:table-cell office:value-type="float" office:value="70.1822">
            <text:p>70.1822</text:p>
          </table:table-cell>
          <table:table-cell office:value-type="float" office:value="47.9643">
            <text:p>47.9643</text:p>
          </table:table-cell>
          <table:table-cell office:value-type="float" office:value="81.9201">
            <text:p>81.9201</text:p>
          </table:table-cell>
          <table:table-cell office:value-type="float" office:value="93.5964">
            <text:p>93.5964</text:p>
          </table:table-cell>
        </table:table-row>
        <table:table-row table:style-name="ro2">
          <table:table-cell office:value-type="float" office:value="86.5564">
            <text:p>86.5564</text:p>
          </table:table-cell>
          <table:table-cell office:value-type="float" office:value="105.705">
            <text:p>105.705</text:p>
          </table:table-cell>
          <table:table-cell office:value-type="float" office:value="42.8094">
            <text:p>42.8094</text:p>
          </table:table-cell>
          <table:table-cell office:value-type="float" office:value="94.4003">
            <text:p>94.4003</text:p>
          </table:table-cell>
          <table:table-cell office:value-type="float" office:value="103.7366">
            <text:p>103.7366</text:p>
          </table:table-cell>
        </table:table-row>
        <table:table-row table:style-name="ro2">
          <table:table-cell office:value-type="float" office:value="81.5638">
            <text:p>81.5638</text:p>
          </table:table-cell>
          <table:table-cell office:value-type="float" office:value="91.6809">
            <text:p>91.6809</text:p>
          </table:table-cell>
          <table:table-cell office:value-type="float" office:value="59.472">
            <text:p>59.472</text:p>
          </table:table-cell>
          <table:table-cell office:value-type="float" office:value="96.7124">
            <text:p>96.7124</text:p>
          </table:table-cell>
          <table:table-cell office:value-type="float" office:value="118.9379">
            <text:p>118.9379</text:p>
          </table:table-cell>
        </table:table-row>
        <table:table-row table:style-name="ro2">
          <table:table-cell office:value-type="float" office:value="97.0257">
            <text:p>97.0257</text:p>
          </table:table-cell>
          <table:table-cell office:value-type="float" office:value="100.0027">
            <text:p>100.0027</text:p>
          </table:table-cell>
          <table:table-cell office:value-type="float" office:value="68.7502">
            <text:p>68.7502</text:p>
          </table:table-cell>
          <table:table-cell office:value-type="float" office:value="69.4721">
            <text:p>69.4721</text:p>
          </table:table-cell>
          <table:table-cell office:value-type="float" office:value="101.7595">
            <text:p>101.7595</text:p>
          </table:table-cell>
        </table:table-row>
        <table:table-row table:style-name="ro2">
          <table:table-cell office:value-type="float" office:value="102.0221">
            <text:p>102.0221</text:p>
          </table:table-cell>
          <table:table-cell office:value-type="float" office:value="30.9827">
            <text:p>30.9827</text:p>
          </table:table-cell>
          <table:table-cell office:value-type="float" office:value="59.4138">
            <text:p>59.4138</text:p>
          </table:table-cell>
          <table:table-cell office:value-type="float" office:value="91.982">
            <text:p>91.982</text:p>
          </table:table-cell>
          <table:table-cell office:value-type="float" office:value="49.8354">
            <text:p>49.8354</text:p>
          </table:table-cell>
        </table:table-row>
        <table:table-row table:style-name="ro2">
          <table:table-cell office:value-type="float" office:value="71.7848">
            <text:p>71.7848</text:p>
          </table:table-cell>
          <table:table-cell office:value-type="float" office:value="95.3872">
            <text:p>95.3872</text:p>
          </table:table-cell>
          <table:table-cell office:value-type="float" office:value="50.8772">
            <text:p>50.8772</text:p>
          </table:table-cell>
          <table:table-cell office:value-type="float" office:value="70.3361">
            <text:p>70.3361</text:p>
          </table:table-cell>
          <table:table-cell office:value-type="float" office:value="73.3061">
            <text:p>73.3061</text:p>
          </table:table-cell>
        </table:table-row>
        <table:table-row table:style-name="ro2">
          <table:table-cell office:value-type="float" office:value="85.0303">
            <text:p>85.0303</text:p>
          </table:table-cell>
          <table:table-cell office:value-type="float" office:value="75.0462">
            <text:p>75.0462</text:p>
          </table:table-cell>
          <table:table-cell office:value-type="float" office:value="108.9609">
            <text:p>108.9609</text:p>
          </table:table-cell>
          <table:table-cell office:value-type="float" office:value="82.318">
            <text:p>82.318</text:p>
          </table:table-cell>
          <table:table-cell office:value-type="float" office:value="83.2526">
            <text:p>83.2526</text:p>
          </table:table-cell>
        </table:table-row>
        <table:table-row table:style-name="ro2">
          <table:table-cell office:value-type="float" office:value="81.1876">
            <text:p>81.1876</text:p>
          </table:table-cell>
          <table:table-cell office:value-type="float" office:value="89.7598">
            <text:p>89.7598</text:p>
          </table:table-cell>
          <table:table-cell office:value-type="float" office:value="73.6083">
            <text:p>73.6083</text:p>
          </table:table-cell>
          <table:table-cell office:value-type="float" office:value="93.4236">
            <text:p>93.4236</text:p>
          </table:table-cell>
          <table:table-cell office:value-type="float" office:value="13.2269">
            <text:p>13.2269</text:p>
          </table:table-cell>
        </table:table-row>
        <table:table-row table:style-name="ro2">
          <table:table-cell office:value-type="float" office:value="92.3408">
            <text:p>92.3408</text:p>
          </table:table-cell>
          <table:table-cell office:value-type="float" office:value="95.8885">
            <text:p>95.8885</text:p>
          </table:table-cell>
          <table:table-cell office:value-type="float" office:value="60.6357">
            <text:p>60.6357</text:p>
          </table:table-cell>
          <table:table-cell office:value-type="float" office:value="80.9995">
            <text:p>80.9995</text:p>
          </table:table-cell>
          <table:table-cell office:value-type="float" office:value="80.8368">
            <text:p>80.8368</text:p>
          </table:table-cell>
        </table:table-row>
        <table:table-row table:style-name="ro2">
          <table:table-cell office:value-type="float" office:value="104.9227">
            <text:p>104.9227</text:p>
          </table:table-cell>
          <table:table-cell office:value-type="float" office:value="121.3273">
            <text:p>121.3273</text:p>
          </table:table-cell>
          <table:table-cell office:value-type="float" office:value="60.5557">
            <text:p>60.5557</text:p>
          </table:table-cell>
          <table:table-cell office:value-type="float" office:value="85.7854">
            <text:p>85.7854</text:p>
          </table:table-cell>
          <table:table-cell office:value-type="float" office:value="150.4542">
            <text:p>150.4542</text:p>
          </table:table-cell>
        </table:table-row>
        <table:table-row table:style-name="ro2">
          <table:table-cell office:value-type="float" office:value="89.3614">
            <text:p>89.3614</text:p>
          </table:table-cell>
          <table:table-cell office:value-type="float" office:value="153.4774">
            <text:p>153.4774</text:p>
          </table:table-cell>
          <table:table-cell office:value-type="float" office:value="58.893">
            <text:p>58.893</text:p>
          </table:table-cell>
          <table:table-cell office:value-type="float" office:value="82.5369">
            <text:p>82.5369</text:p>
          </table:table-cell>
          <table:table-cell office:value-type="float" office:value="114.1711">
            <text:p>114.1711</text:p>
          </table:table-cell>
        </table:table-row>
        <table:table-row table:style-name="ro2">
          <table:table-cell office:value-type="float" office:value="49.2664">
            <text:p>49.2664</text:p>
          </table:table-cell>
          <table:table-cell office:value-type="float" office:value="133.7298">
            <text:p>133.7298</text:p>
          </table:table-cell>
          <table:table-cell office:value-type="float" office:value="73.7219">
            <text:p>73.7219</text:p>
          </table:table-cell>
          <table:table-cell office:value-type="float" office:value="69.2575">
            <text:p>69.2575</text:p>
          </table:table-cell>
          <table:table-cell office:value-type="float" office:value="88.905">
            <text:p>88.905</text:p>
          </table:table-cell>
        </table:table-row>
        <table:table-row table:style-name="ro2">
          <table:table-cell office:value-type="float" office:value="51.4137">
            <text:p>51.4137</text:p>
          </table:table-cell>
          <table:table-cell office:value-type="float" office:value="66.602">
            <text:p>66.602</text:p>
          </table:table-cell>
          <table:table-cell office:value-type="float" office:value="79.9278">
            <text:p>79.9278</text:p>
          </table:table-cell>
          <table:table-cell office:value-type="float" office:value="80.4843">
            <text:p>80.4843</text:p>
          </table:table-cell>
          <table:table-cell office:value-type="float" office:value="100.2482">
            <text:p>100.2482</text:p>
          </table:table-cell>
        </table:table-row>
        <table:table-row table:style-name="ro2">
          <table:table-cell office:value-type="float" office:value="88.5387">
            <text:p>88.5387</text:p>
          </table:table-cell>
          <table:table-cell office:value-type="float" office:value="44.4449">
            <text:p>44.4449</text:p>
          </table:table-cell>
          <table:table-cell office:value-type="float" office:value="25.8077">
            <text:p>25.8077</text:p>
          </table:table-cell>
          <table:table-cell office:value-type="float" office:value="109.8754">
            <text:p>109.8754</text:p>
          </table:table-cell>
          <table:table-cell office:value-type="float" office:value="73.2173">
            <text:p>73.2173</text:p>
          </table:table-cell>
        </table:table-row>
        <table:table-row table:style-name="ro2">
          <table:table-cell office:value-type="float" office:value="59.2806">
            <text:p>59.2806</text:p>
          </table:table-cell>
          <table:table-cell office:value-type="float" office:value="64.451">
            <text:p>64.451</text:p>
          </table:table-cell>
          <table:table-cell office:value-type="float" office:value="68.0161">
            <text:p>68.0161</text:p>
          </table:table-cell>
          <table:table-cell office:value-type="float" office:value="104.8359">
            <text:p>104.8359</text:p>
          </table:table-cell>
          <table:table-cell office:value-type="float" office:value="62.0767">
            <text:p>62.0767</text:p>
          </table:table-cell>
        </table:table-row>
        <table:table-row table:style-name="ro2">
          <table:table-cell office:value-type="float" office:value="70.6223">
            <text:p>70.6223</text:p>
          </table:table-cell>
          <table:table-cell office:value-type="float" office:value="81.3274">
            <text:p>81.3274</text:p>
          </table:table-cell>
          <table:table-cell office:value-type="float" office:value="68.9416">
            <text:p>68.9416</text:p>
          </table:table-cell>
          <table:table-cell office:value-type="float" office:value="78.5571">
            <text:p>78.5571</text:p>
          </table:table-cell>
          <table:table-cell office:value-type="float" office:value="69.0098">
            <text:p>69.0098</text:p>
          </table:table-cell>
        </table:table-row>
        <table:table-row table:style-name="ro2">
          <table:table-cell office:value-type="float" office:value="84.9955">
            <text:p>84.9955</text:p>
          </table:table-cell>
          <table:table-cell office:value-type="float" office:value="51.078">
            <text:p>51.078</text:p>
          </table:table-cell>
          <table:table-cell office:value-type="float" office:value="68.1147">
            <text:p>68.1147</text:p>
          </table:table-cell>
          <table:table-cell office:value-type="float" office:value="92.1399">
            <text:p>92.1399</text:p>
          </table:table-cell>
          <table:table-cell office:value-type="float" office:value="110.3936">
            <text:p>110.3936</text:p>
          </table:table-cell>
        </table:table-row>
        <table:table-row table:style-name="ro2">
          <table:table-cell office:value-type="float" office:value="73.8549">
            <text:p>73.8549</text:p>
          </table:table-cell>
          <table:table-cell office:value-type="float" office:value="81.6045">
            <text:p>81.6045</text:p>
          </table:table-cell>
          <table:table-cell office:value-type="float" office:value="65.9012">
            <text:p>65.9012</text:p>
          </table:table-cell>
          <table:table-cell office:value-type="float" office:value="104.2245">
            <text:p>104.2245</text:p>
          </table:table-cell>
          <table:table-cell office:value-type="float" office:value="87.1654">
            <text:p>87.1654</text:p>
          </table:table-cell>
        </table:table-row>
        <table:table-row table:style-name="ro2">
          <table:table-cell office:value-type="float" office:value="66.8415">
            <text:p>66.8415</text:p>
          </table:table-cell>
          <table:table-cell office:value-type="float" office:value="89.0556">
            <text:p>89.0556</text:p>
          </table:table-cell>
          <table:table-cell office:value-type="float" office:value="91.5886">
            <text:p>91.5886</text:p>
          </table:table-cell>
          <table:table-cell office:value-type="float" office:value="58.2012">
            <text:p>58.2012</text:p>
          </table:table-cell>
          <table:table-cell office:value-type="float" office:value="98.9016">
            <text:p>98.9016</text:p>
          </table:table-cell>
        </table:table-row>
        <table:table-row table:style-name="ro2">
          <table:table-cell office:value-type="float" office:value="66.0216">
            <text:p>66.0216</text:p>
          </table:table-cell>
          <table:table-cell office:value-type="float" office:value="85.1333">
            <text:p>85.1333</text:p>
          </table:table-cell>
          <table:table-cell office:value-type="float" office:value="68.7629">
            <text:p>68.7629</text:p>
          </table:table-cell>
          <table:table-cell office:value-type="float" office:value="57.6495">
            <text:p>57.6495</text:p>
          </table:table-cell>
          <table:table-cell office:value-type="float" office:value="134.6532">
            <text:p>134.6532</text:p>
          </table:table-cell>
        </table:table-row>
        <table:table-row table:style-name="ro2">
          <table:table-cell office:value-type="float" office:value="62.5537">
            <text:p>62.5537</text:p>
          </table:table-cell>
          <table:table-cell office:value-type="float" office:value="101.3602">
            <text:p>101.3602</text:p>
          </table:table-cell>
          <table:table-cell office:value-type="float" office:value="78.3125">
            <text:p>78.3125</text:p>
          </table:table-cell>
          <table:table-cell office:value-type="float" office:value="109.5928">
            <text:p>109.5928</text:p>
          </table:table-cell>
          <table:table-cell office:value-type="float" office:value="141.7772">
            <text:p>141.7772</text:p>
          </table:table-cell>
        </table:table-row>
        <table:table-row table:style-name="ro2">
          <table:table-cell office:value-type="float" office:value="19.7037">
            <text:p>19.7037</text:p>
          </table:table-cell>
          <table:table-cell office:value-type="float" office:value="91.4184">
            <text:p>91.4184</text:p>
          </table:table-cell>
          <table:table-cell office:value-type="float" office:value="145.0306">
            <text:p>145.0306</text:p>
          </table:table-cell>
          <table:table-cell office:value-type="float" office:value="98.9844">
            <text:p>98.9844</text:p>
          </table:table-cell>
          <table:table-cell office:value-type="float" office:value="84.4575">
            <text:p>84.4575</text:p>
          </table:table-cell>
        </table:table-row>
        <table:table-row table:style-name="ro2">
          <table:table-cell office:value-type="float" office:value="65.0399">
            <text:p>65.0399</text:p>
          </table:table-cell>
          <table:table-cell office:value-type="float" office:value="100.012">
            <text:p>100.012</text:p>
          </table:table-cell>
          <table:table-cell office:value-type="float" office:value="103.3865">
            <text:p>103.3865</text:p>
          </table:table-cell>
          <table:table-cell office:value-type="float" office:value="76.9018">
            <text:p>76.9018</text:p>
          </table:table-cell>
          <table:table-cell office:value-type="float" office:value="86.2435">
            <text:p>86.2435</text:p>
          </table:table-cell>
        </table:table-row>
        <table:table-row table:style-name="ro2">
          <table:table-cell office:value-type="float" office:value="56.0371">
            <text:p>56.0371</text:p>
          </table:table-cell>
          <table:table-cell office:value-type="float" office:value="84.8916">
            <text:p>84.8916</text:p>
          </table:table-cell>
          <table:table-cell office:value-type="float" office:value="38.6287">
            <text:p>38.6287</text:p>
          </table:table-cell>
          <table:table-cell office:value-type="float" office:value="112.1208">
            <text:p>112.1208</text:p>
          </table:table-cell>
          <table:table-cell office:value-type="float" office:value="73.5405">
            <text:p>73.5405</text:p>
          </table:table-cell>
        </table:table-row>
        <table:table-row table:style-name="ro2">
          <table:table-cell office:value-type="float" office:value="57.9773">
            <text:p>57.9773</text:p>
          </table:table-cell>
          <table:table-cell office:value-type="float" office:value="80.5919">
            <text:p>80.5919</text:p>
          </table:table-cell>
          <table:table-cell office:value-type="float" office:value="46.1348">
            <text:p>46.1348</text:p>
          </table:table-cell>
          <table:table-cell office:value-type="float" office:value="53.3538">
            <text:p>53.3538</text:p>
          </table:table-cell>
          <table:table-cell office:value-type="float" office:value="115.3857">
            <text:p>115.3857</text:p>
          </table:table-cell>
        </table:table-row>
        <table:table-row table:style-name="ro2">
          <table:table-cell office:value-type="float" office:value="57.9461">
            <text:p>57.9461</text:p>
          </table:table-cell>
          <table:table-cell office:value-type="float" office:value="82.4756">
            <text:p>82.4756</text:p>
          </table:table-cell>
          <table:table-cell office:value-type="float" office:value="91.1614">
            <text:p>91.1614</text:p>
          </table:table-cell>
          <table:table-cell office:value-type="float" office:value="72.6722">
            <text:p>72.6722</text:p>
          </table:table-cell>
          <table:table-cell office:value-type="float" office:value="85.1827">
            <text:p>85.1827</text:p>
          </table:table-cell>
        </table:table-row>
        <table:table-row table:style-name="ro2">
          <table:table-cell office:value-type="float" office:value="83.7924">
            <text:p>83.7924</text:p>
          </table:table-cell>
          <table:table-cell office:value-type="float" office:value="65.4907">
            <text:p>65.4907</text:p>
          </table:table-cell>
          <table:table-cell office:value-type="float" office:value="59.7163">
            <text:p>59.7163</text:p>
          </table:table-cell>
          <table:table-cell office:value-type="float" office:value="102.6588">
            <text:p>102.6588</text:p>
          </table:table-cell>
          <table:table-cell office:value-type="float" office:value="82.9562">
            <text:p>82.9562</text:p>
          </table:table-cell>
        </table:table-row>
        <table:table-row table:style-name="ro2">
          <table:table-cell office:value-type="float" office:value="69.2185">
            <text:p>69.2185</text:p>
          </table:table-cell>
          <table:table-cell office:value-type="float" office:value="81.3181">
            <text:p>81.3181</text:p>
          </table:table-cell>
          <table:table-cell office:value-type="float" office:value="99.3128">
            <text:p>99.3128</text:p>
          </table:table-cell>
          <table:table-cell office:value-type="float" office:value="77.6835">
            <text:p>77.6835</text:p>
          </table:table-cell>
          <table:table-cell office:value-type="float" office:value="84.8287">
            <text:p>84.8287</text:p>
          </table:table-cell>
        </table:table-row>
        <table:table-row table:style-name="ro2">
          <table:table-cell office:value-type="float" office:value="57.7465">
            <text:p>57.7465</text:p>
          </table:table-cell>
          <table:table-cell office:value-type="float" office:value="52.3491">
            <text:p>52.3491</text:p>
          </table:table-cell>
          <table:table-cell office:value-type="float" office:value="132.0279">
            <text:p>132.0279</text:p>
          </table:table-cell>
          <table:table-cell office:value-type="float" office:value="86.1307">
            <text:p>86.1307</text:p>
          </table:table-cell>
          <table:table-cell office:value-type="float" office:value="131.962">
            <text:p>131.962</text:p>
          </table:table-cell>
        </table:table-row>
        <table:table-row table:style-name="ro2">
          <table:table-cell office:value-type="float" office:value="75.2251">
            <text:p>75.2251</text:p>
          </table:table-cell>
          <table:table-cell office:value-type="float" office:value="74.9735">
            <text:p>74.9735</text:p>
          </table:table-cell>
          <table:table-cell office:value-type="float" office:value="82.477">
            <text:p>82.477</text:p>
          </table:table-cell>
          <table:table-cell office:value-type="float" office:value="93.7648">
            <text:p>93.7648</text:p>
          </table:table-cell>
          <table:table-cell office:value-type="float" office:value="88.0209">
            <text:p>88.0209</text:p>
          </table:table-cell>
        </table:table-row>
        <table:table-row table:style-name="ro2">
          <table:table-cell office:value-type="float" office:value="52.5628">
            <text:p>52.5628</text:p>
          </table:table-cell>
          <table:table-cell office:value-type="float" office:value="70.5081">
            <text:p>70.5081</text:p>
          </table:table-cell>
          <table:table-cell office:value-type="float" office:value="116.5732">
            <text:p>116.5732</text:p>
          </table:table-cell>
          <table:table-cell office:value-type="float" office:value="101.2465">
            <text:p>101.2465</text:p>
          </table:table-cell>
          <table:table-cell office:value-type="float" office:value="57.2702">
            <text:p>57.2702</text:p>
          </table:table-cell>
        </table:table-row>
        <table:table-row table:style-name="ro2">
          <table:table-cell office:value-type="float" office:value="73.4722">
            <text:p>73.4722</text:p>
          </table:table-cell>
          <table:table-cell office:value-type="float" office:value="15.4911">
            <text:p>15.4911</text:p>
          </table:table-cell>
          <table:table-cell office:value-type="float" office:value="33.3401">
            <text:p>33.3401</text:p>
          </table:table-cell>
          <table:table-cell office:value-type="float" office:value="101.0137">
            <text:p>101.0137</text:p>
          </table:table-cell>
          <table:table-cell office:value-type="float" office:value="119.6063">
            <text:p>119.6063</text:p>
          </table:table-cell>
        </table:table-row>
        <table:table-row table:style-name="ro2">
          <table:table-cell office:value-type="float" office:value="60.4957">
            <text:p>60.4957</text:p>
          </table:table-cell>
          <table:table-cell office:value-type="float" office:value="44.8502">
            <text:p>44.8502</text:p>
          </table:table-cell>
          <table:table-cell office:value-type="float" office:value="141.149">
            <text:p>141.149</text:p>
          </table:table-cell>
          <table:table-cell office:value-type="float" office:value="80.5216">
            <text:p>80.5216</text:p>
          </table:table-cell>
          <table:table-cell office:value-type="float" office:value="122.2167">
            <text:p>122.2167</text:p>
          </table:table-cell>
        </table:table-row>
        <table:table-row table:style-name="ro2">
          <table:table-cell office:value-type="float" office:value="51.1357">
            <text:p>51.1357</text:p>
          </table:table-cell>
          <table:table-cell office:value-type="float" office:value="67.6152">
            <text:p>67.6152</text:p>
          </table:table-cell>
          <table:table-cell office:value-type="float" office:value="75.459">
            <text:p>75.459</text:p>
          </table:table-cell>
          <table:table-cell office:value-type="float" office:value="68.5392">
            <text:p>68.5392</text:p>
          </table:table-cell>
          <table:table-cell office:value-type="float" office:value="74.1968">
            <text:p>74.1968</text:p>
          </table:table-cell>
        </table:table-row>
        <table:table-row table:style-name="ro2">
          <table:table-cell office:value-type="float" office:value="51.9645">
            <text:p>51.9645</text:p>
          </table:table-cell>
          <table:table-cell office:value-type="float" office:value="139.8304">
            <text:p>139.8304</text:p>
          </table:table-cell>
          <table:table-cell office:value-type="float" office:value="79.4071">
            <text:p>79.4071</text:p>
          </table:table-cell>
          <table:table-cell office:value-type="float" office:value="128.3632">
            <text:p>128.3632</text:p>
          </table:table-cell>
          <table:table-cell office:value-type="float" office:value="107.1309">
            <text:p>107.1309</text:p>
          </table:table-cell>
        </table:table-row>
        <table:table-row table:style-name="ro2">
          <table:table-cell office:value-type="float" office:value="50.5128">
            <text:p>50.5128</text:p>
          </table:table-cell>
          <table:table-cell office:value-type="float" office:value="45.0812">
            <text:p>45.0812</text:p>
          </table:table-cell>
          <table:table-cell office:value-type="float" office:value="140.1821">
            <text:p>140.1821</text:p>
          </table:table-cell>
          <table:table-cell office:value-type="float" office:value="94.8835">
            <text:p>94.8835</text:p>
          </table:table-cell>
          <table:table-cell office:value-type="float" office:value="97.5606">
            <text:p>97.5606</text:p>
          </table:table-cell>
        </table:table-row>
        <table:table-row table:style-name="ro2">
          <table:table-cell office:value-type="float" office:value="63.2003">
            <text:p>63.2003</text:p>
          </table:table-cell>
          <table:table-cell office:value-type="float" office:value="83.0882">
            <text:p>83.0882</text:p>
          </table:table-cell>
          <table:table-cell office:value-type="float" office:value="113.6945">
            <text:p>113.6945</text:p>
          </table:table-cell>
          <table:table-cell office:value-type="float" office:value="95.4785">
            <text:p>95.4785</text:p>
          </table:table-cell>
          <table:table-cell office:value-type="float" office:value="66.8142">
            <text:p>66.8142</text:p>
          </table:table-cell>
        </table:table-row>
        <table:table-row table:style-name="ro2">
          <table:table-cell office:value-type="float" office:value="54.9182">
            <text:p>54.9182</text:p>
          </table:table-cell>
          <table:table-cell office:value-type="float" office:value="66.9869">
            <text:p>66.9869</text:p>
          </table:table-cell>
          <table:table-cell office:value-type="float" office:value="84.9107">
            <text:p>84.9107</text:p>
          </table:table-cell>
          <table:table-cell office:value-type="float" office:value="54.5828">
            <text:p>54.5828</text:p>
          </table:table-cell>
          <table:table-cell office:value-type="float" office:value="71.1697">
            <text:p>71.1697</text:p>
          </table:table-cell>
        </table:table-row>
        <table:table-row table:style-name="ro2">
          <table:table-cell office:value-type="float" office:value="51.3848">
            <text:p>51.3848</text:p>
          </table:table-cell>
          <table:table-cell office:value-type="float" office:value="55.6879">
            <text:p>55.6879</text:p>
          </table:table-cell>
          <table:table-cell office:value-type="float" office:value="110.9084">
            <text:p>110.9084</text:p>
          </table:table-cell>
          <table:table-cell office:value-type="float" office:value="78.2191">
            <text:p>78.2191</text:p>
          </table:table-cell>
          <table:table-cell office:value-type="float" office:value="86.7726">
            <text:p>86.7726</text:p>
          </table:table-cell>
        </table:table-row>
        <table:table-row table:style-name="ro2">
          <table:table-cell office:value-type="float" office:value="62.5012">
            <text:p>62.5012</text:p>
          </table:table-cell>
          <table:table-cell office:value-type="float" office:value="87.4198">
            <text:p>87.4198</text:p>
          </table:table-cell>
          <table:table-cell office:value-type="float" office:value="116.0359">
            <text:p>116.0359</text:p>
          </table:table-cell>
          <table:table-cell office:value-type="float" office:value="81.2752">
            <text:p>81.2752</text:p>
          </table:table-cell>
          <table:table-cell office:value-type="float" office:value="70.061">
            <text:p>70.061</text:p>
          </table:table-cell>
        </table:table-row>
        <table:table-row table:style-name="ro2">
          <table:table-cell office:value-type="float" office:value="37.1895">
            <text:p>37.1895</text:p>
          </table:table-cell>
          <table:table-cell office:value-type="float" office:value="61.0093">
            <text:p>61.0093</text:p>
          </table:table-cell>
          <table:table-cell office:value-type="float" office:value="100.7817">
            <text:p>100.7817</text:p>
          </table:table-cell>
          <table:table-cell office:value-type="float" office:value="106.0865">
            <text:p>106.0865</text:p>
          </table:table-cell>
          <table:table-cell office:value-type="float" office:value="63.0791">
            <text:p>63.0791</text:p>
          </table:table-cell>
        </table:table-row>
        <table:table-row table:style-name="ro2">
          <table:table-cell office:value-type="float" office:value="49.1334">
            <text:p>49.1334</text:p>
          </table:table-cell>
          <table:table-cell office:value-type="float" office:value="119.1967">
            <text:p>119.1967</text:p>
          </table:table-cell>
          <table:table-cell office:value-type="float" office:value="102.9722">
            <text:p>102.9722</text:p>
          </table:table-cell>
          <table:table-cell office:value-type="float" office:value="83.7869">
            <text:p>83.7869</text:p>
          </table:table-cell>
          <table:table-cell office:value-type="float" office:value="68.2012">
            <text:p>68.2012</text:p>
          </table:table-cell>
        </table:table-row>
        <table:table-row table:style-name="ro2">
          <table:table-cell office:value-type="float" office:value="81.1727">
            <text:p>81.1727</text:p>
          </table:table-cell>
          <table:table-cell office:value-type="float" office:value="68.6312">
            <text:p>68.6312</text:p>
          </table:table-cell>
          <table:table-cell office:value-type="float" office:value="131.3433">
            <text:p>131.3433</text:p>
          </table:table-cell>
          <table:table-cell office:value-type="float" office:value="61.6529">
            <text:p>61.6529</text:p>
          </table:table-cell>
          <table:table-cell office:value-type="float" office:value="89.9345">
            <text:p>89.9345</text:p>
          </table:table-cell>
        </table:table-row>
        <table:table-row table:style-name="ro2">
          <table:table-cell office:value-type="float" office:value="102.439">
            <text:p>102.439</text:p>
          </table:table-cell>
          <table:table-cell office:value-type="float" office:value="64.1651">
            <text:p>64.1651</text:p>
          </table:table-cell>
          <table:table-cell office:value-type="float" office:value="128.4594">
            <text:p>128.4594</text:p>
          </table:table-cell>
          <table:table-cell office:value-type="float" office:value="51.318">
            <text:p>51.318</text:p>
          </table:table-cell>
          <table:table-cell office:value-type="float" office:value="62.4691">
            <text:p>62.4691</text:p>
          </table:table-cell>
        </table:table-row>
        <table:table-row table:style-name="ro2">
          <table:table-cell office:value-type="float" office:value="110.5849">
            <text:p>110.5849</text:p>
          </table:table-cell>
          <table:table-cell office:value-type="float" office:value="49.781">
            <text:p>49.781</text:p>
          </table:table-cell>
          <table:table-cell office:value-type="float" office:value="117.6284">
            <text:p>117.6284</text:p>
          </table:table-cell>
          <table:table-cell office:value-type="float" office:value="49.9948">
            <text:p>49.9948</text:p>
          </table:table-cell>
          <table:table-cell office:value-type="float" office:value="100.0148">
            <text:p>100.0148</text:p>
          </table:table-cell>
        </table:table-row>
        <table:table-row table:style-name="ro2">
          <table:table-cell office:value-type="float" office:value="111.7865">
            <text:p>111.7865</text:p>
          </table:table-cell>
          <table:table-cell office:value-type="float" office:value="70.6279">
            <text:p>70.6279</text:p>
          </table:table-cell>
          <table:table-cell office:value-type="float" office:value="83.6911">
            <text:p>83.6911</text:p>
          </table:table-cell>
          <table:table-cell office:value-type="float" office:value="75.2974">
            <text:p>75.2974</text:p>
          </table:table-cell>
          <table:table-cell office:value-type="float" office:value="66.673">
            <text:p>66.673</text:p>
          </table:table-cell>
        </table:table-row>
        <table:table-row table:style-name="ro2">
          <table:table-cell office:value-type="float" office:value="118.211">
            <text:p>118.211</text:p>
          </table:table-cell>
          <table:table-cell office:value-type="float" office:value="90.4446">
            <text:p>90.4446</text:p>
          </table:table-cell>
          <table:table-cell office:value-type="float" office:value="23.5728">
            <text:p>23.5728</text:p>
          </table:table-cell>
          <table:table-cell office:value-type="float" office:value="28.0311">
            <text:p>28.0311</text:p>
          </table:table-cell>
          <table:table-cell office:value-type="float" office:value="94.1153">
            <text:p>94.1153</text:p>
          </table:table-cell>
        </table:table-row>
        <table:table-row table:style-name="ro2">
          <table:table-cell office:value-type="float" office:value="93.842">
            <text:p>93.842</text:p>
          </table:table-cell>
          <table:table-cell office:value-type="float" office:value="62.8993">
            <text:p>62.8993</text:p>
          </table:table-cell>
          <table:table-cell office:value-type="float" office:value="88.4713">
            <text:p>88.4713</text:p>
          </table:table-cell>
          <table:table-cell office:value-type="float" office:value="68.899">
            <text:p>68.899</text:p>
          </table:table-cell>
          <table:table-cell office:value-type="float" office:value="91.4988">
            <text:p>91.4988</text:p>
          </table:table-cell>
        </table:table-row>
        <table:table-row table:style-name="ro2">
          <table:table-cell office:value-type="float" office:value="79.4617">
            <text:p>79.4617</text:p>
          </table:table-cell>
          <table:table-cell office:value-type="float" office:value="60.4519">
            <text:p>60.4519</text:p>
          </table:table-cell>
          <table:table-cell office:value-type="float" office:value="75.9225">
            <text:p>75.9225</text:p>
          </table:table-cell>
          <table:table-cell office:value-type="float" office:value="61.1807">
            <text:p>61.1807</text:p>
          </table:table-cell>
          <table:table-cell office:value-type="float" office:value="72.3385">
            <text:p>72.3385</text:p>
          </table:table-cell>
        </table:table-row>
        <table:table-row table:style-name="ro2">
          <table:table-cell office:value-type="float" office:value="90.6218">
            <text:p>90.6218</text:p>
          </table:table-cell>
          <table:table-cell office:value-type="float" office:value="110.3101">
            <text:p>110.3101</text:p>
          </table:table-cell>
          <table:table-cell office:value-type="float" office:value="63.6108">
            <text:p>63.6108</text:p>
          </table:table-cell>
          <table:table-cell office:value-type="float" office:value="94.6855">
            <text:p>94.6855</text:p>
          </table:table-cell>
          <table:table-cell office:value-type="float" office:value="72.5348">
            <text:p>72.5348</text:p>
          </table:table-cell>
        </table:table-row>
        <table:table-row table:style-name="ro2">
          <table:table-cell office:value-type="float" office:value="97.3176">
            <text:p>97.3176</text:p>
          </table:table-cell>
          <table:table-cell office:value-type="float" office:value="93.9925">
            <text:p>93.9925</text:p>
          </table:table-cell>
          <table:table-cell office:value-type="float" office:value="75.9207">
            <text:p>75.9207</text:p>
          </table:table-cell>
          <table:table-cell office:value-type="float" office:value="89.629">
            <text:p>89.629</text:p>
          </table:table-cell>
          <table:table-cell office:value-type="float" office:value="77.0264">
            <text:p>77.0264</text:p>
          </table:table-cell>
        </table:table-row>
        <table:table-row table:style-name="ro2">
          <table:table-cell office:value-type="float" office:value="83.5973">
            <text:p>83.5973</text:p>
          </table:table-cell>
          <table:table-cell office:value-type="float" office:value="45.7994">
            <text:p>45.7994</text:p>
          </table:table-cell>
          <table:table-cell office:value-type="float" office:value="62.0484">
            <text:p>62.0484</text:p>
          </table:table-cell>
          <table:table-cell office:value-type="float" office:value="105.1914">
            <text:p>105.1914</text:p>
          </table:table-cell>
          <table:table-cell office:value-type="float" office:value="92.4663">
            <text:p>92.4663</text:p>
          </table:table-cell>
        </table:table-row>
        <table:table-row table:style-name="ro2">
          <table:table-cell office:value-type="float" office:value="94.4317">
            <text:p>94.4317</text:p>
          </table:table-cell>
          <table:table-cell office:value-type="float" office:value="76.4873">
            <text:p>76.4873</text:p>
          </table:table-cell>
          <table:table-cell office:value-type="float" office:value="72.0607">
            <text:p>72.0607</text:p>
          </table:table-cell>
          <table:table-cell office:value-type="float" office:value="85.7429">
            <text:p>85.7429</text:p>
          </table:table-cell>
          <table:table-cell office:value-type="float" office:value="85.3538">
            <text:p>85.3538</text:p>
          </table:table-cell>
        </table:table-row>
        <table:table-row table:style-name="ro2">
          <table:table-cell office:value-type="float" office:value="104.4635">
            <text:p>104.4635</text:p>
          </table:table-cell>
          <table:table-cell office:value-type="float" office:value="67.4986">
            <text:p>67.4986</text:p>
          </table:table-cell>
          <table:table-cell office:value-type="float" office:value="80.3794">
            <text:p>80.3794</text:p>
          </table:table-cell>
          <table:table-cell office:value-type="float" office:value="72.7644">
            <text:p>72.7644</text:p>
          </table:table-cell>
          <table:table-cell office:value-type="float" office:value="85.1217">
            <text:p>85.1217</text:p>
          </table:table-cell>
        </table:table-row>
        <table:table-row table:style-name="ro2">
          <table:table-cell office:value-type="float" office:value="88.4297">
            <text:p>88.4297</text:p>
          </table:table-cell>
          <table:table-cell office:value-type="float" office:value="66.1047">
            <text:p>66.1047</text:p>
          </table:table-cell>
          <table:table-cell office:value-type="float" office:value="54.2611">
            <text:p>54.2611</text:p>
          </table:table-cell>
          <table:table-cell office:value-type="float" office:value="88.8028">
            <text:p>88.8028</text:p>
          </table:table-cell>
          <table:table-cell office:value-type="float" office:value="77.4559">
            <text:p>77.4559</text:p>
          </table:table-cell>
        </table:table-row>
        <table:table-row table:style-name="ro2">
          <table:table-cell office:value-type="float" office:value="109.7156">
            <text:p>109.7156</text:p>
          </table:table-cell>
          <table:table-cell office:value-type="float" office:value="66.5593">
            <text:p>66.5593</text:p>
          </table:table-cell>
          <table:table-cell office:value-type="float" office:value="58.0063">
            <text:p>58.0063</text:p>
          </table:table-cell>
          <table:table-cell office:value-type="float" office:value="74.1459">
            <text:p>74.1459</text:p>
          </table:table-cell>
          <table:table-cell office:value-type="float" office:value="72.4456">
            <text:p>72.4456</text:p>
          </table:table-cell>
        </table:table-row>
        <table:table-row table:style-name="ro2">
          <table:table-cell office:value-type="float" office:value="85.0734">
            <text:p>85.0734</text:p>
          </table:table-cell>
          <table:table-cell office:value-type="float" office:value="31.3608">
            <text:p>31.3608</text:p>
          </table:table-cell>
          <table:table-cell office:value-type="float" office:value="61.4809">
            <text:p>61.4809</text:p>
          </table:table-cell>
          <table:table-cell office:value-type="float" office:value="66.7071">
            <text:p>66.7071</text:p>
          </table:table-cell>
          <table:table-cell office:value-type="float" office:value="67.8107">
            <text:p>67.8107</text:p>
          </table:table-cell>
        </table:table-row>
        <table:table-row table:style-name="ro2">
          <table:table-cell office:value-type="float" office:value="99.3095">
            <text:p>99.3095</text:p>
          </table:table-cell>
          <table:table-cell office:value-type="float" office:value="57.4691">
            <text:p>57.4691</text:p>
          </table:table-cell>
          <table:table-cell office:value-type="float" office:value="72.6095">
            <text:p>72.6095</text:p>
          </table:table-cell>
          <table:table-cell office:value-type="float" office:value="59.8359">
            <text:p>59.8359</text:p>
          </table:table-cell>
          <table:table-cell office:value-type="float" office:value="86.9746">
            <text:p>86.9746</text:p>
          </table:table-cell>
        </table:table-row>
        <table:table-row table:style-name="ro2">
          <table:table-cell office:value-type="float" office:value="102.1317">
            <text:p>102.1317</text:p>
          </table:table-cell>
          <table:table-cell office:value-type="float" office:value="33.8465">
            <text:p>33.8465</text:p>
          </table:table-cell>
          <table:table-cell office:value-type="float" office:value="109.2058">
            <text:p>109.2058</text:p>
          </table:table-cell>
          <table:table-cell office:value-type="float" office:value="59.9415">
            <text:p>59.9415</text:p>
          </table:table-cell>
          <table:table-cell office:value-type="float" office:value="69.6612">
            <text:p>69.6612</text:p>
          </table:table-cell>
        </table:table-row>
        <table:table-row table:style-name="ro2">
          <table:table-cell office:value-type="float" office:value="122.3299">
            <text:p>122.3299</text:p>
          </table:table-cell>
          <table:table-cell office:value-type="float" office:value="51.0235">
            <text:p>51.0235</text:p>
          </table:table-cell>
          <table:table-cell office:value-type="float" office:value="75.0546">
            <text:p>75.0546</text:p>
          </table:table-cell>
          <table:table-cell office:value-type="float" office:value="68.22">
            <text:p>68.22</text:p>
          </table:table-cell>
          <table:table-cell office:value-type="float" office:value="59.0387">
            <text:p>59.0387</text:p>
          </table:table-cell>
        </table:table-row>
        <table:table-row table:style-name="ro2">
          <table:table-cell office:value-type="float" office:value="96.8233">
            <text:p>96.8233</text:p>
          </table:table-cell>
          <table:table-cell office:value-type="float" office:value="109.5224">
            <text:p>109.5224</text:p>
          </table:table-cell>
          <table:table-cell office:value-type="float" office:value="69.5767">
            <text:p>69.5767</text:p>
          </table:table-cell>
          <table:table-cell office:value-type="float" office:value="71.5613">
            <text:p>71.5613</text:p>
          </table:table-cell>
          <table:table-cell office:value-type="float" office:value="66.7329">
            <text:p>66.7329</text:p>
          </table:table-cell>
        </table:table-row>
        <table:table-row table:style-name="ro2">
          <table:table-cell office:value-type="float" office:value="106.2333">
            <text:p>106.2333</text:p>
          </table:table-cell>
          <table:table-cell office:value-type="float" office:value="65.331">
            <text:p>65.331</text:p>
          </table:table-cell>
          <table:table-cell office:value-type="float" office:value="53.2565">
            <text:p>53.2565</text:p>
          </table:table-cell>
          <table:table-cell office:value-type="float" office:value="76.4249">
            <text:p>76.4249</text:p>
          </table:table-cell>
          <table:table-cell office:value-type="float" office:value="85.3726">
            <text:p>85.3726</text:p>
          </table:table-cell>
        </table:table-row>
        <table:table-row table:style-name="ro2">
          <table:table-cell office:value-type="float" office:value="108.1904">
            <text:p>108.1904</text:p>
          </table:table-cell>
          <table:table-cell office:value-type="float" office:value="80.9235">
            <text:p>80.9235</text:p>
          </table:table-cell>
          <table:table-cell office:value-type="float" office:value="61.6311">
            <text:p>61.6311</text:p>
          </table:table-cell>
          <table:table-cell office:value-type="float" office:value="80.882">
            <text:p>80.882</text:p>
          </table:table-cell>
          <table:table-cell office:value-type="float" office:value="53.7036">
            <text:p>53.7036</text:p>
          </table:table-cell>
        </table:table-row>
        <table:table-row table:style-name="ro2">
          <table:table-cell office:value-type="float" office:value="100.3077">
            <text:p>100.3077</text:p>
          </table:table-cell>
          <table:table-cell office:value-type="float" office:value="71.4583">
            <text:p>71.4583</text:p>
          </table:table-cell>
          <table:table-cell office:value-type="float" office:value="87.7688">
            <text:p>87.7688</text:p>
          </table:table-cell>
          <table:table-cell office:value-type="float" office:value="84.1944">
            <text:p>84.1944</text:p>
          </table:table-cell>
          <table:table-cell office:value-type="float" office:value="58.5585">
            <text:p>58.5585</text:p>
          </table:table-cell>
        </table:table-row>
        <table:table-row table:style-name="ro2">
          <table:table-cell office:value-type="float" office:value="97.5353">
            <text:p>97.5353</text:p>
          </table:table-cell>
          <table:table-cell office:value-type="float" office:value="50.294">
            <text:p>50.294</text:p>
          </table:table-cell>
          <table:table-cell office:value-type="float" office:value="78.6522">
            <text:p>78.6522</text:p>
          </table:table-cell>
          <table:table-cell office:value-type="float" office:value="103.9199">
            <text:p>103.9199</text:p>
          </table:table-cell>
          <table:table-cell office:value-type="float" office:value="103.38">
            <text:p>103.38</text:p>
          </table:table-cell>
        </table:table-row>
        <table:table-row table:style-name="ro2">
          <table:table-cell office:value-type="float" office:value="113.7632">
            <text:p>113.7632</text:p>
          </table:table-cell>
          <table:table-cell office:value-type="float" office:value="71.487">
            <text:p>71.487</text:p>
          </table:table-cell>
          <table:table-cell office:value-type="float" office:value="70.5549">
            <text:p>70.5549</text:p>
          </table:table-cell>
          <table:table-cell office:value-type="float" office:value="103.6012">
            <text:p>103.6012</text:p>
          </table:table-cell>
          <table:table-cell office:value-type="float" office:value="75.2207">
            <text:p>75.2207</text:p>
          </table:table-cell>
        </table:table-row>
        <table:table-row table:style-name="ro2">
          <table:table-cell office:value-type="float" office:value="88.3906">
            <text:p>88.3906</text:p>
          </table:table-cell>
          <table:table-cell office:value-type="float" office:value="97.4538">
            <text:p>97.4538</text:p>
          </table:table-cell>
          <table:table-cell office:value-type="float" office:value="58.6587">
            <text:p>58.6587</text:p>
          </table:table-cell>
          <table:table-cell office:value-type="float" office:value="71.9254">
            <text:p>71.9254</text:p>
          </table:table-cell>
          <table:table-cell office:value-type="float" office:value="114.173">
            <text:p>114.173</text:p>
          </table:table-cell>
        </table:table-row>
        <table:table-row table:style-name="ro2">
          <table:table-cell office:value-type="float" office:value="100.3528">
            <text:p>100.3528</text:p>
          </table:table-cell>
          <table:table-cell office:value-type="float" office:value="47.6946">
            <text:p>47.6946</text:p>
          </table:table-cell>
          <table:table-cell office:value-type="float" office:value="46.1062">
            <text:p>46.1062</text:p>
          </table:table-cell>
          <table:table-cell office:value-type="float" office:value="78.6716">
            <text:p>78.6716</text:p>
          </table:table-cell>
          <table:table-cell office:value-type="float" office:value="128.6462">
            <text:p>128.6462</text:p>
          </table:table-cell>
        </table:table-row>
        <table:table-row table:style-name="ro2">
          <table:table-cell office:value-type="float" office:value="119.1489">
            <text:p>119.1489</text:p>
          </table:table-cell>
          <table:table-cell office:value-type="float" office:value="56.2114">
            <text:p>56.2114</text:p>
          </table:table-cell>
          <table:table-cell office:value-type="float" office:value="95.9176">
            <text:p>95.9176</text:p>
          </table:table-cell>
          <table:table-cell office:value-type="float" office:value="68.0446">
            <text:p>68.0446</text:p>
          </table:table-cell>
          <table:table-cell office:value-type="float" office:value="102.2585">
            <text:p>102.2585</text:p>
          </table:table-cell>
        </table:table-row>
        <table:table-row table:style-name="ro2">
          <table:table-cell office:value-type="float" office:value="104.9117">
            <text:p>104.9117</text:p>
          </table:table-cell>
          <table:table-cell office:value-type="float" office:value="49.6368">
            <text:p>49.6368</text:p>
          </table:table-cell>
          <table:table-cell office:value-type="float" office:value="63.8524">
            <text:p>63.8524</text:p>
          </table:table-cell>
          <table:table-cell office:value-type="float" office:value="56.8805">
            <text:p>56.8805</text:p>
          </table:table-cell>
          <table:table-cell office:value-type="float" office:value="70.5647">
            <text:p>70.5647</text:p>
          </table:table-cell>
        </table:table-row>
        <table:table-row table:style-name="ro2">
          <table:table-cell office:value-type="float" office:value="90.7914">
            <text:p>90.7914</text:p>
          </table:table-cell>
          <table:table-cell office:value-type="float" office:value="41.7335">
            <text:p>41.7335</text:p>
          </table:table-cell>
          <table:table-cell office:value-type="float" office:value="68.199">
            <text:p>68.199</text:p>
          </table:table-cell>
          <table:table-cell office:value-type="float" office:value="104.9181">
            <text:p>104.9181</text:p>
          </table:table-cell>
          <table:table-cell office:value-type="float" office:value="82.6687">
            <text:p>82.6687</text:p>
          </table:table-cell>
        </table:table-row>
        <table:table-row table:style-name="ro2">
          <table:table-cell office:value-type="float" office:value="88.6229">
            <text:p>88.6229</text:p>
          </table:table-cell>
          <table:table-cell office:value-type="float" office:value="77.3374">
            <text:p>77.3374</text:p>
          </table:table-cell>
          <table:table-cell office:value-type="float" office:value="170.2104">
            <text:p>170.2104</text:p>
          </table:table-cell>
          <table:table-cell office:value-type="float" office:value="76.227">
            <text:p>76.227</text:p>
          </table:table-cell>
          <table:table-cell office:value-type="float" office:value="57.1268">
            <text:p>57.1268</text:p>
          </table:table-cell>
        </table:table-row>
        <table:table-row table:style-name="ro2">
          <table:table-cell office:value-type="float" office:value="104.7564">
            <text:p>104.7564</text:p>
          </table:table-cell>
          <table:table-cell office:value-type="float" office:value="102.0502">
            <text:p>102.0502</text:p>
          </table:table-cell>
          <table:table-cell office:value-type="float" office:value="81.9397">
            <text:p>81.9397</text:p>
          </table:table-cell>
          <table:table-cell office:value-type="float" office:value="80.6351">
            <text:p>80.6351</text:p>
          </table:table-cell>
          <table:table-cell office:value-type="float" office:value="57.2774">
            <text:p>57.2774</text:p>
          </table:table-cell>
        </table:table-row>
        <table:table-row table:style-name="ro2">
          <table:table-cell office:value-type="float" office:value="93.4722">
            <text:p>93.4722</text:p>
          </table:table-cell>
          <table:table-cell office:value-type="float" office:value="81.6412">
            <text:p>81.6412</text:p>
          </table:table-cell>
          <table:table-cell office:value-type="float" office:value="50.5477">
            <text:p>50.5477</text:p>
          </table:table-cell>
          <table:table-cell office:value-type="float" office:value="78.6497">
            <text:p>78.6497</text:p>
          </table:table-cell>
          <table:table-cell office:value-type="float" office:value="73.9128">
            <text:p>73.9128</text:p>
          </table:table-cell>
        </table:table-row>
        <table:table-row table:style-name="ro2">
          <table:table-cell office:value-type="float" office:value="93.8191">
            <text:p>93.8191</text:p>
          </table:table-cell>
          <table:table-cell office:value-type="float" office:value="45.2863">
            <text:p>45.2863</text:p>
          </table:table-cell>
          <table:table-cell office:value-type="float" office:value="107.0935">
            <text:p>107.0935</text:p>
          </table:table-cell>
          <table:table-cell office:value-type="float" office:value="79.3734">
            <text:p>79.3734</text:p>
          </table:table-cell>
          <table:table-cell office:value-type="float" office:value="74.0123">
            <text:p>74.0123</text:p>
          </table:table-cell>
        </table:table-row>
        <table:table-row table:style-name="ro2">
          <table:table-cell office:value-type="float" office:value="82.9233">
            <text:p>82.9233</text:p>
          </table:table-cell>
          <table:table-cell office:value-type="float" office:value="59.9282">
            <text:p>59.9282</text:p>
          </table:table-cell>
          <table:table-cell office:value-type="float" office:value="69.3878">
            <text:p>69.3878</text:p>
          </table:table-cell>
          <table:table-cell office:value-type="float" office:value="95.7764">
            <text:p>95.7764</text:p>
          </table:table-cell>
          <table:table-cell office:value-type="float" office:value="98.9618">
            <text:p>98.9618</text:p>
          </table:table-cell>
        </table:table-row>
        <table:table-row table:style-name="ro2">
          <table:table-cell office:value-type="float" office:value="89.5146">
            <text:p>89.5146</text:p>
          </table:table-cell>
          <table:table-cell office:value-type="float" office:value="47.8022">
            <text:p>47.8022</text:p>
          </table:table-cell>
          <table:table-cell office:value-type="float" office:value="69.3567">
            <text:p>69.3567</text:p>
          </table:table-cell>
          <table:table-cell office:value-type="float" office:value="96.4658">
            <text:p>96.4658</text:p>
          </table:table-cell>
          <table:table-cell office:value-type="float" office:value="94.1259">
            <text:p>94.1259</text:p>
          </table:table-cell>
        </table:table-row>
        <table:table-row table:style-name="ro2">
          <table:table-cell office:value-type="float" office:value="92.5141">
            <text:p>92.5141</text:p>
          </table:table-cell>
          <table:table-cell office:value-type="float" office:value="35.2824">
            <text:p>35.2824</text:p>
          </table:table-cell>
          <table:table-cell office:value-type="float" office:value="46.3902">
            <text:p>46.3902</text:p>
          </table:table-cell>
          <table:table-cell office:value-type="float" office:value="82.5094">
            <text:p>82.5094</text:p>
          </table:table-cell>
          <table:table-cell office:value-type="float" office:value="107.9636">
            <text:p>107.9636</text:p>
          </table:table-cell>
        </table:table-row>
        <table:table-row table:style-name="ro2">
          <table:table-cell office:value-type="float" office:value="81.0668">
            <text:p>81.0668</text:p>
          </table:table-cell>
          <table:table-cell office:value-type="float" office:value="45.0997">
            <text:p>45.0997</text:p>
          </table:table-cell>
          <table:table-cell office:value-type="float" office:value="73.1344">
            <text:p>73.1344</text:p>
          </table:table-cell>
          <table:table-cell office:value-type="float" office:value="47.986">
            <text:p>47.986</text:p>
          </table:table-cell>
          <table:table-cell office:value-type="float" office:value="212.2016">
            <text:p>212.2016</text:p>
          </table:table-cell>
        </table:table-row>
        <table:table-row table:style-name="ro2">
          <table:table-cell office:value-type="float" office:value="76.5526">
            <text:p>76.5526</text:p>
          </table:table-cell>
          <table:table-cell office:value-type="float" office:value="57.6071">
            <text:p>57.6071</text:p>
          </table:table-cell>
          <table:table-cell office:value-type="float" office:value="45.0682">
            <text:p>45.0682</text:p>
          </table:table-cell>
          <table:table-cell office:value-type="float" office:value="73.5683">
            <text:p>73.5683</text:p>
          </table:table-cell>
          <table:table-cell office:value-type="float" office:value="75.5226">
            <text:p>75.5226</text:p>
          </table:table-cell>
        </table:table-row>
        <table:table-row table:style-name="ro2">
          <table:table-cell office:value-type="float" office:value="75.5143">
            <text:p>75.5143</text:p>
          </table:table-cell>
          <table:table-cell office:value-type="float" office:value="60.1811">
            <text:p>60.1811</text:p>
          </table:table-cell>
          <table:table-cell office:value-type="float" office:value="28.2926">
            <text:p>28.2926</text:p>
          </table:table-cell>
          <table:table-cell office:value-type="float" office:value="133.3958">
            <text:p>133.3958</text:p>
          </table:table-cell>
          <table:table-cell office:value-type="float" office:value="145.5002">
            <text:p>145.5002</text:p>
          </table:table-cell>
        </table:table-row>
        <table:table-row table:style-name="ro2">
          <table:table-cell office:value-type="float" office:value="78.1656">
            <text:p>78.1656</text:p>
          </table:table-cell>
          <table:table-cell office:value-type="float" office:value="67.3633">
            <text:p>67.3633</text:p>
          </table:table-cell>
          <table:table-cell office:value-type="float" office:value="131.2885">
            <text:p>131.2885</text:p>
          </table:table-cell>
          <table:table-cell office:value-type="float" office:value="79.4991">
            <text:p>79.4991</text:p>
          </table:table-cell>
          <table:table-cell office:value-type="float" office:value="95.5313">
            <text:p>95.5313</text:p>
          </table:table-cell>
        </table:table-row>
        <table:table-row table:style-name="ro2">
          <table:table-cell office:value-type="float" office:value="53.5753">
            <text:p>53.5753</text:p>
          </table:table-cell>
          <table:table-cell office:value-type="float" office:value="57.2562">
            <text:p>57.2562</text:p>
          </table:table-cell>
          <table:table-cell office:value-type="float" office:value="111.0914">
            <text:p>111.0914</text:p>
          </table:table-cell>
          <table:table-cell office:value-type="float" office:value="71.3203">
            <text:p>71.3203</text:p>
          </table:table-cell>
          <table:table-cell office:value-type="float" office:value="64.9306">
            <text:p>64.9306</text:p>
          </table:table-cell>
        </table:table-row>
        <table:table-row table:style-name="ro2">
          <table:table-cell office:value-type="float" office:value="79.1833">
            <text:p>79.1833</text:p>
          </table:table-cell>
          <table:table-cell office:value-type="float" office:value="54.4007">
            <text:p>54.4007</text:p>
          </table:table-cell>
          <table:table-cell office:value-type="float" office:value="135.2081">
            <text:p>135.2081</text:p>
          </table:table-cell>
          <table:table-cell office:value-type="float" office:value="106.2556">
            <text:p>106.2556</text:p>
          </table:table-cell>
          <table:table-cell office:value-type="float" office:value="65.9805">
            <text:p>65.9805</text:p>
          </table:table-cell>
        </table:table-row>
        <table:table-row table:style-name="ro2">
          <table:table-cell office:value-type="float" office:value="79.2427">
            <text:p>79.2427</text:p>
          </table:table-cell>
          <table:table-cell office:value-type="float" office:value="40.1568">
            <text:p>40.1568</text:p>
          </table:table-cell>
          <table:table-cell office:value-type="float" office:value="87.0566">
            <text:p>87.0566</text:p>
          </table:table-cell>
          <table:table-cell office:value-type="float" office:value="107.2543">
            <text:p>107.2543</text:p>
          </table:table-cell>
          <table:table-cell office:value-type="float" office:value="60.8731">
            <text:p>60.8731</text:p>
          </table:table-cell>
        </table:table-row>
        <table:table-row table:style-name="ro2">
          <table:table-cell office:value-type="float" office:value="87.8072">
            <text:p>87.8072</text:p>
          </table:table-cell>
          <table:table-cell office:value-type="float" office:value="25.5976">
            <text:p>25.5976</text:p>
          </table:table-cell>
          <table:table-cell office:value-type="float" office:value="68.4537">
            <text:p>68.4537</text:p>
          </table:table-cell>
          <table:table-cell office:value-type="float" office:value="81.348">
            <text:p>81.348</text:p>
          </table:table-cell>
          <table:table-cell office:value-type="float" office:value="72.8615">
            <text:p>72.8615</text:p>
          </table:table-cell>
        </table:table-row>
        <table:table-row table:style-name="ro2">
          <table:table-cell office:value-type="float" office:value="85.2742">
            <text:p>85.2742</text:p>
          </table:table-cell>
          <table:table-cell office:value-type="float" office:value="53.6633">
            <text:p>53.6633</text:p>
          </table:table-cell>
          <table:table-cell office:value-type="float" office:value="69.5817">
            <text:p>69.5817</text:p>
          </table:table-cell>
          <table:table-cell office:value-type="float" office:value="81.0496">
            <text:p>81.0496</text:p>
          </table:table-cell>
          <table:table-cell office:value-type="float" office:value="103.3639">
            <text:p>103.3639</text:p>
          </table:table-cell>
        </table:table-row>
        <table:table-row table:style-name="ro2">
          <table:table-cell office:value-type="float" office:value="98.3942">
            <text:p>98.3942</text:p>
          </table:table-cell>
          <table:table-cell office:value-type="float" office:value="64.2477">
            <text:p>64.2477</text:p>
          </table:table-cell>
          <table:table-cell office:value-type="float" office:value="85.9289">
            <text:p>85.9289</text:p>
          </table:table-cell>
          <table:table-cell office:value-type="float" office:value="51.7523">
            <text:p>51.7523</text:p>
          </table:table-cell>
          <table:table-cell office:value-type="float" office:value="101.007">
            <text:p>101.007</text:p>
          </table:table-cell>
        </table:table-row>
        <table:table-row table:style-name="ro2">
          <table:table-cell office:value-type="float" office:value="95.8291">
            <text:p>95.8291</text:p>
          </table:table-cell>
          <table:table-cell office:value-type="float" office:value="63.3784">
            <text:p>63.3784</text:p>
          </table:table-cell>
          <table:table-cell office:value-type="float" office:value="55.0849">
            <text:p>55.0849</text:p>
          </table:table-cell>
          <table:table-cell office:value-type="float" office:value="88.7156">
            <text:p>88.7156</text:p>
          </table:table-cell>
          <table:table-cell office:value-type="float" office:value="90.9768">
            <text:p>90.9768</text:p>
          </table:table-cell>
        </table:table-row>
        <table:table-row table:style-name="ro2">
          <table:table-cell office:value-type="float" office:value="93.6221">
            <text:p>93.6221</text:p>
          </table:table-cell>
          <table:table-cell office:value-type="float" office:value="68.1749">
            <text:p>68.1749</text:p>
          </table:table-cell>
          <table:table-cell office:value-type="float" office:value="52.745">
            <text:p>52.745</text:p>
          </table:table-cell>
          <table:table-cell office:value-type="float" office:value="73.1121">
            <text:p>73.1121</text:p>
          </table:table-cell>
          <table:table-cell office:value-type="float" office:value="54.5739">
            <text:p>54.5739</text:p>
          </table:table-cell>
        </table:table-row>
        <table:table-row table:style-name="ro2">
          <table:table-cell office:value-type="float" office:value="95.4461">
            <text:p>95.4461</text:p>
          </table:table-cell>
          <table:table-cell office:value-type="float" office:value="45.7608">
            <text:p>45.7608</text:p>
          </table:table-cell>
          <table:table-cell office:value-type="float" office:value="84.3978">
            <text:p>84.3978</text:p>
          </table:table-cell>
          <table:table-cell office:value-type="float" office:value="21.1502">
            <text:p>21.1502</text:p>
          </table:table-cell>
          <table:table-cell office:value-type="float" office:value="75.6793">
            <text:p>75.6793</text:p>
          </table:table-cell>
        </table:table-row>
        <table:table-row table:style-name="ro2">
          <table:table-cell office:value-type="float" office:value="97.0448">
            <text:p>97.0448</text:p>
          </table:table-cell>
          <table:table-cell office:value-type="float" office:value="78.8562">
            <text:p>78.8562</text:p>
          </table:table-cell>
          <table:table-cell office:value-type="float" office:value="79.6896">
            <text:p>79.6896</text:p>
          </table:table-cell>
          <table:table-cell office:value-type="float" office:value="41.6839">
            <text:p>41.6839</text:p>
          </table:table-cell>
          <table:table-cell office:value-type="float" office:value="44.174">
            <text:p>44.174</text:p>
          </table:table-cell>
        </table:table-row>
        <table:table-row table:style-name="ro2">
          <table:table-cell office:value-type="float" office:value="114.6013">
            <text:p>114.6013</text:p>
          </table:table-cell>
          <table:table-cell office:value-type="float" office:value="68.8108">
            <text:p>68.8108</text:p>
          </table:table-cell>
          <table:table-cell office:value-type="float" office:value="90.3156">
            <text:p>90.3156</text:p>
          </table:table-cell>
          <table:table-cell office:value-type="float" office:value="145.5258">
            <text:p>145.5258</text:p>
          </table:table-cell>
          <table:table-cell office:value-type="float" office:value="86.3116">
            <text:p>86.3116</text:p>
          </table:table-cell>
        </table:table-row>
        <table:table-row table:style-name="ro2">
          <table:table-cell office:value-type="float" office:value="83.7958">
            <text:p>83.7958</text:p>
          </table:table-cell>
          <table:table-cell office:value-type="float" office:value="49.3476">
            <text:p>49.3476</text:p>
          </table:table-cell>
          <table:table-cell office:value-type="float" office:value="61.2263">
            <text:p>61.2263</text:p>
          </table:table-cell>
          <table:table-cell office:value-type="float" office:value="32.0509">
            <text:p>32.0509</text:p>
          </table:table-cell>
          <table:table-cell office:value-type="float" office:value="63.0398">
            <text:p>63.0398</text:p>
          </table:table-cell>
        </table:table-row>
        <table:table-row table:style-name="ro2">
          <table:table-cell office:value-type="float" office:value="58.9233">
            <text:p>58.9233</text:p>
          </table:table-cell>
          <table:table-cell office:value-type="float" office:value="74.6492">
            <text:p>74.6492</text:p>
          </table:table-cell>
          <table:table-cell office:value-type="float" office:value="122.8625">
            <text:p>122.8625</text:p>
          </table:table-cell>
          <table:table-cell office:value-type="float" office:value="66.6751">
            <text:p>66.6751</text:p>
          </table:table-cell>
          <table:table-cell office:value-type="float" office:value="117.0804">
            <text:p>117.0804</text:p>
          </table:table-cell>
        </table:table-row>
        <table:table-row table:style-name="ro2">
          <table:table-cell office:value-type="float" office:value="68.179">
            <text:p>68.179</text:p>
          </table:table-cell>
          <table:table-cell office:value-type="float" office:value="63.3243">
            <text:p>63.3243</text:p>
          </table:table-cell>
          <table:table-cell office:value-type="float" office:value="87.5038">
            <text:p>87.5038</text:p>
          </table:table-cell>
          <table:table-cell office:value-type="float" office:value="77.816">
            <text:p>77.816</text:p>
          </table:table-cell>
          <table:table-cell office:value-type="float" office:value="95.4378">
            <text:p>95.4378</text:p>
          </table:table-cell>
        </table:table-row>
        <table:table-row table:style-name="ro2">
          <table:table-cell office:value-type="float" office:value="65.9909">
            <text:p>65.9909</text:p>
          </table:table-cell>
          <table:table-cell office:value-type="float" office:value="97.4412">
            <text:p>97.4412</text:p>
          </table:table-cell>
          <table:table-cell office:value-type="float" office:value="33.6209">
            <text:p>33.6209</text:p>
          </table:table-cell>
          <table:table-cell office:value-type="float" office:value="80.6424">
            <text:p>80.6424</text:p>
          </table:table-cell>
          <table:table-cell office:value-type="float" office:value="103.3131">
            <text:p>103.3131</text:p>
          </table:table-cell>
        </table:table-row>
        <table:table-row table:style-name="ro2">
          <table:table-cell office:value-type="float" office:value="89.2413">
            <text:p>89.2413</text:p>
          </table:table-cell>
          <table:table-cell office:value-type="float" office:value="59.3864">
            <text:p>59.3864</text:p>
          </table:table-cell>
          <table:table-cell office:value-type="float" office:value="51.1278">
            <text:p>51.1278</text:p>
          </table:table-cell>
          <table:table-cell office:value-type="float" office:value="106.9699">
            <text:p>106.9699</text:p>
          </table:table-cell>
          <table:table-cell office:value-type="float" office:value="94.506">
            <text:p>94.506</text:p>
          </table:table-cell>
        </table:table-row>
        <table:table-row table:style-name="ro2">
          <table:table-cell office:value-type="float" office:value="69.1974">
            <text:p>69.1974</text:p>
          </table:table-cell>
          <table:table-cell office:value-type="float" office:value="53.9455">
            <text:p>53.9455</text:p>
          </table:table-cell>
          <table:table-cell office:value-type="float" office:value="37.2591">
            <text:p>37.2591</text:p>
          </table:table-cell>
          <table:table-cell office:value-type="float" office:value="79.0155">
            <text:p>79.0155</text:p>
          </table:table-cell>
          <table:table-cell office:value-type="float" office:value="85.1644">
            <text:p>85.1644</text:p>
          </table:table-cell>
        </table:table-row>
        <table:table-row table:style-name="ro2">
          <table:table-cell office:value-type="float" office:value="72.6048">
            <text:p>72.6048</text:p>
          </table:table-cell>
          <table:table-cell office:value-type="float" office:value="71.9121">
            <text:p>71.9121</text:p>
          </table:table-cell>
          <table:table-cell office:value-type="float" office:value="85.8801">
            <text:p>85.8801</text:p>
          </table:table-cell>
          <table:table-cell office:value-type="float" office:value="52.9876">
            <text:p>52.9876</text:p>
          </table:table-cell>
          <table:table-cell office:value-type="float" office:value="117.748">
            <text:p>117.748</text:p>
          </table:table-cell>
        </table:table-row>
        <table:table-row table:style-name="ro2">
          <table:table-cell office:value-type="float" office:value="69.8431">
            <text:p>69.8431</text:p>
          </table:table-cell>
          <table:table-cell office:value-type="float" office:value="84.8046">
            <text:p>84.8046</text:p>
          </table:table-cell>
          <table:table-cell office:value-type="float" office:value="78.358">
            <text:p>78.358</text:p>
          </table:table-cell>
          <table:table-cell office:value-type="float" office:value="79.5881">
            <text:p>79.5881</text:p>
          </table:table-cell>
          <table:table-cell office:value-type="float" office:value="56.2669">
            <text:p>56.2669</text:p>
          </table:table-cell>
        </table:table-row>
        <table:table-row table:style-name="ro2">
          <table:table-cell office:value-type="float" office:value="13.2503">
            <text:p>13.2503</text:p>
          </table:table-cell>
          <table:table-cell office:value-type="float" office:value="48.6859">
            <text:p>48.6859</text:p>
          </table:table-cell>
          <table:table-cell office:value-type="float" office:value="50.4786">
            <text:p>50.4786</text:p>
          </table:table-cell>
          <table:table-cell office:value-type="float" office:value="77.6659">
            <text:p>77.6659</text:p>
          </table:table-cell>
          <table:table-cell office:value-type="float" office:value="97.5748">
            <text:p>97.5748</text:p>
          </table:table-cell>
        </table:table-row>
        <table:table-row table:style-name="ro2">
          <table:table-cell office:value-type="float" office:value="57.2933">
            <text:p>57.2933</text:p>
          </table:table-cell>
          <table:table-cell office:value-type="float" office:value="72.1599">
            <text:p>72.1599</text:p>
          </table:table-cell>
          <table:table-cell office:value-type="float" office:value="42.6785">
            <text:p>42.6785</text:p>
          </table:table-cell>
          <table:table-cell office:value-type="float" office:value="90.369">
            <text:p>90.369</text:p>
          </table:table-cell>
          <table:table-cell office:value-type="float" office:value="97.3584">
            <text:p>97.3584</text:p>
          </table:table-cell>
        </table:table-row>
        <table:table-row table:style-name="ro2">
          <table:table-cell office:value-type="float" office:value="62.5923">
            <text:p>62.5923</text:p>
          </table:table-cell>
          <table:table-cell office:value-type="float" office:value="77.0855">
            <text:p>77.0855</text:p>
          </table:table-cell>
          <table:table-cell office:value-type="float" office:value="57.5885">
            <text:p>57.5885</text:p>
          </table:table-cell>
          <table:table-cell office:value-type="float" office:value="122.9953">
            <text:p>122.9953</text:p>
          </table:table-cell>
          <table:table-cell office:value-type="float" office:value="80.8045">
            <text:p>80.8045</text:p>
          </table:table-cell>
        </table:table-row>
        <table:table-row table:style-name="ro2">
          <table:table-cell office:value-type="float" office:value="73.9289">
            <text:p>73.9289</text:p>
          </table:table-cell>
          <table:table-cell office:value-type="float" office:value="63.2098">
            <text:p>63.2098</text:p>
          </table:table-cell>
          <table:table-cell office:value-type="float" office:value="69.9919">
            <text:p>69.9919</text:p>
          </table:table-cell>
          <table:table-cell office:value-type="float" office:value="77.6575">
            <text:p>77.6575</text:p>
          </table:table-cell>
          <table:table-cell office:value-type="float" office:value="62.6798">
            <text:p>62.6798</text:p>
          </table:table-cell>
        </table:table-row>
        <table:table-row table:style-name="ro2">
          <table:table-cell office:value-type="float" office:value="79.38">
            <text:p>79.38</text:p>
          </table:table-cell>
          <table:table-cell office:value-type="float" office:value="86.8394">
            <text:p>86.8394</text:p>
          </table:table-cell>
          <table:table-cell office:value-type="float" office:value="217.3138">
            <text:p>217.3138</text:p>
          </table:table-cell>
          <table:table-cell office:value-type="float" office:value="70.8034">
            <text:p>70.8034</text:p>
          </table:table-cell>
          <table:table-cell office:value-type="float" office:value="50.414">
            <text:p>50.414</text:p>
          </table:table-cell>
        </table:table-row>
        <table:table-row table:style-name="ro2">
          <table:table-cell office:value-type="float" office:value="85.0464">
            <text:p>85.0464</text:p>
          </table:table-cell>
          <table:table-cell office:value-type="float" office:value="71.6516">
            <text:p>71.6516</text:p>
          </table:table-cell>
          <table:table-cell office:value-type="float" office:value="95.6985">
            <text:p>95.6985</text:p>
          </table:table-cell>
          <table:table-cell office:value-type="float" office:value="73.8449">
            <text:p>73.8449</text:p>
          </table:table-cell>
          <table:table-cell office:value-type="float" office:value="61.8622">
            <text:p>61.8622</text:p>
          </table:table-cell>
        </table:table-row>
        <table:table-row table:style-name="ro2">
          <table:table-cell office:value-type="float" office:value="73.0286">
            <text:p>73.0286</text:p>
          </table:table-cell>
          <table:table-cell office:value-type="float" office:value="48.9192">
            <text:p>48.9192</text:p>
          </table:table-cell>
          <table:table-cell office:value-type="float" office:value="100.7225">
            <text:p>100.7225</text:p>
          </table:table-cell>
          <table:table-cell office:value-type="float" office:value="53.4533">
            <text:p>53.4533</text:p>
          </table:table-cell>
          <table:table-cell office:value-type="float" office:value="60.3127">
            <text:p>60.3127</text:p>
          </table:table-cell>
        </table:table-row>
        <table:table-row table:style-name="ro2">
          <table:table-cell office:value-type="float" office:value="95.0478">
            <text:p>95.0478</text:p>
          </table:table-cell>
          <table:table-cell office:value-type="float" office:value="57.9638">
            <text:p>57.9638</text:p>
          </table:table-cell>
          <table:table-cell office:value-type="float" office:value="84.3334">
            <text:p>84.3334</text:p>
          </table:table-cell>
          <table:table-cell office:value-type="float" office:value="113.6185">
            <text:p>113.6185</text:p>
          </table:table-cell>
          <table:table-cell office:value-type="float" office:value="130.3759">
            <text:p>130.3759</text:p>
          </table:table-cell>
        </table:table-row>
        <table:table-row table:style-name="ro2">
          <table:table-cell office:value-type="float" office:value="88.7764">
            <text:p>88.7764</text:p>
          </table:table-cell>
          <table:table-cell office:value-type="float" office:value="80.2206">
            <text:p>80.2206</text:p>
          </table:table-cell>
          <table:table-cell office:value-type="float" office:value="59.8284">
            <text:p>59.8284</text:p>
          </table:table-cell>
          <table:table-cell office:value-type="float" office:value="77.529">
            <text:p>77.529</text:p>
          </table:table-cell>
          <table:table-cell office:value-type="float" office:value="103.4395">
            <text:p>103.4395</text:p>
          </table:table-cell>
        </table:table-row>
        <table:table-row table:style-name="ro2">
          <table:table-cell office:value-type="float" office:value="80.9231">
            <text:p>80.9231</text:p>
          </table:table-cell>
          <table:table-cell office:value-type="float" office:value="67.5988">
            <text:p>67.5988</text:p>
          </table:table-cell>
          <table:table-cell office:value-type="float" office:value="87.1817">
            <text:p>87.1817</text:p>
          </table:table-cell>
          <table:table-cell office:value-type="float" office:value="121.466">
            <text:p>121.466</text:p>
          </table:table-cell>
          <table:table-cell office:value-type="float" office:value="60.0124">
            <text:p>60.0124</text:p>
          </table:table-cell>
        </table:table-row>
        <table:table-row table:style-name="ro2">
          <table:table-cell office:value-type="float" office:value="99.5988">
            <text:p>99.5988</text:p>
          </table:table-cell>
          <table:table-cell office:value-type="float" office:value="66.1169">
            <text:p>66.1169</text:p>
          </table:table-cell>
          <table:table-cell office:value-type="float" office:value="77.1126">
            <text:p>77.1126</text:p>
          </table:table-cell>
          <table:table-cell office:value-type="float" office:value="86.341">
            <text:p>86.341</text:p>
          </table:table-cell>
          <table:table-cell office:value-type="float" office:value="94.902">
            <text:p>94.902</text:p>
          </table:table-cell>
        </table:table-row>
        <table:table-row table:style-name="ro2">
          <table:table-cell office:value-type="float" office:value="77.9843">
            <text:p>77.9843</text:p>
          </table:table-cell>
          <table:table-cell office:value-type="float" office:value="64.6352">
            <text:p>64.6352</text:p>
          </table:table-cell>
          <table:table-cell office:value-type="float" office:value="131.2051">
            <text:p>131.2051</text:p>
          </table:table-cell>
          <table:table-cell office:value-type="float" office:value="110.8814">
            <text:p>110.8814</text:p>
          </table:table-cell>
          <table:table-cell office:value-type="float" office:value="87.7294">
            <text:p>87.7294</text:p>
          </table:table-cell>
        </table:table-row>
        <table:table-row table:style-name="ro2">
          <table:table-cell office:value-type="float" office:value="97.8871">
            <text:p>97.8871</text:p>
          </table:table-cell>
          <table:table-cell office:value-type="float" office:value="62.82">
            <text:p>62.82</text:p>
          </table:table-cell>
          <table:table-cell office:value-type="float" office:value="143.087">
            <text:p>143.087</text:p>
          </table:table-cell>
          <table:table-cell office:value-type="float" office:value="85.6773">
            <text:p>85.6773</text:p>
          </table:table-cell>
          <table:table-cell office:value-type="float" office:value="78.9629">
            <text:p>78.9629</text:p>
          </table:table-cell>
        </table:table-row>
        <table:table-row table:style-name="ro2">
          <table:table-cell office:value-type="float" office:value="105.5262">
            <text:p>105.5262</text:p>
          </table:table-cell>
          <table:table-cell office:value-type="float" office:value="23.5504">
            <text:p>23.5504</text:p>
          </table:table-cell>
          <table:table-cell office:value-type="float" office:value="86.3241">
            <text:p>86.3241</text:p>
          </table:table-cell>
          <table:table-cell office:value-type="float" office:value="84.4737">
            <text:p>84.4737</text:p>
          </table:table-cell>
          <table:table-cell office:value-type="float" office:value="132.3061">
            <text:p>132.3061</text:p>
          </table:table-cell>
        </table:table-row>
        <table:table-row table:style-name="ro2">
          <table:table-cell office:value-type="float" office:value="74.21">
            <text:p>74.21</text:p>
          </table:table-cell>
          <table:table-cell office:value-type="float" office:value="61.2654">
            <text:p>61.2654</text:p>
          </table:table-cell>
          <table:table-cell office:value-type="float" office:value="55.7705">
            <text:p>55.7705</text:p>
          </table:table-cell>
          <table:table-cell office:value-type="float" office:value="74.9866">
            <text:p>74.9866</text:p>
          </table:table-cell>
          <table:table-cell office:value-type="float" office:value="46.3392">
            <text:p>46.3392</text:p>
          </table:table-cell>
        </table:table-row>
        <table:table-row table:style-name="ro2">
          <table:table-cell office:value-type="float" office:value="83.1409">
            <text:p>83.1409</text:p>
          </table:table-cell>
          <table:table-cell office:value-type="float" office:value="79.2489">
            <text:p>79.2489</text:p>
          </table:table-cell>
          <table:table-cell office:value-type="float" office:value="92.1337">
            <text:p>92.1337</text:p>
          </table:table-cell>
          <table:table-cell office:value-type="float" office:value="68.8409">
            <text:p>68.8409</text:p>
          </table:table-cell>
          <table:table-cell office:value-type="float" office:value="63.5911">
            <text:p>63.5911</text:p>
          </table:table-cell>
        </table:table-row>
        <table:table-row table:style-name="ro2">
          <table:table-cell office:value-type="float" office:value="91.006">
            <text:p>91.006</text:p>
          </table:table-cell>
          <table:table-cell office:value-type="float" office:value="83.6855">
            <text:p>83.6855</text:p>
          </table:table-cell>
          <table:table-cell office:value-type="float" office:value="78.2285">
            <text:p>78.2285</text:p>
          </table:table-cell>
          <table:table-cell office:value-type="float" office:value="38.0765">
            <text:p>38.0765</text:p>
          </table:table-cell>
          <table:table-cell office:value-type="float" office:value="73.6127">
            <text:p>73.6127</text:p>
          </table:table-cell>
        </table:table-row>
        <table:table-row table:style-name="ro2">
          <table:table-cell office:value-type="float" office:value="83.9852">
            <text:p>83.9852</text:p>
          </table:table-cell>
          <table:table-cell office:value-type="float" office:value="89.1565">
            <text:p>89.1565</text:p>
          </table:table-cell>
          <table:table-cell office:value-type="float" office:value="87.4364">
            <text:p>87.4364</text:p>
          </table:table-cell>
          <table:table-cell office:value-type="float" office:value="68.819">
            <text:p>68.819</text:p>
          </table:table-cell>
          <table:table-cell office:value-type="float" office:value="77.4681">
            <text:p>77.4681</text:p>
          </table:table-cell>
        </table:table-row>
        <table:table-row table:style-name="ro2">
          <table:table-cell office:value-type="float" office:value="89.1511">
            <text:p>89.1511</text:p>
          </table:table-cell>
          <table:table-cell office:value-type="float" office:value="48.2852">
            <text:p>48.2852</text:p>
          </table:table-cell>
          <table:table-cell office:value-type="float" office:value="54.5369">
            <text:p>54.5369</text:p>
          </table:table-cell>
          <table:table-cell office:value-type="float" office:value="66.9664">
            <text:p>66.9664</text:p>
          </table:table-cell>
          <table:table-cell office:value-type="float" office:value="97.7415">
            <text:p>97.7415</text:p>
          </table:table-cell>
        </table:table-row>
        <table:table-row table:style-name="ro2">
          <table:table-cell office:value-type="float" office:value="76.8232">
            <text:p>76.8232</text:p>
          </table:table-cell>
          <table:table-cell office:value-type="float" office:value="43.5293">
            <text:p>43.5293</text:p>
          </table:table-cell>
          <table:table-cell office:value-type="float" office:value="63.8413">
            <text:p>63.8413</text:p>
          </table:table-cell>
          <table:table-cell office:value-type="float" office:value="25.9143">
            <text:p>25.9143</text:p>
          </table:table-cell>
          <table:table-cell office:value-type="float" office:value="86.9853">
            <text:p>86.9853</text:p>
          </table:table-cell>
        </table:table-row>
        <table:table-row table:style-name="ro2">
          <table:table-cell office:value-type="float" office:value="79.0795">
            <text:p>79.0795</text:p>
          </table:table-cell>
          <table:table-cell office:value-type="float" office:value="99.2199">
            <text:p>99.2199</text:p>
          </table:table-cell>
          <table:table-cell office:value-type="float" office:value="107.6643">
            <text:p>107.6643</text:p>
          </table:table-cell>
          <table:table-cell office:value-type="float" office:value="40.724">
            <text:p>40.724</text:p>
          </table:table-cell>
          <table:table-cell office:value-type="float" office:value="62.8727">
            <text:p>62.8727</text:p>
          </table:table-cell>
        </table:table-row>
        <table:table-row table:style-name="ro2">
          <table:table-cell office:value-type="float" office:value="83.34">
            <text:p>83.34</text:p>
          </table:table-cell>
          <table:table-cell office:value-type="float" office:value="39.9656">
            <text:p>39.9656</text:p>
          </table:table-cell>
          <table:table-cell office:value-type="float" office:value="50.6314">
            <text:p>50.6314</text:p>
          </table:table-cell>
          <table:table-cell office:value-type="float" office:value="50.2571">
            <text:p>50.2571</text:p>
          </table:table-cell>
          <table:table-cell office:value-type="float" office:value="98.2876">
            <text:p>98.2876</text:p>
          </table:table-cell>
        </table:table-row>
        <table:table-row table:style-name="ro2">
          <table:table-cell office:value-type="float" office:value="79.5552">
            <text:p>79.5552</text:p>
          </table:table-cell>
          <table:table-cell office:value-type="float" office:value="69.5123">
            <text:p>69.5123</text:p>
          </table:table-cell>
          <table:table-cell office:value-type="float" office:value="78.3795">
            <text:p>78.3795</text:p>
          </table:table-cell>
          <table:table-cell office:value-type="float" office:value="27.4523">
            <text:p>27.4523</text:p>
          </table:table-cell>
          <table:table-cell office:value-type="float" office:value="52.5165">
            <text:p>52.5165</text:p>
          </table:table-cell>
        </table:table-row>
        <table:table-row table:style-name="ro2">
          <table:table-cell office:value-type="float" office:value="70.1886">
            <text:p>70.1886</text:p>
          </table:table-cell>
          <table:table-cell office:value-type="float" office:value="118.2399">
            <text:p>118.2399</text:p>
          </table:table-cell>
          <table:table-cell office:value-type="float" office:value="56.1012">
            <text:p>56.1012</text:p>
          </table:table-cell>
          <table:table-cell office:value-type="float" office:value="69.7351">
            <text:p>69.7351</text:p>
          </table:table-cell>
          <table:table-cell office:value-type="float" office:value="95.179">
            <text:p>95.179</text:p>
          </table:table-cell>
        </table:table-row>
        <table:table-row table:style-name="ro2">
          <table:table-cell office:value-type="float" office:value="68.6421">
            <text:p>68.6421</text:p>
          </table:table-cell>
          <table:table-cell office:value-type="float" office:value="60.8223">
            <text:p>60.8223</text:p>
          </table:table-cell>
          <table:table-cell office:value-type="float" office:value="92.1365">
            <text:p>92.1365</text:p>
          </table:table-cell>
          <table:table-cell office:value-type="float" office:value="79.8109">
            <text:p>79.8109</text:p>
          </table:table-cell>
          <table:table-cell office:value-type="float" office:value="74.3866">
            <text:p>74.3866</text:p>
          </table:table-cell>
        </table:table-row>
        <table:table-row table:style-name="ro2">
          <table:table-cell office:value-type="float" office:value="91.176">
            <text:p>91.176</text:p>
          </table:table-cell>
          <table:table-cell office:value-type="float" office:value="88.6264">
            <text:p>88.6264</text:p>
          </table:table-cell>
          <table:table-cell office:value-type="float" office:value="68.9374">
            <text:p>68.9374</text:p>
          </table:table-cell>
          <table:table-cell office:value-type="float" office:value="71.7658">
            <text:p>71.7658</text:p>
          </table:table-cell>
          <table:table-cell office:value-type="float" office:value="162.2014">
            <text:p>162.2014</text:p>
          </table:table-cell>
        </table:table-row>
        <table:table-row table:style-name="ro2">
          <table:table-cell office:value-type="float" office:value="79.9563">
            <text:p>79.9563</text:p>
          </table:table-cell>
          <table:table-cell office:value-type="float" office:value="104.464">
            <text:p>104.464</text:p>
          </table:table-cell>
          <table:table-cell office:value-type="float" office:value="28.2834">
            <text:p>28.2834</text:p>
          </table:table-cell>
          <table:table-cell office:value-type="float" office:value="83.5995">
            <text:p>83.5995</text:p>
          </table:table-cell>
          <table:table-cell office:value-type="float" office:value="110.3958">
            <text:p>110.3958</text:p>
          </table:table-cell>
        </table:table-row>
        <table:table-row table:style-name="ro2">
          <table:table-cell office:value-type="float" office:value="85.2025">
            <text:p>85.2025</text:p>
          </table:table-cell>
          <table:table-cell office:value-type="float" office:value="74.8232">
            <text:p>74.8232</text:p>
          </table:table-cell>
          <table:table-cell office:value-type="float" office:value="44.921">
            <text:p>44.921</text:p>
          </table:table-cell>
          <table:table-cell office:value-type="float" office:value="46.1764">
            <text:p>46.1764</text:p>
          </table:table-cell>
          <table:table-cell office:value-type="float" office:value="59.3388">
            <text:p>59.3388</text:p>
          </table:table-cell>
        </table:table-row>
        <table:table-row table:style-name="ro2">
          <table:table-cell office:value-type="float" office:value="69.9053">
            <text:p>69.9053</text:p>
          </table:table-cell>
          <table:table-cell office:value-type="float" office:value="80.8932">
            <text:p>80.8932</text:p>
          </table:table-cell>
          <table:table-cell office:value-type="float" office:value="38.2302">
            <text:p>38.2302</text:p>
          </table:table-cell>
          <table:table-cell office:value-type="float" office:value="52.9147">
            <text:p>52.9147</text:p>
          </table:table-cell>
          <table:table-cell office:value-type="float" office:value="66.3905">
            <text:p>66.3905</text:p>
          </table:table-cell>
        </table:table-row>
        <table:table-row table:style-name="ro2">
          <table:table-cell office:value-type="float" office:value="81.2206">
            <text:p>81.2206</text:p>
          </table:table-cell>
          <table:table-cell office:value-type="float" office:value="13.2262">
            <text:p>13.2262</text:p>
          </table:table-cell>
          <table:table-cell office:value-type="float" office:value="93.1142">
            <text:p>93.1142</text:p>
          </table:table-cell>
          <table:table-cell office:value-type="float" office:value="67.963">
            <text:p>67.963</text:p>
          </table:table-cell>
          <table:table-cell office:value-type="float" office:value="103.2044">
            <text:p>103.2044</text:p>
          </table:table-cell>
        </table:table-row>
        <table:table-row table:style-name="ro2">
          <table:table-cell office:value-type="float" office:value="74.3181">
            <text:p>74.3181</text:p>
          </table:table-cell>
          <table:table-cell office:value-type="float" office:value="79.9563">
            <text:p>79.9563</text:p>
          </table:table-cell>
          <table:table-cell office:value-type="float" office:value="129.197">
            <text:p>129.197</text:p>
          </table:table-cell>
          <table:table-cell office:value-type="float" office:value="32.2773">
            <text:p>32.2773</text:p>
          </table:table-cell>
          <table:table-cell office:value-type="float" office:value="77.1458">
            <text:p>77.1458</text:p>
          </table:table-cell>
        </table:table-row>
        <table:table-row table:style-name="ro2">
          <table:table-cell office:value-type="float" office:value="87.3325">
            <text:p>87.3325</text:p>
          </table:table-cell>
          <table:table-cell office:value-type="float" office:value="53.0468">
            <text:p>53.0468</text:p>
          </table:table-cell>
          <table:table-cell office:value-type="float" office:value="66.3915">
            <text:p>66.3915</text:p>
          </table:table-cell>
          <table:table-cell office:value-type="float" office:value="125.651">
            <text:p>125.651</text:p>
          </table:table-cell>
          <table:table-cell office:value-type="float" office:value="94.699">
            <text:p>94.699</text:p>
          </table:table-cell>
        </table:table-row>
        <table:table-row table:style-name="ro2">
          <table:table-cell office:value-type="float" office:value="96.0059">
            <text:p>96.0059</text:p>
          </table:table-cell>
          <table:table-cell office:value-type="float" office:value="93.2941">
            <text:p>93.2941</text:p>
          </table:table-cell>
          <table:table-cell office:value-type="float" office:value="63.2865">
            <text:p>63.2865</text:p>
          </table:table-cell>
          <table:table-cell office:value-type="float" office:value="67.768">
            <text:p>67.768</text:p>
          </table:table-cell>
          <table:table-cell office:value-type="float" office:value="65.9826">
            <text:p>65.9826</text:p>
          </table:table-cell>
        </table:table-row>
        <table:table-row table:style-name="ro2">
          <table:table-cell office:value-type="float" office:value="74.6568">
            <text:p>74.6568</text:p>
          </table:table-cell>
          <table:table-cell office:value-type="float" office:value="67.9198">
            <text:p>67.9198</text:p>
          </table:table-cell>
          <table:table-cell office:value-type="float" office:value="58.9604">
            <text:p>58.9604</text:p>
          </table:table-cell>
          <table:table-cell office:value-type="float" office:value="85.9792">
            <text:p>85.9792</text:p>
          </table:table-cell>
          <table:table-cell office:value-type="float" office:value="65.3133">
            <text:p>65.3133</text:p>
          </table:table-cell>
        </table:table-row>
        <table:table-row table:style-name="ro2">
          <table:table-cell office:value-type="float" office:value="87.4811">
            <text:p>87.4811</text:p>
          </table:table-cell>
          <table:table-cell office:value-type="float" office:value="40.0214">
            <text:p>40.0214</text:p>
          </table:table-cell>
          <table:table-cell office:value-type="float" office:value="87.5404">
            <text:p>87.5404</text:p>
          </table:table-cell>
          <table:table-cell office:value-type="float" office:value="61.8344">
            <text:p>61.8344</text:p>
          </table:table-cell>
          <table:table-cell office:value-type="float" office:value="103.8193">
            <text:p>103.8193</text:p>
          </table:table-cell>
        </table:table-row>
        <table:table-row table:style-name="ro2">
          <table:table-cell office:value-type="float" office:value="124.4804">
            <text:p>124.4804</text:p>
          </table:table-cell>
          <table:table-cell office:value-type="float" office:value="60.3956">
            <text:p>60.3956</text:p>
          </table:table-cell>
          <table:table-cell office:value-type="float" office:value="124.0965">
            <text:p>124.0965</text:p>
          </table:table-cell>
          <table:table-cell office:value-type="float" office:value="16.5893">
            <text:p>16.5893</text:p>
          </table:table-cell>
          <table:table-cell office:value-type="float" office:value="65.2309">
            <text:p>65.2309</text:p>
          </table:table-cell>
        </table:table-row>
        <table:table-row table:style-name="ro2">
          <table:table-cell office:value-type="float" office:value="83.1359">
            <text:p>83.1359</text:p>
          </table:table-cell>
          <table:table-cell office:value-type="float" office:value="102.145">
            <text:p>102.145</text:p>
          </table:table-cell>
          <table:table-cell office:value-type="float" office:value="84.0582">
            <text:p>84.0582</text:p>
          </table:table-cell>
          <table:table-cell office:value-type="float" office:value="96.1912">
            <text:p>96.1912</text:p>
          </table:table-cell>
          <table:table-cell office:value-type="float" office:value="84.0341">
            <text:p>84.0341</text:p>
          </table:table-cell>
        </table:table-row>
        <table:table-row table:style-name="ro2">
          <table:table-cell office:value-type="float" office:value="97.6901">
            <text:p>97.6901</text:p>
          </table:table-cell>
          <table:table-cell office:value-type="float" office:value="84.6937">
            <text:p>84.6937</text:p>
          </table:table-cell>
          <table:table-cell office:value-type="float" office:value="79.4829">
            <text:p>79.4829</text:p>
          </table:table-cell>
          <table:table-cell office:value-type="float" office:value="109.1072">
            <text:p>109.1072</text:p>
          </table:table-cell>
          <table:table-cell office:value-type="float" office:value="62.3757">
            <text:p>62.3757</text:p>
          </table:table-cell>
        </table:table-row>
        <table:table-row table:style-name="ro2">
          <table:table-cell office:value-type="float" office:value="96.7763">
            <text:p>96.7763</text:p>
          </table:table-cell>
          <table:table-cell office:value-type="float" office:value="77.2137">
            <text:p>77.2137</text:p>
          </table:table-cell>
          <table:table-cell office:value-type="float" office:value="38.7063">
            <text:p>38.7063</text:p>
          </table:table-cell>
          <table:table-cell office:value-type="float" office:value="102.2362">
            <text:p>102.2362</text:p>
          </table:table-cell>
          <table:table-cell office:value-type="float" office:value="74.1936">
            <text:p>74.1936</text:p>
          </table:table-cell>
        </table:table-row>
        <table:table-row table:style-name="ro2">
          <table:table-cell office:value-type="float" office:value="71.7704">
            <text:p>71.7704</text:p>
          </table:table-cell>
          <table:table-cell office:value-type="float" office:value="77.6502">
            <text:p>77.6502</text:p>
          </table:table-cell>
          <table:table-cell office:value-type="float" office:value="50.9985">
            <text:p>50.9985</text:p>
          </table:table-cell>
          <table:table-cell office:value-type="float" office:value="19.2586">
            <text:p>19.2586</text:p>
          </table:table-cell>
          <table:table-cell office:value-type="float" office:value="96.3699">
            <text:p>96.3699</text:p>
          </table:table-cell>
        </table:table-row>
        <table:table-row table:style-name="ro2">
          <table:table-cell office:value-type="float" office:value="86.6562">
            <text:p>86.6562</text:p>
          </table:table-cell>
          <table:table-cell office:value-type="float" office:value="37.5435">
            <text:p>37.5435</text:p>
          </table:table-cell>
          <table:table-cell office:value-type="float" office:value="63.4095">
            <text:p>63.4095</text:p>
          </table:table-cell>
          <table:table-cell office:value-type="float" office:value="74.1594">
            <text:p>74.1594</text:p>
          </table:table-cell>
          <table:table-cell office:value-type="float" office:value="93.1724">
            <text:p>93.1724</text:p>
          </table:table-cell>
        </table:table-row>
        <table:table-row table:style-name="ro2">
          <table:table-cell office:value-type="float" office:value="75.9649">
            <text:p>75.9649</text:p>
          </table:table-cell>
          <table:table-cell office:value-type="float" office:value="83.1097">
            <text:p>83.1097</text:p>
          </table:table-cell>
          <table:table-cell office:value-type="float" office:value="56.5829">
            <text:p>56.5829</text:p>
          </table:table-cell>
          <table:table-cell office:value-type="float" office:value="79.8396">
            <text:p>79.8396</text:p>
          </table:table-cell>
          <table:table-cell office:value-type="float" office:value="70.8809">
            <text:p>70.8809</text:p>
          </table:table-cell>
        </table:table-row>
        <table:table-row table:style-name="ro2">
          <table:table-cell office:value-type="float" office:value="93.1829">
            <text:p>93.1829</text:p>
          </table:table-cell>
          <table:table-cell office:value-type="float" office:value="82.5217">
            <text:p>82.5217</text:p>
          </table:table-cell>
          <table:table-cell office:value-type="float" office:value="71.0066">
            <text:p>71.0066</text:p>
          </table:table-cell>
          <table:table-cell office:value-type="float" office:value="55.3162">
            <text:p>55.3162</text:p>
          </table:table-cell>
          <table:table-cell office:value-type="float" office:value="81.4999">
            <text:p>81.4999</text:p>
          </table:table-cell>
        </table:table-row>
        <table:table-row table:style-name="ro2">
          <table:table-cell office:value-type="float" office:value="67.7248">
            <text:p>67.7248</text:p>
          </table:table-cell>
          <table:table-cell office:value-type="float" office:value="51.665">
            <text:p>51.665</text:p>
          </table:table-cell>
          <table:table-cell office:value-type="float" office:value="68.4854">
            <text:p>68.4854</text:p>
          </table:table-cell>
          <table:table-cell office:value-type="float" office:value="66.5551">
            <text:p>66.5551</text:p>
          </table:table-cell>
          <table:table-cell office:value-type="float" office:value="95.4116">
            <text:p>95.4116</text:p>
          </table:table-cell>
        </table:table-row>
        <table:table-row table:style-name="ro2">
          <table:table-cell office:value-type="float" office:value="88.4321">
            <text:p>88.4321</text:p>
          </table:table-cell>
          <table:table-cell office:value-type="float" office:value="55.7419">
            <text:p>55.7419</text:p>
          </table:table-cell>
          <table:table-cell office:value-type="float" office:value="63.4376">
            <text:p>63.4376</text:p>
          </table:table-cell>
          <table:table-cell office:value-type="float" office:value="92.0264">
            <text:p>92.0264</text:p>
          </table:table-cell>
          <table:table-cell office:value-type="float" office:value="86.9557">
            <text:p>86.9557</text:p>
          </table:table-cell>
        </table:table-row>
        <table:table-row table:style-name="ro2">
          <table:table-cell office:value-type="float" office:value="80.6635">
            <text:p>80.6635</text:p>
          </table:table-cell>
          <table:table-cell office:value-type="float" office:value="124.1958">
            <text:p>124.1958</text:p>
          </table:table-cell>
          <table:table-cell office:value-type="float" office:value="72.4704">
            <text:p>72.4704</text:p>
          </table:table-cell>
          <table:table-cell office:value-type="float" office:value="18.1363">
            <text:p>18.1363</text:p>
          </table:table-cell>
          <table:table-cell office:value-type="float" office:value="111.3036">
            <text:p>111.3036</text:p>
          </table:table-cell>
        </table:table-row>
        <table:table-row table:style-name="ro2">
          <table:table-cell office:value-type="float" office:value="54.9761">
            <text:p>54.9761</text:p>
          </table:table-cell>
          <table:table-cell office:value-type="float" office:value="85.7895">
            <text:p>85.7895</text:p>
          </table:table-cell>
          <table:table-cell office:value-type="float" office:value="68.5095">
            <text:p>68.5095</text:p>
          </table:table-cell>
          <table:table-cell office:value-type="float" office:value="67.7958">
            <text:p>67.7958</text:p>
          </table:table-cell>
          <table:table-cell office:value-type="float" office:value="56.6495">
            <text:p>56.6495</text:p>
          </table:table-cell>
        </table:table-row>
        <table:table-row table:style-name="ro2">
          <table:table-cell office:value-type="float" office:value="71.3591">
            <text:p>71.3591</text:p>
          </table:table-cell>
          <table:table-cell office:value-type="float" office:value="71.8555">
            <text:p>71.8555</text:p>
          </table:table-cell>
          <table:table-cell office:value-type="float" office:value="66.0674">
            <text:p>66.0674</text:p>
          </table:table-cell>
          <table:table-cell office:value-type="float" office:value="71.5162">
            <text:p>71.5162</text:p>
          </table:table-cell>
          <table:table-cell office:value-type="float" office:value="143.0533">
            <text:p>143.0533</text:p>
          </table:table-cell>
        </table:table-row>
        <table:table-row table:style-name="ro2">
          <table:table-cell office:value-type="float" office:value="65.8298">
            <text:p>65.8298</text:p>
          </table:table-cell>
          <table:table-cell office:value-type="float" office:value="57.9643">
            <text:p>57.9643</text:p>
          </table:table-cell>
          <table:table-cell office:value-type="float" office:value="53.5744">
            <text:p>53.5744</text:p>
          </table:table-cell>
          <table:table-cell office:value-type="float" office:value="98.7776">
            <text:p>98.7776</text:p>
          </table:table-cell>
          <table:table-cell office:value-type="float" office:value="82.1597">
            <text:p>82.1597</text:p>
          </table:table-cell>
        </table:table-row>
        <table:table-row table:style-name="ro2">
          <table:table-cell office:value-type="float" office:value="84.3063">
            <text:p>84.3063</text:p>
          </table:table-cell>
          <table:table-cell office:value-type="float" office:value="89.9367">
            <text:p>89.9367</text:p>
          </table:table-cell>
          <table:table-cell office:value-type="float" office:value="81.3332">
            <text:p>81.3332</text:p>
          </table:table-cell>
          <table:table-cell office:value-type="float" office:value="109.1303">
            <text:p>109.1303</text:p>
          </table:table-cell>
          <table:table-cell office:value-type="float" office:value="68.287">
            <text:p>68.287</text:p>
          </table:table-cell>
        </table:table-row>
        <table:table-row table:style-name="ro2">
          <table:table-cell office:value-type="float" office:value="81.3925">
            <text:p>81.3925</text:p>
          </table:table-cell>
          <table:table-cell office:value-type="float" office:value="76.9236">
            <text:p>76.9236</text:p>
          </table:table-cell>
          <table:table-cell office:value-type="float" office:value="139.8023">
            <text:p>139.8023</text:p>
          </table:table-cell>
          <table:table-cell office:value-type="float" office:value="88.7591">
            <text:p>88.7591</text:p>
          </table:table-cell>
          <table:table-cell office:value-type="float" office:value="41.975">
            <text:p>41.975</text:p>
          </table:table-cell>
        </table:table-row>
        <table:table-row table:style-name="ro2">
          <table:table-cell office:value-type="float" office:value="71.6941">
            <text:p>71.6941</text:p>
          </table:table-cell>
          <table:table-cell office:value-type="float" office:value="105.1645">
            <text:p>105.1645</text:p>
          </table:table-cell>
          <table:table-cell office:value-type="float" office:value="41.8234">
            <text:p>41.8234</text:p>
          </table:table-cell>
          <table:table-cell office:value-type="float" office:value="89.4456">
            <text:p>89.4456</text:p>
          </table:table-cell>
          <table:table-cell office:value-type="float" office:value="74.4368">
            <text:p>74.4368</text:p>
          </table:table-cell>
        </table:table-row>
        <table:table-row table:style-name="ro2">
          <table:table-cell office:value-type="float" office:value="80.8004">
            <text:p>80.8004</text:p>
          </table:table-cell>
          <table:table-cell office:value-type="float" office:value="82.6006">
            <text:p>82.6006</text:p>
          </table:table-cell>
          <table:table-cell office:value-type="float" office:value="110.1801">
            <text:p>110.1801</text:p>
          </table:table-cell>
          <table:table-cell office:value-type="float" office:value="92.5591">
            <text:p>92.5591</text:p>
          </table:table-cell>
          <table:table-cell office:value-type="float" office:value="69.0075">
            <text:p>69.0075</text:p>
          </table:table-cell>
        </table:table-row>
        <table:table-row table:style-name="ro2">
          <table:table-cell office:value-type="float" office:value="83.8873">
            <text:p>83.8873</text:p>
          </table:table-cell>
          <table:table-cell office:value-type="float" office:value="66.6768">
            <text:p>66.6768</text:p>
          </table:table-cell>
          <table:table-cell office:value-type="float" office:value="79.0385">
            <text:p>79.0385</text:p>
          </table:table-cell>
          <table:table-cell office:value-type="float" office:value="35.298">
            <text:p>35.298</text:p>
          </table:table-cell>
          <table:table-cell office:value-type="float" office:value="71.1108">
            <text:p>71.1108</text:p>
          </table:table-cell>
        </table:table-row>
        <table:table-row table:style-name="ro2">
          <table:table-cell office:value-type="float" office:value="109.6623">
            <text:p>109.6623</text:p>
          </table:table-cell>
          <table:table-cell office:value-type="float" office:value="95.0921">
            <text:p>95.0921</text:p>
          </table:table-cell>
          <table:table-cell office:value-type="float" office:value="72.7665">
            <text:p>72.7665</text:p>
          </table:table-cell>
          <table:table-cell office:value-type="float" office:value="69.4901">
            <text:p>69.4901</text:p>
          </table:table-cell>
          <table:table-cell office:value-type="float" office:value="55.032">
            <text:p>55.032</text:p>
          </table:table-cell>
        </table:table-row>
        <table:table-row table:style-name="ro2">
          <table:table-cell office:value-type="float" office:value="74.2251">
            <text:p>74.2251</text:p>
          </table:table-cell>
          <table:table-cell office:value-type="float" office:value="16.3709">
            <text:p>16.3709</text:p>
          </table:table-cell>
          <table:table-cell office:value-type="float" office:value="82.4812">
            <text:p>82.4812</text:p>
          </table:table-cell>
          <table:table-cell office:value-type="float" office:value="90.9828">
            <text:p>90.9828</text:p>
          </table:table-cell>
          <table:table-cell office:value-type="float" office:value="90.1351">
            <text:p>90.1351</text:p>
          </table:table-cell>
        </table:table-row>
        <table:table-row table:style-name="ro2">
          <table:table-cell office:value-type="float" office:value="86.1971">
            <text:p>86.1971</text:p>
          </table:table-cell>
          <table:table-cell office:value-type="float" office:value="98.1326">
            <text:p>98.1326</text:p>
          </table:table-cell>
          <table:table-cell office:value-type="float" office:value="67.0881">
            <text:p>67.0881</text:p>
          </table:table-cell>
          <table:table-cell office:value-type="float" office:value="83.786">
            <text:p>83.786</text:p>
          </table:table-cell>
          <table:table-cell office:value-type="float" office:value="33.3839">
            <text:p>33.3839</text:p>
          </table:table-cell>
        </table:table-row>
        <table:table-row table:style-name="ro2">
          <table:table-cell office:value-type="float" office:value="56.4318">
            <text:p>56.4318</text:p>
          </table:table-cell>
          <table:table-cell office:value-type="float" office:value="146.3287">
            <text:p>146.3287</text:p>
          </table:table-cell>
          <table:table-cell office:value-type="float" office:value="97.6886">
            <text:p>97.6886</text:p>
          </table:table-cell>
          <table:table-cell office:value-type="float" office:value="25.9883">
            <text:p>25.9883</text:p>
          </table:table-cell>
          <table:table-cell office:value-type="float" office:value="21.3014">
            <text:p>21.3014</text:p>
          </table:table-cell>
        </table:table-row>
        <table:table-row table:style-name="ro2">
          <table:table-cell office:value-type="float" office:value="79.898">
            <text:p>79.898</text:p>
          </table:table-cell>
          <table:table-cell office:value-type="float" office:value="87.8391">
            <text:p>87.8391</text:p>
          </table:table-cell>
          <table:table-cell office:value-type="float" office:value="106.7524">
            <text:p>106.7524</text:p>
          </table:table-cell>
          <table:table-cell office:value-type="float" office:value="76.6721">
            <text:p>76.6721</text:p>
          </table:table-cell>
          <table:table-cell office:value-type="float" office:value="99.7569">
            <text:p>99.7569</text:p>
          </table:table-cell>
        </table:table-row>
        <table:table-row table:style-name="ro2">
          <table:table-cell office:value-type="float" office:value="118.3026">
            <text:p>118.3026</text:p>
          </table:table-cell>
          <table:table-cell office:value-type="float" office:value="23.4296">
            <text:p>23.4296</text:p>
          </table:table-cell>
          <table:table-cell office:value-type="float" office:value="124.8217">
            <text:p>124.8217</text:p>
          </table:table-cell>
          <table:table-cell office:value-type="float" office:value="58.9616">
            <text:p>58.9616</text:p>
          </table:table-cell>
          <table:table-cell office:value-type="float" office:value="73.2292">
            <text:p>73.2292</text:p>
          </table:table-cell>
        </table:table-row>
        <table:table-row table:style-name="ro2">
          <table:table-cell office:value-type="float" office:value="99.9415">
            <text:p>99.9415</text:p>
          </table:table-cell>
          <table:table-cell office:value-type="float" office:value="58.9018">
            <text:p>58.9018</text:p>
          </table:table-cell>
          <table:table-cell office:value-type="float" office:value="98.7698">
            <text:p>98.7698</text:p>
          </table:table-cell>
          <table:table-cell office:value-type="float" office:value="94.995">
            <text:p>94.995</text:p>
          </table:table-cell>
          <table:table-cell office:value-type="float" office:value="92.3303">
            <text:p>92.3303</text:p>
          </table:table-cell>
        </table:table-row>
        <table:table-row table:style-name="ro2">
          <table:table-cell office:value-type="float" office:value="149.4061">
            <text:p>149.4061</text:p>
          </table:table-cell>
          <table:table-cell office:value-type="float" office:value="86.3861">
            <text:p>86.3861</text:p>
          </table:table-cell>
          <table:table-cell office:value-type="float" office:value="77.6917">
            <text:p>77.6917</text:p>
          </table:table-cell>
          <table:table-cell office:value-type="float" office:value="78.2724">
            <text:p>78.2724</text:p>
          </table:table-cell>
          <table:table-cell office:value-type="float" office:value="93.6757">
            <text:p>93.6757</text:p>
          </table:table-cell>
        </table:table-row>
        <table:table-row table:style-name="ro2">
          <table:table-cell office:value-type="float" office:value="92.7633">
            <text:p>92.7633</text:p>
          </table:table-cell>
          <table:table-cell office:value-type="float" office:value="155.2048">
            <text:p>155.2048</text:p>
          </table:table-cell>
          <table:table-cell office:value-type="float" office:value="83.8854">
            <text:p>83.8854</text:p>
          </table:table-cell>
          <table:table-cell office:value-type="float" office:value="71.9961">
            <text:p>71.9961</text:p>
          </table:table-cell>
          <table:table-cell office:value-type="float" office:value="79.5362">
            <text:p>79.5362</text:p>
          </table:table-cell>
        </table:table-row>
        <table:table-row table:style-name="ro2">
          <table:table-cell office:value-type="float" office:value="91.8089">
            <text:p>91.8089</text:p>
          </table:table-cell>
          <table:table-cell office:value-type="float" office:value="89.1885">
            <text:p>89.1885</text:p>
          </table:table-cell>
          <table:table-cell office:value-type="float" office:value="91.1467">
            <text:p>91.1467</text:p>
          </table:table-cell>
          <table:table-cell office:value-type="float" office:value="83.3265">
            <text:p>83.3265</text:p>
          </table:table-cell>
          <table:table-cell office:value-type="float" office:value="56.7152">
            <text:p>56.7152</text:p>
          </table:table-cell>
        </table:table-row>
        <table:table-row table:style-name="ro2">
          <table:table-cell office:value-type="float" office:value="127.8924">
            <text:p>127.8924</text:p>
          </table:table-cell>
          <table:table-cell office:value-type="float" office:value="95.2027">
            <text:p>95.2027</text:p>
          </table:table-cell>
          <table:table-cell office:value-type="float" office:value="90.6453">
            <text:p>90.6453</text:p>
          </table:table-cell>
          <table:table-cell office:value-type="float" office:value="86.2094">
            <text:p>86.2094</text:p>
          </table:table-cell>
          <table:table-cell office:value-type="float" office:value="119.6301">
            <text:p>119.6301</text:p>
          </table:table-cell>
        </table:table-row>
        <table:table-row table:style-name="ro2">
          <table:table-cell office:value-type="float" office:value="88.9402">
            <text:p>88.9402</text:p>
          </table:table-cell>
          <table:table-cell office:value-type="float" office:value="96.9198">
            <text:p>96.9198</text:p>
          </table:table-cell>
          <table:table-cell office:value-type="float" office:value="18.6112">
            <text:p>18.6112</text:p>
          </table:table-cell>
          <table:table-cell office:value-type="float" office:value="104.9487">
            <text:p>104.9487</text:p>
          </table:table-cell>
          <table:table-cell office:value-type="float" office:value="27.8102">
            <text:p>27.8102</text:p>
          </table:table-cell>
        </table:table-row>
        <table:table-row table:style-name="ro2">
          <table:table-cell office:value-type="float" office:value="86.0921">
            <text:p>86.0921</text:p>
          </table:table-cell>
          <table:table-cell office:value-type="float" office:value="94.6144">
            <text:p>94.6144</text:p>
          </table:table-cell>
          <table:table-cell office:value-type="float" office:value="62.2511">
            <text:p>62.2511</text:p>
          </table:table-cell>
          <table:table-cell office:value-type="float" office:value="112.1374">
            <text:p>112.1374</text:p>
          </table:table-cell>
          <table:table-cell office:value-type="float" office:value="86.1195">
            <text:p>86.1195</text:p>
          </table:table-cell>
        </table:table-row>
        <table:table-row table:style-name="ro2">
          <table:table-cell office:value-type="float" office:value="72.5404">
            <text:p>72.5404</text:p>
          </table:table-cell>
          <table:table-cell office:value-type="float" office:value="84.9362">
            <text:p>84.9362</text:p>
          </table:table-cell>
          <table:table-cell office:value-type="float" office:value="77.6396">
            <text:p>77.6396</text:p>
          </table:table-cell>
          <table:table-cell office:value-type="float" office:value="99.7266">
            <text:p>99.7266</text:p>
          </table:table-cell>
          <table:table-cell office:value-type="float" office:value="49.1765">
            <text:p>49.1765</text:p>
          </table:table-cell>
        </table:table-row>
        <table:table-row table:style-name="ro2">
          <table:table-cell office:value-type="float" office:value="72.0015">
            <text:p>72.0015</text:p>
          </table:table-cell>
          <table:table-cell office:value-type="float" office:value="63.6865">
            <text:p>63.6865</text:p>
          </table:table-cell>
          <table:table-cell office:value-type="float" office:value="87.5681">
            <text:p>87.5681</text:p>
          </table:table-cell>
          <table:table-cell office:value-type="float" office:value="78.0919">
            <text:p>78.0919</text:p>
          </table:table-cell>
          <table:table-cell office:value-type="float" office:value="58.3652">
            <text:p>58.3652</text:p>
          </table:table-cell>
        </table:table-row>
        <table:table-row table:style-name="ro2">
          <table:table-cell office:value-type="float" office:value="94.1812">
            <text:p>94.1812</text:p>
          </table:table-cell>
          <table:table-cell office:value-type="float" office:value="99.183">
            <text:p>99.183</text:p>
          </table:table-cell>
          <table:table-cell office:value-type="float" office:value="68.6717">
            <text:p>68.6717</text:p>
          </table:table-cell>
          <table:table-cell office:value-type="float" office:value="74.3557">
            <text:p>74.3557</text:p>
          </table:table-cell>
          <table:table-cell office:value-type="float" office:value="72.3447">
            <text:p>72.3447</text:p>
          </table:table-cell>
        </table:table-row>
        <table:table-row table:style-name="ro2">
          <table:table-cell office:value-type="float" office:value="35.7639">
            <text:p>35.7639</text:p>
          </table:table-cell>
          <table:table-cell office:value-type="float" office:value="88.7013">
            <text:p>88.7013</text:p>
          </table:table-cell>
          <table:table-cell office:value-type="float" office:value="58.1259">
            <text:p>58.1259</text:p>
          </table:table-cell>
          <table:table-cell office:value-type="float" office:value="79.9755">
            <text:p>79.9755</text:p>
          </table:table-cell>
          <table:table-cell office:value-type="float" office:value="62.976">
            <text:p>62.976</text:p>
          </table:table-cell>
        </table:table-row>
        <table:table-row table:style-name="ro2">
          <table:table-cell office:value-type="float" office:value="94.4411">
            <text:p>94.4411</text:p>
          </table:table-cell>
          <table:table-cell office:value-type="float" office:value="84.6704">
            <text:p>84.6704</text:p>
          </table:table-cell>
          <table:table-cell office:value-type="float" office:value="83.3338">
            <text:p>83.3338</text:p>
          </table:table-cell>
          <table:table-cell office:value-type="float" office:value="59.6155">
            <text:p>59.6155</text:p>
          </table:table-cell>
          <table:table-cell office:value-type="float" office:value="67.1194">
            <text:p>67.1194</text:p>
          </table:table-cell>
        </table:table-row>
        <table:table-row table:style-name="ro2">
          <table:table-cell office:value-type="float" office:value="78.8135">
            <text:p>78.8135</text:p>
          </table:table-cell>
          <table:table-cell office:value-type="float" office:value="117.7318">
            <text:p>117.7318</text:p>
          </table:table-cell>
          <table:table-cell office:value-type="float" office:value="78.3879">
            <text:p>78.3879</text:p>
          </table:table-cell>
          <table:table-cell office:value-type="float" office:value="34.588">
            <text:p>34.588</text:p>
          </table:table-cell>
          <table:table-cell office:value-type="float" office:value="80.2467">
            <text:p>80.2467</text:p>
          </table:table-cell>
        </table:table-row>
        <table:table-row table:style-name="ro2">
          <table:table-cell office:value-type="float" office:value="75.6642">
            <text:p>75.6642</text:p>
          </table:table-cell>
          <table:table-cell office:value-type="float" office:value="71.2885">
            <text:p>71.2885</text:p>
          </table:table-cell>
          <table:table-cell office:value-type="float" office:value="66.5281">
            <text:p>66.5281</text:p>
          </table:table-cell>
          <table:table-cell office:value-type="float" office:value="54.3441">
            <text:p>54.3441</text:p>
          </table:table-cell>
          <table:table-cell office:value-type="float" office:value="78.3063">
            <text:p>78.3063</text:p>
          </table:table-cell>
        </table:table-row>
        <table:table-row table:style-name="ro2">
          <table:table-cell office:value-type="float" office:value="84.4951">
            <text:p>84.4951</text:p>
          </table:table-cell>
          <table:table-cell office:value-type="float" office:value="70.8611">
            <text:p>70.8611</text:p>
          </table:table-cell>
          <table:table-cell office:value-type="float" office:value="94.2044">
            <text:p>94.2044</text:p>
          </table:table-cell>
          <table:table-cell office:value-type="float" office:value="46.5738">
            <text:p>46.5738</text:p>
          </table:table-cell>
          <table:table-cell office:value-type="float" office:value="63.1001">
            <text:p>63.1001</text:p>
          </table:table-cell>
        </table:table-row>
        <table:table-row table:style-name="ro2">
          <table:table-cell office:value-type="float" office:value="70.7521">
            <text:p>70.7521</text:p>
          </table:table-cell>
          <table:table-cell office:value-type="float" office:value="68.969">
            <text:p>68.969</text:p>
          </table:table-cell>
          <table:table-cell office:value-type="float" office:value="83.7935">
            <text:p>83.7935</text:p>
          </table:table-cell>
          <table:table-cell office:value-type="float" office:value="69.8895">
            <text:p>69.8895</text:p>
          </table:table-cell>
          <table:table-cell office:value-type="float" office:value="45.6241">
            <text:p>45.6241</text:p>
          </table:table-cell>
        </table:table-row>
        <table:table-row table:style-name="ro2">
          <table:table-cell office:value-type="float" office:value="84.6126">
            <text:p>84.6126</text:p>
          </table:table-cell>
          <table:table-cell office:value-type="float" office:value="18.7253">
            <text:p>18.7253</text:p>
          </table:table-cell>
          <table:table-cell office:value-type="float" office:value="62.3532">
            <text:p>62.3532</text:p>
          </table:table-cell>
          <table:table-cell office:value-type="float" office:value="78.438">
            <text:p>78.438</text:p>
          </table:table-cell>
          <table:table-cell office:value-type="float" office:value="72.5968">
            <text:p>72.5968</text:p>
          </table:table-cell>
        </table:table-row>
        <table:table-row table:style-name="ro2">
          <table:table-cell office:value-type="float" office:value="89.498">
            <text:p>89.498</text:p>
          </table:table-cell>
          <table:table-cell office:value-type="float" office:value="142.532">
            <text:p>142.532</text:p>
          </table:table-cell>
          <table:table-cell office:value-type="float" office:value="40.4646">
            <text:p>40.4646</text:p>
          </table:table-cell>
          <table:table-cell office:value-type="float" office:value="86.6547">
            <text:p>86.6547</text:p>
          </table:table-cell>
          <table:table-cell office:value-type="float" office:value="62.8339">
            <text:p>62.8339</text:p>
          </table:table-cell>
        </table:table-row>
        <table:table-row table:style-name="ro2">
          <table:table-cell office:value-type="float" office:value="109.2643">
            <text:p>109.2643</text:p>
          </table:table-cell>
          <table:table-cell office:value-type="float" office:value="112.3485">
            <text:p>112.3485</text:p>
          </table:table-cell>
          <table:table-cell office:value-type="float" office:value="49.4796">
            <text:p>49.4796</text:p>
          </table:table-cell>
          <table:table-cell office:value-type="float" office:value="72.5311">
            <text:p>72.5311</text:p>
          </table:table-cell>
          <table:table-cell office:value-type="float" office:value="87.6548">
            <text:p>87.6548</text:p>
          </table:table-cell>
        </table:table-row>
        <table:table-row table:style-name="ro2">
          <table:table-cell office:value-type="float" office:value="66.057">
            <text:p>66.057</text:p>
          </table:table-cell>
          <table:table-cell office:value-type="float" office:value="85.3705">
            <text:p>85.3705</text:p>
          </table:table-cell>
          <table:table-cell office:value-type="float" office:value="44.6652">
            <text:p>44.6652</text:p>
          </table:table-cell>
          <table:table-cell office:value-type="float" office:value="80.7026">
            <text:p>80.7026</text:p>
          </table:table-cell>
          <table:table-cell office:value-type="float" office:value="139.781">
            <text:p>139.781</text:p>
          </table:table-cell>
        </table:table-row>
        <table:table-row table:style-name="ro2">
          <table:table-cell office:value-type="float" office:value="58.764">
            <text:p>58.764</text:p>
          </table:table-cell>
          <table:table-cell office:value-type="float" office:value="60.8865">
            <text:p>60.8865</text:p>
          </table:table-cell>
          <table:table-cell office:value-type="float" office:value="42.7359">
            <text:p>42.7359</text:p>
          </table:table-cell>
          <table:table-cell office:value-type="float" office:value="104.8168">
            <text:p>104.8168</text:p>
          </table:table-cell>
          <table:table-cell office:value-type="float" office:value="67.0862">
            <text:p>67.0862</text:p>
          </table:table-cell>
        </table:table-row>
        <table:table-row table:style-name="ro2">
          <table:table-cell office:value-type="float" office:value="79.6778">
            <text:p>79.6778</text:p>
          </table:table-cell>
          <table:table-cell office:value-type="float" office:value="56.6582">
            <text:p>56.6582</text:p>
          </table:table-cell>
          <table:table-cell office:value-type="float" office:value="65.6736">
            <text:p>65.6736</text:p>
          </table:table-cell>
          <table:table-cell office:value-type="float" office:value="76.4701">
            <text:p>76.4701</text:p>
          </table:table-cell>
          <table:table-cell office:value-type="float" office:value="74.4908">
            <text:p>74.4908</text:p>
          </table:table-cell>
        </table:table-row>
        <table:table-row table:style-name="ro2">
          <table:table-cell office:value-type="float" office:value="89.5787">
            <text:p>89.5787</text:p>
          </table:table-cell>
          <table:table-cell office:value-type="float" office:value="53.1296">
            <text:p>53.1296</text:p>
          </table:table-cell>
          <table:table-cell office:value-type="float" office:value="59.1835">
            <text:p>59.1835</text:p>
          </table:table-cell>
          <table:table-cell office:value-type="float" office:value="84.6458">
            <text:p>84.6458</text:p>
          </table:table-cell>
          <table:table-cell office:value-type="float" office:value="55.5438">
            <text:p>55.5438</text:p>
          </table:table-cell>
        </table:table-row>
        <table:table-row table:style-name="ro2">
          <table:table-cell office:value-type="float" office:value="74.5944">
            <text:p>74.5944</text:p>
          </table:table-cell>
          <table:table-cell office:value-type="float" office:value="56.9805">
            <text:p>56.9805</text:p>
          </table:table-cell>
          <table:table-cell office:value-type="float" office:value="48.6539">
            <text:p>48.6539</text:p>
          </table:table-cell>
          <table:table-cell office:value-type="float" office:value="49.2791">
            <text:p>49.2791</text:p>
          </table:table-cell>
          <table:table-cell office:value-type="float" office:value="58.9262">
            <text:p>58.9262</text:p>
          </table:table-cell>
        </table:table-row>
        <table:table-row table:style-name="ro2">
          <table:table-cell office:value-type="float" office:value="71.545">
            <text:p>71.545</text:p>
          </table:table-cell>
          <table:table-cell office:value-type="float" office:value="54.4619">
            <text:p>54.4619</text:p>
          </table:table-cell>
          <table:table-cell office:value-type="float" office:value="36.7989">
            <text:p>36.7989</text:p>
          </table:table-cell>
          <table:table-cell office:value-type="float" office:value="110.2505">
            <text:p>110.2505</text:p>
          </table:table-cell>
          <table:table-cell office:value-type="float" office:value="105.7904">
            <text:p>105.7904</text:p>
          </table:table-cell>
        </table:table-row>
        <table:table-row table:style-name="ro2">
          <table:table-cell office:value-type="float" office:value="84.2493">
            <text:p>84.2493</text:p>
          </table:table-cell>
          <table:table-cell office:value-type="float" office:value="115.055">
            <text:p>115.055</text:p>
          </table:table-cell>
          <table:table-cell office:value-type="float" office:value="71.0652">
            <text:p>71.0652</text:p>
          </table:table-cell>
          <table:table-cell office:value-type="float" office:value="88.1718">
            <text:p>88.1718</text:p>
          </table:table-cell>
          <table:table-cell office:value-type="float" office:value="58.7557">
            <text:p>58.7557</text:p>
          </table:table-cell>
        </table:table-row>
        <table:table-row table:style-name="ro2">
          <table:table-cell office:value-type="float" office:value="86.8406">
            <text:p>86.8406</text:p>
          </table:table-cell>
          <table:table-cell office:value-type="float" office:value="80.0634">
            <text:p>80.0634</text:p>
          </table:table-cell>
          <table:table-cell office:value-type="float" office:value="65.7703">
            <text:p>65.7703</text:p>
          </table:table-cell>
          <table:table-cell office:value-type="float" office:value="62.4595">
            <text:p>62.4595</text:p>
          </table:table-cell>
          <table:table-cell office:value-type="float" office:value="96.9671">
            <text:p>96.9671</text:p>
          </table:table-cell>
        </table:table-row>
        <table:table-row table:style-name="ro2">
          <table:table-cell office:value-type="float" office:value="65.7521">
            <text:p>65.7521</text:p>
          </table:table-cell>
          <table:table-cell office:value-type="float" office:value="81.7415">
            <text:p>81.7415</text:p>
          </table:table-cell>
          <table:table-cell office:value-type="float" office:value="70.4432">
            <text:p>70.4432</text:p>
          </table:table-cell>
          <table:table-cell office:value-type="float" office:value="78.1192">
            <text:p>78.1192</text:p>
          </table:table-cell>
          <table:table-cell office:value-type="float" office:value="73.1338">
            <text:p>73.1338</text:p>
          </table:table-cell>
        </table:table-row>
        <table:table-row table:style-name="ro2">
          <table:table-cell office:value-type="float" office:value="44.6339">
            <text:p>44.6339</text:p>
          </table:table-cell>
          <table:table-cell office:value-type="float" office:value="91.6682">
            <text:p>91.6682</text:p>
          </table:table-cell>
          <table:table-cell office:value-type="float" office:value="76.9415">
            <text:p>76.9415</text:p>
          </table:table-cell>
          <table:table-cell office:value-type="float" office:value="82.12">
            <text:p>82.12</text:p>
          </table:table-cell>
          <table:table-cell office:value-type="float" office:value="157.6192">
            <text:p>157.6192</text:p>
          </table:table-cell>
        </table:table-row>
        <table:table-row table:style-name="ro2">
          <table:table-cell office:value-type="float" office:value="70.3227">
            <text:p>70.3227</text:p>
          </table:table-cell>
          <table:table-cell office:value-type="float" office:value="81.1891">
            <text:p>81.1891</text:p>
          </table:table-cell>
          <table:table-cell office:value-type="float" office:value="66.7286">
            <text:p>66.7286</text:p>
          </table:table-cell>
          <table:table-cell office:value-type="float" office:value="93.9053">
            <text:p>93.9053</text:p>
          </table:table-cell>
          <table:table-cell office:value-type="float" office:value="67.6941">
            <text:p>67.6941</text:p>
          </table:table-cell>
        </table:table-row>
        <table:table-row table:style-name="ro2">
          <table:table-cell office:value-type="float" office:value="60.2834">
            <text:p>60.2834</text:p>
          </table:table-cell>
          <table:table-cell office:value-type="float" office:value="111.3669">
            <text:p>111.3669</text:p>
          </table:table-cell>
          <table:table-cell office:value-type="float" office:value="65.4846">
            <text:p>65.4846</text:p>
          </table:table-cell>
          <table:table-cell office:value-type="float" office:value="129.6267">
            <text:p>129.6267</text:p>
          </table:table-cell>
          <table:table-cell office:value-type="float" office:value="76.3495">
            <text:p>76.3495</text:p>
          </table:table-cell>
        </table:table-row>
        <table:table-row table:style-name="ro2">
          <table:table-cell office:value-type="float" office:value="75.4896">
            <text:p>75.4896</text:p>
          </table:table-cell>
          <table:table-cell office:value-type="float" office:value="101.1973">
            <text:p>101.1973</text:p>
          </table:table-cell>
          <table:table-cell office:value-type="float" office:value="73.0236">
            <text:p>73.0236</text:p>
          </table:table-cell>
          <table:table-cell office:value-type="float" office:value="52.7998">
            <text:p>52.7998</text:p>
          </table:table-cell>
          <table:table-cell office:value-type="float" office:value="54.5644">
            <text:p>54.5644</text:p>
          </table:table-cell>
        </table:table-row>
        <table:table-row table:style-name="ro2">
          <table:table-cell office:value-type="float" office:value="96.9923">
            <text:p>96.9923</text:p>
          </table:table-cell>
          <table:table-cell office:value-type="float" office:value="165.6754">
            <text:p>165.6754</text:p>
          </table:table-cell>
          <table:table-cell office:value-type="float" office:value="68.7665">
            <text:p>68.7665</text:p>
          </table:table-cell>
          <table:table-cell office:value-type="float" office:value="120.4348">
            <text:p>120.4348</text:p>
          </table:table-cell>
          <table:table-cell office:value-type="float" office:value="92.1533">
            <text:p>92.1533</text:p>
          </table:table-cell>
        </table:table-row>
        <table:table-row table:style-name="ro2">
          <table:table-cell office:value-type="float" office:value="90.5706">
            <text:p>90.5706</text:p>
          </table:table-cell>
          <table:table-cell office:value-type="float" office:value="85.6446">
            <text:p>85.6446</text:p>
          </table:table-cell>
          <table:table-cell office:value-type="float" office:value="74.1707">
            <text:p>74.1707</text:p>
          </table:table-cell>
          <table:table-cell office:value-type="float" office:value="112.2589">
            <text:p>112.2589</text:p>
          </table:table-cell>
          <table:table-cell office:value-type="float" office:value="68.0595">
            <text:p>68.0595</text:p>
          </table:table-cell>
        </table:table-row>
        <table:table-row table:style-name="ro2">
          <table:table-cell office:value-type="float" office:value="77.723">
            <text:p>77.723</text:p>
          </table:table-cell>
          <table:table-cell office:value-type="float" office:value="73.2376">
            <text:p>73.2376</text:p>
          </table:table-cell>
          <table:table-cell office:value-type="float" office:value="85.1769">
            <text:p>85.1769</text:p>
          </table:table-cell>
          <table:table-cell office:value-type="float" office:value="37.1088">
            <text:p>37.1088</text:p>
          </table:table-cell>
          <table:table-cell office:value-type="float" office:value="65.3142">
            <text:p>65.3142</text:p>
          </table:table-cell>
        </table:table-row>
        <table:table-row table:style-name="ro2">
          <table:table-cell office:value-type="float" office:value="64.8925">
            <text:p>64.8925</text:p>
          </table:table-cell>
          <table:table-cell office:value-type="float" office:value="72.837">
            <text:p>72.837</text:p>
          </table:table-cell>
          <table:table-cell office:value-type="float" office:value="67.7854">
            <text:p>67.7854</text:p>
          </table:table-cell>
          <table:table-cell office:value-type="float" office:value="60.732">
            <text:p>60.732</text:p>
          </table:table-cell>
          <table:table-cell office:value-type="float" office:value="122.2234">
            <text:p>122.2234</text:p>
          </table:table-cell>
        </table:table-row>
        <table:table-row table:style-name="ro2">
          <table:table-cell office:value-type="float" office:value="77.4287">
            <text:p>77.4287</text:p>
          </table:table-cell>
          <table:table-cell office:value-type="float" office:value="122.3323">
            <text:p>122.3323</text:p>
          </table:table-cell>
          <table:table-cell office:value-type="float" office:value="77.332">
            <text:p>77.332</text:p>
          </table:table-cell>
          <table:table-cell office:value-type="float" office:value="87.7493">
            <text:p>87.7493</text:p>
          </table:table-cell>
          <table:table-cell office:value-type="float" office:value="74.9415">
            <text:p>74.9415</text:p>
          </table:table-cell>
        </table:table-row>
        <table:table-row table:style-name="ro2">
          <table:table-cell office:value-type="float" office:value="74.9367">
            <text:p>74.9367</text:p>
          </table:table-cell>
          <table:table-cell office:value-type="float" office:value="137.0617">
            <text:p>137.0617</text:p>
          </table:table-cell>
          <table:table-cell office:value-type="float" office:value="65.3204">
            <text:p>65.3204</text:p>
          </table:table-cell>
          <table:table-cell office:value-type="float" office:value="65.8007">
            <text:p>65.8007</text:p>
          </table:table-cell>
          <table:table-cell office:value-type="float" office:value="74.7171">
            <text:p>74.7171</text:p>
          </table:table-cell>
        </table:table-row>
        <table:table-row table:style-name="ro2">
          <table:table-cell office:value-type="float" office:value="94.0599">
            <text:p>94.0599</text:p>
          </table:table-cell>
          <table:table-cell office:value-type="float" office:value="95.1302">
            <text:p>95.1302</text:p>
          </table:table-cell>
          <table:table-cell office:value-type="float" office:value="61.4994">
            <text:p>61.4994</text:p>
          </table:table-cell>
          <table:table-cell office:value-type="float" office:value="86.7595">
            <text:p>86.7595</text:p>
          </table:table-cell>
          <table:table-cell office:value-type="float" office:value="57.1805">
            <text:p>57.1805</text:p>
          </table:table-cell>
        </table:table-row>
        <table:table-row table:style-name="ro2">
          <table:table-cell office:value-type="float" office:value="67.6009">
            <text:p>67.6009</text:p>
          </table:table-cell>
          <table:table-cell office:value-type="float" office:value="88.6976">
            <text:p>88.6976</text:p>
          </table:table-cell>
          <table:table-cell office:value-type="float" office:value="93.3842">
            <text:p>93.3842</text:p>
          </table:table-cell>
          <table:table-cell office:value-type="float" office:value="80.009">
            <text:p>80.009</text:p>
          </table:table-cell>
          <table:table-cell office:value-type="float" office:value="74.4731">
            <text:p>74.4731</text:p>
          </table:table-cell>
        </table:table-row>
        <table:table-row table:style-name="ro2">
          <table:table-cell office:value-type="float" office:value="73.5622">
            <text:p>73.5622</text:p>
          </table:table-cell>
          <table:table-cell office:value-type="float" office:value="91.4006">
            <text:p>91.4006</text:p>
          </table:table-cell>
          <table:table-cell office:value-type="float" office:value="54.6538">
            <text:p>54.6538</text:p>
          </table:table-cell>
          <table:table-cell office:value-type="float" office:value="72.5115">
            <text:p>72.5115</text:p>
          </table:table-cell>
          <table:table-cell office:value-type="float" office:value="108.8839">
            <text:p>108.8839</text:p>
          </table:table-cell>
        </table:table-row>
        <table:table-row table:style-name="ro2">
          <table:table-cell office:value-type="float" office:value="79.9866">
            <text:p>79.9866</text:p>
          </table:table-cell>
          <table:table-cell office:value-type="float" office:value="62.9665">
            <text:p>62.9665</text:p>
          </table:table-cell>
          <table:table-cell office:value-type="float" office:value="72.4226">
            <text:p>72.4226</text:p>
          </table:table-cell>
          <table:table-cell office:value-type="float" office:value="81.559">
            <text:p>81.559</text:p>
          </table:table-cell>
          <table:table-cell office:value-type="float" office:value="80.5993">
            <text:p>80.5993</text:p>
          </table:table-cell>
        </table:table-row>
        <table:table-row table:style-name="ro2">
          <table:table-cell office:value-type="float" office:value="65.4473">
            <text:p>65.4473</text:p>
          </table:table-cell>
          <table:table-cell office:value-type="float" office:value="87.4715">
            <text:p>87.4715</text:p>
          </table:table-cell>
          <table:table-cell office:value-type="float" office:value="69.6867">
            <text:p>69.6867</text:p>
          </table:table-cell>
          <table:table-cell office:value-type="float" office:value="77.0612">
            <text:p>77.0612</text:p>
          </table:table-cell>
          <table:table-cell office:value-type="float" office:value="79.8129">
            <text:p>79.8129</text:p>
          </table:table-cell>
        </table:table-row>
        <table:table-row table:style-name="ro2">
          <table:table-cell office:value-type="float" office:value="53.512">
            <text:p>53.512</text:p>
          </table:table-cell>
          <table:table-cell office:value-type="float" office:value="102.138">
            <text:p>102.138</text:p>
          </table:table-cell>
          <table:table-cell office:value-type="float" office:value="36.16">
            <text:p>36.16</text:p>
          </table:table-cell>
          <table:table-cell office:value-type="float" office:value="57.9465">
            <text:p>57.9465</text:p>
          </table:table-cell>
          <table:table-cell office:value-type="float" office:value="71.6309">
            <text:p>71.6309</text:p>
          </table:table-cell>
        </table:table-row>
        <table:table-row table:style-name="ro2">
          <table:table-cell office:value-type="float" office:value="76.6003">
            <text:p>76.6003</text:p>
          </table:table-cell>
          <table:table-cell office:value-type="float" office:value="155.0434">
            <text:p>155.0434</text:p>
          </table:table-cell>
          <table:table-cell office:value-type="float" office:value="75.2606">
            <text:p>75.2606</text:p>
          </table:table-cell>
          <table:table-cell office:value-type="float" office:value="32.7708">
            <text:p>32.7708</text:p>
          </table:table-cell>
          <table:table-cell office:value-type="float" office:value="118.4994">
            <text:p>118.4994</text:p>
          </table:table-cell>
        </table:table-row>
        <table:table-row table:style-name="ro2">
          <table:table-cell office:value-type="float" office:value="54.3299">
            <text:p>54.3299</text:p>
          </table:table-cell>
          <table:table-cell office:value-type="float" office:value="90.1795">
            <text:p>90.1795</text:p>
          </table:table-cell>
          <table:table-cell office:value-type="float" office:value="104.4575">
            <text:p>104.4575</text:p>
          </table:table-cell>
          <table:table-cell office:value-type="float" office:value="96.423">
            <text:p>96.423</text:p>
          </table:table-cell>
          <table:table-cell office:value-type="float" office:value="56.5882">
            <text:p>56.5882</text:p>
          </table:table-cell>
        </table:table-row>
        <table:table-row table:style-name="ro2">
          <table:table-cell office:value-type="float" office:value="69.9914">
            <text:p>69.9914</text:p>
          </table:table-cell>
          <table:table-cell office:value-type="float" office:value="75.7809">
            <text:p>75.7809</text:p>
          </table:table-cell>
          <table:table-cell office:value-type="float" office:value="88.5187">
            <text:p>88.5187</text:p>
          </table:table-cell>
          <table:table-cell office:value-type="float" office:value="85.3379">
            <text:p>85.3379</text:p>
          </table:table-cell>
          <table:table-cell office:value-type="float" office:value="62.6682">
            <text:p>62.6682</text:p>
          </table:table-cell>
        </table:table-row>
        <table:table-row table:style-name="ro2">
          <table:table-cell office:value-type="float" office:value="37.5062">
            <text:p>37.5062</text:p>
          </table:table-cell>
          <table:table-cell office:value-type="float" office:value="85.0387">
            <text:p>85.0387</text:p>
          </table:table-cell>
          <table:table-cell office:value-type="float" office:value="40.7994">
            <text:p>40.7994</text:p>
          </table:table-cell>
          <table:table-cell office:value-type="float" office:value="75.29">
            <text:p>75.29</text:p>
          </table:table-cell>
          <table:table-cell office:value-type="float" office:value="23.4045">
            <text:p>23.4045</text:p>
          </table:table-cell>
        </table:table-row>
        <table:table-row table:style-name="ro2">
          <table:table-cell office:value-type="float" office:value="55.8905">
            <text:p>55.8905</text:p>
          </table:table-cell>
          <table:table-cell office:value-type="float" office:value="79.7642">
            <text:p>79.7642</text:p>
          </table:table-cell>
          <table:table-cell office:value-type="float" office:value="68.3611">
            <text:p>68.3611</text:p>
          </table:table-cell>
          <table:table-cell office:value-type="float" office:value="56.4352">
            <text:p>56.4352</text:p>
          </table:table-cell>
          <table:table-cell office:value-type="float" office:value="64.9148">
            <text:p>64.9148</text:p>
          </table:table-cell>
        </table:table-row>
        <table:table-row table:style-name="ro2">
          <table:table-cell office:value-type="float" office:value="48.317">
            <text:p>48.317</text:p>
          </table:table-cell>
          <table:table-cell office:value-type="float" office:value="91.3141">
            <text:p>91.3141</text:p>
          </table:table-cell>
          <table:table-cell office:value-type="float" office:value="125.3414">
            <text:p>125.3414</text:p>
          </table:table-cell>
          <table:table-cell office:value-type="float" office:value="74.6794">
            <text:p>74.6794</text:p>
          </table:table-cell>
          <table:table-cell office:value-type="float" office:value="64.2356">
            <text:p>64.2356</text:p>
          </table:table-cell>
        </table:table-row>
        <table:table-row table:style-name="ro2">
          <table:table-cell office:value-type="float" office:value="60.794">
            <text:p>60.794</text:p>
          </table:table-cell>
          <table:table-cell office:value-type="float" office:value="100.2333">
            <text:p>100.2333</text:p>
          </table:table-cell>
          <table:table-cell office:value-type="float" office:value="57.7528">
            <text:p>57.7528</text:p>
          </table:table-cell>
          <table:table-cell office:value-type="float" office:value="85.3871">
            <text:p>85.3871</text:p>
          </table:table-cell>
          <table:table-cell office:value-type="float" office:value="105.8392">
            <text:p>105.8392</text:p>
          </table:table-cell>
        </table:table-row>
        <table:table-row table:style-name="ro2">
          <table:table-cell office:value-type="float" office:value="82.6645">
            <text:p>82.6645</text:p>
          </table:table-cell>
          <table:table-cell office:value-type="float" office:value="63.1231">
            <text:p>63.1231</text:p>
          </table:table-cell>
          <table:table-cell office:value-type="float" office:value="33.7827">
            <text:p>33.7827</text:p>
          </table:table-cell>
          <table:table-cell office:value-type="float" office:value="86.9477">
            <text:p>86.9477</text:p>
          </table:table-cell>
          <table:table-cell office:value-type="float" office:value="105.2335">
            <text:p>105.2335</text:p>
          </table:table-cell>
        </table:table-row>
        <table:table-row table:style-name="ro2">
          <table:table-cell office:value-type="float" office:value="70.0704">
            <text:p>70.0704</text:p>
          </table:table-cell>
          <table:table-cell office:value-type="float" office:value="76.0724">
            <text:p>76.0724</text:p>
          </table:table-cell>
          <table:table-cell office:value-type="float" office:value="147.5665">
            <text:p>147.5665</text:p>
          </table:table-cell>
          <table:table-cell office:value-type="float" office:value="69.8278">
            <text:p>69.8278</text:p>
          </table:table-cell>
          <table:table-cell office:value-type="float" office:value="57.3521">
            <text:p>57.3521</text:p>
          </table:table-cell>
        </table:table-row>
        <table:table-row table:style-name="ro2">
          <table:table-cell office:value-type="float" office:value="74.8862">
            <text:p>74.8862</text:p>
          </table:table-cell>
          <table:table-cell office:value-type="float" office:value="93.0536">
            <text:p>93.0536</text:p>
          </table:table-cell>
          <table:table-cell office:value-type="float" office:value="65.567">
            <text:p>65.567</text:p>
          </table:table-cell>
          <table:table-cell office:value-type="float" office:value="22.9374">
            <text:p>22.9374</text:p>
          </table:table-cell>
          <table:table-cell office:value-type="float" office:value="79.4474">
            <text:p>79.4474</text:p>
          </table:table-cell>
        </table:table-row>
        <table:table-row table:style-name="ro2">
          <table:table-cell office:value-type="float" office:value="101.8539">
            <text:p>101.8539</text:p>
          </table:table-cell>
          <table:table-cell office:value-type="float" office:value="81.1226">
            <text:p>81.1226</text:p>
          </table:table-cell>
          <table:table-cell office:value-type="float" office:value="58.1413">
            <text:p>58.1413</text:p>
          </table:table-cell>
          <table:table-cell office:value-type="float" office:value="84.5214">
            <text:p>84.5214</text:p>
          </table:table-cell>
          <table:table-cell office:value-type="float" office:value="54.336">
            <text:p>54.336</text:p>
          </table:table-cell>
        </table:table-row>
        <table:table-row table:style-name="ro2">
          <table:table-cell office:value-type="float" office:value="57.2402">
            <text:p>57.2402</text:p>
          </table:table-cell>
          <table:table-cell office:value-type="float" office:value="56.4609">
            <text:p>56.4609</text:p>
          </table:table-cell>
          <table:table-cell office:value-type="float" office:value="44.9772">
            <text:p>44.9772</text:p>
          </table:table-cell>
          <table:table-cell office:value-type="float" office:value="78.5247">
            <text:p>78.5247</text:p>
          </table:table-cell>
          <table:table-cell office:value-type="float" office:value="113.7146">
            <text:p>113.7146</text:p>
          </table:table-cell>
        </table:table-row>
        <table:table-row table:style-name="ro2">
          <table:table-cell office:value-type="float" office:value="57.1399">
            <text:p>57.1399</text:p>
          </table:table-cell>
          <table:table-cell office:value-type="float" office:value="86.8165">
            <text:p>86.8165</text:p>
          </table:table-cell>
          <table:table-cell office:value-type="float" office:value="82.3553">
            <text:p>82.3553</text:p>
          </table:table-cell>
          <table:table-cell office:value-type="float" office:value="84.3667">
            <text:p>84.3667</text:p>
          </table:table-cell>
          <table:table-cell office:value-type="float" office:value="147.24">
            <text:p>147.24</text:p>
          </table:table-cell>
        </table:table-row>
        <table:table-row table:style-name="ro2">
          <table:table-cell office:value-type="float" office:value="58.4384">
            <text:p>58.4384</text:p>
          </table:table-cell>
          <table:table-cell office:value-type="float" office:value="62.072">
            <text:p>62.072</text:p>
          </table:table-cell>
          <table:table-cell office:value-type="float" office:value="21.677">
            <text:p>21.677</text:p>
          </table:table-cell>
          <table:table-cell office:value-type="float" office:value="70.3098">
            <text:p>70.3098</text:p>
          </table:table-cell>
          <table:table-cell office:value-type="float" office:value="52.5118">
            <text:p>52.5118</text:p>
          </table:table-cell>
        </table:table-row>
        <table:table-row table:style-name="ro2">
          <table:table-cell office:value-type="float" office:value="81.2468">
            <text:p>81.2468</text:p>
          </table:table-cell>
          <table:table-cell office:value-type="float" office:value="84.9636">
            <text:p>84.9636</text:p>
          </table:table-cell>
          <table:table-cell office:value-type="float" office:value="147.0514">
            <text:p>147.0514</text:p>
          </table:table-cell>
          <table:table-cell office:value-type="float" office:value="49.8685">
            <text:p>49.8685</text:p>
          </table:table-cell>
          <table:table-cell office:value-type="float" office:value="108.2371">
            <text:p>108.2371</text:p>
          </table:table-cell>
        </table:table-row>
        <table:table-row table:style-name="ro2">
          <table:table-cell office:value-type="float" office:value="73.9537">
            <text:p>73.9537</text:p>
          </table:table-cell>
          <table:table-cell office:value-type="float" office:value="106.0642">
            <text:p>106.0642</text:p>
          </table:table-cell>
          <table:table-cell office:value-type="float" office:value="52.7821">
            <text:p>52.7821</text:p>
          </table:table-cell>
          <table:table-cell office:value-type="float" office:value="66.428">
            <text:p>66.428</text:p>
          </table:table-cell>
          <table:table-cell office:value-type="float" office:value="52.519">
            <text:p>52.519</text:p>
          </table:table-cell>
        </table:table-row>
        <table:table-row table:style-name="ro2">
          <table:table-cell office:value-type="float" office:value="84.0764">
            <text:p>84.0764</text:p>
          </table:table-cell>
          <table:table-cell office:value-type="float" office:value="75.2349">
            <text:p>75.2349</text:p>
          </table:table-cell>
          <table:table-cell office:value-type="float" office:value="46.2428">
            <text:p>46.2428</text:p>
          </table:table-cell>
          <table:table-cell office:value-type="float" office:value="55.5876">
            <text:p>55.5876</text:p>
          </table:table-cell>
          <table:table-cell office:value-type="float" office:value="75.3851">
            <text:p>75.3851</text:p>
          </table:table-cell>
        </table:table-row>
        <table:table-row table:style-name="ro2">
          <table:table-cell office:value-type="float" office:value="80.2876">
            <text:p>80.2876</text:p>
          </table:table-cell>
          <table:table-cell office:value-type="float" office:value="71.9361">
            <text:p>71.9361</text:p>
          </table:table-cell>
          <table:table-cell office:value-type="float" office:value="92.5558">
            <text:p>92.5558</text:p>
          </table:table-cell>
          <table:table-cell office:value-type="float" office:value="59.1392">
            <text:p>59.1392</text:p>
          </table:table-cell>
          <table:table-cell office:value-type="float" office:value="98.8148">
            <text:p>98.8148</text:p>
          </table:table-cell>
        </table:table-row>
        <table:table-row table:style-name="ro2">
          <table:table-cell office:value-type="float" office:value="79.7145">
            <text:p>79.7145</text:p>
          </table:table-cell>
          <table:table-cell office:value-type="float" office:value="57.3924">
            <text:p>57.3924</text:p>
          </table:table-cell>
          <table:table-cell office:value-type="float" office:value="77.3464">
            <text:p>77.3464</text:p>
          </table:table-cell>
          <table:table-cell office:value-type="float" office:value="38.8866">
            <text:p>38.8866</text:p>
          </table:table-cell>
          <table:table-cell office:value-type="float" office:value="81.3165">
            <text:p>81.3165</text:p>
          </table:table-cell>
        </table:table-row>
        <table:table-row table:style-name="ro2">
          <table:table-cell office:value-type="float" office:value="48.177">
            <text:p>48.177</text:p>
          </table:table-cell>
          <table:table-cell office:value-type="float" office:value="78.5771">
            <text:p>78.5771</text:p>
          </table:table-cell>
          <table:table-cell office:value-type="float" office:value="84.1955">
            <text:p>84.1955</text:p>
          </table:table-cell>
          <table:table-cell office:value-type="float" office:value="35.6297">
            <text:p>35.6297</text:p>
          </table:table-cell>
          <table:table-cell office:value-type="float" office:value="98.2828">
            <text:p>98.2828</text:p>
          </table:table-cell>
        </table:table-row>
        <table:table-row table:style-name="ro2">
          <table:table-cell office:value-type="float" office:value="65.8686">
            <text:p>65.8686</text:p>
          </table:table-cell>
          <table:table-cell office:value-type="float" office:value="73.8521">
            <text:p>73.8521</text:p>
          </table:table-cell>
          <table:table-cell office:value-type="float" office:value="63.383">
            <text:p>63.383</text:p>
          </table:table-cell>
          <table:table-cell office:value-type="float" office:value="61.4225">
            <text:p>61.4225</text:p>
          </table:table-cell>
          <table:table-cell office:value-type="float" office:value="77.8221">
            <text:p>77.8221</text:p>
          </table:table-cell>
        </table:table-row>
        <table:table-row table:style-name="ro2">
          <table:table-cell office:value-type="float" office:value="71.1553">
            <text:p>71.1553</text:p>
          </table:table-cell>
          <table:table-cell office:value-type="float" office:value="167.1785">
            <text:p>167.1785</text:p>
          </table:table-cell>
          <table:table-cell office:value-type="float" office:value="91.3128">
            <text:p>91.3128</text:p>
          </table:table-cell>
          <table:table-cell office:value-type="float" office:value="74.8297">
            <text:p>74.8297</text:p>
          </table:table-cell>
          <table:table-cell office:value-type="float" office:value="80.5396">
            <text:p>80.5396</text:p>
          </table:table-cell>
        </table:table-row>
        <table:table-row table:style-name="ro2">
          <table:table-cell office:value-type="float" office:value="72.5025">
            <text:p>72.5025</text:p>
          </table:table-cell>
          <table:table-cell office:value-type="float" office:value="43.374">
            <text:p>43.374</text:p>
          </table:table-cell>
          <table:table-cell office:value-type="float" office:value="71.3753">
            <text:p>71.3753</text:p>
          </table:table-cell>
          <table:table-cell office:value-type="float" office:value="60.361">
            <text:p>60.361</text:p>
          </table:table-cell>
          <table:table-cell office:value-type="float" office:value="115.5874">
            <text:p>115.5874</text:p>
          </table:table-cell>
        </table:table-row>
        <table:table-row table:style-name="ro2">
          <table:table-cell office:value-type="float" office:value="66.916">
            <text:p>66.916</text:p>
          </table:table-cell>
          <table:table-cell office:value-type="float" office:value="130.6901">
            <text:p>130.6901</text:p>
          </table:table-cell>
          <table:table-cell office:value-type="float" office:value="93.3792">
            <text:p>93.3792</text:p>
          </table:table-cell>
          <table:table-cell office:value-type="float" office:value="81.6149">
            <text:p>81.6149</text:p>
          </table:table-cell>
          <table:table-cell office:value-type="float" office:value="78.2634">
            <text:p>78.2634</text:p>
          </table:table-cell>
        </table:table-row>
        <table:table-row table:style-name="ro2">
          <table:table-cell office:value-type="float" office:value="88.1942">
            <text:p>88.1942</text:p>
          </table:table-cell>
          <table:table-cell office:value-type="float" office:value="88.3831">
            <text:p>88.3831</text:p>
          </table:table-cell>
          <table:table-cell office:value-type="float" office:value="116.2355">
            <text:p>116.2355</text:p>
          </table:table-cell>
          <table:table-cell office:value-type="float" office:value="71.7579">
            <text:p>71.7579</text:p>
          </table:table-cell>
          <table:table-cell office:value-type="float" office:value="79.5233">
            <text:p>79.5233</text:p>
          </table:table-cell>
        </table:table-row>
        <table:table-row table:style-name="ro2">
          <table:table-cell office:value-type="float" office:value="80.8909">
            <text:p>80.8909</text:p>
          </table:table-cell>
          <table:table-cell office:value-type="float" office:value="103.2073">
            <text:p>103.2073</text:p>
          </table:table-cell>
          <table:table-cell office:value-type="float" office:value="53.591">
            <text:p>53.591</text:p>
          </table:table-cell>
          <table:table-cell office:value-type="float" office:value="69.3631">
            <text:p>69.3631</text:p>
          </table:table-cell>
          <table:table-cell office:value-type="float" office:value="62.1714">
            <text:p>62.1714</text:p>
          </table:table-cell>
        </table:table-row>
        <table:table-row table:style-name="ro2">
          <table:table-cell office:value-type="float" office:value="89.5297">
            <text:p>89.5297</text:p>
          </table:table-cell>
          <table:table-cell office:value-type="float" office:value="69.2748">
            <text:p>69.2748</text:p>
          </table:table-cell>
          <table:table-cell office:value-type="float" office:value="24.1425">
            <text:p>24.1425</text:p>
          </table:table-cell>
          <table:table-cell office:value-type="float" office:value="71.913">
            <text:p>71.913</text:p>
          </table:table-cell>
          <table:table-cell office:value-type="float" office:value="142.8385">
            <text:p>142.8385</text:p>
          </table:table-cell>
        </table:table-row>
        <table:table-row table:style-name="ro2">
          <table:table-cell office:value-type="float" office:value="92.4223">
            <text:p>92.4223</text:p>
          </table:table-cell>
          <table:table-cell office:value-type="float" office:value="96.9349">
            <text:p>96.9349</text:p>
          </table:table-cell>
          <table:table-cell office:value-type="float" office:value="90.7528">
            <text:p>90.7528</text:p>
          </table:table-cell>
          <table:table-cell office:value-type="float" office:value="89.1292">
            <text:p>89.1292</text:p>
          </table:table-cell>
          <table:table-cell office:value-type="float" office:value="120.6068">
            <text:p>120.6068</text:p>
          </table:table-cell>
        </table:table-row>
        <table:table-row table:style-name="ro2">
          <table:table-cell office:value-type="float" office:value="78.4291">
            <text:p>78.4291</text:p>
          </table:table-cell>
          <table:table-cell office:value-type="float" office:value="53.2286">
            <text:p>53.2286</text:p>
          </table:table-cell>
          <table:table-cell office:value-type="float" office:value="94.1224">
            <text:p>94.1224</text:p>
          </table:table-cell>
          <table:table-cell office:value-type="float" office:value="72.7377">
            <text:p>72.7377</text:p>
          </table:table-cell>
          <table:table-cell office:value-type="float" office:value="79.6955">
            <text:p>79.6955</text:p>
          </table:table-cell>
        </table:table-row>
        <table:table-row table:style-name="ro2">
          <table:table-cell office:value-type="float" office:value="63.2079">
            <text:p>63.2079</text:p>
          </table:table-cell>
          <table:table-cell office:value-type="float" office:value="59.3171">
            <text:p>59.3171</text:p>
          </table:table-cell>
          <table:table-cell office:value-type="float" office:value="96.5667">
            <text:p>96.5667</text:p>
          </table:table-cell>
          <table:table-cell office:value-type="float" office:value="27.5127">
            <text:p>27.5127</text:p>
          </table:table-cell>
          <table:table-cell office:value-type="float" office:value="88.8144">
            <text:p>88.8144</text:p>
          </table:table-cell>
        </table:table-row>
        <table:table-row table:style-name="ro2">
          <table:table-cell office:value-type="float" office:value="72.9721">
            <text:p>72.9721</text:p>
          </table:table-cell>
          <table:table-cell office:value-type="float" office:value="99.0302">
            <text:p>99.0302</text:p>
          </table:table-cell>
          <table:table-cell office:value-type="float" office:value="93.1321">
            <text:p>93.1321</text:p>
          </table:table-cell>
          <table:table-cell office:value-type="float" office:value="83.5037">
            <text:p>83.5037</text:p>
          </table:table-cell>
          <table:table-cell office:value-type="float" office:value="88.7661">
            <text:p>88.7661</text:p>
          </table:table-cell>
        </table:table-row>
        <table:table-row table:style-name="ro2">
          <table:table-cell office:value-type="float" office:value="72.5889">
            <text:p>72.5889</text:p>
          </table:table-cell>
          <table:table-cell office:value-type="float" office:value="53.0922">
            <text:p>53.0922</text:p>
          </table:table-cell>
          <table:table-cell office:value-type="float" office:value="68.0588">
            <text:p>68.0588</text:p>
          </table:table-cell>
          <table:table-cell office:value-type="float" office:value="88.6234">
            <text:p>88.6234</text:p>
          </table:table-cell>
          <table:table-cell office:value-type="float" office:value="114.929">
            <text:p>114.929</text:p>
          </table:table-cell>
        </table:table-row>
        <table:table-row table:style-name="ro2">
          <table:table-cell office:value-type="float" office:value="92.2052">
            <text:p>92.2052</text:p>
          </table:table-cell>
          <table:table-cell office:value-type="float" office:value="70.0415">
            <text:p>70.0415</text:p>
          </table:table-cell>
          <table:table-cell office:value-type="float" office:value="68.6169">
            <text:p>68.6169</text:p>
          </table:table-cell>
          <table:table-cell office:value-type="float" office:value="78.1307">
            <text:p>78.1307</text:p>
          </table:table-cell>
          <table:table-cell office:value-type="float" office:value="80.4489">
            <text:p>80.4489</text:p>
          </table:table-cell>
        </table:table-row>
        <table:table-row table:style-name="ro2">
          <table:table-cell office:value-type="float" office:value="72.3715">
            <text:p>72.3715</text:p>
          </table:table-cell>
          <table:table-cell office:value-type="float" office:value="58.6417">
            <text:p>58.6417</text:p>
          </table:table-cell>
          <table:table-cell office:value-type="float" office:value="47.4868">
            <text:p>47.4868</text:p>
          </table:table-cell>
          <table:table-cell office:value-type="float" office:value="49.2417">
            <text:p>49.2417</text:p>
          </table:table-cell>
          <table:table-cell office:value-type="float" office:value="63.6433">
            <text:p>63.6433</text:p>
          </table:table-cell>
        </table:table-row>
        <table:table-row table:style-name="ro2">
          <table:table-cell office:value-type="float" office:value="70.1672">
            <text:p>70.1672</text:p>
          </table:table-cell>
          <table:table-cell office:value-type="float" office:value="48.9897">
            <text:p>48.9897</text:p>
          </table:table-cell>
          <table:table-cell office:value-type="float" office:value="64.6322">
            <text:p>64.6322</text:p>
          </table:table-cell>
          <table:table-cell office:value-type="float" office:value="77.5738">
            <text:p>77.5738</text:p>
          </table:table-cell>
          <table:table-cell office:value-type="float" office:value="49.6876">
            <text:p>49.6876</text:p>
          </table:table-cell>
        </table:table-row>
        <table:table-row table:style-name="ro2">
          <table:table-cell office:value-type="float" office:value="70.3646">
            <text:p>70.3646</text:p>
          </table:table-cell>
          <table:table-cell office:value-type="float" office:value="57.578">
            <text:p>57.578</text:p>
          </table:table-cell>
          <table:table-cell office:value-type="float" office:value="115.2987">
            <text:p>115.2987</text:p>
          </table:table-cell>
          <table:table-cell office:value-type="float" office:value="102.0855">
            <text:p>102.0855</text:p>
          </table:table-cell>
          <table:table-cell office:value-type="float" office:value="73.304">
            <text:p>73.304</text:p>
          </table:table-cell>
        </table:table-row>
        <table:table-row table:style-name="ro2">
          <table:table-cell office:value-type="float" office:value="91.0927">
            <text:p>91.0927</text:p>
          </table:table-cell>
          <table:table-cell office:value-type="float" office:value="63.6662">
            <text:p>63.6662</text:p>
          </table:table-cell>
          <table:table-cell office:value-type="float" office:value="142.8206">
            <text:p>142.8206</text:p>
          </table:table-cell>
          <table:table-cell office:value-type="float" office:value="88.3175">
            <text:p>88.3175</text:p>
          </table:table-cell>
          <table:table-cell office:value-type="float" office:value="75.6485">
            <text:p>75.6485</text:p>
          </table:table-cell>
        </table:table-row>
        <table:table-row table:style-name="ro2">
          <table:table-cell office:value-type="float" office:value="104.1904">
            <text:p>104.1904</text:p>
          </table:table-cell>
          <table:table-cell office:value-type="float" office:value="61.1258">
            <text:p>61.1258</text:p>
          </table:table-cell>
          <table:table-cell office:value-type="float" office:value="99.2358">
            <text:p>99.2358</text:p>
          </table:table-cell>
          <table:table-cell office:value-type="float" office:value="80.01">
            <text:p>80.01</text:p>
          </table:table-cell>
          <table:table-cell office:value-type="float" office:value="64.1984">
            <text:p>64.1984</text:p>
          </table:table-cell>
        </table:table-row>
        <table:table-row table:style-name="ro2">
          <table:table-cell office:value-type="float" office:value="98.038">
            <text:p>98.038</text:p>
          </table:table-cell>
          <table:table-cell office:value-type="float" office:value="69.9672">
            <text:p>69.9672</text:p>
          </table:table-cell>
          <table:table-cell office:value-type="float" office:value="67.786">
            <text:p>67.786</text:p>
          </table:table-cell>
          <table:table-cell office:value-type="float" office:value="82.1663">
            <text:p>82.1663</text:p>
          </table:table-cell>
          <table:table-cell office:value-type="float" office:value="73.8614">
            <text:p>73.8614</text:p>
          </table:table-cell>
        </table:table-row>
        <table:table-row table:style-name="ro2">
          <table:table-cell office:value-type="float" office:value="85.9825">
            <text:p>85.9825</text:p>
          </table:table-cell>
          <table:table-cell office:value-type="float" office:value="107.2586">
            <text:p>107.2586</text:p>
          </table:table-cell>
          <table:table-cell office:value-type="float" office:value="80.4125">
            <text:p>80.4125</text:p>
          </table:table-cell>
          <table:table-cell office:value-type="float" office:value="30.7488">
            <text:p>30.7488</text:p>
          </table:table-cell>
          <table:table-cell office:value-type="float" office:value="109.1332">
            <text:p>109.1332</text:p>
          </table:table-cell>
        </table:table-row>
        <table:table-row table:style-name="ro2">
          <table:table-cell office:value-type="float" office:value="53.8459">
            <text:p>53.8459</text:p>
          </table:table-cell>
          <table:table-cell office:value-type="float" office:value="76.4167">
            <text:p>76.4167</text:p>
          </table:table-cell>
          <table:table-cell office:value-type="float" office:value="58.8868">
            <text:p>58.8868</text:p>
          </table:table-cell>
          <table:table-cell office:value-type="float" office:value="74.2244">
            <text:p>74.2244</text:p>
          </table:table-cell>
          <table:table-cell office:value-type="float" office:value="105.4927">
            <text:p>105.4927</text:p>
          </table:table-cell>
        </table:table-row>
        <table:table-row table:style-name="ro2">
          <table:table-cell office:value-type="float" office:value="95.3436">
            <text:p>95.3436</text:p>
          </table:table-cell>
          <table:table-cell office:value-type="float" office:value="78.8837">
            <text:p>78.8837</text:p>
          </table:table-cell>
          <table:table-cell office:value-type="float" office:value="91.5498">
            <text:p>91.5498</text:p>
          </table:table-cell>
          <table:table-cell office:value-type="float" office:value="73.597">
            <text:p>73.597</text:p>
          </table:table-cell>
          <table:table-cell office:value-type="float" office:value="69.2394">
            <text:p>69.2394</text:p>
          </table:table-cell>
        </table:table-row>
        <table:table-row table:style-name="ro2">
          <table:table-cell office:value-type="float" office:value="67.4831">
            <text:p>67.4831</text:p>
          </table:table-cell>
          <table:table-cell office:value-type="float" office:value="51.5517">
            <text:p>51.5517</text:p>
          </table:table-cell>
          <table:table-cell office:value-type="float" office:value="60.3425">
            <text:p>60.3425</text:p>
          </table:table-cell>
          <table:table-cell office:value-type="float" office:value="79.4301">
            <text:p>79.4301</text:p>
          </table:table-cell>
          <table:table-cell office:value-type="float" office:value="85.52">
            <text:p>85.52</text:p>
          </table:table-cell>
        </table:table-row>
        <table:table-row table:style-name="ro2">
          <table:table-cell office:value-type="float" office:value="65.3047">
            <text:p>65.3047</text:p>
          </table:table-cell>
          <table:table-cell office:value-type="float" office:value="73.0323">
            <text:p>73.0323</text:p>
          </table:table-cell>
          <table:table-cell office:value-type="float" office:value="57.279">
            <text:p>57.279</text:p>
          </table:table-cell>
          <table:table-cell office:value-type="float" office:value="67.8374">
            <text:p>67.8374</text:p>
          </table:table-cell>
          <table:table-cell office:value-type="float" office:value="73.0854">
            <text:p>73.0854</text:p>
          </table:table-cell>
        </table:table-row>
        <table:table-row table:style-name="ro2">
          <table:table-cell office:value-type="float" office:value="85.6568">
            <text:p>85.6568</text:p>
          </table:table-cell>
          <table:table-cell office:value-type="float" office:value="59.8721">
            <text:p>59.8721</text:p>
          </table:table-cell>
          <table:table-cell office:value-type="float" office:value="82.2758">
            <text:p>82.2758</text:p>
          </table:table-cell>
          <table:table-cell office:value-type="float" office:value="76.5171">
            <text:p>76.5171</text:p>
          </table:table-cell>
          <table:table-cell office:value-type="float" office:value="54.1943">
            <text:p>54.1943</text:p>
          </table:table-cell>
        </table:table-row>
        <table:table-row table:style-name="ro2">
          <table:table-cell office:value-type="float" office:value="71.8567">
            <text:p>71.8567</text:p>
          </table:table-cell>
          <table:table-cell office:value-type="float" office:value="74.3269">
            <text:p>74.3269</text:p>
          </table:table-cell>
          <table:table-cell office:value-type="float" office:value="16.7118">
            <text:p>16.7118</text:p>
          </table:table-cell>
          <table:table-cell office:value-type="float" office:value="70.9702">
            <text:p>70.9702</text:p>
          </table:table-cell>
          <table:table-cell office:value-type="float" office:value="56.5574">
            <text:p>56.5574</text:p>
          </table:table-cell>
        </table:table-row>
        <table:table-row table:style-name="ro2">
          <table:table-cell office:value-type="float" office:value="60.5117">
            <text:p>60.5117</text:p>
          </table:table-cell>
          <table:table-cell office:value-type="float" office:value="99.0414">
            <text:p>99.0414</text:p>
          </table:table-cell>
          <table:table-cell office:value-type="float" office:value="79.2382">
            <text:p>79.2382</text:p>
          </table:table-cell>
          <table:table-cell office:value-type="float" office:value="43.8534">
            <text:p>43.8534</text:p>
          </table:table-cell>
          <table:table-cell office:value-type="float" office:value="71.5331">
            <text:p>71.5331</text:p>
          </table:table-cell>
        </table:table-row>
        <table:table-row table:style-name="ro2">
          <table:table-cell office:value-type="float" office:value="57.5098">
            <text:p>57.5098</text:p>
          </table:table-cell>
          <table:table-cell office:value-type="float" office:value="59.9271">
            <text:p>59.9271</text:p>
          </table:table-cell>
          <table:table-cell office:value-type="float" office:value="73.6526">
            <text:p>73.6526</text:p>
          </table:table-cell>
          <table:table-cell office:value-type="float" office:value="86.0171">
            <text:p>86.0171</text:p>
          </table:table-cell>
          <table:table-cell office:value-type="float" office:value="83.1373">
            <text:p>83.1373</text:p>
          </table:table-cell>
        </table:table-row>
        <table:table-row table:style-name="ro2">
          <table:table-cell office:value-type="float" office:value="69.6194">
            <text:p>69.6194</text:p>
          </table:table-cell>
          <table:table-cell office:value-type="float" office:value="53.7605">
            <text:p>53.7605</text:p>
          </table:table-cell>
          <table:table-cell office:value-type="float" office:value="71.6737">
            <text:p>71.6737</text:p>
          </table:table-cell>
          <table:table-cell office:value-type="float" office:value="83.0805">
            <text:p>83.0805</text:p>
          </table:table-cell>
          <table:table-cell office:value-type="float" office:value="89.0295">
            <text:p>89.0295</text:p>
          </table:table-cell>
        </table:table-row>
        <table:table-row table:style-name="ro2">
          <table:table-cell office:value-type="float" office:value="73.1276">
            <text:p>73.1276</text:p>
          </table:table-cell>
          <table:table-cell office:value-type="float" office:value="48.32">
            <text:p>48.32</text:p>
          </table:table-cell>
          <table:table-cell office:value-type="float" office:value="61.1539">
            <text:p>61.1539</text:p>
          </table:table-cell>
          <table:table-cell office:value-type="float" office:value="98.7303">
            <text:p>98.7303</text:p>
          </table:table-cell>
          <table:table-cell office:value-type="float" office:value="69.2103">
            <text:p>69.2103</text:p>
          </table:table-cell>
        </table:table-row>
        <table:table-row table:style-name="ro2">
          <table:table-cell office:value-type="float" office:value="73.5663">
            <text:p>73.5663</text:p>
          </table:table-cell>
          <table:table-cell office:value-type="float" office:value="73.6806">
            <text:p>73.6806</text:p>
          </table:table-cell>
          <table:table-cell office:value-type="float" office:value="120.6989">
            <text:p>120.6989</text:p>
          </table:table-cell>
          <table:table-cell office:value-type="float" office:value="60.1126">
            <text:p>60.1126</text:p>
          </table:table-cell>
          <table:table-cell office:value-type="float" office:value="105.6747">
            <text:p>105.6747</text:p>
          </table:table-cell>
        </table:table-row>
        <table:table-row table:style-name="ro2">
          <table:table-cell office:value-type="float" office:value="58.1895">
            <text:p>58.1895</text:p>
          </table:table-cell>
          <table:table-cell office:value-type="float" office:value="48.1871">
            <text:p>48.1871</text:p>
          </table:table-cell>
          <table:table-cell office:value-type="float" office:value="76.8161">
            <text:p>76.8161</text:p>
          </table:table-cell>
          <table:table-cell office:value-type="float" office:value="70.926">
            <text:p>70.926</text:p>
          </table:table-cell>
          <table:table-cell office:value-type="float" office:value="85.0496">
            <text:p>85.0496</text:p>
          </table:table-cell>
        </table:table-row>
        <table:table-row table:style-name="ro2">
          <table:table-cell office:value-type="float" office:value="61.8797">
            <text:p>61.8797</text:p>
          </table:table-cell>
          <table:table-cell office:value-type="float" office:value="78.401">
            <text:p>78.401</text:p>
          </table:table-cell>
          <table:table-cell office:value-type="float" office:value="64.9135">
            <text:p>64.9135</text:p>
          </table:table-cell>
          <table:table-cell office:value-type="float" office:value="69.3244">
            <text:p>69.3244</text:p>
          </table:table-cell>
          <table:table-cell office:value-type="float" office:value="112.2234">
            <text:p>112.2234</text:p>
          </table:table-cell>
        </table:table-row>
        <table:table-row table:style-name="ro2">
          <table:table-cell office:value-type="float" office:value="66.9151">
            <text:p>66.9151</text:p>
          </table:table-cell>
          <table:table-cell office:value-type="float" office:value="77.5113">
            <text:p>77.5113</text:p>
          </table:table-cell>
          <table:table-cell office:value-type="float" office:value="84.9138">
            <text:p>84.9138</text:p>
          </table:table-cell>
          <table:table-cell office:value-type="float" office:value="87">
            <text:p>87</text:p>
          </table:table-cell>
          <table:table-cell office:value-type="float" office:value="85.5823">
            <text:p>85.5823</text:p>
          </table:table-cell>
        </table:table-row>
        <table:table-row table:style-name="ro2">
          <table:table-cell office:value-type="float" office:value="53.0505">
            <text:p>53.0505</text:p>
          </table:table-cell>
          <table:table-cell office:value-type="float" office:value="84.6188">
            <text:p>84.6188</text:p>
          </table:table-cell>
          <table:table-cell office:value-type="float" office:value="64.7513">
            <text:p>64.7513</text:p>
          </table:table-cell>
          <table:table-cell office:value-type="float" office:value="74.4343">
            <text:p>74.4343</text:p>
          </table:table-cell>
          <table:table-cell office:value-type="float" office:value="94.7463">
            <text:p>94.7463</text:p>
          </table:table-cell>
        </table:table-row>
        <table:table-row table:style-name="ro2">
          <table:table-cell office:value-type="float" office:value="52.0408">
            <text:p>52.0408</text:p>
          </table:table-cell>
          <table:table-cell office:value-type="float" office:value="60.4253">
            <text:p>60.4253</text:p>
          </table:table-cell>
          <table:table-cell office:value-type="float" office:value="21.0316">
            <text:p>21.0316</text:p>
          </table:table-cell>
          <table:table-cell office:value-type="float" office:value="90.7592">
            <text:p>90.7592</text:p>
          </table:table-cell>
          <table:table-cell office:value-type="float" office:value="71.595">
            <text:p>71.595</text:p>
          </table:table-cell>
        </table:table-row>
        <table:table-row table:style-name="ro2">
          <table:table-cell office:value-type="float" office:value="51.4175">
            <text:p>51.4175</text:p>
          </table:table-cell>
          <table:table-cell office:value-type="float" office:value="26.6798">
            <text:p>26.6798</text:p>
          </table:table-cell>
          <table:table-cell office:value-type="float" office:value="146.0481">
            <text:p>146.0481</text:p>
          </table:table-cell>
          <table:table-cell office:value-type="float" office:value="132.0757">
            <text:p>132.0757</text:p>
          </table:table-cell>
          <table:table-cell office:value-type="float" office:value="70.7406">
            <text:p>70.7406</text:p>
          </table:table-cell>
        </table:table-row>
        <table:table-row table:style-name="ro2">
          <table:table-cell office:value-type="float" office:value="75.1639">
            <text:p>75.1639</text:p>
          </table:table-cell>
          <table:table-cell office:value-type="float" office:value="76.3165">
            <text:p>76.3165</text:p>
          </table:table-cell>
          <table:table-cell office:value-type="float" office:value="198.1757">
            <text:p>198.1757</text:p>
          </table:table-cell>
          <table:table-cell office:value-type="float" office:value="80.796">
            <text:p>80.796</text:p>
          </table:table-cell>
          <table:table-cell office:value-type="float" office:value="79.4199">
            <text:p>79.4199</text:p>
          </table:table-cell>
        </table:table-row>
        <table:table-row table:style-name="ro2">
          <table:table-cell office:value-type="float" office:value="70.4184">
            <text:p>70.4184</text:p>
          </table:table-cell>
          <table:table-cell office:value-type="float" office:value="68.5591">
            <text:p>68.5591</text:p>
          </table:table-cell>
          <table:table-cell office:value-type="float" office:value="75.3306">
            <text:p>75.3306</text:p>
          </table:table-cell>
          <table:table-cell office:value-type="float" office:value="64.4594">
            <text:p>64.4594</text:p>
          </table:table-cell>
          <table:table-cell office:value-type="float" office:value="139.458">
            <text:p>139.458</text:p>
          </table:table-cell>
        </table:table-row>
        <table:table-row table:style-name="ro2">
          <table:table-cell office:value-type="float" office:value="57.3136">
            <text:p>57.3136</text:p>
          </table:table-cell>
          <table:table-cell office:value-type="float" office:value="69.445">
            <text:p>69.445</text:p>
          </table:table-cell>
          <table:table-cell office:value-type="float" office:value="79.6362">
            <text:p>79.6362</text:p>
          </table:table-cell>
          <table:table-cell office:value-type="float" office:value="98.6581">
            <text:p>98.6581</text:p>
          </table:table-cell>
          <table:table-cell office:value-type="float" office:value="65.7799">
            <text:p>65.7799</text:p>
          </table:table-cell>
        </table:table-row>
        <table:table-row table:style-name="ro2">
          <table:table-cell office:value-type="float" office:value="60.9273">
            <text:p>60.9273</text:p>
          </table:table-cell>
          <table:table-cell office:value-type="float" office:value="117.8902">
            <text:p>117.8902</text:p>
          </table:table-cell>
          <table:table-cell office:value-type="float" office:value="65.1211">
            <text:p>65.1211</text:p>
          </table:table-cell>
          <table:table-cell office:value-type="float" office:value="105.1578">
            <text:p>105.1578</text:p>
          </table:table-cell>
          <table:table-cell office:value-type="float" office:value="57.9039">
            <text:p>57.9039</text:p>
          </table:table-cell>
        </table:table-row>
        <table:table-row table:style-name="ro2">
          <table:table-cell office:value-type="float" office:value="70.1317">
            <text:p>70.1317</text:p>
          </table:table-cell>
          <table:table-cell office:value-type="float" office:value="126.0889">
            <text:p>126.0889</text:p>
          </table:table-cell>
          <table:table-cell office:value-type="float" office:value="47.3644">
            <text:p>47.3644</text:p>
          </table:table-cell>
          <table:table-cell office:value-type="float" office:value="71.5648">
            <text:p>71.5648</text:p>
          </table:table-cell>
          <table:table-cell office:value-type="float" office:value="66.4556">
            <text:p>66.4556</text:p>
          </table:table-cell>
        </table:table-row>
        <table:table-row table:style-name="ro2">
          <table:table-cell office:value-type="float" office:value="59.9766">
            <text:p>59.9766</text:p>
          </table:table-cell>
          <table:table-cell office:value-type="float" office:value="97.1789">
            <text:p>97.1789</text:p>
          </table:table-cell>
          <table:table-cell office:value-type="float" office:value="90.2563">
            <text:p>90.2563</text:p>
          </table:table-cell>
          <table:table-cell office:value-type="float" office:value="74.8646">
            <text:p>74.8646</text:p>
          </table:table-cell>
          <table:table-cell office:value-type="float" office:value="54.5993">
            <text:p>54.5993</text:p>
          </table:table-cell>
        </table:table-row>
        <table:table-row table:style-name="ro2">
          <table:table-cell office:value-type="float" office:value="56.7079">
            <text:p>56.7079</text:p>
          </table:table-cell>
          <table:table-cell office:value-type="float" office:value="60.1342">
            <text:p>60.1342</text:p>
          </table:table-cell>
          <table:table-cell office:value-type="float" office:value="184.1509">
            <text:p>184.1509</text:p>
          </table:table-cell>
          <table:table-cell office:value-type="float" office:value="75.8393">
            <text:p>75.8393</text:p>
          </table:table-cell>
          <table:table-cell office:value-type="float" office:value="75.7957">
            <text:p>75.7957</text:p>
          </table:table-cell>
        </table:table-row>
        <table:table-row table:style-name="ro2">
          <table:table-cell office:value-type="float" office:value="80.9346">
            <text:p>80.9346</text:p>
          </table:table-cell>
          <table:table-cell office:value-type="float" office:value="74.4658">
            <text:p>74.4658</text:p>
          </table:table-cell>
          <table:table-cell office:value-type="float" office:value="86.6175">
            <text:p>86.6175</text:p>
          </table:table-cell>
          <table:table-cell office:value-type="float" office:value="79.3115">
            <text:p>79.3115</text:p>
          </table:table-cell>
          <table:table-cell office:value-type="float" office:value="94.6617">
            <text:p>94.6617</text:p>
          </table:table-cell>
        </table:table-row>
        <table:table-row table:style-name="ro2">
          <table:table-cell office:value-type="float" office:value="66.4706">
            <text:p>66.4706</text:p>
          </table:table-cell>
          <table:table-cell office:value-type="float" office:value="104.2854">
            <text:p>104.2854</text:p>
          </table:table-cell>
          <table:table-cell office:value-type="float" office:value="114.4825">
            <text:p>114.4825</text:p>
          </table:table-cell>
          <table:table-cell office:value-type="float" office:value="76.0893">
            <text:p>76.0893</text:p>
          </table:table-cell>
          <table:table-cell office:value-type="float" office:value="69.9884">
            <text:p>69.9884</text:p>
          </table:table-cell>
        </table:table-row>
        <table:table-row table:style-name="ro2">
          <table:table-cell office:value-type="float" office:value="65.8044">
            <text:p>65.8044</text:p>
          </table:table-cell>
          <table:table-cell office:value-type="float" office:value="51.1241">
            <text:p>51.1241</text:p>
          </table:table-cell>
          <table:table-cell office:value-type="float" office:value="110.4149">
            <text:p>110.4149</text:p>
          </table:table-cell>
          <table:table-cell office:value-type="float" office:value="94.8562">
            <text:p>94.8562</text:p>
          </table:table-cell>
          <table:table-cell office:value-type="float" office:value="56.6526">
            <text:p>56.6526</text:p>
          </table:table-cell>
        </table:table-row>
        <table:table-row table:style-name="ro2">
          <table:table-cell office:value-type="float" office:value="107.6214">
            <text:p>107.6214</text:p>
          </table:table-cell>
          <table:table-cell office:value-type="float" office:value="78.9583">
            <text:p>78.9583</text:p>
          </table:table-cell>
          <table:table-cell office:value-type="float" office:value="74.7622">
            <text:p>74.7622</text:p>
          </table:table-cell>
          <table:table-cell office:value-type="float" office:value="82.3004">
            <text:p>82.3004</text:p>
          </table:table-cell>
          <table:table-cell office:value-type="float" office:value="58.6696">
            <text:p>58.6696</text:p>
          </table:table-cell>
        </table:table-row>
        <table:table-row table:style-name="ro2">
          <table:table-cell office:value-type="float" office:value="112.1046">
            <text:p>112.1046</text:p>
          </table:table-cell>
          <table:table-cell office:value-type="float" office:value="61.7843">
            <text:p>61.7843</text:p>
          </table:table-cell>
          <table:table-cell office:value-type="float" office:value="115.2797">
            <text:p>115.2797</text:p>
          </table:table-cell>
          <table:table-cell office:value-type="float" office:value="56.8148">
            <text:p>56.8148</text:p>
          </table:table-cell>
          <table:table-cell office:value-type="float" office:value="18.3677">
            <text:p>18.3677</text:p>
          </table:table-cell>
        </table:table-row>
        <table:table-row table:style-name="ro2">
          <table:table-cell office:value-type="float" office:value="73.7459">
            <text:p>73.7459</text:p>
          </table:table-cell>
          <table:table-cell office:value-type="float" office:value="74.9686">
            <text:p>74.9686</text:p>
          </table:table-cell>
          <table:table-cell office:value-type="float" office:value="74.4406">
            <text:p>74.4406</text:p>
          </table:table-cell>
          <table:table-cell office:value-type="float" office:value="76.0761">
            <text:p>76.0761</text:p>
          </table:table-cell>
          <table:table-cell office:value-type="float" office:value="103.0778">
            <text:p>103.0778</text:p>
          </table:table-cell>
        </table:table-row>
        <table:table-row table:style-name="ro2">
          <table:table-cell office:value-type="float" office:value="69.2092">
            <text:p>69.2092</text:p>
          </table:table-cell>
          <table:table-cell office:value-type="float" office:value="80.8606">
            <text:p>80.8606</text:p>
          </table:table-cell>
          <table:table-cell office:value-type="float" office:value="129.773">
            <text:p>129.773</text:p>
          </table:table-cell>
          <table:table-cell office:value-type="float" office:value="57.874">
            <text:p>57.874</text:p>
          </table:table-cell>
          <table:table-cell office:value-type="float" office:value="115.5285">
            <text:p>115.5285</text:p>
          </table:table-cell>
        </table:table-row>
        <table:table-row table:style-name="ro2">
          <table:table-cell office:value-type="float" office:value="102.6054">
            <text:p>102.6054</text:p>
          </table:table-cell>
          <table:table-cell office:value-type="float" office:value="92.6333">
            <text:p>92.6333</text:p>
          </table:table-cell>
          <table:table-cell office:value-type="float" office:value="84.3713">
            <text:p>84.3713</text:p>
          </table:table-cell>
          <table:table-cell office:value-type="float" office:value="72.7346">
            <text:p>72.7346</text:p>
          </table:table-cell>
          <table:table-cell office:value-type="float" office:value="74.4345">
            <text:p>74.4345</text:p>
          </table:table-cell>
        </table:table-row>
        <table:table-row table:style-name="ro2">
          <table:table-cell office:value-type="float" office:value="93.3717">
            <text:p>93.3717</text:p>
          </table:table-cell>
          <table:table-cell office:value-type="float" office:value="94.6069">
            <text:p>94.6069</text:p>
          </table:table-cell>
          <table:table-cell office:value-type="float" office:value="99.4375">
            <text:p>99.4375</text:p>
          </table:table-cell>
          <table:table-cell office:value-type="float" office:value="60.1989">
            <text:p>60.1989</text:p>
          </table:table-cell>
          <table:table-cell office:value-type="float" office:value="106.1965">
            <text:p>106.1965</text:p>
          </table:table-cell>
        </table:table-row>
        <table:table-row table:style-name="ro2">
          <table:table-cell office:value-type="float" office:value="66.8273">
            <text:p>66.8273</text:p>
          </table:table-cell>
          <table:table-cell office:value-type="float" office:value="83.2928">
            <text:p>83.2928</text:p>
          </table:table-cell>
          <table:table-cell office:value-type="float" office:value="101.2722">
            <text:p>101.2722</text:p>
          </table:table-cell>
          <table:table-cell office:value-type="float" office:value="34.4856">
            <text:p>34.4856</text:p>
          </table:table-cell>
          <table:table-cell office:value-type="float" office:value="97.8387">
            <text:p>97.8387</text:p>
          </table:table-cell>
        </table:table-row>
        <table:table-row table:style-name="ro2">
          <table:table-cell office:value-type="float" office:value="102.7748">
            <text:p>102.7748</text:p>
          </table:table-cell>
          <table:table-cell office:value-type="float" office:value="79.1189">
            <text:p>79.1189</text:p>
          </table:table-cell>
          <table:table-cell office:value-type="float" office:value="76.9104">
            <text:p>76.9104</text:p>
          </table:table-cell>
          <table:table-cell office:value-type="float" office:value="73.5308">
            <text:p>73.5308</text:p>
          </table:table-cell>
          <table:table-cell office:value-type="float" office:value="108.3057">
            <text:p>108.3057</text:p>
          </table:table-cell>
        </table:table-row>
        <table:table-row table:style-name="ro2">
          <table:table-cell office:value-type="float" office:value="54.9203">
            <text:p>54.9203</text:p>
          </table:table-cell>
          <table:table-cell office:value-type="float" office:value="77.4936">
            <text:p>77.4936</text:p>
          </table:table-cell>
          <table:table-cell office:value-type="float" office:value="127.4559">
            <text:p>127.4559</text:p>
          </table:table-cell>
          <table:table-cell office:value-type="float" office:value="103.6991">
            <text:p>103.6991</text:p>
          </table:table-cell>
          <table:table-cell office:value-type="float" office:value="69.272">
            <text:p>69.272</text:p>
          </table:table-cell>
        </table:table-row>
        <table:table-row table:style-name="ro2">
          <table:table-cell office:value-type="float" office:value="90.4845">
            <text:p>90.4845</text:p>
          </table:table-cell>
          <table:table-cell office:value-type="float" office:value="83.6647">
            <text:p>83.6647</text:p>
          </table:table-cell>
          <table:table-cell office:value-type="float" office:value="71.4539">
            <text:p>71.4539</text:p>
          </table:table-cell>
          <table:table-cell office:value-type="float" office:value="103.0057">
            <text:p>103.0057</text:p>
          </table:table-cell>
          <table:table-cell office:value-type="float" office:value="21.2007">
            <text:p>21.2007</text:p>
          </table:table-cell>
        </table:table-row>
        <table:table-row table:style-name="ro2">
          <table:table-cell office:value-type="float" office:value="59.0055">
            <text:p>59.0055</text:p>
          </table:table-cell>
          <table:table-cell office:value-type="float" office:value="81.592">
            <text:p>81.592</text:p>
          </table:table-cell>
          <table:table-cell office:value-type="float" office:value="124.4656">
            <text:p>124.4656</text:p>
          </table:table-cell>
          <table:table-cell office:value-type="float" office:value="117.1235">
            <text:p>117.1235</text:p>
          </table:table-cell>
          <table:table-cell office:value-type="float" office:value="123.0681">
            <text:p>123.0681</text:p>
          </table:table-cell>
        </table:table-row>
        <table:table-row table:style-name="ro2">
          <table:table-cell office:value-type="float" office:value="74.4116">
            <text:p>74.4116</text:p>
          </table:table-cell>
          <table:table-cell office:value-type="float" office:value="77.4732">
            <text:p>77.4732</text:p>
          </table:table-cell>
          <table:table-cell office:value-type="float" office:value="50.7575">
            <text:p>50.7575</text:p>
          </table:table-cell>
          <table:table-cell office:value-type="float" office:value="47.2667">
            <text:p>47.2667</text:p>
          </table:table-cell>
          <table:table-cell office:value-type="float" office:value="130.9699">
            <text:p>130.9699</text:p>
          </table:table-cell>
        </table:table-row>
        <table:table-row table:style-name="ro2">
          <table:table-cell office:value-type="float" office:value="54.1285">
            <text:p>54.1285</text:p>
          </table:table-cell>
          <table:table-cell office:value-type="float" office:value="61.672">
            <text:p>61.672</text:p>
          </table:table-cell>
          <table:table-cell office:value-type="float" office:value="48.1592">
            <text:p>48.1592</text:p>
          </table:table-cell>
          <table:table-cell office:value-type="float" office:value="85.148">
            <text:p>85.148</text:p>
          </table:table-cell>
          <table:table-cell office:value-type="float" office:value="118.4421">
            <text:p>118.4421</text:p>
          </table:table-cell>
        </table:table-row>
        <table:table-row table:style-name="ro2">
          <table:table-cell office:value-type="float" office:value="63.117">
            <text:p>63.117</text:p>
          </table:table-cell>
          <table:table-cell office:value-type="float" office:value="84.3724">
            <text:p>84.3724</text:p>
          </table:table-cell>
          <table:table-cell office:value-type="float" office:value="77.6888">
            <text:p>77.6888</text:p>
          </table:table-cell>
          <table:table-cell office:value-type="float" office:value="67.137">
            <text:p>67.137</text:p>
          </table:table-cell>
          <table:table-cell office:value-type="float" office:value="59.237">
            <text:p>59.237</text:p>
          </table:table-cell>
        </table:table-row>
        <table:table-row table:style-name="ro2">
          <table:table-cell office:value-type="float" office:value="59.8867">
            <text:p>59.8867</text:p>
          </table:table-cell>
          <table:table-cell office:value-type="float" office:value="67.3857">
            <text:p>67.3857</text:p>
          </table:table-cell>
          <table:table-cell office:value-type="float" office:value="53.707">
            <text:p>53.707</text:p>
          </table:table-cell>
          <table:table-cell office:value-type="float" office:value="92.0249">
            <text:p>92.0249</text:p>
          </table:table-cell>
          <table:table-cell office:value-type="float" office:value="68.1843">
            <text:p>68.1843</text:p>
          </table:table-cell>
        </table:table-row>
        <table:table-row table:style-name="ro2">
          <table:table-cell office:value-type="float" office:value="82.7769">
            <text:p>82.7769</text:p>
          </table:table-cell>
          <table:table-cell office:value-type="float" office:value="76.9043">
            <text:p>76.9043</text:p>
          </table:table-cell>
          <table:table-cell office:value-type="float" office:value="115.7021">
            <text:p>115.7021</text:p>
          </table:table-cell>
          <table:table-cell office:value-type="float" office:value="80.3407">
            <text:p>80.3407</text:p>
          </table:table-cell>
          <table:table-cell office:value-type="float" office:value="75.1825">
            <text:p>75.1825</text:p>
          </table:table-cell>
        </table:table-row>
        <table:table-row table:style-name="ro2">
          <table:table-cell office:value-type="float" office:value="53.5866">
            <text:p>53.5866</text:p>
          </table:table-cell>
          <table:table-cell office:value-type="float" office:value="66.2579">
            <text:p>66.2579</text:p>
          </table:table-cell>
          <table:table-cell office:value-type="float" office:value="95.859">
            <text:p>95.859</text:p>
          </table:table-cell>
          <table:table-cell office:value-type="float" office:value="77.0006">
            <text:p>77.0006</text:p>
          </table:table-cell>
          <table:table-cell office:value-type="float" office:value="92.8452">
            <text:p>92.8452</text:p>
          </table:table-cell>
        </table:table-row>
        <table:table-row table:style-name="ro2">
          <table:table-cell office:value-type="float" office:value="110.6139">
            <text:p>110.6139</text:p>
          </table:table-cell>
          <table:table-cell office:value-type="float" office:value="58.2403">
            <text:p>58.2403</text:p>
          </table:table-cell>
          <table:table-cell office:value-type="float" office:value="59.2404">
            <text:p>59.2404</text:p>
          </table:table-cell>
          <table:table-cell office:value-type="float" office:value="89.8871">
            <text:p>89.8871</text:p>
          </table:table-cell>
          <table:table-cell office:value-type="float" office:value="111.335">
            <text:p>111.335</text:p>
          </table:table-cell>
        </table:table-row>
        <table:table-row table:style-name="ro2">
          <table:table-cell office:value-type="float" office:value="105.6295">
            <text:p>105.6295</text:p>
          </table:table-cell>
          <table:table-cell office:value-type="float" office:value="80.7757">
            <text:p>80.7757</text:p>
          </table:table-cell>
          <table:table-cell office:value-type="float" office:value="94.3392">
            <text:p>94.3392</text:p>
          </table:table-cell>
          <table:table-cell office:value-type="float" office:value="74.1434">
            <text:p>74.1434</text:p>
          </table:table-cell>
          <table:table-cell office:value-type="float" office:value="70.3275">
            <text:p>70.3275</text:p>
          </table:table-cell>
        </table:table-row>
        <table:table-row table:style-name="ro2">
          <table:table-cell office:value-type="float" office:value="78.4375">
            <text:p>78.4375</text:p>
          </table:table-cell>
          <table:table-cell office:value-type="float" office:value="77.8905">
            <text:p>77.8905</text:p>
          </table:table-cell>
          <table:table-cell office:value-type="float" office:value="130.1515">
            <text:p>130.1515</text:p>
          </table:table-cell>
          <table:table-cell office:value-type="float" office:value="99.6011">
            <text:p>99.6011</text:p>
          </table:table-cell>
          <table:table-cell office:value-type="float" office:value="69.8743">
            <text:p>69.8743</text:p>
          </table:table-cell>
        </table:table-row>
        <table:table-row table:style-name="ro2">
          <table:table-cell office:value-type="float" office:value="67.0117">
            <text:p>67.0117</text:p>
          </table:table-cell>
          <table:table-cell office:value-type="float" office:value="81.8622">
            <text:p>81.8622</text:p>
          </table:table-cell>
          <table:table-cell office:value-type="float" office:value="58.8363">
            <text:p>58.8363</text:p>
          </table:table-cell>
          <table:table-cell office:value-type="float" office:value="88.7764">
            <text:p>88.7764</text:p>
          </table:table-cell>
          <table:table-cell office:value-type="float" office:value="121.2725">
            <text:p>121.2725</text:p>
          </table:table-cell>
        </table:table-row>
        <table:table-row table:style-name="ro2">
          <table:table-cell office:value-type="float" office:value="86.3241">
            <text:p>86.3241</text:p>
          </table:table-cell>
          <table:table-cell office:value-type="float" office:value="68.8263">
            <text:p>68.8263</text:p>
          </table:table-cell>
          <table:table-cell office:value-type="float" office:value="95.1711">
            <text:p>95.1711</text:p>
          </table:table-cell>
          <table:table-cell office:value-type="float" office:value="92.6183">
            <text:p>92.6183</text:p>
          </table:table-cell>
          <table:table-cell office:value-type="float" office:value="103.486">
            <text:p>103.486</text:p>
          </table:table-cell>
        </table:table-row>
        <table:table-row table:style-name="ro2">
          <table:table-cell office:value-type="float" office:value="76.8959">
            <text:p>76.8959</text:p>
          </table:table-cell>
          <table:table-cell office:value-type="float" office:value="75.2058">
            <text:p>75.2058</text:p>
          </table:table-cell>
          <table:table-cell office:value-type="float" office:value="86.3973">
            <text:p>86.3973</text:p>
          </table:table-cell>
          <table:table-cell office:value-type="float" office:value="99.9515">
            <text:p>99.9515</text:p>
          </table:table-cell>
          <table:table-cell office:value-type="float" office:value="76.3309">
            <text:p>76.3309</text:p>
          </table:table-cell>
        </table:table-row>
        <table:table-row table:style-name="ro2">
          <table:table-cell office:value-type="float" office:value="80.8893">
            <text:p>80.8893</text:p>
          </table:table-cell>
          <table:table-cell office:value-type="float" office:value="74.7615">
            <text:p>74.7615</text:p>
          </table:table-cell>
          <table:table-cell office:value-type="float" office:value="75.1187">
            <text:p>75.1187</text:p>
          </table:table-cell>
          <table:table-cell office:value-type="float" office:value="61.5357">
            <text:p>61.5357</text:p>
          </table:table-cell>
          <table:table-cell office:value-type="float" office:value="99.7117">
            <text:p>99.7117</text:p>
          </table:table-cell>
        </table:table-row>
        <table:table-row table:style-name="ro2">
          <table:table-cell office:value-type="float" office:value="84.019">
            <text:p>84.019</text:p>
          </table:table-cell>
          <table:table-cell office:value-type="float" office:value="79.4954">
            <text:p>79.4954</text:p>
          </table:table-cell>
          <table:table-cell office:value-type="float" office:value="89.9488">
            <text:p>89.9488</text:p>
          </table:table-cell>
          <table:table-cell office:value-type="float" office:value="49.8866">
            <text:p>49.8866</text:p>
          </table:table-cell>
          <table:table-cell office:value-type="float" office:value="102.7538">
            <text:p>102.7538</text:p>
          </table:table-cell>
        </table:table-row>
        <table:table-row table:style-name="ro2">
          <table:table-cell office:value-type="float" office:value="86.2829">
            <text:p>86.2829</text:p>
          </table:table-cell>
          <table:table-cell office:value-type="float" office:value="73.606">
            <text:p>73.606</text:p>
          </table:table-cell>
          <table:table-cell office:value-type="float" office:value="96.2611">
            <text:p>96.2611</text:p>
          </table:table-cell>
          <table:table-cell office:value-type="float" office:value="70.8803">
            <text:p>70.8803</text:p>
          </table:table-cell>
          <table:table-cell office:value-type="float" office:value="78.5541">
            <text:p>78.5541</text:p>
          </table:table-cell>
        </table:table-row>
        <table:table-row table:style-name="ro2">
          <table:table-cell office:value-type="float" office:value="74.7123">
            <text:p>74.7123</text:p>
          </table:table-cell>
          <table:table-cell office:value-type="float" office:value="59.1193">
            <text:p>59.1193</text:p>
          </table:table-cell>
          <table:table-cell office:value-type="float" office:value="92.226">
            <text:p>92.226</text:p>
          </table:table-cell>
          <table:table-cell office:value-type="float" office:value="77.989">
            <text:p>77.989</text:p>
          </table:table-cell>
          <table:table-cell office:value-type="float" office:value="92.5441">
            <text:p>92.5441</text:p>
          </table:table-cell>
        </table:table-row>
        <table:table-row table:style-name="ro2">
          <table:table-cell office:value-type="float" office:value="60.3061">
            <text:p>60.3061</text:p>
          </table:table-cell>
          <table:table-cell office:value-type="float" office:value="76.4062">
            <text:p>76.4062</text:p>
          </table:table-cell>
          <table:table-cell office:value-type="float" office:value="85.3669">
            <text:p>85.3669</text:p>
          </table:table-cell>
          <table:table-cell office:value-type="float" office:value="86.2267">
            <text:p>86.2267</text:p>
          </table:table-cell>
          <table:table-cell office:value-type="float" office:value="61.4044">
            <text:p>61.4044</text:p>
          </table:table-cell>
        </table:table-row>
        <table:table-row table:style-name="ro2">
          <table:table-cell office:value-type="float" office:value="78.6291">
            <text:p>78.6291</text:p>
          </table:table-cell>
          <table:table-cell office:value-type="float" office:value="53.6821">
            <text:p>53.6821</text:p>
          </table:table-cell>
          <table:table-cell office:value-type="float" office:value="100.7455">
            <text:p>100.7455</text:p>
          </table:table-cell>
          <table:table-cell office:value-type="float" office:value="82.6839">
            <text:p>82.6839</text:p>
          </table:table-cell>
          <table:table-cell office:value-type="float" office:value="85.4033">
            <text:p>85.4033</text:p>
          </table:table-cell>
        </table:table-row>
        <table:table-row table:style-name="ro2">
          <table:table-cell office:value-type="float" office:value="85.7281">
            <text:p>85.7281</text:p>
          </table:table-cell>
          <table:table-cell office:value-type="float" office:value="69.3137">
            <text:p>69.3137</text:p>
          </table:table-cell>
          <table:table-cell office:value-type="float" office:value="84.8009">
            <text:p>84.8009</text:p>
          </table:table-cell>
          <table:table-cell office:value-type="float" office:value="77.7429">
            <text:p>77.7429</text:p>
          </table:table-cell>
          <table:table-cell office:value-type="float" office:value="82.3072">
            <text:p>82.3072</text:p>
          </table:table-cell>
        </table:table-row>
        <table:table-row table:style-name="ro2">
          <table:table-cell office:value-type="float" office:value="67.0855">
            <text:p>67.0855</text:p>
          </table:table-cell>
          <table:table-cell office:value-type="float" office:value="79.2401">
            <text:p>79.2401</text:p>
          </table:table-cell>
          <table:table-cell office:value-type="float" office:value="72.704">
            <text:p>72.704</text:p>
          </table:table-cell>
          <table:table-cell office:value-type="float" office:value="103.7913">
            <text:p>103.7913</text:p>
          </table:table-cell>
          <table:table-cell office:value-type="float" office:value="112.3968">
            <text:p>112.3968</text:p>
          </table:table-cell>
        </table:table-row>
        <table:table-row table:style-name="ro2">
          <table:table-cell office:value-type="float" office:value="75.13">
            <text:p>75.13</text:p>
          </table:table-cell>
          <table:table-cell office:value-type="float" office:value="48.8413">
            <text:p>48.8413</text:p>
          </table:table-cell>
          <table:table-cell office:value-type="float" office:value="75.705">
            <text:p>75.705</text:p>
          </table:table-cell>
          <table:table-cell office:value-type="float" office:value="103.8525">
            <text:p>103.8525</text:p>
          </table:table-cell>
          <table:table-cell office:value-type="float" office:value="90.3521">
            <text:p>90.3521</text:p>
          </table:table-cell>
        </table:table-row>
        <table:table-row table:style-name="ro2">
          <table:table-cell office:value-type="float" office:value="100.0164">
            <text:p>100.0164</text:p>
          </table:table-cell>
          <table:table-cell office:value-type="float" office:value="58.909">
            <text:p>58.909</text:p>
          </table:table-cell>
          <table:table-cell office:value-type="float" office:value="70.8218">
            <text:p>70.8218</text:p>
          </table:table-cell>
          <table:table-cell office:value-type="float" office:value="69.3997">
            <text:p>69.3997</text:p>
          </table:table-cell>
          <table:table-cell office:value-type="float" office:value="60.1743">
            <text:p>60.1743</text:p>
          </table:table-cell>
        </table:table-row>
        <table:table-row table:style-name="ro2">
          <table:table-cell office:value-type="float" office:value="99.0913">
            <text:p>99.0913</text:p>
          </table:table-cell>
          <table:table-cell office:value-type="float" office:value="95.5783">
            <text:p>95.5783</text:p>
          </table:table-cell>
          <table:table-cell office:value-type="float" office:value="122.9795">
            <text:p>122.9795</text:p>
          </table:table-cell>
          <table:table-cell office:value-type="float" office:value="69.74">
            <text:p>69.74</text:p>
          </table:table-cell>
          <table:table-cell office:value-type="float" office:value="88.2877">
            <text:p>88.2877</text:p>
          </table:table-cell>
        </table:table-row>
        <table:table-row table:style-name="ro2">
          <table:table-cell office:value-type="float" office:value="66.786">
            <text:p>66.786</text:p>
          </table:table-cell>
          <table:table-cell office:value-type="float" office:value="55.4149">
            <text:p>55.4149</text:p>
          </table:table-cell>
          <table:table-cell office:value-type="float" office:value="57.4842">
            <text:p>57.4842</text:p>
          </table:table-cell>
          <table:table-cell office:value-type="float" office:value="35.9114">
            <text:p>35.9114</text:p>
          </table:table-cell>
          <table:table-cell office:value-type="float" office:value="30.5807">
            <text:p>30.5807</text:p>
          </table:table-cell>
        </table:table-row>
        <table:table-row table:style-name="ro2">
          <table:table-cell office:value-type="float" office:value="46.747">
            <text:p>46.747</text:p>
          </table:table-cell>
          <table:table-cell office:value-type="float" office:value="75.9809">
            <text:p>75.9809</text:p>
          </table:table-cell>
          <table:table-cell office:value-type="float" office:value="99.388">
            <text:p>99.388</text:p>
          </table:table-cell>
          <table:table-cell office:value-type="float" office:value="54.6102">
            <text:p>54.6102</text:p>
          </table:table-cell>
          <table:table-cell office:value-type="float" office:value="72.4422">
            <text:p>72.4422</text:p>
          </table:table-cell>
        </table:table-row>
        <table:table-row table:style-name="ro2">
          <table:table-cell office:value-type="float" office:value="109.9182">
            <text:p>109.9182</text:p>
          </table:table-cell>
          <table:table-cell office:value-type="float" office:value="57.9266">
            <text:p>57.9266</text:p>
          </table:table-cell>
          <table:table-cell office:value-type="float" office:value="84.1978">
            <text:p>84.1978</text:p>
          </table:table-cell>
          <table:table-cell office:value-type="float" office:value="94.7395">
            <text:p>94.7395</text:p>
          </table:table-cell>
          <table:table-cell office:value-type="float" office:value="88.2015">
            <text:p>88.2015</text:p>
          </table:table-cell>
        </table:table-row>
        <table:table-row table:style-name="ro2">
          <table:table-cell office:value-type="float" office:value="87.2491">
            <text:p>87.2491</text:p>
          </table:table-cell>
          <table:table-cell office:value-type="float" office:value="73.4761">
            <text:p>73.4761</text:p>
          </table:table-cell>
          <table:table-cell office:value-type="float" office:value="97.8619">
            <text:p>97.8619</text:p>
          </table:table-cell>
          <table:table-cell office:value-type="float" office:value="93.2546">
            <text:p>93.2546</text:p>
          </table:table-cell>
          <table:table-cell office:value-type="float" office:value="86.5474">
            <text:p>86.5474</text:p>
          </table:table-cell>
        </table:table-row>
        <table:table-row table:style-name="ro2">
          <table:table-cell office:value-type="float" office:value="81.1969">
            <text:p>81.1969</text:p>
          </table:table-cell>
          <table:table-cell office:value-type="float" office:value="84.8285">
            <text:p>84.8285</text:p>
          </table:table-cell>
          <table:table-cell office:value-type="float" office:value="68.8239">
            <text:p>68.8239</text:p>
          </table:table-cell>
          <table:table-cell office:value-type="float" office:value="46.0475">
            <text:p>46.0475</text:p>
          </table:table-cell>
          <table:table-cell office:value-type="float" office:value="56.0927">
            <text:p>56.0927</text:p>
          </table:table-cell>
        </table:table-row>
        <table:table-row table:style-name="ro2">
          <table:table-cell office:value-type="float" office:value="92.118">
            <text:p>92.118</text:p>
          </table:table-cell>
          <table:table-cell office:value-type="float" office:value="79.4887">
            <text:p>79.4887</text:p>
          </table:table-cell>
          <table:table-cell office:value-type="float" office:value="106.7592">
            <text:p>106.7592</text:p>
          </table:table-cell>
          <table:table-cell office:value-type="float" office:value="96.8868">
            <text:p>96.8868</text:p>
          </table:table-cell>
          <table:table-cell office:value-type="float" office:value="76.8395">
            <text:p>76.8395</text:p>
          </table:table-cell>
        </table:table-row>
        <table:table-row table:style-name="ro2">
          <table:table-cell office:value-type="float" office:value="77.1762">
            <text:p>77.1762</text:p>
          </table:table-cell>
          <table:table-cell office:value-type="float" office:value="46.4784">
            <text:p>46.4784</text:p>
          </table:table-cell>
          <table:table-cell office:value-type="float" office:value="58.0818">
            <text:p>58.0818</text:p>
          </table:table-cell>
          <table:table-cell office:value-type="float" office:value="95.5656">
            <text:p>95.5656</text:p>
          </table:table-cell>
          <table:table-cell office:value-type="float" office:value="118.4138">
            <text:p>118.4138</text:p>
          </table:table-cell>
        </table:table-row>
        <table:table-row table:style-name="ro2">
          <table:table-cell office:value-type="float" office:value="96.0346">
            <text:p>96.0346</text:p>
          </table:table-cell>
          <table:table-cell office:value-type="float" office:value="159.7278">
            <text:p>159.7278</text:p>
          </table:table-cell>
          <table:table-cell office:value-type="float" office:value="70.8906">
            <text:p>70.8906</text:p>
          </table:table-cell>
          <table:table-cell office:value-type="float" office:value="83.4426">
            <text:p>83.4426</text:p>
          </table:table-cell>
          <table:table-cell office:value-type="float" office:value="26.0085">
            <text:p>26.0085</text:p>
          </table:table-cell>
        </table:table-row>
        <table:table-row table:style-name="ro2">
          <table:table-cell office:value-type="float" office:value="86.8434">
            <text:p>86.8434</text:p>
          </table:table-cell>
          <table:table-cell office:value-type="float" office:value="49.8303">
            <text:p>49.8303</text:p>
          </table:table-cell>
          <table:table-cell office:value-type="float" office:value="85.5484">
            <text:p>85.5484</text:p>
          </table:table-cell>
          <table:table-cell office:value-type="float" office:value="113.4022">
            <text:p>113.4022</text:p>
          </table:table-cell>
          <table:table-cell office:value-type="float" office:value="20.1979">
            <text:p>20.1979</text:p>
          </table:table-cell>
        </table:table-row>
        <table:table-row table:style-name="ro2">
          <table:table-cell office:value-type="float" office:value="118.7941">
            <text:p>118.7941</text:p>
          </table:table-cell>
          <table:table-cell office:value-type="float" office:value="66.0223">
            <text:p>66.0223</text:p>
          </table:table-cell>
          <table:table-cell office:value-type="float" office:value="64.3493">
            <text:p>64.3493</text:p>
          </table:table-cell>
          <table:table-cell office:value-type="float" office:value="92.5522">
            <text:p>92.5522</text:p>
          </table:table-cell>
          <table:table-cell office:value-type="float" office:value="141.7678">
            <text:p>141.7678</text:p>
          </table:table-cell>
        </table:table-row>
        <table:table-row table:style-name="ro2">
          <table:table-cell office:value-type="float" office:value="128.2992">
            <text:p>128.2992</text:p>
          </table:table-cell>
          <table:table-cell office:value-type="float" office:value="94.3007">
            <text:p>94.3007</text:p>
          </table:table-cell>
          <table:table-cell office:value-type="float" office:value="91.9336">
            <text:p>91.9336</text:p>
          </table:table-cell>
          <table:table-cell office:value-type="float" office:value="88.538">
            <text:p>88.538</text:p>
          </table:table-cell>
          <table:table-cell office:value-type="float" office:value="85.4653">
            <text:p>85.4653</text:p>
          </table:table-cell>
        </table:table-row>
        <table:table-row table:style-name="ro2">
          <table:table-cell office:value-type="float" office:value="91.2196">
            <text:p>91.2196</text:p>
          </table:table-cell>
          <table:table-cell office:value-type="float" office:value="45.7268">
            <text:p>45.7268</text:p>
          </table:table-cell>
          <table:table-cell office:value-type="float" office:value="115.4176">
            <text:p>115.4176</text:p>
          </table:table-cell>
          <table:table-cell office:value-type="float" office:value="88.0351">
            <text:p>88.0351</text:p>
          </table:table-cell>
          <table:table-cell office:value-type="float" office:value="82.4804">
            <text:p>82.4804</text:p>
          </table:table-cell>
        </table:table-row>
        <table:table-row table:style-name="ro2">
          <table:table-cell office:value-type="float" office:value="92.7851">
            <text:p>92.7851</text:p>
          </table:table-cell>
          <table:table-cell office:value-type="float" office:value="88.7444">
            <text:p>88.7444</text:p>
          </table:table-cell>
          <table:table-cell office:value-type="float" office:value="64.0324">
            <text:p>64.0324</text:p>
          </table:table-cell>
          <table:table-cell office:value-type="float" office:value="71.3466">
            <text:p>71.3466</text:p>
          </table:table-cell>
          <table:table-cell office:value-type="float" office:value="89.1551">
            <text:p>89.1551</text:p>
          </table:table-cell>
        </table:table-row>
        <table:table-row table:style-name="ro2">
          <table:table-cell office:value-type="float" office:value="101.7602">
            <text:p>101.7602</text:p>
          </table:table-cell>
          <table:table-cell office:value-type="float" office:value="113.4043">
            <text:p>113.4043</text:p>
          </table:table-cell>
          <table:table-cell office:value-type="float" office:value="123.402">
            <text:p>123.402</text:p>
          </table:table-cell>
          <table:table-cell office:value-type="float" office:value="58.4911">
            <text:p>58.4911</text:p>
          </table:table-cell>
          <table:table-cell office:value-type="float" office:value="114.9258">
            <text:p>114.9258</text:p>
          </table:table-cell>
        </table:table-row>
        <table:table-row table:style-name="ro2">
          <table:table-cell office:value-type="float" office:value="96.5054">
            <text:p>96.5054</text:p>
          </table:table-cell>
          <table:table-cell office:value-type="float" office:value="77.1291">
            <text:p>77.1291</text:p>
          </table:table-cell>
          <table:table-cell office:value-type="float" office:value="74.3708">
            <text:p>74.3708</text:p>
          </table:table-cell>
          <table:table-cell office:value-type="float" office:value="51.8732">
            <text:p>51.8732</text:p>
          </table:table-cell>
          <table:table-cell office:value-type="float" office:value="86.5624">
            <text:p>86.5624</text:p>
          </table:table-cell>
        </table:table-row>
        <table:table-row table:style-name="ro2">
          <table:table-cell office:value-type="float" office:value="80.083">
            <text:p>80.083</text:p>
          </table:table-cell>
          <table:table-cell office:value-type="float" office:value="156.325">
            <text:p>156.325</text:p>
          </table:table-cell>
          <table:table-cell office:value-type="float" office:value="77.5618">
            <text:p>77.5618</text:p>
          </table:table-cell>
          <table:table-cell office:value-type="float" office:value="76.9732">
            <text:p>76.9732</text:p>
          </table:table-cell>
          <table:table-cell office:value-type="float" office:value="76.8443">
            <text:p>76.8443</text:p>
          </table:table-cell>
        </table:table-row>
        <table:table-row table:style-name="ro2">
          <table:table-cell office:value-type="float" office:value="58.0227">
            <text:p>58.0227</text:p>
          </table:table-cell>
          <table:table-cell office:value-type="float" office:value="169.6482">
            <text:p>169.6482</text:p>
          </table:table-cell>
          <table:table-cell office:value-type="float" office:value="77.1503">
            <text:p>77.1503</text:p>
          </table:table-cell>
          <table:table-cell office:value-type="float" office:value="77.0972">
            <text:p>77.0972</text:p>
          </table:table-cell>
          <table:table-cell office:value-type="float" office:value="109.9319">
            <text:p>109.9319</text:p>
          </table:table-cell>
        </table:table-row>
        <table:table-row table:style-name="ro2">
          <table:table-cell office:value-type="float" office:value="81.427">
            <text:p>81.427</text:p>
          </table:table-cell>
          <table:table-cell office:value-type="float" office:value="132.5043">
            <text:p>132.5043</text:p>
          </table:table-cell>
          <table:table-cell office:value-type="float" office:value="89.5496">
            <text:p>89.5496</text:p>
          </table:table-cell>
          <table:table-cell office:value-type="float" office:value="62.7475">
            <text:p>62.7475</text:p>
          </table:table-cell>
          <table:table-cell office:value-type="float" office:value="92.046">
            <text:p>92.046</text:p>
          </table:table-cell>
        </table:table-row>
        <table:table-row table:style-name="ro2">
          <table:table-cell office:value-type="float" office:value="56.3091">
            <text:p>56.3091</text:p>
          </table:table-cell>
          <table:table-cell office:value-type="float" office:value="100.2898">
            <text:p>100.2898</text:p>
          </table:table-cell>
          <table:table-cell office:value-type="float" office:value="126.3629">
            <text:p>126.3629</text:p>
          </table:table-cell>
          <table:table-cell office:value-type="float" office:value="70.7741">
            <text:p>70.7741</text:p>
          </table:table-cell>
          <table:table-cell office:value-type="float" office:value="141.0285">
            <text:p>141.0285</text:p>
          </table:table-cell>
        </table:table-row>
        <table:table-row table:style-name="ro2">
          <table:table-cell office:value-type="float" office:value="73.0416">
            <text:p>73.0416</text:p>
          </table:table-cell>
          <table:table-cell office:value-type="float" office:value="160.3442">
            <text:p>160.3442</text:p>
          </table:table-cell>
          <table:table-cell office:value-type="float" office:value="91.4354">
            <text:p>91.4354</text:p>
          </table:table-cell>
          <table:table-cell office:value-type="float" office:value="76.6907">
            <text:p>76.6907</text:p>
          </table:table-cell>
          <table:table-cell office:value-type="float" office:value="81.682">
            <text:p>81.682</text:p>
          </table:table-cell>
        </table:table-row>
        <table:table-row table:style-name="ro2">
          <table:table-cell office:value-type="float" office:value="87.6687">
            <text:p>87.6687</text:p>
          </table:table-cell>
          <table:table-cell office:value-type="float" office:value="131.4333">
            <text:p>131.4333</text:p>
          </table:table-cell>
          <table:table-cell office:value-type="float" office:value="63.0407">
            <text:p>63.0407</text:p>
          </table:table-cell>
          <table:table-cell office:value-type="float" office:value="130.6052">
            <text:p>130.6052</text:p>
          </table:table-cell>
          <table:table-cell office:value-type="float" office:value="130.2314">
            <text:p>130.2314</text:p>
          </table:table-cell>
        </table:table-row>
        <table:table-row table:style-name="ro2">
          <table:table-cell office:value-type="float" office:value="67.8053">
            <text:p>67.8053</text:p>
          </table:table-cell>
          <table:table-cell office:value-type="float" office:value="97.5274">
            <text:p>97.5274</text:p>
          </table:table-cell>
          <table:table-cell office:value-type="float" office:value="89.4151">
            <text:p>89.4151</text:p>
          </table:table-cell>
          <table:table-cell office:value-type="float" office:value="75.6791">
            <text:p>75.6791</text:p>
          </table:table-cell>
          <table:table-cell office:value-type="float" office:value="97.809">
            <text:p>97.809</text:p>
          </table:table-cell>
        </table:table-row>
        <table:table-row table:style-name="ro2">
          <table:table-cell office:value-type="float" office:value="93.4498">
            <text:p>93.4498</text:p>
          </table:table-cell>
          <table:table-cell office:value-type="float" office:value="53.7511">
            <text:p>53.7511</text:p>
          </table:table-cell>
          <table:table-cell office:value-type="float" office:value="104.605">
            <text:p>104.605</text:p>
          </table:table-cell>
          <table:table-cell office:value-type="float" office:value="60.8206">
            <text:p>60.8206</text:p>
          </table:table-cell>
          <table:table-cell office:value-type="float" office:value="63.8283">
            <text:p>63.8283</text:p>
          </table:table-cell>
        </table:table-row>
        <table:table-row table:style-name="ro2">
          <table:table-cell office:value-type="float" office:value="90.4099">
            <text:p>90.4099</text:p>
          </table:table-cell>
          <table:table-cell office:value-type="float" office:value="157.7248">
            <text:p>157.7248</text:p>
          </table:table-cell>
          <table:table-cell office:value-type="float" office:value="63.467">
            <text:p>63.467</text:p>
          </table:table-cell>
          <table:table-cell office:value-type="float" office:value="40.0533">
            <text:p>40.0533</text:p>
          </table:table-cell>
          <table:table-cell office:value-type="float" office:value="80.9821">
            <text:p>80.9821</text:p>
          </table:table-cell>
        </table:table-row>
        <table:table-row table:style-name="ro2">
          <table:table-cell office:value-type="float" office:value="70.4758">
            <text:p>70.4758</text:p>
          </table:table-cell>
          <table:table-cell office:value-type="float" office:value="161.7057">
            <text:p>161.7057</text:p>
          </table:table-cell>
          <table:table-cell office:value-type="float" office:value="127.6233">
            <text:p>127.6233</text:p>
          </table:table-cell>
          <table:table-cell office:value-type="float" office:value="61.3235">
            <text:p>61.3235</text:p>
          </table:table-cell>
          <table:table-cell office:value-type="float" office:value="72.7015">
            <text:p>72.7015</text:p>
          </table:table-cell>
        </table:table-row>
        <table:table-row table:style-name="ro2">
          <table:table-cell office:value-type="float" office:value="79.6725">
            <text:p>79.6725</text:p>
          </table:table-cell>
          <table:table-cell office:value-type="float" office:value="124.449">
            <text:p>124.449</text:p>
          </table:table-cell>
          <table:table-cell office:value-type="float" office:value="73.8292">
            <text:p>73.8292</text:p>
          </table:table-cell>
          <table:table-cell office:value-type="float" office:value="86.5848">
            <text:p>86.5848</text:p>
          </table:table-cell>
          <table:table-cell office:value-type="float" office:value="110.2263">
            <text:p>110.2263</text:p>
          </table:table-cell>
        </table:table-row>
        <table:table-row table:style-name="ro2">
          <table:table-cell office:value-type="float" office:value="81.7518">
            <text:p>81.7518</text:p>
          </table:table-cell>
          <table:table-cell office:value-type="float" office:value="105.8112">
            <text:p>105.8112</text:p>
          </table:table-cell>
          <table:table-cell office:value-type="float" office:value="91.9787">
            <text:p>91.9787</text:p>
          </table:table-cell>
          <table:table-cell office:value-type="float" office:value="73.9655">
            <text:p>73.9655</text:p>
          </table:table-cell>
          <table:table-cell office:value-type="float" office:value="111.5913">
            <text:p>111.5913</text:p>
          </table:table-cell>
        </table:table-row>
        <table:table-row table:style-name="ro2">
          <table:table-cell office:value-type="float" office:value="94.5868">
            <text:p>94.5868</text:p>
          </table:table-cell>
          <table:table-cell office:value-type="float" office:value="94.9547">
            <text:p>94.9547</text:p>
          </table:table-cell>
          <table:table-cell office:value-type="float" office:value="61.3303">
            <text:p>61.3303</text:p>
          </table:table-cell>
          <table:table-cell office:value-type="float" office:value="92.5904">
            <text:p>92.5904</text:p>
          </table:table-cell>
          <table:table-cell office:value-type="float" office:value="90.0207">
            <text:p>90.0207</text:p>
          </table:table-cell>
        </table:table-row>
        <table:table-row table:style-name="ro2">
          <table:table-cell office:value-type="float" office:value="75.7286">
            <text:p>75.7286</text:p>
          </table:table-cell>
          <table:table-cell office:value-type="float" office:value="126.1063">
            <text:p>126.1063</text:p>
          </table:table-cell>
          <table:table-cell office:value-type="float" office:value="22.2195">
            <text:p>22.2195</text:p>
          </table:table-cell>
          <table:table-cell office:value-type="float" office:value="73.0092">
            <text:p>73.0092</text:p>
          </table:table-cell>
          <table:table-cell office:value-type="float" office:value="35.4259">
            <text:p>35.4259</text:p>
          </table:table-cell>
        </table:table-row>
        <table:table-row table:style-name="ro2">
          <table:table-cell office:value-type="float" office:value="83.4198">
            <text:p>83.4198</text:p>
          </table:table-cell>
          <table:table-cell office:value-type="float" office:value="119.8809">
            <text:p>119.8809</text:p>
          </table:table-cell>
          <table:table-cell office:value-type="float" office:value="117.2515">
            <text:p>117.2515</text:p>
          </table:table-cell>
          <table:table-cell office:value-type="float" office:value="108.9968">
            <text:p>108.9968</text:p>
          </table:table-cell>
          <table:table-cell office:value-type="float" office:value="131.1081">
            <text:p>131.1081</text:p>
          </table:table-cell>
        </table:table-row>
        <table:table-row table:style-name="ro2">
          <table:table-cell office:value-type="float" office:value="86.0862">
            <text:p>86.0862</text:p>
          </table:table-cell>
          <table:table-cell office:value-type="float" office:value="118.1692">
            <text:p>118.1692</text:p>
          </table:table-cell>
          <table:table-cell office:value-type="float" office:value="103.5886">
            <text:p>103.5886</text:p>
          </table:table-cell>
          <table:table-cell office:value-type="float" office:value="62.7954">
            <text:p>62.7954</text:p>
          </table:table-cell>
          <table:table-cell office:value-type="float" office:value="15.6162">
            <text:p>15.6162</text:p>
          </table:table-cell>
        </table:table-row>
        <table:table-row table:style-name="ro2">
          <table:table-cell office:value-type="float" office:value="72.0344">
            <text:p>72.0344</text:p>
          </table:table-cell>
          <table:table-cell office:value-type="float" office:value="92.7247">
            <text:p>92.7247</text:p>
          </table:table-cell>
          <table:table-cell office:value-type="float" office:value="84.8248">
            <text:p>84.8248</text:p>
          </table:table-cell>
          <table:table-cell office:value-type="float" office:value="70.6988">
            <text:p>70.6988</text:p>
          </table:table-cell>
          <table:table-cell office:value-type="float" office:value="107.8052">
            <text:p>107.8052</text:p>
          </table:table-cell>
        </table:table-row>
        <table:table-row table:style-name="ro2">
          <table:table-cell office:value-type="float" office:value="66.1098">
            <text:p>66.1098</text:p>
          </table:table-cell>
          <table:table-cell office:value-type="float" office:value="116.9647">
            <text:p>116.9647</text:p>
          </table:table-cell>
          <table:table-cell office:value-type="float" office:value="84.628">
            <text:p>84.628</text:p>
          </table:table-cell>
          <table:table-cell office:value-type="float" office:value="67.2491">
            <text:p>67.2491</text:p>
          </table:table-cell>
          <table:table-cell office:value-type="float" office:value="27.5356">
            <text:p>27.5356</text:p>
          </table:table-cell>
        </table:table-row>
        <table:table-row table:style-name="ro2">
          <table:table-cell office:value-type="float" office:value="80.9051">
            <text:p>80.9051</text:p>
          </table:table-cell>
          <table:table-cell office:value-type="float" office:value="149.6187">
            <text:p>149.6187</text:p>
          </table:table-cell>
          <table:table-cell office:value-type="float" office:value="68.8822">
            <text:p>68.8822</text:p>
          </table:table-cell>
          <table:table-cell office:value-type="float" office:value="53.4282">
            <text:p>53.4282</text:p>
          </table:table-cell>
          <table:table-cell office:value-type="float" office:value="26.7631">
            <text:p>26.7631</text:p>
          </table:table-cell>
        </table:table-row>
        <table:table-row table:style-name="ro2">
          <table:table-cell office:value-type="float" office:value="62.6272">
            <text:p>62.6272</text:p>
          </table:table-cell>
          <table:table-cell office:value-type="float" office:value="19.233">
            <text:p>19.233</text:p>
          </table:table-cell>
          <table:table-cell office:value-type="float" office:value="103.1849">
            <text:p>103.1849</text:p>
          </table:table-cell>
          <table:table-cell office:value-type="float" office:value="64.5406">
            <text:p>64.5406</text:p>
          </table:table-cell>
          <table:table-cell office:value-type="float" office:value="63.1978">
            <text:p>63.1978</text:p>
          </table:table-cell>
        </table:table-row>
        <table:table-row table:style-name="ro2">
          <table:table-cell office:value-type="float" office:value="87.8955">
            <text:p>87.8955</text:p>
          </table:table-cell>
          <table:table-cell office:value-type="float" office:value="101.2342">
            <text:p>101.2342</text:p>
          </table:table-cell>
          <table:table-cell office:value-type="float" office:value="79.1981">
            <text:p>79.1981</text:p>
          </table:table-cell>
          <table:table-cell office:value-type="float" office:value="82.9069">
            <text:p>82.9069</text:p>
          </table:table-cell>
          <table:table-cell office:value-type="float" office:value="23.3528">
            <text:p>23.3528</text:p>
          </table:table-cell>
        </table:table-row>
        <table:table-row table:style-name="ro2">
          <table:table-cell office:value-type="float" office:value="38.8722">
            <text:p>38.8722</text:p>
          </table:table-cell>
          <table:table-cell office:value-type="float" office:value="63.2632">
            <text:p>63.2632</text:p>
          </table:table-cell>
          <table:table-cell office:value-type="float" office:value="56.379">
            <text:p>56.379</text:p>
          </table:table-cell>
          <table:table-cell office:value-type="float" office:value="79.4401">
            <text:p>79.4401</text:p>
          </table:table-cell>
          <table:table-cell office:value-type="float" office:value="74.0984">
            <text:p>74.0984</text:p>
          </table:table-cell>
        </table:table-row>
        <table:table-row table:style-name="ro2">
          <table:table-cell office:value-type="float" office:value="91.7084">
            <text:p>91.7084</text:p>
          </table:table-cell>
          <table:table-cell office:value-type="float" office:value="55.9585">
            <text:p>55.9585</text:p>
          </table:table-cell>
          <table:table-cell office:value-type="float" office:value="89.2004">
            <text:p>89.2004</text:p>
          </table:table-cell>
          <table:table-cell office:value-type="float" office:value="84.894">
            <text:p>84.894</text:p>
          </table:table-cell>
          <table:table-cell office:value-type="float" office:value="156.5118">
            <text:p>156.5118</text:p>
          </table:table-cell>
        </table:table-row>
        <table:table-row table:style-name="ro2">
          <table:table-cell office:value-type="float" office:value="87.4129">
            <text:p>87.4129</text:p>
          </table:table-cell>
          <table:table-cell office:value-type="float" office:value="65.2451">
            <text:p>65.2451</text:p>
          </table:table-cell>
          <table:table-cell office:value-type="float" office:value="65.5878">
            <text:p>65.5878</text:p>
          </table:table-cell>
          <table:table-cell office:value-type="float" office:value="17.6093">
            <text:p>17.6093</text:p>
          </table:table-cell>
          <table:table-cell office:value-type="float" office:value="117.9239">
            <text:p>117.9239</text:p>
          </table:table-cell>
        </table:table-row>
        <table:table-row table:style-name="ro2">
          <table:table-cell office:value-type="float" office:value="97.684">
            <text:p>97.684</text:p>
          </table:table-cell>
          <table:table-cell office:value-type="float" office:value="82.5334">
            <text:p>82.5334</text:p>
          </table:table-cell>
          <table:table-cell office:value-type="float" office:value="51.9509">
            <text:p>51.9509</text:p>
          </table:table-cell>
          <table:table-cell office:value-type="float" office:value="99.9421">
            <text:p>99.9421</text:p>
          </table:table-cell>
          <table:table-cell office:value-type="float" office:value="72.7733">
            <text:p>72.7733</text:p>
          </table:table-cell>
        </table:table-row>
        <table:table-row table:style-name="ro2">
          <table:table-cell office:value-type="float" office:value="90.0771">
            <text:p>90.0771</text:p>
          </table:table-cell>
          <table:table-cell office:value-type="float" office:value="152.469">
            <text:p>152.469</text:p>
          </table:table-cell>
          <table:table-cell office:value-type="float" office:value="91.342">
            <text:p>91.342</text:p>
          </table:table-cell>
          <table:table-cell office:value-type="float" office:value="90.8991">
            <text:p>90.8991</text:p>
          </table:table-cell>
          <table:table-cell office:value-type="float" office:value="74.0378">
            <text:p>74.0378</text:p>
          </table:table-cell>
        </table:table-row>
        <table:table-row table:style-name="ro2">
          <table:table-cell office:value-type="float" office:value="107.5194">
            <text:p>107.5194</text:p>
          </table:table-cell>
          <table:table-cell office:value-type="float" office:value="106.511">
            <text:p>106.511</text:p>
          </table:table-cell>
          <table:table-cell office:value-type="float" office:value="74.553">
            <text:p>74.553</text:p>
          </table:table-cell>
          <table:table-cell office:value-type="float" office:value="86.4041">
            <text:p>86.4041</text:p>
          </table:table-cell>
          <table:table-cell office:value-type="float" office:value="62.1968">
            <text:p>62.1968</text:p>
          </table:table-cell>
        </table:table-row>
        <table:table-row table:style-name="ro2">
          <table:table-cell office:value-type="float" office:value="82.1627">
            <text:p>82.1627</text:p>
          </table:table-cell>
          <table:table-cell office:value-type="float" office:value="49.8399">
            <text:p>49.8399</text:p>
          </table:table-cell>
          <table:table-cell office:value-type="float" office:value="56.1059">
            <text:p>56.1059</text:p>
          </table:table-cell>
          <table:table-cell office:value-type="float" office:value="88.7946">
            <text:p>88.7946</text:p>
          </table:table-cell>
          <table:table-cell office:value-type="float" office:value="28.5236">
            <text:p>28.5236</text:p>
          </table:table-cell>
        </table:table-row>
        <table:table-row table:style-name="ro2">
          <table:table-cell office:value-type="float" office:value="64.7492">
            <text:p>64.7492</text:p>
          </table:table-cell>
          <table:table-cell office:value-type="float" office:value="55.7369">
            <text:p>55.7369</text:p>
          </table:table-cell>
          <table:table-cell office:value-type="float" office:value="62.8223">
            <text:p>62.8223</text:p>
          </table:table-cell>
          <table:table-cell office:value-type="float" office:value="61.493">
            <text:p>61.493</text:p>
          </table:table-cell>
          <table:table-cell office:value-type="float" office:value="87.1795">
            <text:p>87.1795</text:p>
          </table:table-cell>
        </table:table-row>
        <table:table-row table:style-name="ro2">
          <table:table-cell office:value-type="float" office:value="54.6373">
            <text:p>54.6373</text:p>
          </table:table-cell>
          <table:table-cell office:value-type="float" office:value="82.7816">
            <text:p>82.7816</text:p>
          </table:table-cell>
          <table:table-cell office:value-type="float" office:value="19.9723">
            <text:p>19.9723</text:p>
          </table:table-cell>
          <table:table-cell office:value-type="float" office:value="75.8703">
            <text:p>75.8703</text:p>
          </table:table-cell>
          <table:table-cell office:value-type="float" office:value="80.4039">
            <text:p>80.4039</text:p>
          </table:table-cell>
        </table:table-row>
        <table:table-row table:style-name="ro2">
          <table:table-cell office:value-type="float" office:value="68.9074">
            <text:p>68.9074</text:p>
          </table:table-cell>
          <table:table-cell office:value-type="float" office:value="77.8161">
            <text:p>77.8161</text:p>
          </table:table-cell>
          <table:table-cell office:value-type="float" office:value="106.1502">
            <text:p>106.1502</text:p>
          </table:table-cell>
          <table:table-cell office:value-type="float" office:value="82.2571">
            <text:p>82.2571</text:p>
          </table:table-cell>
          <table:table-cell office:value-type="float" office:value="128.9318">
            <text:p>128.9318</text:p>
          </table:table-cell>
        </table:table-row>
        <table:table-row table:style-name="ro2">
          <table:table-cell office:value-type="float" office:value="78.0045">
            <text:p>78.0045</text:p>
          </table:table-cell>
          <table:table-cell office:value-type="float" office:value="97.2856">
            <text:p>97.2856</text:p>
          </table:table-cell>
          <table:table-cell office:value-type="float" office:value="65.0401">
            <text:p>65.0401</text:p>
          </table:table-cell>
          <table:table-cell office:value-type="float" office:value="26.4118">
            <text:p>26.4118</text:p>
          </table:table-cell>
          <table:table-cell office:value-type="float" office:value="93.0691">
            <text:p>93.0691</text:p>
          </table:table-cell>
        </table:table-row>
        <table:table-row table:style-name="ro2">
          <table:table-cell office:value-type="float" office:value="116.2963">
            <text:p>116.2963</text:p>
          </table:table-cell>
          <table:table-cell office:value-type="float" office:value="93.6382">
            <text:p>93.6382</text:p>
          </table:table-cell>
          <table:table-cell office:value-type="float" office:value="15.995">
            <text:p>15.995</text:p>
          </table:table-cell>
          <table:table-cell office:value-type="float" office:value="25.2293">
            <text:p>25.2293</text:p>
          </table:table-cell>
          <table:table-cell office:value-type="float" office:value="114.8998">
            <text:p>114.8998</text:p>
          </table:table-cell>
        </table:table-row>
        <table:table-row table:style-name="ro2">
          <table:table-cell office:value-type="float" office:value="136.88">
            <text:p>136.88</text:p>
          </table:table-cell>
          <table:table-cell office:value-type="float" office:value="90.2603">
            <text:p>90.2603</text:p>
          </table:table-cell>
          <table:table-cell office:value-type="float" office:value="90.7075">
            <text:p>90.7075</text:p>
          </table:table-cell>
          <table:table-cell office:value-type="float" office:value="21.9703">
            <text:p>21.9703</text:p>
          </table:table-cell>
          <table:table-cell office:value-type="float" office:value="113.4089">
            <text:p>113.4089</text:p>
          </table:table-cell>
        </table:table-row>
        <table:table-row table:style-name="ro2">
          <table:table-cell office:value-type="float" office:value="46.3373">
            <text:p>46.3373</text:p>
          </table:table-cell>
          <table:table-cell office:value-type="float" office:value="72.4678">
            <text:p>72.4678</text:p>
          </table:table-cell>
          <table:table-cell office:value-type="float" office:value="84.7884">
            <text:p>84.7884</text:p>
          </table:table-cell>
          <table:table-cell office:value-type="float" office:value="84.71">
            <text:p>84.71</text:p>
          </table:table-cell>
          <table:table-cell office:value-type="float" office:value="80.3571">
            <text:p>80.3571</text:p>
          </table:table-cell>
        </table:table-row>
        <table:table-row table:style-name="ro2">
          <table:table-cell office:value-type="float" office:value="90.5414">
            <text:p>90.5414</text:p>
          </table:table-cell>
          <table:table-cell office:value-type="float" office:value="110.9465">
            <text:p>110.9465</text:p>
          </table:table-cell>
          <table:table-cell office:value-type="float" office:value="132.6766">
            <text:p>132.6766</text:p>
          </table:table-cell>
          <table:table-cell office:value-type="float" office:value="87.287">
            <text:p>87.287</text:p>
          </table:table-cell>
          <table:table-cell office:value-type="float" office:value="94.2509">
            <text:p>94.2509</text:p>
          </table:table-cell>
        </table:table-row>
        <table:table-row table:style-name="ro2">
          <table:table-cell office:value-type="float" office:value="73.5401">
            <text:p>73.5401</text:p>
          </table:table-cell>
          <table:table-cell office:value-type="float" office:value="86.3496">
            <text:p>86.3496</text:p>
          </table:table-cell>
          <table:table-cell office:value-type="float" office:value="141.046">
            <text:p>141.046</text:p>
          </table:table-cell>
          <table:table-cell office:value-type="float" office:value="95.7883">
            <text:p>95.7883</text:p>
          </table:table-cell>
          <table:table-cell office:value-type="float" office:value="103.6949">
            <text:p>103.6949</text:p>
          </table:table-cell>
        </table:table-row>
        <table:table-row table:style-name="ro2">
          <table:table-cell office:value-type="float" office:value="55.274">
            <text:p>55.274</text:p>
          </table:table-cell>
          <table:table-cell office:value-type="float" office:value="122.5271">
            <text:p>122.5271</text:p>
          </table:table-cell>
          <table:table-cell office:value-type="float" office:value="90.4124">
            <text:p>90.4124</text:p>
          </table:table-cell>
          <table:table-cell office:value-type="float" office:value="19.4175">
            <text:p>19.4175</text:p>
          </table:table-cell>
          <table:table-cell office:value-type="float" office:value="56.3773">
            <text:p>56.3773</text:p>
          </table:table-cell>
        </table:table-row>
        <table:table-row table:style-name="ro2">
          <table:table-cell office:value-type="float" office:value="91.6194">
            <text:p>91.6194</text:p>
          </table:table-cell>
          <table:table-cell office:value-type="float" office:value="96.9405">
            <text:p>96.9405</text:p>
          </table:table-cell>
          <table:table-cell office:value-type="float" office:value="99.8961">
            <text:p>99.8961</text:p>
          </table:table-cell>
          <table:table-cell office:value-type="float" office:value="76.2532">
            <text:p>76.2532</text:p>
          </table:table-cell>
          <table:table-cell office:value-type="float" office:value="108.1215">
            <text:p>108.1215</text:p>
          </table:table-cell>
        </table:table-row>
        <table:table-row table:style-name="ro2">
          <table:table-cell office:value-type="float" office:value="77.72">
            <text:p>77.72</text:p>
          </table:table-cell>
          <table:table-cell office:value-type="float" office:value="75.6531">
            <text:p>75.6531</text:p>
          </table:table-cell>
          <table:table-cell office:value-type="float" office:value="137.4992">
            <text:p>137.4992</text:p>
          </table:table-cell>
          <table:table-cell office:value-type="float" office:value="71.9864">
            <text:p>71.9864</text:p>
          </table:table-cell>
          <table:table-cell office:value-type="float" office:value="42.2245">
            <text:p>42.2245</text:p>
          </table:table-cell>
        </table:table-row>
        <table:table-row table:style-name="ro2">
          <table:table-cell office:value-type="float" office:value="80.1488">
            <text:p>80.1488</text:p>
          </table:table-cell>
          <table:table-cell office:value-type="float" office:value="101.7539">
            <text:p>101.7539</text:p>
          </table:table-cell>
          <table:table-cell office:value-type="float" office:value="34.4384">
            <text:p>34.4384</text:p>
          </table:table-cell>
          <table:table-cell office:value-type="float" office:value="81.2314">
            <text:p>81.2314</text:p>
          </table:table-cell>
          <table:table-cell office:value-type="float" office:value="42.027">
            <text:p>42.027</text:p>
          </table:table-cell>
        </table:table-row>
        <table:table-row table:style-name="ro2">
          <table:table-cell office:value-type="float" office:value="105.9928">
            <text:p>105.9928</text:p>
          </table:table-cell>
          <table:table-cell office:value-type="float" office:value="68.37">
            <text:p>68.37</text:p>
          </table:table-cell>
          <table:table-cell office:value-type="float" office:value="21.3562">
            <text:p>21.3562</text:p>
          </table:table-cell>
          <table:table-cell office:value-type="float" office:value="82.7299">
            <text:p>82.7299</text:p>
          </table:table-cell>
          <table:table-cell office:value-type="float" office:value="93.2415">
            <text:p>93.2415</text:p>
          </table:table-cell>
        </table:table-row>
        <table:table-row table:style-name="ro2">
          <table:table-cell office:value-type="float" office:value="88.5095">
            <text:p>88.5095</text:p>
          </table:table-cell>
          <table:table-cell office:value-type="float" office:value="78.5625">
            <text:p>78.5625</text:p>
          </table:table-cell>
          <table:table-cell office:value-type="float" office:value="24.6299">
            <text:p>24.6299</text:p>
          </table:table-cell>
          <table:table-cell office:value-type="float" office:value="85.3278">
            <text:p>85.3278</text:p>
          </table:table-cell>
          <table:table-cell office:value-type="float" office:value="101.6229">
            <text:p>101.6229</text:p>
          </table:table-cell>
        </table:table-row>
        <table:table-row table:style-name="ro2">
          <table:table-cell office:value-type="float" office:value="80.864">
            <text:p>80.864</text:p>
          </table:table-cell>
          <table:table-cell office:value-type="float" office:value="78.7732">
            <text:p>78.7732</text:p>
          </table:table-cell>
          <table:table-cell office:value-type="float" office:value="96.5461">
            <text:p>96.5461</text:p>
          </table:table-cell>
          <table:table-cell office:value-type="float" office:value="64.1534">
            <text:p>64.1534</text:p>
          </table:table-cell>
          <table:table-cell office:value-type="float" office:value="89.4278">
            <text:p>89.4278</text:p>
          </table:table-cell>
        </table:table-row>
        <table:table-row table:style-name="ro2">
          <table:table-cell office:value-type="float" office:value="50.244">
            <text:p>50.244</text:p>
          </table:table-cell>
          <table:table-cell office:value-type="float" office:value="84.126">
            <text:p>84.126</text:p>
          </table:table-cell>
          <table:table-cell office:value-type="float" office:value="88.8993">
            <text:p>88.8993</text:p>
          </table:table-cell>
          <table:table-cell office:value-type="float" office:value="90.8165">
            <text:p>90.8165</text:p>
          </table:table-cell>
          <table:table-cell office:value-type="float" office:value="111.0326">
            <text:p>111.0326</text:p>
          </table:table-cell>
        </table:table-row>
        <table:table-row table:style-name="ro2">
          <table:table-cell office:value-type="float" office:value="56.3988">
            <text:p>56.3988</text:p>
          </table:table-cell>
          <table:table-cell office:value-type="float" office:value="22.2546">
            <text:p>22.2546</text:p>
          </table:table-cell>
          <table:table-cell office:value-type="float" office:value="79.7514">
            <text:p>79.7514</text:p>
          </table:table-cell>
          <table:table-cell office:value-type="float" office:value="87.0361">
            <text:p>87.0361</text:p>
          </table:table-cell>
          <table:table-cell office:value-type="float" office:value="123.2266">
            <text:p>123.2266</text:p>
          </table:table-cell>
        </table:table-row>
        <table:table-row table:style-name="ro2">
          <table:table-cell office:value-type="float" office:value="100.917">
            <text:p>100.917</text:p>
          </table:table-cell>
          <table:table-cell office:value-type="float" office:value="83.6929">
            <text:p>83.6929</text:p>
          </table:table-cell>
          <table:table-cell office:value-type="float" office:value="61.4719">
            <text:p>61.4719</text:p>
          </table:table-cell>
          <table:table-cell office:value-type="float" office:value="82.1944">
            <text:p>82.1944</text:p>
          </table:table-cell>
          <table:table-cell office:value-type="float" office:value="107.1321">
            <text:p>107.1321</text:p>
          </table:table-cell>
        </table:table-row>
        <table:table-row table:style-name="ro2">
          <table:table-cell office:value-type="float" office:value="62.7195">
            <text:p>62.7195</text:p>
          </table:table-cell>
          <table:table-cell office:value-type="float" office:value="84.4231">
            <text:p>84.4231</text:p>
          </table:table-cell>
          <table:table-cell office:value-type="float" office:value="96.7599">
            <text:p>96.7599</text:p>
          </table:table-cell>
          <table:table-cell office:value-type="float" office:value="64.4161">
            <text:p>64.4161</text:p>
          </table:table-cell>
          <table:table-cell office:value-type="float" office:value="128.3701">
            <text:p>128.3701</text:p>
          </table:table-cell>
        </table:table-row>
        <table:table-row table:style-name="ro2">
          <table:table-cell office:value-type="float" office:value="46.518">
            <text:p>46.518</text:p>
          </table:table-cell>
          <table:table-cell office:value-type="float" office:value="74.883">
            <text:p>74.883</text:p>
          </table:table-cell>
          <table:table-cell office:value-type="float" office:value="88.116">
            <text:p>88.116</text:p>
          </table:table-cell>
          <table:table-cell office:value-type="float" office:value="71.872">
            <text:p>71.872</text:p>
          </table:table-cell>
          <table:table-cell office:value-type="float" office:value="18.9732">
            <text:p>18.9732</text:p>
          </table:table-cell>
        </table:table-row>
        <table:table-row table:style-name="ro2">
          <table:table-cell office:value-type="float" office:value="83.709">
            <text:p>83.709</text:p>
          </table:table-cell>
          <table:table-cell office:value-type="float" office:value="105.1583">
            <text:p>105.1583</text:p>
          </table:table-cell>
          <table:table-cell office:value-type="float" office:value="88.1793">
            <text:p>88.1793</text:p>
          </table:table-cell>
          <table:table-cell office:value-type="float" office:value="84.5792">
            <text:p>84.5792</text:p>
          </table:table-cell>
          <table:table-cell office:value-type="float" office:value="94.3305">
            <text:p>94.3305</text:p>
          </table:table-cell>
        </table:table-row>
        <table:table-row table:style-name="ro2">
          <table:table-cell office:value-type="float" office:value="94.3696">
            <text:p>94.3696</text:p>
          </table:table-cell>
          <table:table-cell office:value-type="float" office:value="75.5805">
            <text:p>75.5805</text:p>
          </table:table-cell>
          <table:table-cell office:value-type="float" office:value="83.9831">
            <text:p>83.9831</text:p>
          </table:table-cell>
          <table:table-cell office:value-type="float" office:value="73.8913">
            <text:p>73.8913</text:p>
          </table:table-cell>
          <table:table-cell office:value-type="float" office:value="20.5308">
            <text:p>20.5308</text:p>
          </table:table-cell>
        </table:table-row>
        <table:table-row table:style-name="ro2">
          <table:table-cell office:value-type="float" office:value="103.5824">
            <text:p>103.5824</text:p>
          </table:table-cell>
          <table:table-cell office:value-type="float" office:value="110.5072">
            <text:p>110.5072</text:p>
          </table:table-cell>
          <table:table-cell office:value-type="float" office:value="110.1658">
            <text:p>110.1658</text:p>
          </table:table-cell>
          <table:table-cell office:value-type="float" office:value="73.1453">
            <text:p>73.1453</text:p>
          </table:table-cell>
          <table:table-cell office:value-type="float" office:value="83.352">
            <text:p>83.352</text:p>
          </table:table-cell>
        </table:table-row>
        <table:table-row table:style-name="ro2">
          <table:table-cell office:value-type="float" office:value="101.8299">
            <text:p>101.8299</text:p>
          </table:table-cell>
          <table:table-cell office:value-type="float" office:value="92.5319">
            <text:p>92.5319</text:p>
          </table:table-cell>
          <table:table-cell office:value-type="float" office:value="92.2627">
            <text:p>92.2627</text:p>
          </table:table-cell>
          <table:table-cell office:value-type="float" office:value="60.9563">
            <text:p>60.9563</text:p>
          </table:table-cell>
          <table:table-cell office:value-type="float" office:value="69.8518">
            <text:p>69.8518</text:p>
          </table:table-cell>
        </table:table-row>
        <table:table-row table:style-name="ro2">
          <table:table-cell office:value-type="float" office:value="95.8161">
            <text:p>95.8161</text:p>
          </table:table-cell>
          <table:table-cell office:value-type="float" office:value="106.0231">
            <text:p>106.0231</text:p>
          </table:table-cell>
          <table:table-cell office:value-type="float" office:value="114.585">
            <text:p>114.585</text:p>
          </table:table-cell>
          <table:table-cell office:value-type="float" office:value="91.6615">
            <text:p>91.6615</text:p>
          </table:table-cell>
          <table:table-cell office:value-type="float" office:value="103.6112">
            <text:p>103.6112</text:p>
          </table:table-cell>
        </table:table-row>
        <table:table-row table:style-name="ro2">
          <table:table-cell office:value-type="float" office:value="117.097">
            <text:p>117.097</text:p>
          </table:table-cell>
          <table:table-cell office:value-type="float" office:value="66.2363">
            <text:p>66.2363</text:p>
          </table:table-cell>
          <table:table-cell office:value-type="float" office:value="74.9559">
            <text:p>74.9559</text:p>
          </table:table-cell>
          <table:table-cell office:value-type="float" office:value="67.7014">
            <text:p>67.7014</text:p>
          </table:table-cell>
          <table:table-cell office:value-type="float" office:value="98.7814">
            <text:p>98.7814</text:p>
          </table:table-cell>
        </table:table-row>
        <table:table-row table:style-name="ro2">
          <table:table-cell office:value-type="float" office:value="108.3627">
            <text:p>108.3627</text:p>
          </table:table-cell>
          <table:table-cell office:value-type="float" office:value="57.7679">
            <text:p>57.7679</text:p>
          </table:table-cell>
          <table:table-cell office:value-type="float" office:value="144.8669">
            <text:p>144.8669</text:p>
          </table:table-cell>
          <table:table-cell office:value-type="float" office:value="77.9975">
            <text:p>77.9975</text:p>
          </table:table-cell>
          <table:table-cell office:value-type="float" office:value="98.2447">
            <text:p>98.2447</text:p>
          </table:table-cell>
        </table:table-row>
        <table:table-row table:style-name="ro2">
          <table:table-cell office:value-type="float" office:value="64.4621">
            <text:p>64.4621</text:p>
          </table:table-cell>
          <table:table-cell office:value-type="float" office:value="79.823">
            <text:p>79.823</text:p>
          </table:table-cell>
          <table:table-cell office:value-type="float" office:value="77.8347">
            <text:p>77.8347</text:p>
          </table:table-cell>
          <table:table-cell office:value-type="float" office:value="69.4172">
            <text:p>69.4172</text:p>
          </table:table-cell>
          <table:table-cell office:value-type="float" office:value="87.0698">
            <text:p>87.0698</text:p>
          </table:table-cell>
        </table:table-row>
        <table:table-row table:style-name="ro2">
          <table:table-cell office:value-type="float" office:value="104.2154">
            <text:p>104.2154</text:p>
          </table:table-cell>
          <table:table-cell office:value-type="float" office:value="73.128">
            <text:p>73.128</text:p>
          </table:table-cell>
          <table:table-cell office:value-type="float" office:value="80.4276">
            <text:p>80.4276</text:p>
          </table:table-cell>
          <table:table-cell office:value-type="float" office:value="71.7369">
            <text:p>71.7369</text:p>
          </table:table-cell>
          <table:table-cell office:value-type="float" office:value="81.4156">
            <text:p>81.4156</text:p>
          </table:table-cell>
        </table:table-row>
        <table:table-row table:style-name="ro2">
          <table:table-cell office:value-type="float" office:value="80.0451">
            <text:p>80.0451</text:p>
          </table:table-cell>
          <table:table-cell office:value-type="float" office:value="90.7258">
            <text:p>90.7258</text:p>
          </table:table-cell>
          <table:table-cell office:value-type="float" office:value="77.4208">
            <text:p>77.4208</text:p>
          </table:table-cell>
          <table:table-cell office:value-type="float" office:value="70.286">
            <text:p>70.286</text:p>
          </table:table-cell>
          <table:table-cell office:value-type="float" office:value="111.6409">
            <text:p>111.6409</text:p>
          </table:table-cell>
        </table:table-row>
        <table:table-row table:style-name="ro2">
          <table:table-cell office:value-type="float" office:value="87.7677">
            <text:p>87.7677</text:p>
          </table:table-cell>
          <table:table-cell office:value-type="float" office:value="100.4962">
            <text:p>100.4962</text:p>
          </table:table-cell>
          <table:table-cell office:value-type="float" office:value="79.2948">
            <text:p>79.2948</text:p>
          </table:table-cell>
          <table:table-cell office:value-type="float" office:value="75.4135">
            <text:p>75.4135</text:p>
          </table:table-cell>
          <table:table-cell office:value-type="float" office:value="74.6257">
            <text:p>74.6257</text:p>
          </table:table-cell>
        </table:table-row>
        <table:table-row table:style-name="ro2">
          <table:table-cell office:value-type="float" office:value="81.9711">
            <text:p>81.9711</text:p>
          </table:table-cell>
          <table:table-cell office:value-type="float" office:value="87.6055">
            <text:p>87.6055</text:p>
          </table:table-cell>
          <table:table-cell office:value-type="float" office:value="64.986">
            <text:p>64.986</text:p>
          </table:table-cell>
          <table:table-cell office:value-type="float" office:value="53.5547">
            <text:p>53.5547</text:p>
          </table:table-cell>
          <table:table-cell office:value-type="float" office:value="86.007">
            <text:p>86.007</text:p>
          </table:table-cell>
        </table:table-row>
        <table:table-row table:style-name="ro2">
          <table:table-cell office:value-type="float" office:value="57.7734">
            <text:p>57.7734</text:p>
          </table:table-cell>
          <table:table-cell office:value-type="float" office:value="100.2868">
            <text:p>100.2868</text:p>
          </table:table-cell>
          <table:table-cell office:value-type="float" office:value="116.111">
            <text:p>116.111</text:p>
          </table:table-cell>
          <table:table-cell office:value-type="float" office:value="60.7616">
            <text:p>60.7616</text:p>
          </table:table-cell>
          <table:table-cell office:value-type="float" office:value="56.6704">
            <text:p>56.6704</text:p>
          </table:table-cell>
        </table:table-row>
        <table:table-row table:style-name="ro2">
          <table:table-cell office:value-type="float" office:value="64.2697">
            <text:p>64.2697</text:p>
          </table:table-cell>
          <table:table-cell office:value-type="float" office:value="90.4888">
            <text:p>90.4888</text:p>
          </table:table-cell>
          <table:table-cell office:value-type="float" office:value="62.3198">
            <text:p>62.3198</text:p>
          </table:table-cell>
          <table:table-cell office:value-type="float" office:value="64.1398">
            <text:p>64.1398</text:p>
          </table:table-cell>
          <table:table-cell office:value-type="float" office:value="117.2603">
            <text:p>117.2603</text:p>
          </table:table-cell>
        </table:table-row>
        <table:table-row table:style-name="ro2">
          <table:table-cell office:value-type="float" office:value="74.0114">
            <text:p>74.0114</text:p>
          </table:table-cell>
          <table:table-cell office:value-type="float" office:value="100.6882">
            <text:p>100.6882</text:p>
          </table:table-cell>
          <table:table-cell office:value-type="float" office:value="76.9767">
            <text:p>76.9767</text:p>
          </table:table-cell>
          <table:table-cell office:value-type="float" office:value="65.8601">
            <text:p>65.8601</text:p>
          </table:table-cell>
          <table:table-cell office:value-type="float" office:value="70.5713">
            <text:p>70.5713</text:p>
          </table:table-cell>
        </table:table-row>
        <table:table-row table:style-name="ro2">
          <table:table-cell office:value-type="float" office:value="79.394">
            <text:p>79.394</text:p>
          </table:table-cell>
          <table:table-cell office:value-type="float" office:value="94.5188">
            <text:p>94.5188</text:p>
          </table:table-cell>
          <table:table-cell office:value-type="float" office:value="68.1682">
            <text:p>68.1682</text:p>
          </table:table-cell>
          <table:table-cell office:value-type="float" office:value="69.7893">
            <text:p>69.7893</text:p>
          </table:table-cell>
          <table:table-cell office:value-type="float" office:value="152.212">
            <text:p>152.212</text:p>
          </table:table-cell>
        </table:table-row>
        <table:table-row table:style-name="ro2">
          <table:table-cell office:value-type="float" office:value="73.9935">
            <text:p>73.9935</text:p>
          </table:table-cell>
          <table:table-cell office:value-type="float" office:value="63.0437">
            <text:p>63.0437</text:p>
          </table:table-cell>
          <table:table-cell office:value-type="float" office:value="74.2584">
            <text:p>74.2584</text:p>
          </table:table-cell>
          <table:table-cell office:value-type="float" office:value="72.1437">
            <text:p>72.1437</text:p>
          </table:table-cell>
          <table:table-cell office:value-type="float" office:value="85.8488">
            <text:p>85.8488</text:p>
          </table:table-cell>
        </table:table-row>
        <table:table-row table:style-name="ro2">
          <table:table-cell office:value-type="float" office:value="69.361">
            <text:p>69.361</text:p>
          </table:table-cell>
          <table:table-cell office:value-type="float" office:value="106.6099">
            <text:p>106.6099</text:p>
          </table:table-cell>
          <table:table-cell office:value-type="float" office:value="65.86">
            <text:p>65.86</text:p>
          </table:table-cell>
          <table:table-cell office:value-type="float" office:value="79.6581">
            <text:p>79.6581</text:p>
          </table:table-cell>
          <table:table-cell office:value-type="float" office:value="76.0919">
            <text:p>76.0919</text:p>
          </table:table-cell>
        </table:table-row>
        <table:table-row table:style-name="ro2">
          <table:table-cell office:value-type="float" office:value="86.9321">
            <text:p>86.9321</text:p>
          </table:table-cell>
          <table:table-cell office:value-type="float" office:value="55.9419">
            <text:p>55.9419</text:p>
          </table:table-cell>
          <table:table-cell office:value-type="float" office:value="22.4469">
            <text:p>22.4469</text:p>
          </table:table-cell>
          <table:table-cell office:value-type="float" office:value="66.2504">
            <text:p>66.2504</text:p>
          </table:table-cell>
          <table:table-cell office:value-type="float" office:value="71.5872">
            <text:p>71.5872</text:p>
          </table:table-cell>
        </table:table-row>
        <table:table-row table:style-name="ro2">
          <table:table-cell office:value-type="float" office:value="71.334">
            <text:p>71.334</text:p>
          </table:table-cell>
          <table:table-cell office:value-type="float" office:value="77.9273">
            <text:p>77.9273</text:p>
          </table:table-cell>
          <table:table-cell office:value-type="float" office:value="100.8224">
            <text:p>100.8224</text:p>
          </table:table-cell>
          <table:table-cell office:value-type="float" office:value="42.6618">
            <text:p>42.6618</text:p>
          </table:table-cell>
          <table:table-cell office:value-type="float" office:value="81.3942">
            <text:p>81.3942</text:p>
          </table:table-cell>
        </table:table-row>
        <table:table-row table:style-name="ro2">
          <table:table-cell office:value-type="float" office:value="46.0212">
            <text:p>46.0212</text:p>
          </table:table-cell>
          <table:table-cell office:value-type="float" office:value="58.5953">
            <text:p>58.5953</text:p>
          </table:table-cell>
          <table:table-cell office:value-type="float" office:value="119.1069">
            <text:p>119.1069</text:p>
          </table:table-cell>
          <table:table-cell office:value-type="float" office:value="77.294">
            <text:p>77.294</text:p>
          </table:table-cell>
          <table:table-cell office:value-type="float" office:value="95.9961">
            <text:p>95.9961</text:p>
          </table:table-cell>
        </table:table-row>
        <table:table-row table:style-name="ro2">
          <table:table-cell office:value-type="float" office:value="86.6191">
            <text:p>86.6191</text:p>
          </table:table-cell>
          <table:table-cell office:value-type="float" office:value="43.2269">
            <text:p>43.2269</text:p>
          </table:table-cell>
          <table:table-cell office:value-type="float" office:value="84.5486">
            <text:p>84.5486</text:p>
          </table:table-cell>
          <table:table-cell office:value-type="float" office:value="66.8075">
            <text:p>66.8075</text:p>
          </table:table-cell>
          <table:table-cell office:value-type="float" office:value="55.3125">
            <text:p>55.3125</text:p>
          </table:table-cell>
        </table:table-row>
        <table:table-row table:style-name="ro2">
          <table:table-cell office:value-type="float" office:value="62.452">
            <text:p>62.452</text:p>
          </table:table-cell>
          <table:table-cell office:value-type="float" office:value="99.9704">
            <text:p>99.9704</text:p>
          </table:table-cell>
          <table:table-cell office:value-type="float" office:value="78.8951">
            <text:p>78.8951</text:p>
          </table:table-cell>
          <table:table-cell office:value-type="float" office:value="66.7367">
            <text:p>66.7367</text:p>
          </table:table-cell>
          <table:table-cell office:value-type="float" office:value="39.5117">
            <text:p>39.5117</text:p>
          </table:table-cell>
        </table:table-row>
        <table:table-row table:style-name="ro2">
          <table:table-cell office:value-type="float" office:value="94.7093">
            <text:p>94.7093</text:p>
          </table:table-cell>
          <table:table-cell office:value-type="float" office:value="24.6779">
            <text:p>24.6779</text:p>
          </table:table-cell>
          <table:table-cell office:value-type="float" office:value="82.718">
            <text:p>82.718</text:p>
          </table:table-cell>
          <table:table-cell office:value-type="float" office:value="76.9898">
            <text:p>76.9898</text:p>
          </table:table-cell>
          <table:table-cell office:value-type="float" office:value="110.614">
            <text:p>110.614</text:p>
          </table:table-cell>
        </table:table-row>
        <table:table-row table:style-name="ro2">
          <table:table-cell office:value-type="float" office:value="107.8793">
            <text:p>107.8793</text:p>
          </table:table-cell>
          <table:table-cell office:value-type="float" office:value="104.2636">
            <text:p>104.2636</text:p>
          </table:table-cell>
          <table:table-cell office:value-type="float" office:value="59.9859">
            <text:p>59.9859</text:p>
          </table:table-cell>
          <table:table-cell office:value-type="float" office:value="55.1955">
            <text:p>55.1955</text:p>
          </table:table-cell>
          <table:table-cell office:value-type="float" office:value="41.4714">
            <text:p>41.4714</text:p>
          </table:table-cell>
        </table:table-row>
        <table:table-row table:style-name="ro2">
          <table:table-cell office:value-type="float" office:value="119.6245">
            <text:p>119.6245</text:p>
          </table:table-cell>
          <table:table-cell office:value-type="float" office:value="63.5662">
            <text:p>63.5662</text:p>
          </table:table-cell>
          <table:table-cell office:value-type="float" office:value="86.576">
            <text:p>86.576</text:p>
          </table:table-cell>
          <table:table-cell office:value-type="float" office:value="62.8036">
            <text:p>62.8036</text:p>
          </table:table-cell>
          <table:table-cell office:value-type="float" office:value="128.1854">
            <text:p>128.1854</text:p>
          </table:table-cell>
        </table:table-row>
        <table:table-row table:style-name="ro2">
          <table:table-cell office:value-type="float" office:value="46.9289">
            <text:p>46.9289</text:p>
          </table:table-cell>
          <table:table-cell office:value-type="float" office:value="69.4515">
            <text:p>69.4515</text:p>
          </table:table-cell>
          <table:table-cell office:value-type="float" office:value="63.1744">
            <text:p>63.1744</text:p>
          </table:table-cell>
          <table:table-cell office:value-type="float" office:value="66.26">
            <text:p>66.26</text:p>
          </table:table-cell>
          <table:table-cell office:value-type="float" office:value="44.7682">
            <text:p>44.7682</text:p>
          </table:table-cell>
        </table:table-row>
        <table:table-row table:style-name="ro2">
          <table:table-cell office:value-type="float" office:value="83.321">
            <text:p>83.321</text:p>
          </table:table-cell>
          <table:table-cell office:value-type="float" office:value="55.4984">
            <text:p>55.4984</text:p>
          </table:table-cell>
          <table:table-cell office:value-type="float" office:value="81.1278">
            <text:p>81.1278</text:p>
          </table:table-cell>
          <table:table-cell office:value-type="float" office:value="82.8822">
            <text:p>82.8822</text:p>
          </table:table-cell>
          <table:table-cell office:value-type="float" office:value="23.0839">
            <text:p>23.0839</text:p>
          </table:table-cell>
        </table:table-row>
        <table:table-row table:style-name="ro2">
          <table:table-cell office:value-type="float" office:value="81.3775">
            <text:p>81.3775</text:p>
          </table:table-cell>
          <table:table-cell office:value-type="float" office:value="81.3352">
            <text:p>81.3352</text:p>
          </table:table-cell>
          <table:table-cell office:value-type="float" office:value="147.4596">
            <text:p>147.4596</text:p>
          </table:table-cell>
          <table:table-cell office:value-type="float" office:value="84.4107">
            <text:p>84.4107</text:p>
          </table:table-cell>
          <table:table-cell office:value-type="float" office:value="65.8083">
            <text:p>65.8083</text:p>
          </table:table-cell>
        </table:table-row>
        <table:table-row table:style-name="ro2">
          <table:table-cell office:value-type="float" office:value="17.3175">
            <text:p>17.3175</text:p>
          </table:table-cell>
          <table:table-cell office:value-type="float" office:value="108.8267">
            <text:p>108.8267</text:p>
          </table:table-cell>
          <table:table-cell office:value-type="float" office:value="108.575">
            <text:p>108.575</text:p>
          </table:table-cell>
          <table:table-cell office:value-type="float" office:value="78.4142">
            <text:p>78.4142</text:p>
          </table:table-cell>
          <table:table-cell office:value-type="float" office:value="85.9311">
            <text:p>85.9311</text:p>
          </table:table-cell>
        </table:table-row>
        <table:table-row table:style-name="ro2">
          <table:table-cell office:value-type="float" office:value="94.9739">
            <text:p>94.9739</text:p>
          </table:table-cell>
          <table:table-cell office:value-type="float" office:value="44.7707">
            <text:p>44.7707</text:p>
          </table:table-cell>
          <table:table-cell office:value-type="float" office:value="88.832">
            <text:p>88.832</text:p>
          </table:table-cell>
          <table:table-cell office:value-type="float" office:value="123.2679">
            <text:p>123.2679</text:p>
          </table:table-cell>
          <table:table-cell office:value-type="float" office:value="18.5876">
            <text:p>18.5876</text:p>
          </table:table-cell>
        </table:table-row>
        <table:table-row table:style-name="ro2">
          <table:table-cell office:value-type="float" office:value="92.9415">
            <text:p>92.9415</text:p>
          </table:table-cell>
          <table:table-cell office:value-type="float" office:value="72.5604">
            <text:p>72.5604</text:p>
          </table:table-cell>
          <table:table-cell office:value-type="float" office:value="82.3183">
            <text:p>82.3183</text:p>
          </table:table-cell>
          <table:table-cell office:value-type="float" office:value="101.0422">
            <text:p>101.0422</text:p>
          </table:table-cell>
          <table:table-cell office:value-type="float" office:value="23.7898">
            <text:p>23.7898</text:p>
          </table:table-cell>
        </table:table-row>
        <table:table-row table:style-name="ro2">
          <table:table-cell office:value-type="float" office:value="90.098">
            <text:p>90.098</text:p>
          </table:table-cell>
          <table:table-cell office:value-type="float" office:value="42.4534">
            <text:p>42.4534</text:p>
          </table:table-cell>
          <table:table-cell office:value-type="float" office:value="117.5044">
            <text:p>117.5044</text:p>
          </table:table-cell>
          <table:table-cell office:value-type="float" office:value="76.4615">
            <text:p>76.4615</text:p>
          </table:table-cell>
          <table:table-cell office:value-type="float" office:value="72.8616">
            <text:p>72.8616</text:p>
          </table:table-cell>
        </table:table-row>
        <table:table-row table:style-name="ro2">
          <table:table-cell office:value-type="float" office:value="111.1046">
            <text:p>111.1046</text:p>
          </table:table-cell>
          <table:table-cell office:value-type="float" office:value="79.3066">
            <text:p>79.3066</text:p>
          </table:table-cell>
          <table:table-cell office:value-type="float" office:value="196.2172">
            <text:p>196.2172</text:p>
          </table:table-cell>
          <table:table-cell office:value-type="float" office:value="121.3958">
            <text:p>121.3958</text:p>
          </table:table-cell>
          <table:table-cell office:value-type="float" office:value="71.6648">
            <text:p>71.6648</text:p>
          </table:table-cell>
        </table:table-row>
        <table:table-row table:style-name="ro2">
          <table:table-cell office:value-type="float" office:value="99.5437">
            <text:p>99.5437</text:p>
          </table:table-cell>
          <table:table-cell office:value-type="float" office:value="61.8389">
            <text:p>61.8389</text:p>
          </table:table-cell>
          <table:table-cell office:value-type="float" office:value="97.5315">
            <text:p>97.5315</text:p>
          </table:table-cell>
          <table:table-cell office:value-type="float" office:value="63.3824">
            <text:p>63.3824</text:p>
          </table:table-cell>
          <table:table-cell office:value-type="float" office:value="96.5653">
            <text:p>96.5653</text:p>
          </table:table-cell>
        </table:table-row>
        <table:table-row table:style-name="ro2">
          <table:table-cell office:value-type="float" office:value="78.1434">
            <text:p>78.1434</text:p>
          </table:table-cell>
          <table:table-cell office:value-type="float" office:value="74.388">
            <text:p>74.388</text:p>
          </table:table-cell>
          <table:table-cell office:value-type="float" office:value="111.5666">
            <text:p>111.5666</text:p>
          </table:table-cell>
          <table:table-cell office:value-type="float" office:value="71.6197">
            <text:p>71.6197</text:p>
          </table:table-cell>
          <table:table-cell office:value-type="float" office:value="293.6237">
            <text:p>293.6237</text:p>
          </table:table-cell>
        </table:table-row>
        <table:table-row table:style-name="ro2">
          <table:table-cell office:value-type="float" office:value="79.4817">
            <text:p>79.4817</text:p>
          </table:table-cell>
          <table:table-cell office:value-type="float" office:value="79.3967">
            <text:p>79.3967</text:p>
          </table:table-cell>
          <table:table-cell office:value-type="float" office:value="110.89">
            <text:p>110.89</text:p>
          </table:table-cell>
          <table:table-cell office:value-type="float" office:value="97.3388">
            <text:p>97.3388</text:p>
          </table:table-cell>
          <table:table-cell office:value-type="float" office:value="76.5787">
            <text:p>76.5787</text:p>
          </table:table-cell>
        </table:table-row>
        <table:table-row table:style-name="ro2">
          <table:table-cell office:value-type="float" office:value="66.215">
            <text:p>66.215</text:p>
          </table:table-cell>
          <table:table-cell office:value-type="float" office:value="77.5323">
            <text:p>77.5323</text:p>
          </table:table-cell>
          <table:table-cell office:value-type="float" office:value="76.6806">
            <text:p>76.6806</text:p>
          </table:table-cell>
          <table:table-cell office:value-type="float" office:value="62.4128">
            <text:p>62.4128</text:p>
          </table:table-cell>
          <table:table-cell office:value-type="float" office:value="60.7733">
            <text:p>60.7733</text:p>
          </table:table-cell>
        </table:table-row>
        <table:table-row table:style-name="ro2">
          <table:table-cell office:value-type="float" office:value="54.1238">
            <text:p>54.1238</text:p>
          </table:table-cell>
          <table:table-cell office:value-type="float" office:value="56.7948">
            <text:p>56.7948</text:p>
          </table:table-cell>
          <table:table-cell office:value-type="float" office:value="37.2963">
            <text:p>37.2963</text:p>
          </table:table-cell>
          <table:table-cell office:value-type="float" office:value="98.1255">
            <text:p>98.1255</text:p>
          </table:table-cell>
          <table:table-cell office:value-type="float" office:value="77.2091">
            <text:p>77.2091</text:p>
          </table:table-cell>
        </table:table-row>
        <table:table-row table:style-name="ro2">
          <table:table-cell office:value-type="float" office:value="85.7655">
            <text:p>85.7655</text:p>
          </table:table-cell>
          <table:table-cell office:value-type="float" office:value="75.2196">
            <text:p>75.2196</text:p>
          </table:table-cell>
          <table:table-cell office:value-type="float" office:value="85.8923">
            <text:p>85.8923</text:p>
          </table:table-cell>
          <table:table-cell office:value-type="float" office:value="65.3423">
            <text:p>65.3423</text:p>
          </table:table-cell>
          <table:table-cell office:value-type="float" office:value="89.5478">
            <text:p>89.5478</text:p>
          </table:table-cell>
        </table:table-row>
        <table:table-row table:style-name="ro2">
          <table:table-cell office:value-type="float" office:value="70.1043">
            <text:p>70.1043</text:p>
          </table:table-cell>
          <table:table-cell office:value-type="float" office:value="126.2419">
            <text:p>126.2419</text:p>
          </table:table-cell>
          <table:table-cell office:value-type="float" office:value="132.5063">
            <text:p>132.5063</text:p>
          </table:table-cell>
          <table:table-cell office:value-type="float" office:value="69.2803">
            <text:p>69.2803</text:p>
          </table:table-cell>
          <table:table-cell office:value-type="float" office:value="85.8623">
            <text:p>85.8623</text:p>
          </table:table-cell>
        </table:table-row>
        <table:table-row table:style-name="ro2">
          <table:table-cell office:value-type="float" office:value="61.4152">
            <text:p>61.4152</text:p>
          </table:table-cell>
          <table:table-cell office:value-type="float" office:value="74.4008">
            <text:p>74.4008</text:p>
          </table:table-cell>
          <table:table-cell office:value-type="float" office:value="108.0119">
            <text:p>108.0119</text:p>
          </table:table-cell>
          <table:table-cell office:value-type="float" office:value="61.8949">
            <text:p>61.8949</text:p>
          </table:table-cell>
          <table:table-cell office:value-type="float" office:value="70.9225">
            <text:p>70.9225</text:p>
          </table:table-cell>
        </table:table-row>
        <table:table-row table:style-name="ro2">
          <table:table-cell office:value-type="float" office:value="63.8555">
            <text:p>63.8555</text:p>
          </table:table-cell>
          <table:table-cell office:value-type="float" office:value="87.0023">
            <text:p>87.0023</text:p>
          </table:table-cell>
          <table:table-cell office:value-type="float" office:value="90.7953">
            <text:p>90.7953</text:p>
          </table:table-cell>
          <table:table-cell office:value-type="float" office:value="72.3107">
            <text:p>72.3107</text:p>
          </table:table-cell>
          <table:table-cell office:value-type="float" office:value="59.6638">
            <text:p>59.6638</text:p>
          </table:table-cell>
        </table:table-row>
        <table:table-row table:style-name="ro2">
          <table:table-cell office:value-type="float" office:value="58.2449">
            <text:p>58.2449</text:p>
          </table:table-cell>
          <table:table-cell office:value-type="float" office:value="56.9295">
            <text:p>56.9295</text:p>
          </table:table-cell>
          <table:table-cell office:value-type="float" office:value="116.0781">
            <text:p>116.0781</text:p>
          </table:table-cell>
          <table:table-cell office:value-type="float" office:value="81.344">
            <text:p>81.344</text:p>
          </table:table-cell>
          <table:table-cell office:value-type="float" office:value="73.7771">
            <text:p>73.7771</text:p>
          </table:table-cell>
        </table:table-row>
        <table:table-row table:style-name="ro2">
          <table:table-cell office:value-type="float" office:value="54.608">
            <text:p>54.608</text:p>
          </table:table-cell>
          <table:table-cell office:value-type="float" office:value="94.8723">
            <text:p>94.8723</text:p>
          </table:table-cell>
          <table:table-cell office:value-type="float" office:value="88.5482">
            <text:p>88.5482</text:p>
          </table:table-cell>
          <table:table-cell office:value-type="float" office:value="72.6721">
            <text:p>72.6721</text:p>
          </table:table-cell>
          <table:table-cell office:value-type="float" office:value="87.3455">
            <text:p>87.3455</text:p>
          </table:table-cell>
        </table:table-row>
        <table:table-row table:style-name="ro2">
          <table:table-cell office:value-type="float" office:value="79.3006">
            <text:p>79.3006</text:p>
          </table:table-cell>
          <table:table-cell office:value-type="float" office:value="85.6696">
            <text:p>85.6696</text:p>
          </table:table-cell>
          <table:table-cell office:value-type="float" office:value="99.3503">
            <text:p>99.3503</text:p>
          </table:table-cell>
          <table:table-cell office:value-type="float" office:value="65.1383">
            <text:p>65.1383</text:p>
          </table:table-cell>
          <table:table-cell office:value-type="float" office:value="87.3051">
            <text:p>87.3051</text:p>
          </table:table-cell>
        </table:table-row>
        <table:table-row table:style-name="ro2">
          <table:table-cell office:value-type="float" office:value="80.4062">
            <text:p>80.4062</text:p>
          </table:table-cell>
          <table:table-cell office:value-type="float" office:value="68.8524">
            <text:p>68.8524</text:p>
          </table:table-cell>
          <table:table-cell office:value-type="float" office:value="93.1809">
            <text:p>93.1809</text:p>
          </table:table-cell>
          <table:table-cell office:value-type="float" office:value="90.8096">
            <text:p>90.8096</text:p>
          </table:table-cell>
          <table:table-cell office:value-type="float" office:value="53.4887">
            <text:p>53.4887</text:p>
          </table:table-cell>
        </table:table-row>
        <table:table-row table:style-name="ro2">
          <table:table-cell office:value-type="float" office:value="70.366">
            <text:p>70.366</text:p>
          </table:table-cell>
          <table:table-cell office:value-type="float" office:value="69.6108">
            <text:p>69.6108</text:p>
          </table:table-cell>
          <table:table-cell office:value-type="float" office:value="78.0946">
            <text:p>78.0946</text:p>
          </table:table-cell>
          <table:table-cell office:value-type="float" office:value="64.9697">
            <text:p>64.9697</text:p>
          </table:table-cell>
          <table:table-cell office:value-type="float" office:value="83.1062">
            <text:p>83.1062</text:p>
          </table:table-cell>
        </table:table-row>
        <table:table-row table:style-name="ro2">
          <table:table-cell office:value-type="float" office:value="92.55">
            <text:p>92.55</text:p>
          </table:table-cell>
          <table:table-cell office:value-type="float" office:value="71.2931">
            <text:p>71.2931</text:p>
          </table:table-cell>
          <table:table-cell office:value-type="float" office:value="15.5533">
            <text:p>15.5533</text:p>
          </table:table-cell>
          <table:table-cell office:value-type="float" office:value="71.6848">
            <text:p>71.6848</text:p>
          </table:table-cell>
          <table:table-cell office:value-type="float" office:value="64.2789">
            <text:p>64.2789</text:p>
          </table:table-cell>
        </table:table-row>
        <table:table-row table:style-name="ro2">
          <table:table-cell office:value-type="float" office:value="55.0601">
            <text:p>55.0601</text:p>
          </table:table-cell>
          <table:table-cell office:value-type="float" office:value="59.4268">
            <text:p>59.4268</text:p>
          </table:table-cell>
          <table:table-cell office:value-type="float" office:value="71.0236">
            <text:p>71.0236</text:p>
          </table:table-cell>
          <table:table-cell office:value-type="float" office:value="79.1358">
            <text:p>79.1358</text:p>
          </table:table-cell>
          <table:table-cell office:value-type="float" office:value="80.6157">
            <text:p>80.6157</text:p>
          </table:table-cell>
        </table:table-row>
        <table:table-row table:style-name="ro2">
          <table:table-cell office:value-type="float" office:value="67.0649">
            <text:p>67.0649</text:p>
          </table:table-cell>
          <table:table-cell office:value-type="float" office:value="68.8082">
            <text:p>68.8082</text:p>
          </table:table-cell>
          <table:table-cell office:value-type="float" office:value="27.6916">
            <text:p>27.6916</text:p>
          </table:table-cell>
          <table:table-cell office:value-type="float" office:value="71.2387">
            <text:p>71.2387</text:p>
          </table:table-cell>
          <table:table-cell office:value-type="float" office:value="95.9004">
            <text:p>95.9004</text:p>
          </table:table-cell>
        </table:table-row>
        <table:table-row table:style-name="ro2">
          <table:table-cell office:value-type="float" office:value="41.5028">
            <text:p>41.5028</text:p>
          </table:table-cell>
          <table:table-cell office:value-type="float" office:value="78.8293">
            <text:p>78.8293</text:p>
          </table:table-cell>
          <table:table-cell office:value-type="float" office:value="75.3922">
            <text:p>75.3922</text:p>
          </table:table-cell>
          <table:table-cell office:value-type="float" office:value="100.4979">
            <text:p>100.4979</text:p>
          </table:table-cell>
          <table:table-cell office:value-type="float" office:value="52.4196">
            <text:p>52.4196</text:p>
          </table:table-cell>
        </table:table-row>
        <table:table-row table:style-name="ro2">
          <table:table-cell office:value-type="float" office:value="44.4829">
            <text:p>44.4829</text:p>
          </table:table-cell>
          <table:table-cell office:value-type="float" office:value="72.9252">
            <text:p>72.9252</text:p>
          </table:table-cell>
          <table:table-cell office:value-type="float" office:value="63.314">
            <text:p>63.314</text:p>
          </table:table-cell>
          <table:table-cell office:value-type="float" office:value="86.5715">
            <text:p>86.5715</text:p>
          </table:table-cell>
          <table:table-cell office:value-type="float" office:value="100.7343">
            <text:p>100.7343</text:p>
          </table:table-cell>
        </table:table-row>
        <table:table-row table:style-name="ro2">
          <table:table-cell office:value-type="float" office:value="57.188">
            <text:p>57.188</text:p>
          </table:table-cell>
          <table:table-cell office:value-type="float" office:value="27.8676">
            <text:p>27.8676</text:p>
          </table:table-cell>
          <table:table-cell office:value-type="float" office:value="53.8693">
            <text:p>53.8693</text:p>
          </table:table-cell>
          <table:table-cell office:value-type="float" office:value="67.1213">
            <text:p>67.1213</text:p>
          </table:table-cell>
          <table:table-cell office:value-type="float" office:value="84.6152">
            <text:p>84.6152</text:p>
          </table:table-cell>
        </table:table-row>
        <table:table-row table:style-name="ro2">
          <table:table-cell office:value-type="float" office:value="54.5668">
            <text:p>54.5668</text:p>
          </table:table-cell>
          <table:table-cell office:value-type="float" office:value="15.6286">
            <text:p>15.6286</text:p>
          </table:table-cell>
          <table:table-cell office:value-type="float" office:value="63.4771">
            <text:p>63.4771</text:p>
          </table:table-cell>
          <table:table-cell office:value-type="float" office:value="55.8492">
            <text:p>55.8492</text:p>
          </table:table-cell>
          <table:table-cell office:value-type="float" office:value="104.9929">
            <text:p>104.9929</text:p>
          </table:table-cell>
        </table:table-row>
        <table:table-row table:style-name="ro2">
          <table:table-cell office:value-type="float" office:value="48.5582">
            <text:p>48.5582</text:p>
          </table:table-cell>
          <table:table-cell office:value-type="float" office:value="87.4484">
            <text:p>87.4484</text:p>
          </table:table-cell>
          <table:table-cell office:value-type="float" office:value="90.8148">
            <text:p>90.8148</text:p>
          </table:table-cell>
          <table:table-cell office:value-type="float" office:value="67.6485">
            <text:p>67.6485</text:p>
          </table:table-cell>
          <table:table-cell office:value-type="float" office:value="111.4195">
            <text:p>111.4195</text:p>
          </table:table-cell>
        </table:table-row>
        <table:table-row table:style-name="ro2">
          <table:table-cell office:value-type="float" office:value="60.7311">
            <text:p>60.7311</text:p>
          </table:table-cell>
          <table:table-cell office:value-type="float" office:value="79.0817">
            <text:p>79.0817</text:p>
          </table:table-cell>
          <table:table-cell office:value-type="float" office:value="95.0224">
            <text:p>95.0224</text:p>
          </table:table-cell>
          <table:table-cell office:value-type="float" office:value="70.5869">
            <text:p>70.5869</text:p>
          </table:table-cell>
          <table:table-cell office:value-type="float" office:value="67.1758">
            <text:p>67.1758</text:p>
          </table:table-cell>
        </table:table-row>
        <table:table-row table:style-name="ro2">
          <table:table-cell office:value-type="float" office:value="55.0664">
            <text:p>55.0664</text:p>
          </table:table-cell>
          <table:table-cell office:value-type="float" office:value="77.3608">
            <text:p>77.3608</text:p>
          </table:table-cell>
          <table:table-cell office:value-type="float" office:value="97.7611">
            <text:p>97.7611</text:p>
          </table:table-cell>
          <table:table-cell office:value-type="float" office:value="112.6483">
            <text:p>112.6483</text:p>
          </table:table-cell>
          <table:table-cell office:value-type="float" office:value="60.3456">
            <text:p>60.3456</text:p>
          </table:table-cell>
        </table:table-row>
        <table:table-row table:style-name="ro2">
          <table:table-cell office:value-type="float" office:value="45.8496">
            <text:p>45.8496</text:p>
          </table:table-cell>
          <table:table-cell office:value-type="float" office:value="145.9265">
            <text:p>145.9265</text:p>
          </table:table-cell>
          <table:table-cell office:value-type="float" office:value="62.9803">
            <text:p>62.9803</text:p>
          </table:table-cell>
          <table:table-cell office:value-type="float" office:value="107.484">
            <text:p>107.484</text:p>
          </table:table-cell>
          <table:table-cell office:value-type="float" office:value="82.9828">
            <text:p>82.9828</text:p>
          </table:table-cell>
        </table:table-row>
        <table:table-row table:style-name="ro2">
          <table:table-cell office:value-type="float" office:value="46.7937">
            <text:p>46.7937</text:p>
          </table:table-cell>
          <table:table-cell office:value-type="float" office:value="89.1712">
            <text:p>89.1712</text:p>
          </table:table-cell>
          <table:table-cell office:value-type="float" office:value="103.2118">
            <text:p>103.2118</text:p>
          </table:table-cell>
          <table:table-cell office:value-type="float" office:value="95.324">
            <text:p>95.324</text:p>
          </table:table-cell>
          <table:table-cell office:value-type="float" office:value="75.1526">
            <text:p>75.1526</text:p>
          </table:table-cell>
        </table:table-row>
        <table:table-row table:style-name="ro2">
          <table:table-cell office:value-type="float" office:value="89.7886">
            <text:p>89.7886</text:p>
          </table:table-cell>
          <table:table-cell office:value-type="float" office:value="92.7705">
            <text:p>92.7705</text:p>
          </table:table-cell>
          <table:table-cell office:value-type="float" office:value="149.087">
            <text:p>149.087</text:p>
          </table:table-cell>
          <table:table-cell office:value-type="float" office:value="84.6551">
            <text:p>84.6551</text:p>
          </table:table-cell>
          <table:table-cell office:value-type="float" office:value="90.4268">
            <text:p>90.4268</text:p>
          </table:table-cell>
        </table:table-row>
        <table:table-row table:style-name="ro2">
          <table:table-cell office:value-type="float" office:value="53.4654">
            <text:p>53.4654</text:p>
          </table:table-cell>
          <table:table-cell office:value-type="float" office:value="104.1317">
            <text:p>104.1317</text:p>
          </table:table-cell>
          <table:table-cell office:value-type="float" office:value="24.9141">
            <text:p>24.9141</text:p>
          </table:table-cell>
          <table:table-cell office:value-type="float" office:value="26.6519">
            <text:p>26.6519</text:p>
          </table:table-cell>
          <table:table-cell office:value-type="float" office:value="68.0849">
            <text:p>68.0849</text:p>
          </table:table-cell>
        </table:table-row>
        <table:table-row table:style-name="ro2">
          <table:table-cell office:value-type="float" office:value="97.8807">
            <text:p>97.8807</text:p>
          </table:table-cell>
          <table:table-cell office:value-type="float" office:value="60.622">
            <text:p>60.622</text:p>
          </table:table-cell>
          <table:table-cell office:value-type="float" office:value="107.7388">
            <text:p>107.7388</text:p>
          </table:table-cell>
          <table:table-cell office:value-type="float" office:value="92.9811">
            <text:p>92.9811</text:p>
          </table:table-cell>
          <table:table-cell office:value-type="float" office:value="78.9594">
            <text:p>78.9594</text:p>
          </table:table-cell>
        </table:table-row>
        <table:table-row table:style-name="ro2">
          <table:table-cell office:value-type="float" office:value="57.7575">
            <text:p>57.7575</text:p>
          </table:table-cell>
          <table:table-cell office:value-type="float" office:value="72.9118">
            <text:p>72.9118</text:p>
          </table:table-cell>
          <table:table-cell office:value-type="float" office:value="71.8916">
            <text:p>71.8916</text:p>
          </table:table-cell>
          <table:table-cell office:value-type="float" office:value="134.2635">
            <text:p>134.2635</text:p>
          </table:table-cell>
          <table:table-cell office:value-type="float" office:value="87.9703">
            <text:p>87.9703</text:p>
          </table:table-cell>
        </table:table-row>
        <table:table-row table:style-name="ro2">
          <table:table-cell office:value-type="float" office:value="59.774">
            <text:p>59.774</text:p>
          </table:table-cell>
          <table:table-cell office:value-type="float" office:value="87.7954">
            <text:p>87.7954</text:p>
          </table:table-cell>
          <table:table-cell office:value-type="float" office:value="95.3589">
            <text:p>95.3589</text:p>
          </table:table-cell>
          <table:table-cell office:value-type="float" office:value="115.8785">
            <text:p>115.8785</text:p>
          </table:table-cell>
          <table:table-cell office:value-type="float" office:value="85.4693">
            <text:p>85.4693</text:p>
          </table:table-cell>
        </table:table-row>
        <table:table-row table:style-name="ro2">
          <table:table-cell office:value-type="float" office:value="100.9273">
            <text:p>100.9273</text:p>
          </table:table-cell>
          <table:table-cell office:value-type="float" office:value="58.2964">
            <text:p>58.2964</text:p>
          </table:table-cell>
          <table:table-cell office:value-type="float" office:value="95.6796">
            <text:p>95.6796</text:p>
          </table:table-cell>
          <table:table-cell office:value-type="float" office:value="86.1602">
            <text:p>86.1602</text:p>
          </table:table-cell>
          <table:table-cell office:value-type="float" office:value="103.592">
            <text:p>103.592</text:p>
          </table:table-cell>
        </table:table-row>
        <table:table-row table:style-name="ro2">
          <table:table-cell office:value-type="float" office:value="97.9088">
            <text:p>97.9088</text:p>
          </table:table-cell>
          <table:table-cell office:value-type="float" office:value="88.7971">
            <text:p>88.7971</text:p>
          </table:table-cell>
          <table:table-cell office:value-type="float" office:value="90.2526">
            <text:p>90.2526</text:p>
          </table:table-cell>
          <table:table-cell office:value-type="float" office:value="80.5328">
            <text:p>80.5328</text:p>
          </table:table-cell>
          <table:table-cell office:value-type="float" office:value="93.8398">
            <text:p>93.8398</text:p>
          </table:table-cell>
        </table:table-row>
        <table:table-row table:style-name="ro2">
          <table:table-cell office:value-type="float" office:value="59.8712">
            <text:p>59.8712</text:p>
          </table:table-cell>
          <table:table-cell office:value-type="float" office:value="111.0451">
            <text:p>111.0451</text:p>
          </table:table-cell>
          <table:table-cell office:value-type="float" office:value="82.1007">
            <text:p>82.1007</text:p>
          </table:table-cell>
          <table:table-cell office:value-type="float" office:value="114.575">
            <text:p>114.575</text:p>
          </table:table-cell>
          <table:table-cell office:value-type="float" office:value="83.5121">
            <text:p>83.5121</text:p>
          </table:table-cell>
        </table:table-row>
        <table:table-row table:style-name="ro2">
          <table:table-cell office:value-type="float" office:value="67.4197">
            <text:p>67.4197</text:p>
          </table:table-cell>
          <table:table-cell office:value-type="float" office:value="81.2538">
            <text:p>81.2538</text:p>
          </table:table-cell>
          <table:table-cell office:value-type="float" office:value="84.5996">
            <text:p>84.5996</text:p>
          </table:table-cell>
          <table:table-cell office:value-type="float" office:value="77.7368">
            <text:p>77.7368</text:p>
          </table:table-cell>
          <table:table-cell office:value-type="float" office:value="111.412">
            <text:p>111.412</text:p>
          </table:table-cell>
        </table:table-row>
        <table:table-row table:style-name="ro2">
          <table:table-cell office:value-type="float" office:value="65.9441">
            <text:p>65.9441</text:p>
          </table:table-cell>
          <table:table-cell office:value-type="float" office:value="110.4316">
            <text:p>110.4316</text:p>
          </table:table-cell>
          <table:table-cell office:value-type="float" office:value="125.3978">
            <text:p>125.3978</text:p>
          </table:table-cell>
          <table:table-cell office:value-type="float" office:value="95.6571">
            <text:p>95.6571</text:p>
          </table:table-cell>
          <table:table-cell office:value-type="float" office:value="93.0735">
            <text:p>93.0735</text:p>
          </table:table-cell>
        </table:table-row>
        <table:table-row table:style-name="ro2">
          <table:table-cell office:value-type="float" office:value="78.8191">
            <text:p>78.8191</text:p>
          </table:table-cell>
          <table:table-cell office:value-type="float" office:value="83.8975">
            <text:p>83.8975</text:p>
          </table:table-cell>
          <table:table-cell office:value-type="float" office:value="88.2533">
            <text:p>88.2533</text:p>
          </table:table-cell>
          <table:table-cell office:value-type="float" office:value="91.1223">
            <text:p>91.1223</text:p>
          </table:table-cell>
          <table:table-cell office:value-type="float" office:value="115.1502">
            <text:p>115.1502</text:p>
          </table:table-cell>
        </table:table-row>
        <table:table-row table:style-name="ro2">
          <table:table-cell office:value-type="float" office:value="74.9581">
            <text:p>74.9581</text:p>
          </table:table-cell>
          <table:table-cell office:value-type="float" office:value="117.2897">
            <text:p>117.2897</text:p>
          </table:table-cell>
          <table:table-cell office:value-type="float" office:value="66.3241">
            <text:p>66.3241</text:p>
          </table:table-cell>
          <table:table-cell office:value-type="float" office:value="108.1178">
            <text:p>108.1178</text:p>
          </table:table-cell>
          <table:table-cell office:value-type="float" office:value="24.1506">
            <text:p>24.1506</text:p>
          </table:table-cell>
        </table:table-row>
        <table:table-row table:style-name="ro2">
          <table:table-cell office:value-type="float" office:value="100.7614">
            <text:p>100.7614</text:p>
          </table:table-cell>
          <table:table-cell office:value-type="float" office:value="89.8991">
            <text:p>89.8991</text:p>
          </table:table-cell>
          <table:table-cell office:value-type="float" office:value="138.1793">
            <text:p>138.1793</text:p>
          </table:table-cell>
          <table:table-cell office:value-type="float" office:value="80.188">
            <text:p>80.188</text:p>
          </table:table-cell>
          <table:table-cell office:value-type="float" office:value="132.0734">
            <text:p>132.0734</text:p>
          </table:table-cell>
        </table:table-row>
        <table:table-row table:style-name="ro2">
          <table:table-cell office:value-type="float" office:value="54.8049">
            <text:p>54.8049</text:p>
          </table:table-cell>
          <table:table-cell office:value-type="float" office:value="115.5568">
            <text:p>115.5568</text:p>
          </table:table-cell>
          <table:table-cell office:value-type="float" office:value="63.6358">
            <text:p>63.6358</text:p>
          </table:table-cell>
          <table:table-cell office:value-type="float" office:value="79.2025">
            <text:p>79.2025</text:p>
          </table:table-cell>
          <table:table-cell office:value-type="float" office:value="72.1311">
            <text:p>72.1311</text:p>
          </table:table-cell>
        </table:table-row>
        <table:table-row table:style-name="ro2">
          <table:table-cell office:value-type="float" office:value="98.7715">
            <text:p>98.7715</text:p>
          </table:table-cell>
          <table:table-cell office:value-type="float" office:value="100.2365">
            <text:p>100.2365</text:p>
          </table:table-cell>
          <table:table-cell office:value-type="float" office:value="74.2066">
            <text:p>74.2066</text:p>
          </table:table-cell>
          <table:table-cell office:value-type="float" office:value="78.3135">
            <text:p>78.3135</text:p>
          </table:table-cell>
          <table:table-cell office:value-type="float" office:value="63.5188">
            <text:p>63.5188</text:p>
          </table:table-cell>
        </table:table-row>
        <table:table-row table:style-name="ro2">
          <table:table-cell office:value-type="float" office:value="71.6662">
            <text:p>71.6662</text:p>
          </table:table-cell>
          <table:table-cell office:value-type="float" office:value="91.294">
            <text:p>91.294</text:p>
          </table:table-cell>
          <table:table-cell office:value-type="float" office:value="109.0017">
            <text:p>109.0017</text:p>
          </table:table-cell>
          <table:table-cell office:value-type="float" office:value="102.4304">
            <text:p>102.4304</text:p>
          </table:table-cell>
          <table:table-cell office:value-type="float" office:value="82.0771">
            <text:p>82.0771</text:p>
          </table:table-cell>
        </table:table-row>
        <table:table-row table:style-name="ro2">
          <table:table-cell office:value-type="float" office:value="30.3438">
            <text:p>30.3438</text:p>
          </table:table-cell>
          <table:table-cell office:value-type="float" office:value="68.9142">
            <text:p>68.9142</text:p>
          </table:table-cell>
          <table:table-cell office:value-type="float" office:value="87.1193">
            <text:p>87.1193</text:p>
          </table:table-cell>
          <table:table-cell office:value-type="float" office:value="52.4957">
            <text:p>52.4957</text:p>
          </table:table-cell>
          <table:table-cell office:value-type="float" office:value="79.0435">
            <text:p>79.0435</text:p>
          </table:table-cell>
        </table:table-row>
        <table:table-row table:style-name="ro2">
          <table:table-cell office:value-type="float" office:value="66.7075">
            <text:p>66.7075</text:p>
          </table:table-cell>
          <table:table-cell office:value-type="float" office:value="56.0471">
            <text:p>56.0471</text:p>
          </table:table-cell>
          <table:table-cell office:value-type="float" office:value="79.3319">
            <text:p>79.3319</text:p>
          </table:table-cell>
          <table:table-cell office:value-type="float" office:value="78.1217">
            <text:p>78.1217</text:p>
          </table:table-cell>
          <table:table-cell office:value-type="float" office:value="77.7493">
            <text:p>77.7493</text:p>
          </table:table-cell>
        </table:table-row>
        <table:table-row table:style-name="ro2">
          <table:table-cell office:value-type="float" office:value="92.8847">
            <text:p>92.8847</text:p>
          </table:table-cell>
          <table:table-cell office:value-type="float" office:value="69.5521">
            <text:p>69.5521</text:p>
          </table:table-cell>
          <table:table-cell office:value-type="float" office:value="80.8535">
            <text:p>80.8535</text:p>
          </table:table-cell>
          <table:table-cell office:value-type="float" office:value="128.8193">
            <text:p>128.8193</text:p>
          </table:table-cell>
          <table:table-cell office:value-type="float" office:value="79.5486">
            <text:p>79.5486</text:p>
          </table:table-cell>
        </table:table-row>
        <table:table-row table:style-name="ro2">
          <table:table-cell office:value-type="float" office:value="67.9137">
            <text:p>67.9137</text:p>
          </table:table-cell>
          <table:table-cell office:value-type="float" office:value="77.6111">
            <text:p>77.6111</text:p>
          </table:table-cell>
          <table:table-cell office:value-type="float" office:value="77.1052">
            <text:p>77.1052</text:p>
          </table:table-cell>
          <table:table-cell office:value-type="float" office:value="71.6482">
            <text:p>71.6482</text:p>
          </table:table-cell>
          <table:table-cell office:value-type="float" office:value="64.9873">
            <text:p>64.9873</text:p>
          </table:table-cell>
        </table:table-row>
        <table:table-row table:style-name="ro2">
          <table:table-cell office:value-type="float" office:value="61.1166">
            <text:p>61.1166</text:p>
          </table:table-cell>
          <table:table-cell office:value-type="float" office:value="66.2859">
            <text:p>66.2859</text:p>
          </table:table-cell>
          <table:table-cell office:value-type="float" office:value="92.3141">
            <text:p>92.3141</text:p>
          </table:table-cell>
          <table:table-cell office:value-type="float" office:value="91.1429">
            <text:p>91.1429</text:p>
          </table:table-cell>
          <table:table-cell office:value-type="float" office:value="58.4597">
            <text:p>58.4597</text:p>
          </table:table-cell>
        </table:table-row>
        <table:table-row table:style-name="ro2">
          <table:table-cell office:value-type="float" office:value="72.3049">
            <text:p>72.3049</text:p>
          </table:table-cell>
          <table:table-cell office:value-type="float" office:value="43.1222">
            <text:p>43.1222</text:p>
          </table:table-cell>
          <table:table-cell office:value-type="float" office:value="75.301">
            <text:p>75.301</text:p>
          </table:table-cell>
          <table:table-cell office:value-type="float" office:value="73.1342">
            <text:p>73.1342</text:p>
          </table:table-cell>
          <table:table-cell office:value-type="float" office:value="190.0019">
            <text:p>190.0019</text:p>
          </table:table-cell>
        </table:table-row>
        <table:table-row table:style-name="ro2">
          <table:table-cell office:value-type="float" office:value="74.6676">
            <text:p>74.6676</text:p>
          </table:table-cell>
          <table:table-cell office:value-type="float" office:value="93.2897">
            <text:p>93.2897</text:p>
          </table:table-cell>
          <table:table-cell office:value-type="float" office:value="65.7668">
            <text:p>65.7668</text:p>
          </table:table-cell>
          <table:table-cell office:value-type="float" office:value="80.0553">
            <text:p>80.0553</text:p>
          </table:table-cell>
          <table:table-cell office:value-type="float" office:value="117.2276">
            <text:p>117.2276</text:p>
          </table:table-cell>
        </table:table-row>
        <table:table-row table:style-name="ro2">
          <table:table-cell office:value-type="float" office:value="91.3059">
            <text:p>91.3059</text:p>
          </table:table-cell>
          <table:table-cell office:value-type="float" office:value="95.7797">
            <text:p>95.7797</text:p>
          </table:table-cell>
          <table:table-cell office:value-type="float" office:value="114.1051">
            <text:p>114.1051</text:p>
          </table:table-cell>
          <table:table-cell office:value-type="float" office:value="94.9667">
            <text:p>94.9667</text:p>
          </table:table-cell>
          <table:table-cell office:value-type="float" office:value="55.3606">
            <text:p>55.3606</text:p>
          </table:table-cell>
        </table:table-row>
        <table:table-row table:style-name="ro2">
          <table:table-cell office:value-type="float" office:value="61.9153">
            <text:p>61.9153</text:p>
          </table:table-cell>
          <table:table-cell office:value-type="float" office:value="92.8481">
            <text:p>92.8481</text:p>
          </table:table-cell>
          <table:table-cell office:value-type="float" office:value="95.1547">
            <text:p>95.1547</text:p>
          </table:table-cell>
          <table:table-cell office:value-type="float" office:value="67.7578">
            <text:p>67.7578</text:p>
          </table:table-cell>
          <table:table-cell office:value-type="float" office:value="74.2231">
            <text:p>74.2231</text:p>
          </table:table-cell>
        </table:table-row>
        <table:table-row table:style-name="ro2">
          <table:table-cell office:value-type="float" office:value="83.8629">
            <text:p>83.8629</text:p>
          </table:table-cell>
          <table:table-cell office:value-type="float" office:value="79.0948">
            <text:p>79.0948</text:p>
          </table:table-cell>
          <table:table-cell office:value-type="float" office:value="84.2489">
            <text:p>84.2489</text:p>
          </table:table-cell>
          <table:table-cell office:value-type="float" office:value="52.2149">
            <text:p>52.2149</text:p>
          </table:table-cell>
          <table:table-cell office:value-type="float" office:value="94.1185">
            <text:p>94.1185</text:p>
          </table:table-cell>
        </table:table-row>
        <table:table-row table:style-name="ro2">
          <table:table-cell office:value-type="float" office:value="64.0984">
            <text:p>64.0984</text:p>
          </table:table-cell>
          <table:table-cell office:value-type="float" office:value="114.4821">
            <text:p>114.4821</text:p>
          </table:table-cell>
          <table:table-cell office:value-type="float" office:value="140.1169">
            <text:p>140.1169</text:p>
          </table:table-cell>
          <table:table-cell office:value-type="float" office:value="58.9394">
            <text:p>58.9394</text:p>
          </table:table-cell>
          <table:table-cell office:value-type="float" office:value="146.3511">
            <text:p>146.3511</text:p>
          </table:table-cell>
        </table:table-row>
        <table:table-row table:style-name="ro2">
          <table:table-cell office:value-type="float" office:value="76.726">
            <text:p>76.726</text:p>
          </table:table-cell>
          <table:table-cell office:value-type="float" office:value="77.4883">
            <text:p>77.4883</text:p>
          </table:table-cell>
          <table:table-cell office:value-type="float" office:value="168.7924">
            <text:p>168.7924</text:p>
          </table:table-cell>
          <table:table-cell office:value-type="float" office:value="86.6638">
            <text:p>86.6638</text:p>
          </table:table-cell>
          <table:table-cell office:value-type="float" office:value="59.7023">
            <text:p>59.7023</text:p>
          </table:table-cell>
        </table:table-row>
        <table:table-row table:style-name="ro2">
          <table:table-cell office:value-type="float" office:value="67.3173">
            <text:p>67.3173</text:p>
          </table:table-cell>
          <table:table-cell office:value-type="float" office:value="111.1257">
            <text:p>111.1257</text:p>
          </table:table-cell>
          <table:table-cell office:value-type="float" office:value="134.0807">
            <text:p>134.0807</text:p>
          </table:table-cell>
          <table:table-cell office:value-type="float" office:value="89.5288">
            <text:p>89.5288</text:p>
          </table:table-cell>
          <table:table-cell office:value-type="float" office:value="103.7086">
            <text:p>103.7086</text:p>
          </table:table-cell>
        </table:table-row>
        <table:table-row table:style-name="ro2">
          <table:table-cell office:value-type="float" office:value="92.3225">
            <text:p>92.3225</text:p>
          </table:table-cell>
          <table:table-cell office:value-type="float" office:value="76.5335">
            <text:p>76.5335</text:p>
          </table:table-cell>
          <table:table-cell office:value-type="float" office:value="69.9386">
            <text:p>69.9386</text:p>
          </table:table-cell>
          <table:table-cell office:value-type="float" office:value="56.395">
            <text:p>56.395</text:p>
          </table:table-cell>
          <table:table-cell office:value-type="float" office:value="60.5588">
            <text:p>60.5588</text:p>
          </table:table-cell>
        </table:table-row>
        <table:table-row table:style-name="ro2">
          <table:table-cell office:value-type="float" office:value="63.5676">
            <text:p>63.5676</text:p>
          </table:table-cell>
          <table:table-cell office:value-type="float" office:value="76.9678">
            <text:p>76.9678</text:p>
          </table:table-cell>
          <table:table-cell office:value-type="float" office:value="78.6868">
            <text:p>78.6868</text:p>
          </table:table-cell>
          <table:table-cell office:value-type="float" office:value="67.952">
            <text:p>67.952</text:p>
          </table:table-cell>
          <table:table-cell office:value-type="float" office:value="95.3432">
            <text:p>95.3432</text:p>
          </table:table-cell>
        </table:table-row>
        <table:table-row table:style-name="ro2">
          <table:table-cell office:value-type="float" office:value="85.0731">
            <text:p>85.0731</text:p>
          </table:table-cell>
          <table:table-cell office:value-type="float" office:value="90.1161">
            <text:p>90.1161</text:p>
          </table:table-cell>
          <table:table-cell office:value-type="float" office:value="62.4553">
            <text:p>62.4553</text:p>
          </table:table-cell>
          <table:table-cell office:value-type="float" office:value="115.4399">
            <text:p>115.4399</text:p>
          </table:table-cell>
          <table:table-cell office:value-type="float" office:value="105.073">
            <text:p>105.073</text:p>
          </table:table-cell>
        </table:table-row>
        <table:table-row table:style-name="ro2">
          <table:table-cell office:value-type="float" office:value="60.0867">
            <text:p>60.0867</text:p>
          </table:table-cell>
          <table:table-cell office:value-type="float" office:value="96.5551">
            <text:p>96.5551</text:p>
          </table:table-cell>
          <table:table-cell office:value-type="float" office:value="65.4502">
            <text:p>65.4502</text:p>
          </table:table-cell>
          <table:table-cell office:value-type="float" office:value="66.1925">
            <text:p>66.1925</text:p>
          </table:table-cell>
          <table:table-cell office:value-type="float" office:value="90.251">
            <text:p>90.251</text:p>
          </table:table-cell>
        </table:table-row>
        <table:table-row table:style-name="ro2">
          <table:table-cell office:value-type="float" office:value="92.7597">
            <text:p>92.7597</text:p>
          </table:table-cell>
          <table:table-cell office:value-type="float" office:value="89.3205">
            <text:p>89.3205</text:p>
          </table:table-cell>
          <table:table-cell office:value-type="float" office:value="130.2285">
            <text:p>130.2285</text:p>
          </table:table-cell>
          <table:table-cell office:value-type="float" office:value="53.9505">
            <text:p>53.9505</text:p>
          </table:table-cell>
          <table:table-cell office:value-type="float" office:value="89.9038">
            <text:p>89.9038</text:p>
          </table:table-cell>
        </table:table-row>
        <table:table-row table:style-name="ro2">
          <table:table-cell office:value-type="float" office:value="92.0549">
            <text:p>92.0549</text:p>
          </table:table-cell>
          <table:table-cell office:value-type="float" office:value="71.3079">
            <text:p>71.3079</text:p>
          </table:table-cell>
          <table:table-cell office:value-type="float" office:value="202.8647">
            <text:p>202.8647</text:p>
          </table:table-cell>
          <table:table-cell office:value-type="float" office:value="46.7026">
            <text:p>46.7026</text:p>
          </table:table-cell>
          <table:table-cell office:value-type="float" office:value="94.2499">
            <text:p>94.2499</text:p>
          </table:table-cell>
        </table:table-row>
        <table:table-row table:style-name="ro2">
          <table:table-cell office:value-type="float" office:value="91.447">
            <text:p>91.447</text:p>
          </table:table-cell>
          <table:table-cell office:value-type="float" office:value="92.5199">
            <text:p>92.5199</text:p>
          </table:table-cell>
          <table:table-cell office:value-type="float" office:value="82.4926">
            <text:p>82.4926</text:p>
          </table:table-cell>
          <table:table-cell office:value-type="float" office:value="80.3997">
            <text:p>80.3997</text:p>
          </table:table-cell>
          <table:table-cell office:value-type="float" office:value="131.4653">
            <text:p>131.4653</text:p>
          </table:table-cell>
        </table:table-row>
        <table:table-row table:style-name="ro2">
          <table:table-cell office:value-type="float" office:value="85.3457">
            <text:p>85.3457</text:p>
          </table:table-cell>
          <table:table-cell office:value-type="float" office:value="111.5801">
            <text:p>111.5801</text:p>
          </table:table-cell>
          <table:table-cell office:value-type="float" office:value="78.1491">
            <text:p>78.1491</text:p>
          </table:table-cell>
          <table:table-cell office:value-type="float" office:value="113.3153">
            <text:p>113.3153</text:p>
          </table:table-cell>
          <table:table-cell office:value-type="float" office:value="119.1999">
            <text:p>119.1999</text:p>
          </table:table-cell>
        </table:table-row>
        <table:table-row table:style-name="ro2">
          <table:table-cell office:value-type="float" office:value="62.0755">
            <text:p>62.0755</text:p>
          </table:table-cell>
          <table:table-cell office:value-type="float" office:value="84.7789">
            <text:p>84.7789</text:p>
          </table:table-cell>
          <table:table-cell office:value-type="float" office:value="57.6203">
            <text:p>57.6203</text:p>
          </table:table-cell>
          <table:table-cell office:value-type="float" office:value="80.1013">
            <text:p>80.1013</text:p>
          </table:table-cell>
          <table:table-cell office:value-type="float" office:value="72.3499">
            <text:p>72.3499</text:p>
          </table:table-cell>
        </table:table-row>
        <table:table-row table:style-name="ro2">
          <table:table-cell office:value-type="float" office:value="58.2423">
            <text:p>58.2423</text:p>
          </table:table-cell>
          <table:table-cell office:value-type="float" office:value="82.1897">
            <text:p>82.1897</text:p>
          </table:table-cell>
          <table:table-cell office:value-type="float" office:value="94.6185">
            <text:p>94.6185</text:p>
          </table:table-cell>
          <table:table-cell office:value-type="float" office:value="89.1224">
            <text:p>89.1224</text:p>
          </table:table-cell>
          <table:table-cell office:value-type="float" office:value="99.2745">
            <text:p>99.2745</text:p>
          </table:table-cell>
        </table:table-row>
        <table:table-row table:style-name="ro2">
          <table:table-cell office:value-type="float" office:value="58.6024">
            <text:p>58.6024</text:p>
          </table:table-cell>
          <table:table-cell office:value-type="float" office:value="62.9528">
            <text:p>62.9528</text:p>
          </table:table-cell>
          <table:table-cell office:value-type="float" office:value="218.8787">
            <text:p>218.8787</text:p>
          </table:table-cell>
          <table:table-cell office:value-type="float" office:value="74.3625">
            <text:p>74.3625</text:p>
          </table:table-cell>
          <table:table-cell office:value-type="float" office:value="92.9693">
            <text:p>92.9693</text:p>
          </table:table-cell>
        </table:table-row>
        <table:table-row table:style-name="ro2">
          <table:table-cell office:value-type="float" office:value="80.798">
            <text:p>80.798</text:p>
          </table:table-cell>
          <table:table-cell office:value-type="float" office:value="75.4567">
            <text:p>75.4567</text:p>
          </table:table-cell>
          <table:table-cell office:value-type="float" office:value="75.5431">
            <text:p>75.5431</text:p>
          </table:table-cell>
          <table:table-cell office:value-type="float" office:value="50.5178">
            <text:p>50.5178</text:p>
          </table:table-cell>
          <table:table-cell office:value-type="float" office:value="132.9414">
            <text:p>132.9414</text:p>
          </table:table-cell>
        </table:table-row>
        <table:table-row table:style-name="ro2">
          <table:table-cell office:value-type="float" office:value="78.4853">
            <text:p>78.4853</text:p>
          </table:table-cell>
          <table:table-cell office:value-type="float" office:value="86.3223">
            <text:p>86.3223</text:p>
          </table:table-cell>
          <table:table-cell office:value-type="float" office:value="73.701">
            <text:p>73.701</text:p>
          </table:table-cell>
          <table:table-cell office:value-type="float" office:value="65.9807">
            <text:p>65.9807</text:p>
          </table:table-cell>
          <table:table-cell office:value-type="float" office:value="93.1997">
            <text:p>93.1997</text:p>
          </table:table-cell>
        </table:table-row>
        <table:table-row table:style-name="ro2">
          <table:table-cell office:value-type="float" office:value="72.1081">
            <text:p>72.1081</text:p>
          </table:table-cell>
          <table:table-cell office:value-type="float" office:value="101.2968">
            <text:p>101.2968</text:p>
          </table:table-cell>
          <table:table-cell office:value-type="float" office:value="142.2439">
            <text:p>142.2439</text:p>
          </table:table-cell>
          <table:table-cell office:value-type="float" office:value="59.7162">
            <text:p>59.7162</text:p>
          </table:table-cell>
          <table:table-cell office:value-type="float" office:value="100.1419">
            <text:p>100.1419</text:p>
          </table:table-cell>
        </table:table-row>
        <table:table-row table:style-name="ro2">
          <table:table-cell office:value-type="float" office:value="110.3937">
            <text:p>110.3937</text:p>
          </table:table-cell>
          <table:table-cell office:value-type="float" office:value="54.5695">
            <text:p>54.5695</text:p>
          </table:table-cell>
          <table:table-cell office:value-type="float" office:value="107.0007">
            <text:p>107.0007</text:p>
          </table:table-cell>
          <table:table-cell office:value-type="float" office:value="71.6443">
            <text:p>71.6443</text:p>
          </table:table-cell>
          <table:table-cell office:value-type="float" office:value="95.7995">
            <text:p>95.7995</text:p>
          </table:table-cell>
        </table:table-row>
        <table:table-row table:style-name="ro2">
          <table:table-cell office:value-type="float" office:value="63.4912">
            <text:p>63.4912</text:p>
          </table:table-cell>
          <table:table-cell office:value-type="float" office:value="83.6935">
            <text:p>83.6935</text:p>
          </table:table-cell>
          <table:table-cell office:value-type="float" office:value="77.3461">
            <text:p>77.3461</text:p>
          </table:table-cell>
          <table:table-cell office:value-type="float" office:value="135.1079">
            <text:p>135.1079</text:p>
          </table:table-cell>
          <table:table-cell office:value-type="float" office:value="135.9594">
            <text:p>135.9594</text:p>
          </table:table-cell>
        </table:table-row>
        <table:table-row table:style-name="ro2">
          <table:table-cell office:value-type="float" office:value="76.991">
            <text:p>76.991</text:p>
          </table:table-cell>
          <table:table-cell office:value-type="float" office:value="97.32">
            <text:p>97.32</text:p>
          </table:table-cell>
          <table:table-cell office:value-type="float" office:value="104.6953">
            <text:p>104.6953</text:p>
          </table:table-cell>
          <table:table-cell office:value-type="float" office:value="89.452">
            <text:p>89.452</text:p>
          </table:table-cell>
          <table:table-cell office:value-type="float" office:value="102.4461">
            <text:p>102.4461</text:p>
          </table:table-cell>
        </table:table-row>
        <table:table-row table:style-name="ro2">
          <table:table-cell office:value-type="float" office:value="74.0657">
            <text:p>74.0657</text:p>
          </table:table-cell>
          <table:table-cell office:value-type="float" office:value="109.8575">
            <text:p>109.8575</text:p>
          </table:table-cell>
          <table:table-cell office:value-type="float" office:value="87.0535">
            <text:p>87.0535</text:p>
          </table:table-cell>
          <table:table-cell office:value-type="float" office:value="70.2162">
            <text:p>70.2162</text:p>
          </table:table-cell>
          <table:table-cell office:value-type="float" office:value="69.7239">
            <text:p>69.7239</text:p>
          </table:table-cell>
        </table:table-row>
        <table:table-row table:style-name="ro2">
          <table:table-cell office:value-type="float" office:value="87.5315">
            <text:p>87.5315</text:p>
          </table:table-cell>
          <table:table-cell office:value-type="float" office:value="102.6044">
            <text:p>102.6044</text:p>
          </table:table-cell>
          <table:table-cell office:value-type="float" office:value="53.4118">
            <text:p>53.4118</text:p>
          </table:table-cell>
          <table:table-cell office:value-type="float" office:value="33.9996">
            <text:p>33.9996</text:p>
          </table:table-cell>
          <table:table-cell office:value-type="float" office:value="93.2002">
            <text:p>93.2002</text:p>
          </table:table-cell>
        </table:table-row>
        <table:table-row table:style-name="ro2">
          <table:table-cell office:value-type="float" office:value="63.8939">
            <text:p>63.8939</text:p>
          </table:table-cell>
          <table:table-cell office:value-type="float" office:value="80.696">
            <text:p>80.696</text:p>
          </table:table-cell>
          <table:table-cell office:value-type="float" office:value="73.1932">
            <text:p>73.1932</text:p>
          </table:table-cell>
          <table:table-cell office:value-type="float" office:value="81.8357">
            <text:p>81.8357</text:p>
          </table:table-cell>
          <table:table-cell office:value-type="float" office:value="193.8531">
            <text:p>193.8531</text:p>
          </table:table-cell>
        </table:table-row>
        <table:table-row table:style-name="ro2">
          <table:table-cell office:value-type="float" office:value="75.3562">
            <text:p>75.3562</text:p>
          </table:table-cell>
          <table:table-cell office:value-type="float" office:value="18.2304">
            <text:p>18.2304</text:p>
          </table:table-cell>
          <table:table-cell office:value-type="float" office:value="55.5558">
            <text:p>55.5558</text:p>
          </table:table-cell>
          <table:table-cell office:value-type="float" office:value="98.653">
            <text:p>98.653</text:p>
          </table:table-cell>
          <table:table-cell office:value-type="float" office:value="65.797">
            <text:p>65.797</text:p>
          </table:table-cell>
        </table:table-row>
        <table:table-row table:style-name="ro2">
          <table:table-cell office:value-type="float" office:value="69.3461">
            <text:p>69.3461</text:p>
          </table:table-cell>
          <table:table-cell office:value-type="float" office:value="69.9259">
            <text:p>69.9259</text:p>
          </table:table-cell>
          <table:table-cell office:value-type="float" office:value="112.8706">
            <text:p>112.8706</text:p>
          </table:table-cell>
          <table:table-cell office:value-type="float" office:value="91.016">
            <text:p>91.016</text:p>
          </table:table-cell>
          <table:table-cell office:value-type="float" office:value="128.6725">
            <text:p>128.6725</text:p>
          </table:table-cell>
        </table:table-row>
        <table:table-row table:style-name="ro2">
          <table:table-cell office:value-type="float" office:value="79.4478">
            <text:p>79.4478</text:p>
          </table:table-cell>
          <table:table-cell office:value-type="float" office:value="109.8671">
            <text:p>109.8671</text:p>
          </table:table-cell>
          <table:table-cell office:value-type="float" office:value="148.4984">
            <text:p>148.4984</text:p>
          </table:table-cell>
          <table:table-cell office:value-type="float" office:value="119.0828">
            <text:p>119.0828</text:p>
          </table:table-cell>
          <table:table-cell office:value-type="float" office:value="81.7971">
            <text:p>81.7971</text:p>
          </table:table-cell>
        </table:table-row>
        <table:table-row table:style-name="ro2">
          <table:table-cell office:value-type="float" office:value="80.4443">
            <text:p>80.4443</text:p>
          </table:table-cell>
          <table:table-cell office:value-type="float" office:value="60.5504">
            <text:p>60.5504</text:p>
          </table:table-cell>
          <table:table-cell office:value-type="float" office:value="66.2303">
            <text:p>66.2303</text:p>
          </table:table-cell>
          <table:table-cell office:value-type="float" office:value="56.9148">
            <text:p>56.9148</text:p>
          </table:table-cell>
          <table:table-cell office:value-type="float" office:value="121.7017">
            <text:p>121.7017</text:p>
          </table:table-cell>
        </table:table-row>
        <table:table-row table:style-name="ro2">
          <table:table-cell office:value-type="float" office:value="68.607">
            <text:p>68.607</text:p>
          </table:table-cell>
          <table:table-cell office:value-type="float" office:value="64.6515">
            <text:p>64.6515</text:p>
          </table:table-cell>
          <table:table-cell office:value-type="float" office:value="50.9534">
            <text:p>50.9534</text:p>
          </table:table-cell>
          <table:table-cell office:value-type="float" office:value="58.0025">
            <text:p>58.0025</text:p>
          </table:table-cell>
          <table:table-cell office:value-type="float" office:value="97.029">
            <text:p>97.029</text:p>
          </table:table-cell>
        </table:table-row>
        <table:table-row table:style-name="ro2">
          <table:table-cell office:value-type="float" office:value="73.4242">
            <text:p>73.4242</text:p>
          </table:table-cell>
          <table:table-cell office:value-type="float" office:value="76.9733">
            <text:p>76.9733</text:p>
          </table:table-cell>
          <table:table-cell office:value-type="float" office:value="117.3604">
            <text:p>117.3604</text:p>
          </table:table-cell>
          <table:table-cell office:value-type="float" office:value="62.18">
            <text:p>62.18</text:p>
          </table:table-cell>
          <table:table-cell office:value-type="float" office:value="47.5256">
            <text:p>47.5256</text:p>
          </table:table-cell>
        </table:table-row>
        <table:table-row table:style-name="ro2">
          <table:table-cell office:value-type="float" office:value="71.0966">
            <text:p>71.0966</text:p>
          </table:table-cell>
          <table:table-cell office:value-type="float" office:value="91.9737">
            <text:p>91.9737</text:p>
          </table:table-cell>
          <table:table-cell office:value-type="float" office:value="102.2264">
            <text:p>102.2264</text:p>
          </table:table-cell>
          <table:table-cell office:value-type="float" office:value="93.0547">
            <text:p>93.0547</text:p>
          </table:table-cell>
          <table:table-cell office:value-type="float" office:value="92.644">
            <text:p>92.644</text:p>
          </table:table-cell>
        </table:table-row>
        <table:table-row table:style-name="ro2">
          <table:table-cell office:value-type="float" office:value="58.2066">
            <text:p>58.2066</text:p>
          </table:table-cell>
          <table:table-cell office:value-type="float" office:value="82.8115">
            <text:p>82.8115</text:p>
          </table:table-cell>
          <table:table-cell office:value-type="float" office:value="82.6001">
            <text:p>82.6001</text:p>
          </table:table-cell>
          <table:table-cell office:value-type="float" office:value="50.6982">
            <text:p>50.6982</text:p>
          </table:table-cell>
          <table:table-cell office:value-type="float" office:value="97.8357">
            <text:p>97.8357</text:p>
          </table:table-cell>
        </table:table-row>
        <table:table-row table:style-name="ro2">
          <table:table-cell office:value-type="float" office:value="107.8353">
            <text:p>107.8353</text:p>
          </table:table-cell>
          <table:table-cell office:value-type="float" office:value="60.9517">
            <text:p>60.9517</text:p>
          </table:table-cell>
          <table:table-cell office:value-type="float" office:value="108.5852">
            <text:p>108.5852</text:p>
          </table:table-cell>
          <table:table-cell office:value-type="float" office:value="51.4734">
            <text:p>51.4734</text:p>
          </table:table-cell>
          <table:table-cell office:value-type="float" office:value="107.5718">
            <text:p>107.5718</text:p>
          </table:table-cell>
        </table:table-row>
        <table:table-row table:style-name="ro2">
          <table:table-cell office:value-type="float" office:value="69.8819">
            <text:p>69.8819</text:p>
          </table:table-cell>
          <table:table-cell office:value-type="float" office:value="98.444">
            <text:p>98.444</text:p>
          </table:table-cell>
          <table:table-cell office:value-type="float" office:value="91.1776">
            <text:p>91.1776</text:p>
          </table:table-cell>
          <table:table-cell office:value-type="float" office:value="56.2645">
            <text:p>56.2645</text:p>
          </table:table-cell>
          <table:table-cell office:value-type="float" office:value="82.9392">
            <text:p>82.9392</text:p>
          </table:table-cell>
        </table:table-row>
        <table:table-row table:style-name="ro2">
          <table:table-cell office:value-type="float" office:value="69.5497">
            <text:p>69.5497</text:p>
          </table:table-cell>
          <table:table-cell office:value-type="float" office:value="75.3727">
            <text:p>75.3727</text:p>
          </table:table-cell>
          <table:table-cell office:value-type="float" office:value="72.6173">
            <text:p>72.6173</text:p>
          </table:table-cell>
          <table:table-cell office:value-type="float" office:value="91.4703">
            <text:p>91.4703</text:p>
          </table:table-cell>
          <table:table-cell office:value-type="float" office:value="81.4166">
            <text:p>81.4166</text:p>
          </table:table-cell>
        </table:table-row>
        <table:table-row table:style-name="ro2">
          <table:table-cell office:value-type="float" office:value="76.8031">
            <text:p>76.8031</text:p>
          </table:table-cell>
          <table:table-cell office:value-type="float" office:value="61.0538">
            <text:p>61.0538</text:p>
          </table:table-cell>
          <table:table-cell office:value-type="float" office:value="64.9681">
            <text:p>64.9681</text:p>
          </table:table-cell>
          <table:table-cell office:value-type="float" office:value="50.6892">
            <text:p>50.6892</text:p>
          </table:table-cell>
          <table:table-cell office:value-type="float" office:value="88.115">
            <text:p>88.115</text:p>
          </table:table-cell>
        </table:table-row>
        <table:table-row table:style-name="ro2">
          <table:table-cell office:value-type="float" office:value="70.1708">
            <text:p>70.1708</text:p>
          </table:table-cell>
          <table:table-cell office:value-type="float" office:value="97.3602">
            <text:p>97.3602</text:p>
          </table:table-cell>
          <table:table-cell office:value-type="float" office:value="19.7297">
            <text:p>19.7297</text:p>
          </table:table-cell>
          <table:table-cell office:value-type="float" office:value="86.905">
            <text:p>86.905</text:p>
          </table:table-cell>
          <table:table-cell office:value-type="float" office:value="90.5601">
            <text:p>90.5601</text:p>
          </table:table-cell>
        </table:table-row>
        <table:table-row table:style-name="ro2">
          <table:table-cell office:value-type="float" office:value="71.0047">
            <text:p>71.0047</text:p>
          </table:table-cell>
          <table:table-cell office:value-type="float" office:value="132.7423">
            <text:p>132.7423</text:p>
          </table:table-cell>
          <table:table-cell office:value-type="float" office:value="94.3645">
            <text:p>94.3645</text:p>
          </table:table-cell>
          <table:table-cell office:value-type="float" office:value="61.7393">
            <text:p>61.7393</text:p>
          </table:table-cell>
          <table:table-cell office:value-type="float" office:value="117.1682">
            <text:p>117.1682</text:p>
          </table:table-cell>
        </table:table-row>
        <table:table-row table:style-name="ro2">
          <table:table-cell office:value-type="float" office:value="68.8877">
            <text:p>68.8877</text:p>
          </table:table-cell>
          <table:table-cell office:value-type="float" office:value="70.6752">
            <text:p>70.6752</text:p>
          </table:table-cell>
          <table:table-cell office:value-type="float" office:value="136.3088">
            <text:p>136.3088</text:p>
          </table:table-cell>
          <table:table-cell office:value-type="float" office:value="56.0663">
            <text:p>56.0663</text:p>
          </table:table-cell>
          <table:table-cell office:value-type="float" office:value="67.4643">
            <text:p>67.4643</text:p>
          </table:table-cell>
        </table:table-row>
        <table:table-row table:style-name="ro2">
          <table:table-cell office:value-type="float" office:value="70.3641">
            <text:p>70.3641</text:p>
          </table:table-cell>
          <table:table-cell office:value-type="float" office:value="139.2535">
            <text:p>139.2535</text:p>
          </table:table-cell>
          <table:table-cell office:value-type="float" office:value="61.7525">
            <text:p>61.7525</text:p>
          </table:table-cell>
          <table:table-cell office:value-type="float" office:value="68.5442">
            <text:p>68.5442</text:p>
          </table:table-cell>
          <table:table-cell office:value-type="float" office:value="85.371">
            <text:p>85.371</text:p>
          </table:table-cell>
        </table:table-row>
        <table:table-row table:style-name="ro2">
          <table:table-cell office:value-type="float" office:value="70.7062">
            <text:p>70.7062</text:p>
          </table:table-cell>
          <table:table-cell office:value-type="float" office:value="91.0894">
            <text:p>91.0894</text:p>
          </table:table-cell>
          <table:table-cell office:value-type="float" office:value="81.444">
            <text:p>81.444</text:p>
          </table:table-cell>
          <table:table-cell office:value-type="float" office:value="51.8029">
            <text:p>51.8029</text:p>
          </table:table-cell>
          <table:table-cell office:value-type="float" office:value="98.5607">
            <text:p>98.5607</text:p>
          </table:table-cell>
        </table:table-row>
        <table:table-row table:style-name="ro2">
          <table:table-cell office:value-type="float" office:value="68.0105">
            <text:p>68.0105</text:p>
          </table:table-cell>
          <table:table-cell office:value-type="float" office:value="113.8381">
            <text:p>113.8381</text:p>
          </table:table-cell>
          <table:table-cell office:value-type="float" office:value="79.2456">
            <text:p>79.2456</text:p>
          </table:table-cell>
          <table:table-cell office:value-type="float" office:value="67.2906">
            <text:p>67.2906</text:p>
          </table:table-cell>
          <table:table-cell office:value-type="float" office:value="124.2647">
            <text:p>124.2647</text:p>
          </table:table-cell>
        </table:table-row>
        <table:table-row table:style-name="ro2">
          <table:table-cell office:value-type="float" office:value="80.5145">
            <text:p>80.5145</text:p>
          </table:table-cell>
          <table:table-cell office:value-type="float" office:value="151.487">
            <text:p>151.487</text:p>
          </table:table-cell>
          <table:table-cell office:value-type="float" office:value="54.585">
            <text:p>54.585</text:p>
          </table:table-cell>
          <table:table-cell office:value-type="float" office:value="57.4954">
            <text:p>57.4954</text:p>
          </table:table-cell>
          <table:table-cell office:value-type="float" office:value="117.3404">
            <text:p>117.3404</text:p>
          </table:table-cell>
        </table:table-row>
        <table:table-row table:style-name="ro2">
          <table:table-cell office:value-type="float" office:value="64.6577">
            <text:p>64.6577</text:p>
          </table:table-cell>
          <table:table-cell office:value-type="float" office:value="146.267">
            <text:p>146.267</text:p>
          </table:table-cell>
          <table:table-cell office:value-type="float" office:value="93.8861">
            <text:p>93.8861</text:p>
          </table:table-cell>
          <table:table-cell office:value-type="float" office:value="91.0932">
            <text:p>91.0932</text:p>
          </table:table-cell>
          <table:table-cell office:value-type="float" office:value="118.3666">
            <text:p>118.3666</text:p>
          </table:table-cell>
        </table:table-row>
        <table:table-row table:style-name="ro2">
          <table:table-cell office:value-type="float" office:value="79.1288">
            <text:p>79.1288</text:p>
          </table:table-cell>
          <table:table-cell office:value-type="float" office:value="106.3034">
            <text:p>106.3034</text:p>
          </table:table-cell>
          <table:table-cell office:value-type="float" office:value="69.0779">
            <text:p>69.0779</text:p>
          </table:table-cell>
          <table:table-cell office:value-type="float" office:value="52.0875">
            <text:p>52.0875</text:p>
          </table:table-cell>
          <table:table-cell office:value-type="float" office:value="55.8932">
            <text:p>55.8932</text:p>
          </table:table-cell>
        </table:table-row>
        <table:table-row table:style-name="ro2">
          <table:table-cell office:value-type="float" office:value="63.7381">
            <text:p>63.7381</text:p>
          </table:table-cell>
          <table:table-cell office:value-type="float" office:value="76.2222">
            <text:p>76.2222</text:p>
          </table:table-cell>
          <table:table-cell office:value-type="float" office:value="103.8021">
            <text:p>103.8021</text:p>
          </table:table-cell>
          <table:table-cell office:value-type="float" office:value="72.121">
            <text:p>72.121</text:p>
          </table:table-cell>
          <table:table-cell office:value-type="float" office:value="80.6209">
            <text:p>80.6209</text:p>
          </table:table-cell>
        </table:table-row>
        <table:table-row table:style-name="ro2">
          <table:table-cell office:value-type="float" office:value="58.4624">
            <text:p>58.4624</text:p>
          </table:table-cell>
          <table:table-cell office:value-type="float" office:value="81.0484">
            <text:p>81.0484</text:p>
          </table:table-cell>
          <table:table-cell office:value-type="float" office:value="82.6091">
            <text:p>82.6091</text:p>
          </table:table-cell>
          <table:table-cell office:value-type="float" office:value="41.606">
            <text:p>41.606</text:p>
          </table:table-cell>
          <table:table-cell office:value-type="float" office:value="45.5316">
            <text:p>45.5316</text:p>
          </table:table-cell>
        </table:table-row>
        <table:table-row table:style-name="ro2">
          <table:table-cell office:value-type="float" office:value="63.3863">
            <text:p>63.3863</text:p>
          </table:table-cell>
          <table:table-cell office:value-type="float" office:value="81.9242">
            <text:p>81.9242</text:p>
          </table:table-cell>
          <table:table-cell office:value-type="float" office:value="76.5838">
            <text:p>76.5838</text:p>
          </table:table-cell>
          <table:table-cell office:value-type="float" office:value="122.3872">
            <text:p>122.3872</text:p>
          </table:table-cell>
          <table:table-cell office:value-type="float" office:value="36.7255">
            <text:p>36.7255</text:p>
          </table:table-cell>
        </table:table-row>
        <table:table-row table:style-name="ro2">
          <table:table-cell office:value-type="float" office:value="75.2878">
            <text:p>75.2878</text:p>
          </table:table-cell>
          <table:table-cell office:value-type="float" office:value="93.0041">
            <text:p>93.0041</text:p>
          </table:table-cell>
          <table:table-cell office:value-type="float" office:value="73.5302">
            <text:p>73.5302</text:p>
          </table:table-cell>
          <table:table-cell office:value-type="float" office:value="133.2639">
            <text:p>133.2639</text:p>
          </table:table-cell>
          <table:table-cell office:value-type="float" office:value="86.6865">
            <text:p>86.6865</text:p>
          </table:table-cell>
        </table:table-row>
        <table:table-row table:style-name="ro2">
          <table:table-cell office:value-type="float" office:value="86.7084">
            <text:p>86.7084</text:p>
          </table:table-cell>
          <table:table-cell office:value-type="float" office:value="75.9229">
            <text:p>75.9229</text:p>
          </table:table-cell>
          <table:table-cell office:value-type="float" office:value="167.0209">
            <text:p>167.0209</text:p>
          </table:table-cell>
          <table:table-cell office:value-type="float" office:value="81.0297">
            <text:p>81.0297</text:p>
          </table:table-cell>
          <table:table-cell office:value-type="float" office:value="84.1506">
            <text:p>84.1506</text:p>
          </table:table-cell>
        </table:table-row>
        <table:table-row table:style-name="ro2">
          <table:table-cell office:value-type="float" office:value="77.2565">
            <text:p>77.2565</text:p>
          </table:table-cell>
          <table:table-cell office:value-type="float" office:value="59.5061">
            <text:p>59.5061</text:p>
          </table:table-cell>
          <table:table-cell office:value-type="float" office:value="111.7752">
            <text:p>111.7752</text:p>
          </table:table-cell>
          <table:table-cell office:value-type="float" office:value="120.5152">
            <text:p>120.5152</text:p>
          </table:table-cell>
          <table:table-cell office:value-type="float" office:value="85.5121">
            <text:p>85.5121</text:p>
          </table:table-cell>
        </table:table-row>
        <table:table-row table:style-name="ro2">
          <table:table-cell office:value-type="float" office:value="94.2336">
            <text:p>94.2336</text:p>
          </table:table-cell>
          <table:table-cell office:value-type="float" office:value="44.1678">
            <text:p>44.1678</text:p>
          </table:table-cell>
          <table:table-cell office:value-type="float" office:value="82.1927">
            <text:p>82.1927</text:p>
          </table:table-cell>
          <table:table-cell office:value-type="float" office:value="63.0892">
            <text:p>63.0892</text:p>
          </table:table-cell>
          <table:table-cell office:value-type="float" office:value="40.0713">
            <text:p>40.0713</text:p>
          </table:table-cell>
        </table:table-row>
        <table:table-row table:style-name="ro2">
          <table:table-cell office:value-type="float" office:value="80.4597">
            <text:p>80.4597</text:p>
          </table:table-cell>
          <table:table-cell office:value-type="float" office:value="85.7468">
            <text:p>85.7468</text:p>
          </table:table-cell>
          <table:table-cell office:value-type="float" office:value="103.0222">
            <text:p>103.0222</text:p>
          </table:table-cell>
          <table:table-cell office:value-type="float" office:value="78.7289">
            <text:p>78.7289</text:p>
          </table:table-cell>
          <table:table-cell office:value-type="float" office:value="117.9508">
            <text:p>117.9508</text:p>
          </table:table-cell>
        </table:table-row>
        <table:table-row table:style-name="ro2">
          <table:table-cell office:value-type="float" office:value="118.313">
            <text:p>118.313</text:p>
          </table:table-cell>
          <table:table-cell office:value-type="float" office:value="89.8513">
            <text:p>89.8513</text:p>
          </table:table-cell>
          <table:table-cell office:value-type="float" office:value="84.6669">
            <text:p>84.6669</text:p>
          </table:table-cell>
          <table:table-cell office:value-type="float" office:value="161.3492">
            <text:p>161.3492</text:p>
          </table:table-cell>
          <table:table-cell office:value-type="float" office:value="88.8094">
            <text:p>88.8094</text:p>
          </table:table-cell>
        </table:table-row>
        <table:table-row table:style-name="ro2">
          <table:table-cell office:value-type="float" office:value="74.3119">
            <text:p>74.3119</text:p>
          </table:table-cell>
          <table:table-cell office:value-type="float" office:value="65.0729">
            <text:p>65.0729</text:p>
          </table:table-cell>
          <table:table-cell office:value-type="float" office:value="72.9102">
            <text:p>72.9102</text:p>
          </table:table-cell>
          <table:table-cell office:value-type="float" office:value="94.7059">
            <text:p>94.7059</text:p>
          </table:table-cell>
          <table:table-cell office:value-type="float" office:value="73.3487">
            <text:p>73.3487</text:p>
          </table:table-cell>
        </table:table-row>
        <table:table-row table:style-name="ro2">
          <table:table-cell office:value-type="float" office:value="98.0147">
            <text:p>98.0147</text:p>
          </table:table-cell>
          <table:table-cell office:value-type="float" office:value="101.3126">
            <text:p>101.3126</text:p>
          </table:table-cell>
          <table:table-cell office:value-type="float" office:value="65.81">
            <text:p>65.81</text:p>
          </table:table-cell>
          <table:table-cell office:value-type="float" office:value="67.2568">
            <text:p>67.2568</text:p>
          </table:table-cell>
          <table:table-cell office:value-type="float" office:value="129.0932">
            <text:p>129.0932</text:p>
          </table:table-cell>
        </table:table-row>
        <table:table-row table:style-name="ro2">
          <table:table-cell office:value-type="float" office:value="51.3297">
            <text:p>51.3297</text:p>
          </table:table-cell>
          <table:table-cell office:value-type="float" office:value="73.8921">
            <text:p>73.8921</text:p>
          </table:table-cell>
          <table:table-cell office:value-type="float" office:value="67.1162">
            <text:p>67.1162</text:p>
          </table:table-cell>
          <table:table-cell office:value-type="float" office:value="51.1932">
            <text:p>51.1932</text:p>
          </table:table-cell>
          <table:table-cell office:value-type="float" office:value="73.5359">
            <text:p>73.5359</text:p>
          </table:table-cell>
        </table:table-row>
        <table:table-row table:style-name="ro2">
          <table:table-cell office:value-type="float" office:value="84.4548">
            <text:p>84.4548</text:p>
          </table:table-cell>
          <table:table-cell office:value-type="float" office:value="100.5726">
            <text:p>100.5726</text:p>
          </table:table-cell>
          <table:table-cell office:value-type="float" office:value="96.5071">
            <text:p>96.5071</text:p>
          </table:table-cell>
          <table:table-cell office:value-type="float" office:value="98.7268">
            <text:p>98.7268</text:p>
          </table:table-cell>
          <table:table-cell office:value-type="float" office:value="102.5337">
            <text:p>102.5337</text:p>
          </table:table-cell>
        </table:table-row>
        <table:table-row table:style-name="ro2">
          <table:table-cell office:value-type="float" office:value="93.9916">
            <text:p>93.9916</text:p>
          </table:table-cell>
          <table:table-cell office:value-type="float" office:value="57.8356">
            <text:p>57.8356</text:p>
          </table:table-cell>
          <table:table-cell office:value-type="float" office:value="98.5337">
            <text:p>98.5337</text:p>
          </table:table-cell>
          <table:table-cell office:value-type="float" office:value="118.2177">
            <text:p>118.2177</text:p>
          </table:table-cell>
          <table:table-cell office:value-type="float" office:value="63.8273">
            <text:p>63.8273</text:p>
          </table:table-cell>
        </table:table-row>
        <table:table-row table:style-name="ro2">
          <table:table-cell office:value-type="float" office:value="90.0222">
            <text:p>90.0222</text:p>
          </table:table-cell>
          <table:table-cell office:value-type="float" office:value="47.5431">
            <text:p>47.5431</text:p>
          </table:table-cell>
          <table:table-cell office:value-type="float" office:value="78.2973">
            <text:p>78.2973</text:p>
          </table:table-cell>
          <table:table-cell office:value-type="float" office:value="81.017">
            <text:p>81.017</text:p>
          </table:table-cell>
          <table:table-cell office:value-type="float" office:value="66.3044">
            <text:p>66.3044</text:p>
          </table:table-cell>
        </table:table-row>
        <table:table-row table:style-name="ro2">
          <table:table-cell office:value-type="float" office:value="98.1476">
            <text:p>98.1476</text:p>
          </table:table-cell>
          <table:table-cell office:value-type="float" office:value="109.5623">
            <text:p>109.5623</text:p>
          </table:table-cell>
          <table:table-cell office:value-type="float" office:value="69.1865">
            <text:p>69.1865</text:p>
          </table:table-cell>
          <table:table-cell office:value-type="float" office:value="57.5546">
            <text:p>57.5546</text:p>
          </table:table-cell>
          <table:table-cell office:value-type="float" office:value="119.3909">
            <text:p>119.3909</text:p>
          </table:table-cell>
        </table:table-row>
        <table:table-row table:style-name="ro2">
          <table:table-cell office:value-type="float" office:value="141.6003">
            <text:p>141.6003</text:p>
          </table:table-cell>
          <table:table-cell office:value-type="float" office:value="69.3501">
            <text:p>69.3501</text:p>
          </table:table-cell>
          <table:table-cell office:value-type="float" office:value="82.9292">
            <text:p>82.9292</text:p>
          </table:table-cell>
          <table:table-cell office:value-type="float" office:value="90.9501">
            <text:p>90.9501</text:p>
          </table:table-cell>
          <table:table-cell office:value-type="float" office:value="86.1618">
            <text:p>86.1618</text:p>
          </table:table-cell>
        </table:table-row>
        <table:table-row table:style-name="ro2">
          <table:table-cell office:value-type="float" office:value="121.4506">
            <text:p>121.4506</text:p>
          </table:table-cell>
          <table:table-cell office:value-type="float" office:value="56.4543">
            <text:p>56.4543</text:p>
          </table:table-cell>
          <table:table-cell office:value-type="float" office:value="66.1109">
            <text:p>66.1109</text:p>
          </table:table-cell>
          <table:table-cell office:value-type="float" office:value="63.4684">
            <text:p>63.4684</text:p>
          </table:table-cell>
          <table:table-cell office:value-type="float" office:value="95.3258">
            <text:p>95.3258</text:p>
          </table:table-cell>
        </table:table-row>
        <table:table-row table:style-name="ro2">
          <table:table-cell office:value-type="float" office:value="116.7396">
            <text:p>116.7396</text:p>
          </table:table-cell>
          <table:table-cell office:value-type="float" office:value="69.6331">
            <text:p>69.6331</text:p>
          </table:table-cell>
          <table:table-cell office:value-type="float" office:value="95.7197">
            <text:p>95.7197</text:p>
          </table:table-cell>
          <table:table-cell office:value-type="float" office:value="87.7516">
            <text:p>87.7516</text:p>
          </table:table-cell>
          <table:table-cell office:value-type="float" office:value="57.9309">
            <text:p>57.9309</text:p>
          </table:table-cell>
        </table:table-row>
        <table:table-row table:style-name="ro2">
          <table:table-cell office:value-type="float" office:value="88.3068">
            <text:p>88.3068</text:p>
          </table:table-cell>
          <table:table-cell office:value-type="float" office:value="98.6962">
            <text:p>98.6962</text:p>
          </table:table-cell>
          <table:table-cell office:value-type="float" office:value="85.6019">
            <text:p>85.6019</text:p>
          </table:table-cell>
          <table:table-cell office:value-type="float" office:value="88.8392">
            <text:p>88.8392</text:p>
          </table:table-cell>
          <table:table-cell office:value-type="float" office:value="113.2671">
            <text:p>113.2671</text:p>
          </table:table-cell>
        </table:table-row>
        <table:table-row table:style-name="ro2">
          <table:table-cell office:value-type="float" office:value="86.1328">
            <text:p>86.1328</text:p>
          </table:table-cell>
          <table:table-cell office:value-type="float" office:value="46.043">
            <text:p>46.043</text:p>
          </table:table-cell>
          <table:table-cell office:value-type="float" office:value="83.9271">
            <text:p>83.9271</text:p>
          </table:table-cell>
          <table:table-cell office:value-type="float" office:value="75.4066">
            <text:p>75.4066</text:p>
          </table:table-cell>
          <table:table-cell office:value-type="float" office:value="93.3353">
            <text:p>93.3353</text:p>
          </table:table-cell>
        </table:table-row>
        <table:table-row table:style-name="ro2">
          <table:table-cell office:value-type="float" office:value="87.5727">
            <text:p>87.5727</text:p>
          </table:table-cell>
          <table:table-cell office:value-type="float" office:value="64.0173">
            <text:p>64.0173</text:p>
          </table:table-cell>
          <table:table-cell office:value-type="float" office:value="101.0733">
            <text:p>101.0733</text:p>
          </table:table-cell>
          <table:table-cell office:value-type="float" office:value="89.4403">
            <text:p>89.4403</text:p>
          </table:table-cell>
          <table:table-cell office:value-type="float" office:value="95.1164">
            <text:p>95.1164</text:p>
          </table:table-cell>
        </table:table-row>
        <table:table-row table:style-name="ro2">
          <table:table-cell office:value-type="float" office:value="89.7263">
            <text:p>89.7263</text:p>
          </table:table-cell>
          <table:table-cell office:value-type="float" office:value="78.7909">
            <text:p>78.7909</text:p>
          </table:table-cell>
          <table:table-cell office:value-type="float" office:value="59.8486">
            <text:p>59.8486</text:p>
          </table:table-cell>
          <table:table-cell office:value-type="float" office:value="67.4461">
            <text:p>67.4461</text:p>
          </table:table-cell>
          <table:table-cell office:value-type="float" office:value="139.1795">
            <text:p>139.1795</text:p>
          </table:table-cell>
        </table:table-row>
        <table:table-row table:style-name="ro2">
          <table:table-cell office:value-type="float" office:value="103.1741">
            <text:p>103.1741</text:p>
          </table:table-cell>
          <table:table-cell office:value-type="float" office:value="59.5249">
            <text:p>59.5249</text:p>
          </table:table-cell>
          <table:table-cell office:value-type="float" office:value="112.4494">
            <text:p>112.4494</text:p>
          </table:table-cell>
          <table:table-cell office:value-type="float" office:value="62.529">
            <text:p>62.529</text:p>
          </table:table-cell>
          <table:table-cell office:value-type="float" office:value="127.2627">
            <text:p>127.2627</text:p>
          </table:table-cell>
        </table:table-row>
        <table:table-row table:style-name="ro2">
          <table:table-cell office:value-type="float" office:value="82.2287">
            <text:p>82.2287</text:p>
          </table:table-cell>
          <table:table-cell office:value-type="float" office:value="69.5328">
            <text:p>69.5328</text:p>
          </table:table-cell>
          <table:table-cell office:value-type="float" office:value="96.1097">
            <text:p>96.1097</text:p>
          </table:table-cell>
          <table:table-cell office:value-type="float" office:value="97.0665">
            <text:p>97.0665</text:p>
          </table:table-cell>
          <table:table-cell office:value-type="float" office:value="103.3223">
            <text:p>103.3223</text:p>
          </table:table-cell>
        </table:table-row>
        <table:table-row table:style-name="ro2">
          <table:table-cell office:value-type="float" office:value="105.447">
            <text:p>105.447</text:p>
          </table:table-cell>
          <table:table-cell office:value-type="float" office:value="59.939">
            <text:p>59.939</text:p>
          </table:table-cell>
          <table:table-cell office:value-type="float" office:value="107.2448">
            <text:p>107.2448</text:p>
          </table:table-cell>
          <table:table-cell office:value-type="float" office:value="63.1617">
            <text:p>63.1617</text:p>
          </table:table-cell>
          <table:table-cell office:value-type="float" office:value="68.7165">
            <text:p>68.7165</text:p>
          </table:table-cell>
        </table:table-row>
        <table:table-row table:style-name="ro2">
          <table:table-cell office:value-type="float" office:value="134.9474">
            <text:p>134.9474</text:p>
          </table:table-cell>
          <table:table-cell office:value-type="float" office:value="102.0803">
            <text:p>102.0803</text:p>
          </table:table-cell>
          <table:table-cell office:value-type="float" office:value="88.868">
            <text:p>88.868</text:p>
          </table:table-cell>
          <table:table-cell office:value-type="float" office:value="60.1814">
            <text:p>60.1814</text:p>
          </table:table-cell>
          <table:table-cell office:value-type="float" office:value="90.6424">
            <text:p>90.6424</text:p>
          </table:table-cell>
        </table:table-row>
        <table:table-row table:style-name="ro2">
          <table:table-cell office:value-type="float" office:value="99.64">
            <text:p>99.64</text:p>
          </table:table-cell>
          <table:table-cell office:value-type="float" office:value="71.8463">
            <text:p>71.8463</text:p>
          </table:table-cell>
          <table:table-cell office:value-type="float" office:value="67.6953">
            <text:p>67.6953</text:p>
          </table:table-cell>
          <table:table-cell office:value-type="float" office:value="78.0576">
            <text:p>78.0576</text:p>
          </table:table-cell>
          <table:table-cell office:value-type="float" office:value="103.3702">
            <text:p>103.3702</text:p>
          </table:table-cell>
        </table:table-row>
        <table:table-row table:style-name="ro2">
          <table:table-cell office:value-type="float" office:value="73.2343">
            <text:p>73.2343</text:p>
          </table:table-cell>
          <table:table-cell office:value-type="float" office:value="102.64">
            <text:p>102.64</text:p>
          </table:table-cell>
          <table:table-cell office:value-type="float" office:value="82.5235">
            <text:p>82.5235</text:p>
          </table:table-cell>
          <table:table-cell office:value-type="float" office:value="78.0455">
            <text:p>78.0455</text:p>
          </table:table-cell>
          <table:table-cell office:value-type="float" office:value="123.2876">
            <text:p>123.2876</text:p>
          </table:table-cell>
        </table:table-row>
        <table:table-row table:style-name="ro2">
          <table:table-cell office:value-type="float" office:value="124.8938">
            <text:p>124.8938</text:p>
          </table:table-cell>
          <table:table-cell office:value-type="float" office:value="58.3125">
            <text:p>58.3125</text:p>
          </table:table-cell>
          <table:table-cell office:value-type="float" office:value="85.5394">
            <text:p>85.5394</text:p>
          </table:table-cell>
          <table:table-cell office:value-type="float" office:value="163.5884">
            <text:p>163.5884</text:p>
          </table:table-cell>
          <table:table-cell office:value-type="float" office:value="102.9273">
            <text:p>102.9273</text:p>
          </table:table-cell>
        </table:table-row>
        <table:table-row table:style-name="ro2">
          <table:table-cell office:value-type="float" office:value="69.0497">
            <text:p>69.0497</text:p>
          </table:table-cell>
          <table:table-cell office:value-type="float" office:value="152.9791">
            <text:p>152.9791</text:p>
          </table:table-cell>
          <table:table-cell office:value-type="float" office:value="68.1976">
            <text:p>68.1976</text:p>
          </table:table-cell>
          <table:table-cell office:value-type="float" office:value="86.3729">
            <text:p>86.3729</text:p>
          </table:table-cell>
          <table:table-cell office:value-type="float" office:value="113.8772">
            <text:p>113.8772</text:p>
          </table:table-cell>
        </table:table-row>
        <table:table-row table:style-name="ro2">
          <table:table-cell office:value-type="float" office:value="47.9947">
            <text:p>47.9947</text:p>
          </table:table-cell>
          <table:table-cell office:value-type="float" office:value="50.3695">
            <text:p>50.3695</text:p>
          </table:table-cell>
          <table:table-cell office:value-type="float" office:value="84.1612">
            <text:p>84.1612</text:p>
          </table:table-cell>
          <table:table-cell office:value-type="float" office:value="86.6934">
            <text:p>86.6934</text:p>
          </table:table-cell>
          <table:table-cell office:value-type="float" office:value="86.833">
            <text:p>86.833</text:p>
          </table:table-cell>
        </table:table-row>
        <table:table-row table:style-name="ro2">
          <table:table-cell office:value-type="float" office:value="80.9878">
            <text:p>80.9878</text:p>
          </table:table-cell>
          <table:table-cell office:value-type="float" office:value="50.8766">
            <text:p>50.8766</text:p>
          </table:table-cell>
          <table:table-cell office:value-type="float" office:value="92.6401">
            <text:p>92.6401</text:p>
          </table:table-cell>
          <table:table-cell office:value-type="float" office:value="55.3457">
            <text:p>55.3457</text:p>
          </table:table-cell>
          <table:table-cell office:value-type="float" office:value="76.298">
            <text:p>76.298</text:p>
          </table:table-cell>
        </table:table-row>
        <table:table-row table:style-name="ro2">
          <table:table-cell office:value-type="float" office:value="108.1506">
            <text:p>108.1506</text:p>
          </table:table-cell>
          <table:table-cell office:value-type="float" office:value="128.1122">
            <text:p>128.1122</text:p>
          </table:table-cell>
          <table:table-cell office:value-type="float" office:value="23.6578">
            <text:p>23.6578</text:p>
          </table:table-cell>
          <table:table-cell office:value-type="float" office:value="53.4358">
            <text:p>53.4358</text:p>
          </table:table-cell>
          <table:table-cell office:value-type="float" office:value="98.2302">
            <text:p>98.2302</text:p>
          </table:table-cell>
        </table:table-row>
        <table:table-row table:style-name="ro2">
          <table:table-cell office:value-type="float" office:value="85.8254">
            <text:p>85.8254</text:p>
          </table:table-cell>
          <table:table-cell office:value-type="float" office:value="91.1916">
            <text:p>91.1916</text:p>
          </table:table-cell>
          <table:table-cell office:value-type="float" office:value="81.4354">
            <text:p>81.4354</text:p>
          </table:table-cell>
          <table:table-cell office:value-type="float" office:value="79.3569">
            <text:p>79.3569</text:p>
          </table:table-cell>
          <table:table-cell office:value-type="float" office:value="97.6337">
            <text:p>97.6337</text:p>
          </table:table-cell>
        </table:table-row>
        <table:table-row table:style-name="ro2">
          <table:table-cell office:value-type="float" office:value="15.8679">
            <text:p>15.8679</text:p>
          </table:table-cell>
          <table:table-cell office:value-type="float" office:value="76.9113">
            <text:p>76.9113</text:p>
          </table:table-cell>
          <table:table-cell office:value-type="float" office:value="87.4405">
            <text:p>87.4405</text:p>
          </table:table-cell>
          <table:table-cell office:value-type="float" office:value="71.444">
            <text:p>71.444</text:p>
          </table:table-cell>
          <table:table-cell office:value-type="float" office:value="82.7393">
            <text:p>82.7393</text:p>
          </table:table-cell>
        </table:table-row>
        <table:table-row table:style-name="ro2">
          <table:table-cell office:value-type="float" office:value="89.0765">
            <text:p>89.0765</text:p>
          </table:table-cell>
          <table:table-cell office:value-type="float" office:value="82.5385">
            <text:p>82.5385</text:p>
          </table:table-cell>
          <table:table-cell office:value-type="float" office:value="101.6326">
            <text:p>101.6326</text:p>
          </table:table-cell>
          <table:table-cell office:value-type="float" office:value="51.2087">
            <text:p>51.2087</text:p>
          </table:table-cell>
          <table:table-cell office:value-type="float" office:value="113.7886">
            <text:p>113.7886</text:p>
          </table:table-cell>
        </table:table-row>
        <table:table-row table:style-name="ro2">
          <table:table-cell office:value-type="float" office:value="66.4909">
            <text:p>66.4909</text:p>
          </table:table-cell>
          <table:table-cell office:value-type="float" office:value="60.9588">
            <text:p>60.9588</text:p>
          </table:table-cell>
          <table:table-cell office:value-type="float" office:value="65.4494">
            <text:p>65.4494</text:p>
          </table:table-cell>
          <table:table-cell office:value-type="float" office:value="120.518">
            <text:p>120.518</text:p>
          </table:table-cell>
          <table:table-cell office:value-type="float" office:value="66.686">
            <text:p>66.686</text:p>
          </table:table-cell>
        </table:table-row>
        <table:table-row table:style-name="ro2">
          <table:table-cell office:value-type="float" office:value="54.0444">
            <text:p>54.0444</text:p>
          </table:table-cell>
          <table:table-cell office:value-type="float" office:value="73.4513">
            <text:p>73.4513</text:p>
          </table:table-cell>
          <table:table-cell office:value-type="float" office:value="92.1244">
            <text:p>92.1244</text:p>
          </table:table-cell>
          <table:table-cell office:value-type="float" office:value="86.6871">
            <text:p>86.6871</text:p>
          </table:table-cell>
          <table:table-cell office:value-type="float" office:value="81.589">
            <text:p>81.589</text:p>
          </table:table-cell>
        </table:table-row>
        <table:table-row table:style-name="ro2">
          <table:table-cell office:value-type="float" office:value="55.9263">
            <text:p>55.9263</text:p>
          </table:table-cell>
          <table:table-cell office:value-type="float" office:value="70.4432">
            <text:p>70.4432</text:p>
          </table:table-cell>
          <table:table-cell office:value-type="float" office:value="61.4961">
            <text:p>61.4961</text:p>
          </table:table-cell>
          <table:table-cell office:value-type="float" office:value="92.051">
            <text:p>92.051</text:p>
          </table:table-cell>
          <table:table-cell office:value-type="float" office:value="101.8374">
            <text:p>101.8374</text:p>
          </table:table-cell>
        </table:table-row>
        <table:table-row table:style-name="ro2">
          <table:table-cell office:value-type="float" office:value="102.7942">
            <text:p>102.7942</text:p>
          </table:table-cell>
          <table:table-cell office:value-type="float" office:value="85.1509">
            <text:p>85.1509</text:p>
          </table:table-cell>
          <table:table-cell office:value-type="float" office:value="129.2551">
            <text:p>129.2551</text:p>
          </table:table-cell>
          <table:table-cell office:value-type="float" office:value="60.9739">
            <text:p>60.9739</text:p>
          </table:table-cell>
          <table:table-cell office:value-type="float" office:value="123.8096">
            <text:p>123.8096</text:p>
          </table:table-cell>
        </table:table-row>
        <table:table-row table:style-name="ro2">
          <table:table-cell office:value-type="float" office:value="89.4137">
            <text:p>89.4137</text:p>
          </table:table-cell>
          <table:table-cell office:value-type="float" office:value="98.8069">
            <text:p>98.8069</text:p>
          </table:table-cell>
          <table:table-cell office:value-type="float" office:value="189.0958">
            <text:p>189.0958</text:p>
          </table:table-cell>
          <table:table-cell office:value-type="float" office:value="70.8903">
            <text:p>70.8903</text:p>
          </table:table-cell>
          <table:table-cell office:value-type="float" office:value="135.3367">
            <text:p>135.3367</text:p>
          </table:table-cell>
        </table:table-row>
        <table:table-row table:style-name="ro2">
          <table:table-cell office:value-type="float" office:value="78.6827">
            <text:p>78.6827</text:p>
          </table:table-cell>
          <table:table-cell office:value-type="float" office:value="105.4302">
            <text:p>105.4302</text:p>
          </table:table-cell>
          <table:table-cell office:value-type="float" office:value="100.6977">
            <text:p>100.6977</text:p>
          </table:table-cell>
          <table:table-cell office:value-type="float" office:value="96.6544">
            <text:p>96.6544</text:p>
          </table:table-cell>
          <table:table-cell office:value-type="float" office:value="100.8839">
            <text:p>100.8839</text:p>
          </table:table-cell>
        </table:table-row>
        <table:table-row table:style-name="ro2">
          <table:table-cell office:value-type="float" office:value="48.0079">
            <text:p>48.0079</text:p>
          </table:table-cell>
          <table:table-cell office:value-type="float" office:value="72.4151">
            <text:p>72.4151</text:p>
          </table:table-cell>
          <table:table-cell office:value-type="float" office:value="92.0708">
            <text:p>92.0708</text:p>
          </table:table-cell>
          <table:table-cell office:value-type="float" office:value="65.0615">
            <text:p>65.0615</text:p>
          </table:table-cell>
          <table:table-cell office:value-type="float" office:value="88.0075">
            <text:p>88.0075</text:p>
          </table:table-cell>
        </table:table-row>
        <table:table-row table:style-name="ro2">
          <table:table-cell office:value-type="float" office:value="47.9956">
            <text:p>47.9956</text:p>
          </table:table-cell>
          <table:table-cell office:value-type="float" office:value="49.0813">
            <text:p>49.0813</text:p>
          </table:table-cell>
          <table:table-cell office:value-type="float" office:value="156.0096">
            <text:p>156.0096</text:p>
          </table:table-cell>
          <table:table-cell office:value-type="float" office:value="150.7606">
            <text:p>150.7606</text:p>
          </table:table-cell>
          <table:table-cell office:value-type="float" office:value="93.1493">
            <text:p>93.1493</text:p>
          </table:table-cell>
        </table:table-row>
        <table:table-row table:style-name="ro2">
          <table:table-cell office:value-type="float" office:value="57.2265">
            <text:p>57.2265</text:p>
          </table:table-cell>
          <table:table-cell office:value-type="float" office:value="134.9952">
            <text:p>134.9952</text:p>
          </table:table-cell>
          <table:table-cell office:value-type="float" office:value="111.4154">
            <text:p>111.4154</text:p>
          </table:table-cell>
          <table:table-cell office:value-type="float" office:value="89.8011">
            <text:p>89.8011</text:p>
          </table:table-cell>
          <table:table-cell office:value-type="float" office:value="55.2901">
            <text:p>55.2901</text:p>
          </table:table-cell>
        </table:table-row>
        <table:table-row table:style-name="ro2">
          <table:table-cell office:value-type="float" office:value="94.5252">
            <text:p>94.5252</text:p>
          </table:table-cell>
          <table:table-cell office:value-type="float" office:value="62.3388">
            <text:p>62.3388</text:p>
          </table:table-cell>
          <table:table-cell office:value-type="float" office:value="75.0628">
            <text:p>75.0628</text:p>
          </table:table-cell>
          <table:table-cell office:value-type="float" office:value="61.708">
            <text:p>61.708</text:p>
          </table:table-cell>
          <table:table-cell office:value-type="float" office:value="87.4451">
            <text:p>87.4451</text:p>
          </table:table-cell>
        </table:table-row>
        <table:table-row table:style-name="ro2">
          <table:table-cell office:value-type="float" office:value="46.765">
            <text:p>46.765</text:p>
          </table:table-cell>
          <table:table-cell office:value-type="float" office:value="131.8027">
            <text:p>131.8027</text:p>
          </table:table-cell>
          <table:table-cell office:value-type="float" office:value="81.7093">
            <text:p>81.7093</text:p>
          </table:table-cell>
          <table:table-cell office:value-type="float" office:value="53.0824">
            <text:p>53.0824</text:p>
          </table:table-cell>
          <table:table-cell office:value-type="float" office:value="106.0748">
            <text:p>106.0748</text:p>
          </table:table-cell>
        </table:table-row>
        <table:table-row table:style-name="ro2">
          <table:table-cell office:value-type="float" office:value="90.2382">
            <text:p>90.2382</text:p>
          </table:table-cell>
          <table:table-cell office:value-type="float" office:value="71.855">
            <text:p>71.855</text:p>
          </table:table-cell>
          <table:table-cell office:value-type="float" office:value="95.4053">
            <text:p>95.4053</text:p>
          </table:table-cell>
          <table:table-cell office:value-type="float" office:value="58.6006">
            <text:p>58.6006</text:p>
          </table:table-cell>
          <table:table-cell office:value-type="float" office:value="81.9245">
            <text:p>81.9245</text:p>
          </table:table-cell>
        </table:table-row>
        <table:table-row table:style-name="ro2">
          <table:table-cell office:value-type="float" office:value="35.9551">
            <text:p>35.9551</text:p>
          </table:table-cell>
          <table:table-cell office:value-type="float" office:value="47.1757">
            <text:p>47.1757</text:p>
          </table:table-cell>
          <table:table-cell office:value-type="float" office:value="191.0336">
            <text:p>191.0336</text:p>
          </table:table-cell>
          <table:table-cell office:value-type="float" office:value="57.5356">
            <text:p>57.5356</text:p>
          </table:table-cell>
          <table:table-cell office:value-type="float" office:value="92.3786">
            <text:p>92.3786</text:p>
          </table:table-cell>
        </table:table-row>
        <table:table-row table:style-name="ro2">
          <table:table-cell office:value-type="float" office:value="35.834">
            <text:p>35.834</text:p>
          </table:table-cell>
          <table:table-cell office:value-type="float" office:value="86.7581">
            <text:p>86.7581</text:p>
          </table:table-cell>
          <table:table-cell office:value-type="float" office:value="119.6487">
            <text:p>119.6487</text:p>
          </table:table-cell>
          <table:table-cell office:value-type="float" office:value="67.5277">
            <text:p>67.5277</text:p>
          </table:table-cell>
          <table:table-cell office:value-type="float" office:value="85.4127">
            <text:p>85.4127</text:p>
          </table:table-cell>
        </table:table-row>
        <table:table-row table:style-name="ro2">
          <table:table-cell office:value-type="float" office:value="37.4566">
            <text:p>37.4566</text:p>
          </table:table-cell>
          <table:table-cell office:value-type="float" office:value="59.5008">
            <text:p>59.5008</text:p>
          </table:table-cell>
          <table:table-cell office:value-type="float" office:value="70.5673">
            <text:p>70.5673</text:p>
          </table:table-cell>
          <table:table-cell office:value-type="float" office:value="74.1059">
            <text:p>74.1059</text:p>
          </table:table-cell>
          <table:table-cell office:value-type="float" office:value="97.5563">
            <text:p>97.5563</text:p>
          </table:table-cell>
        </table:table-row>
        <table:table-row table:style-name="ro2">
          <table:table-cell office:value-type="float" office:value="50.5394">
            <text:p>50.5394</text:p>
          </table:table-cell>
          <table:table-cell office:value-type="float" office:value="96.9615">
            <text:p>96.9615</text:p>
          </table:table-cell>
          <table:table-cell office:value-type="float" office:value="112.9076">
            <text:p>112.9076</text:p>
          </table:table-cell>
          <table:table-cell office:value-type="float" office:value="62.6369">
            <text:p>62.6369</text:p>
          </table:table-cell>
          <table:table-cell office:value-type="float" office:value="114.9016">
            <text:p>114.9016</text:p>
          </table:table-cell>
        </table:table-row>
        <table:table-row table:style-name="ro2">
          <table:table-cell office:value-type="float" office:value="61.2247">
            <text:p>61.2247</text:p>
          </table:table-cell>
          <table:table-cell office:value-type="float" office:value="162.05">
            <text:p>162.05</text:p>
          </table:table-cell>
          <table:table-cell office:value-type="float" office:value="129.9869">
            <text:p>129.9869</text:p>
          </table:table-cell>
          <table:table-cell office:value-type="float" office:value="60.4502">
            <text:p>60.4502</text:p>
          </table:table-cell>
          <table:table-cell office:value-type="float" office:value="140.1315">
            <text:p>140.1315</text:p>
          </table:table-cell>
        </table:table-row>
        <table:table-row table:style-name="ro2">
          <table:table-cell office:value-type="float" office:value="101.0838">
            <text:p>101.0838</text:p>
          </table:table-cell>
          <table:table-cell office:value-type="float" office:value="116.7962">
            <text:p>116.7962</text:p>
          </table:table-cell>
          <table:table-cell office:value-type="float" office:value="83.1811">
            <text:p>83.1811</text:p>
          </table:table-cell>
          <table:table-cell office:value-type="float" office:value="105.3053">
            <text:p>105.3053</text:p>
          </table:table-cell>
          <table:table-cell office:value-type="float" office:value="102.8668">
            <text:p>102.8668</text:p>
          </table:table-cell>
        </table:table-row>
        <table:table-row table:style-name="ro2">
          <table:table-cell office:value-type="float" office:value="76.0897">
            <text:p>76.0897</text:p>
          </table:table-cell>
          <table:table-cell office:value-type="float" office:value="59.586">
            <text:p>59.586</text:p>
          </table:table-cell>
          <table:table-cell office:value-type="float" office:value="94.1943">
            <text:p>94.1943</text:p>
          </table:table-cell>
          <table:table-cell office:value-type="float" office:value="82.4297">
            <text:p>82.4297</text:p>
          </table:table-cell>
          <table:table-cell office:value-type="float" office:value="110.3339">
            <text:p>110.3339</text:p>
          </table:table-cell>
        </table:table-row>
        <table:table-row table:style-name="ro2">
          <table:table-cell office:value-type="float" office:value="86.5062">
            <text:p>86.5062</text:p>
          </table:table-cell>
          <table:table-cell office:value-type="float" office:value="113.2289">
            <text:p>113.2289</text:p>
          </table:table-cell>
          <table:table-cell office:value-type="float" office:value="98.4536">
            <text:p>98.4536</text:p>
          </table:table-cell>
          <table:table-cell office:value-type="float" office:value="77.1964">
            <text:p>77.1964</text:p>
          </table:table-cell>
          <table:table-cell office:value-type="float" office:value="48.5006">
            <text:p>48.5006</text:p>
          </table:table-cell>
        </table:table-row>
        <table:table-row table:style-name="ro2">
          <table:table-cell office:value-type="float" office:value="63.9669">
            <text:p>63.9669</text:p>
          </table:table-cell>
          <table:table-cell office:value-type="float" office:value="63.7752">
            <text:p>63.7752</text:p>
          </table:table-cell>
          <table:table-cell office:value-type="float" office:value="100.5869">
            <text:p>100.5869</text:p>
          </table:table-cell>
          <table:table-cell office:value-type="float" office:value="65.9909">
            <text:p>65.9909</text:p>
          </table:table-cell>
          <table:table-cell office:value-type="float" office:value="87.2111">
            <text:p>87.2111</text:p>
          </table:table-cell>
        </table:table-row>
        <table:table-row table:style-name="ro2">
          <table:table-cell office:value-type="float" office:value="48.7352">
            <text:p>48.7352</text:p>
          </table:table-cell>
          <table:table-cell office:value-type="float" office:value="64.2298">
            <text:p>64.2298</text:p>
          </table:table-cell>
          <table:table-cell office:value-type="float" office:value="84.0567">
            <text:p>84.0567</text:p>
          </table:table-cell>
          <table:table-cell office:value-type="float" office:value="55.8085">
            <text:p>55.8085</text:p>
          </table:table-cell>
          <table:table-cell office:value-type="float" office:value="76.7609">
            <text:p>76.7609</text:p>
          </table:table-cell>
        </table:table-row>
        <table:table-row table:style-name="ro2">
          <table:table-cell office:value-type="float" office:value="55.2531">
            <text:p>55.2531</text:p>
          </table:table-cell>
          <table:table-cell office:value-type="float" office:value="244.1042">
            <text:p>244.1042</text:p>
          </table:table-cell>
          <table:table-cell office:value-type="float" office:value="24.3591">
            <text:p>24.3591</text:p>
          </table:table-cell>
          <table:table-cell office:value-type="float" office:value="77.6931">
            <text:p>77.6931</text:p>
          </table:table-cell>
          <table:table-cell office:value-type="float" office:value="106.4353">
            <text:p>106.4353</text:p>
          </table:table-cell>
        </table:table-row>
        <table:table-row table:style-name="ro2">
          <table:table-cell office:value-type="float" office:value="54.3141">
            <text:p>54.3141</text:p>
          </table:table-cell>
          <table:table-cell office:value-type="float" office:value="101.1585">
            <text:p>101.1585</text:p>
          </table:table-cell>
          <table:table-cell office:value-type="float" office:value="86.966">
            <text:p>86.966</text:p>
          </table:table-cell>
          <table:table-cell office:value-type="float" office:value="68.6959">
            <text:p>68.6959</text:p>
          </table:table-cell>
          <table:table-cell office:value-type="float" office:value="79.0811">
            <text:p>79.0811</text:p>
          </table:table-cell>
        </table:table-row>
        <table:table-row table:style-name="ro2">
          <table:table-cell office:value-type="float" office:value="50.2201">
            <text:p>50.2201</text:p>
          </table:table-cell>
          <table:table-cell office:value-type="float" office:value="88.4751">
            <text:p>88.4751</text:p>
          </table:table-cell>
          <table:table-cell office:value-type="float" office:value="79.6864">
            <text:p>79.6864</text:p>
          </table:table-cell>
          <table:table-cell office:value-type="float" office:value="66.9462">
            <text:p>66.9462</text:p>
          </table:table-cell>
          <table:table-cell office:value-type="float" office:value="90.6686">
            <text:p>90.6686</text:p>
          </table:table-cell>
        </table:table-row>
        <table:table-row table:style-name="ro2">
          <table:table-cell office:value-type="float" office:value="88.5106">
            <text:p>88.5106</text:p>
          </table:table-cell>
          <table:table-cell office:value-type="float" office:value="96.3978">
            <text:p>96.3978</text:p>
          </table:table-cell>
          <table:table-cell office:value-type="float" office:value="97.3962">
            <text:p>97.3962</text:p>
          </table:table-cell>
          <table:table-cell office:value-type="float" office:value="95.793">
            <text:p>95.793</text:p>
          </table:table-cell>
          <table:table-cell office:value-type="float" office:value="65.8218">
            <text:p>65.8218</text:p>
          </table:table-cell>
        </table:table-row>
        <table:table-row table:style-name="ro2">
          <table:table-cell office:value-type="float" office:value="104.2594">
            <text:p>104.2594</text:p>
          </table:table-cell>
          <table:table-cell office:value-type="float" office:value="134.0615">
            <text:p>134.0615</text:p>
          </table:table-cell>
          <table:table-cell office:value-type="float" office:value="103.039">
            <text:p>103.039</text:p>
          </table:table-cell>
          <table:table-cell office:value-type="float" office:value="25.992">
            <text:p>25.992</text:p>
          </table:table-cell>
          <table:table-cell office:value-type="float" office:value="64.8097">
            <text:p>64.8097</text:p>
          </table:table-cell>
        </table:table-row>
        <table:table-row table:style-name="ro2">
          <table:table-cell office:value-type="float" office:value="64.4667">
            <text:p>64.4667</text:p>
          </table:table-cell>
          <table:table-cell office:value-type="float" office:value="74.4775">
            <text:p>74.4775</text:p>
          </table:table-cell>
          <table:table-cell office:value-type="float" office:value="101.1796">
            <text:p>101.1796</text:p>
          </table:table-cell>
          <table:table-cell office:value-type="float" office:value="71.4466">
            <text:p>71.4466</text:p>
          </table:table-cell>
          <table:table-cell office:value-type="float" office:value="81.1459">
            <text:p>81.1459</text:p>
          </table:table-cell>
        </table:table-row>
        <table:table-row table:style-name="ro2">
          <table:table-cell office:value-type="float" office:value="35.1962">
            <text:p>35.1962</text:p>
          </table:table-cell>
          <table:table-cell office:value-type="float" office:value="106.2499">
            <text:p>106.2499</text:p>
          </table:table-cell>
          <table:table-cell office:value-type="float" office:value="77.4233">
            <text:p>77.4233</text:p>
          </table:table-cell>
          <table:table-cell office:value-type="float" office:value="54.0342">
            <text:p>54.0342</text:p>
          </table:table-cell>
          <table:table-cell office:value-type="float" office:value="158.3742">
            <text:p>158.3742</text:p>
          </table:table-cell>
        </table:table-row>
        <table:table-row table:style-name="ro2">
          <table:table-cell office:value-type="float" office:value="64.1924">
            <text:p>64.1924</text:p>
          </table:table-cell>
          <table:table-cell office:value-type="float" office:value="107.435">
            <text:p>107.435</text:p>
          </table:table-cell>
          <table:table-cell office:value-type="float" office:value="72.1843">
            <text:p>72.1843</text:p>
          </table:table-cell>
          <table:table-cell office:value-type="float" office:value="79.9452">
            <text:p>79.9452</text:p>
          </table:table-cell>
          <table:table-cell office:value-type="float" office:value="105.81">
            <text:p>105.81</text:p>
          </table:table-cell>
        </table:table-row>
        <table:table-row table:style-name="ro2">
          <table:table-cell office:value-type="float" office:value="108.1485">
            <text:p>108.1485</text:p>
          </table:table-cell>
          <table:table-cell office:value-type="float" office:value="78.5223">
            <text:p>78.5223</text:p>
          </table:table-cell>
          <table:table-cell office:value-type="float" office:value="117.5243">
            <text:p>117.5243</text:p>
          </table:table-cell>
          <table:table-cell office:value-type="float" office:value="84.5693">
            <text:p>84.5693</text:p>
          </table:table-cell>
          <table:table-cell office:value-type="float" office:value="94.3942">
            <text:p>94.3942</text:p>
          </table:table-cell>
        </table:table-row>
        <table:table-row table:style-name="ro2">
          <table:table-cell office:value-type="float" office:value="56.9033">
            <text:p>56.9033</text:p>
          </table:table-cell>
          <table:table-cell office:value-type="float" office:value="111.4819">
            <text:p>111.4819</text:p>
          </table:table-cell>
          <table:table-cell office:value-type="float" office:value="104.36">
            <text:p>104.36</text:p>
          </table:table-cell>
          <table:table-cell office:value-type="float" office:value="63.6316">
            <text:p>63.6316</text:p>
          </table:table-cell>
          <table:table-cell office:value-type="float" office:value="106.6265">
            <text:p>106.6265</text:p>
          </table:table-cell>
        </table:table-row>
        <table:table-row table:style-name="ro2">
          <table:table-cell office:value-type="float" office:value="59.8819">
            <text:p>59.8819</text:p>
          </table:table-cell>
          <table:table-cell office:value-type="float" office:value="93.3493">
            <text:p>93.3493</text:p>
          </table:table-cell>
          <table:table-cell office:value-type="float" office:value="108.7248">
            <text:p>108.7248</text:p>
          </table:table-cell>
          <table:table-cell office:value-type="float" office:value="60.5385">
            <text:p>60.5385</text:p>
          </table:table-cell>
          <table:table-cell office:value-type="float" office:value="213.1003">
            <text:p>213.1003</text:p>
          </table:table-cell>
        </table:table-row>
        <table:table-row table:style-name="ro2">
          <table:table-cell office:value-type="float" office:value="68.8378">
            <text:p>68.8378</text:p>
          </table:table-cell>
          <table:table-cell office:value-type="float" office:value="69.9934">
            <text:p>69.9934</text:p>
          </table:table-cell>
          <table:table-cell office:value-type="float" office:value="68.2177">
            <text:p>68.2177</text:p>
          </table:table-cell>
          <table:table-cell office:value-type="float" office:value="56.8311">
            <text:p>56.8311</text:p>
          </table:table-cell>
          <table:table-cell office:value-type="float" office:value="85.076">
            <text:p>85.076</text:p>
          </table:table-cell>
        </table:table-row>
        <table:table-row table:style-name="ro2">
          <table:table-cell office:value-type="float" office:value="49.9317">
            <text:p>49.9317</text:p>
          </table:table-cell>
          <table:table-cell office:value-type="float" office:value="100.4836">
            <text:p>100.4836</text:p>
          </table:table-cell>
          <table:table-cell office:value-type="float" office:value="92.9602">
            <text:p>92.9602</text:p>
          </table:table-cell>
          <table:table-cell office:value-type="float" office:value="70.1373">
            <text:p>70.1373</text:p>
          </table:table-cell>
          <table:table-cell office:value-type="float" office:value="86.2311">
            <text:p>86.2311</text:p>
          </table:table-cell>
        </table:table-row>
        <table:table-row table:style-name="ro2">
          <table:table-cell office:value-type="float" office:value="57.6252">
            <text:p>57.6252</text:p>
          </table:table-cell>
          <table:table-cell office:value-type="float" office:value="42.064">
            <text:p>42.064</text:p>
          </table:table-cell>
          <table:table-cell office:value-type="float" office:value="86.8184">
            <text:p>86.8184</text:p>
          </table:table-cell>
          <table:table-cell office:value-type="float" office:value="79.0232">
            <text:p>79.0232</text:p>
          </table:table-cell>
          <table:table-cell office:value-type="float" office:value="121.3777">
            <text:p>121.3777</text:p>
          </table:table-cell>
        </table:table-row>
        <table:table-row table:style-name="ro2">
          <table:table-cell office:value-type="float" office:value="62.404">
            <text:p>62.404</text:p>
          </table:table-cell>
          <table:table-cell office:value-type="float" office:value="65.4159">
            <text:p>65.4159</text:p>
          </table:table-cell>
          <table:table-cell office:value-type="float" office:value="97.3356">
            <text:p>97.3356</text:p>
          </table:table-cell>
          <table:table-cell office:value-type="float" office:value="68.0052">
            <text:p>68.0052</text:p>
          </table:table-cell>
          <table:table-cell office:value-type="float" office:value="59.0632">
            <text:p>59.0632</text:p>
          </table:table-cell>
        </table:table-row>
        <table:table-row table:style-name="ro2">
          <table:table-cell office:value-type="float" office:value="59.7348">
            <text:p>59.7348</text:p>
          </table:table-cell>
          <table:table-cell office:value-type="float" office:value="74.3635">
            <text:p>74.3635</text:p>
          </table:table-cell>
          <table:table-cell office:value-type="float" office:value="95.6581">
            <text:p>95.6581</text:p>
          </table:table-cell>
          <table:table-cell office:value-type="float" office:value="54.6756">
            <text:p>54.6756</text:p>
          </table:table-cell>
          <table:table-cell office:value-type="float" office:value="123.2152">
            <text:p>123.2152</text:p>
          </table:table-cell>
        </table:table-row>
        <table:table-row table:style-name="ro2">
          <table:table-cell office:value-type="float" office:value="57.2129">
            <text:p>57.2129</text:p>
          </table:table-cell>
          <table:table-cell office:value-type="float" office:value="61.2189">
            <text:p>61.2189</text:p>
          </table:table-cell>
          <table:table-cell office:value-type="float" office:value="102.3455">
            <text:p>102.3455</text:p>
          </table:table-cell>
          <table:table-cell office:value-type="float" office:value="59.7191">
            <text:p>59.7191</text:p>
          </table:table-cell>
          <table:table-cell office:value-type="float" office:value="58.6647">
            <text:p>58.6647</text:p>
          </table:table-cell>
        </table:table-row>
        <table:table-row table:style-name="ro2">
          <table:table-cell office:value-type="float" office:value="97.3635">
            <text:p>97.3635</text:p>
          </table:table-cell>
          <table:table-cell office:value-type="float" office:value="80.5243">
            <text:p>80.5243</text:p>
          </table:table-cell>
          <table:table-cell office:value-type="float" office:value="63.798">
            <text:p>63.798</text:p>
          </table:table-cell>
          <table:table-cell office:value-type="float" office:value="65.6669">
            <text:p>65.6669</text:p>
          </table:table-cell>
          <table:table-cell office:value-type="float" office:value="87.8403">
            <text:p>87.8403</text:p>
          </table:table-cell>
        </table:table-row>
        <table:table-row table:style-name="ro2">
          <table:table-cell office:value-type="float" office:value="84.9537">
            <text:p>84.9537</text:p>
          </table:table-cell>
          <table:table-cell office:value-type="float" office:value="62.7971">
            <text:p>62.7971</text:p>
          </table:table-cell>
          <table:table-cell office:value-type="float" office:value="80.6346">
            <text:p>80.6346</text:p>
          </table:table-cell>
          <table:table-cell office:value-type="float" office:value="120.8341">
            <text:p>120.8341</text:p>
          </table:table-cell>
          <table:table-cell office:value-type="float" office:value="49.4641">
            <text:p>49.4641</text:p>
          </table:table-cell>
        </table:table-row>
        <table:table-row table:style-name="ro2">
          <table:table-cell office:value-type="float" office:value="97.2075">
            <text:p>97.2075</text:p>
          </table:table-cell>
          <table:table-cell office:value-type="float" office:value="85.7856">
            <text:p>85.7856</text:p>
          </table:table-cell>
          <table:table-cell office:value-type="float" office:value="109.5671">
            <text:p>109.5671</text:p>
          </table:table-cell>
          <table:table-cell office:value-type="float" office:value="71.7696">
            <text:p>71.7696</text:p>
          </table:table-cell>
          <table:table-cell office:value-type="float" office:value="80.596">
            <text:p>80.596</text:p>
          </table:table-cell>
        </table:table-row>
        <table:table-row table:style-name="ro2">
          <table:table-cell office:value-type="float" office:value="68.2675">
            <text:p>68.2675</text:p>
          </table:table-cell>
          <table:table-cell office:value-type="float" office:value="77.752">
            <text:p>77.752</text:p>
          </table:table-cell>
          <table:table-cell office:value-type="float" office:value="75.3394">
            <text:p>75.3394</text:p>
          </table:table-cell>
          <table:table-cell office:value-type="float" office:value="91.4096">
            <text:p>91.4096</text:p>
          </table:table-cell>
          <table:table-cell office:value-type="float" office:value="76.1958">
            <text:p>76.1958</text:p>
          </table:table-cell>
        </table:table-row>
        <table:table-row table:style-name="ro2">
          <table:table-cell office:value-type="float" office:value="81.2137">
            <text:p>81.2137</text:p>
          </table:table-cell>
          <table:table-cell office:value-type="float" office:value="65.5116">
            <text:p>65.5116</text:p>
          </table:table-cell>
          <table:table-cell office:value-type="float" office:value="110.124">
            <text:p>110.124</text:p>
          </table:table-cell>
          <table:table-cell office:value-type="float" office:value="69.327">
            <text:p>69.327</text:p>
          </table:table-cell>
          <table:table-cell office:value-type="float" office:value="100.7829">
            <text:p>100.7829</text:p>
          </table:table-cell>
        </table:table-row>
        <table:table-row table:style-name="ro2">
          <table:table-cell office:value-type="float" office:value="63.2061">
            <text:p>63.2061</text:p>
          </table:table-cell>
          <table:table-cell office:value-type="float" office:value="142.6653">
            <text:p>142.6653</text:p>
          </table:table-cell>
          <table:table-cell office:value-type="float" office:value="116.3796">
            <text:p>116.3796</text:p>
          </table:table-cell>
          <table:table-cell office:value-type="float" office:value="83.8678">
            <text:p>83.8678</text:p>
          </table:table-cell>
          <table:table-cell office:value-type="float" office:value="81.0621">
            <text:p>81.0621</text:p>
          </table:table-cell>
        </table:table-row>
        <table:table-row table:style-name="ro2">
          <table:table-cell office:value-type="float" office:value="71.7526">
            <text:p>71.7526</text:p>
          </table:table-cell>
          <table:table-cell office:value-type="float" office:value="48.9754">
            <text:p>48.9754</text:p>
          </table:table-cell>
          <table:table-cell office:value-type="float" office:value="79.3078">
            <text:p>79.3078</text:p>
          </table:table-cell>
          <table:table-cell office:value-type="float" office:value="62.7713">
            <text:p>62.7713</text:p>
          </table:table-cell>
          <table:table-cell office:value-type="float" office:value="65.7971">
            <text:p>65.7971</text:p>
          </table:table-cell>
        </table:table-row>
        <table:table-row table:style-name="ro2">
          <table:table-cell office:value-type="float" office:value="75.8949">
            <text:p>75.8949</text:p>
          </table:table-cell>
          <table:table-cell office:value-type="float" office:value="89.9106">
            <text:p>89.9106</text:p>
          </table:table-cell>
          <table:table-cell office:value-type="float" office:value="141.6052">
            <text:p>141.6052</text:p>
          </table:table-cell>
          <table:table-cell office:value-type="float" office:value="56.6564">
            <text:p>56.6564</text:p>
          </table:table-cell>
          <table:table-cell office:value-type="float" office:value="74.3754">
            <text:p>74.3754</text:p>
          </table:table-cell>
        </table:table-row>
        <table:table-row table:style-name="ro2">
          <table:table-cell office:value-type="float" office:value="66.5562">
            <text:p>66.5562</text:p>
          </table:table-cell>
          <table:table-cell office:value-type="float" office:value="91.6479">
            <text:p>91.6479</text:p>
          </table:table-cell>
          <table:table-cell office:value-type="float" office:value="86.1839">
            <text:p>86.1839</text:p>
          </table:table-cell>
          <table:table-cell office:value-type="float" office:value="85.2288">
            <text:p>85.2288</text:p>
          </table:table-cell>
          <table:table-cell office:value-type="float" office:value="104.136">
            <text:p>104.136</text:p>
          </table:table-cell>
        </table:table-row>
        <table:table-row table:style-name="ro2">
          <table:table-cell office:value-type="float" office:value="95.2402">
            <text:p>95.2402</text:p>
          </table:table-cell>
          <table:table-cell office:value-type="float" office:value="74.5777">
            <text:p>74.5777</text:p>
          </table:table-cell>
          <table:table-cell office:value-type="float" office:value="110.006">
            <text:p>110.006</text:p>
          </table:table-cell>
          <table:table-cell office:value-type="float" office:value="93.1536">
            <text:p>93.1536</text:p>
          </table:table-cell>
          <table:table-cell office:value-type="float" office:value="91.3515">
            <text:p>91.3515</text:p>
          </table:table-cell>
        </table:table-row>
        <table:table-row table:style-name="ro2">
          <table:table-cell office:value-type="float" office:value="91.8155">
            <text:p>91.8155</text:p>
          </table:table-cell>
          <table:table-cell office:value-type="float" office:value="64.4271">
            <text:p>64.4271</text:p>
          </table:table-cell>
          <table:table-cell office:value-type="float" office:value="131.3885">
            <text:p>131.3885</text:p>
          </table:table-cell>
          <table:table-cell office:value-type="float" office:value="83.7855">
            <text:p>83.7855</text:p>
          </table:table-cell>
          <table:table-cell office:value-type="float" office:value="72.9649">
            <text:p>72.9649</text:p>
          </table:table-cell>
        </table:table-row>
        <table:table-row table:style-name="ro2">
          <table:table-cell office:value-type="float" office:value="116.9923">
            <text:p>116.9923</text:p>
          </table:table-cell>
          <table:table-cell office:value-type="float" office:value="68.0297">
            <text:p>68.0297</text:p>
          </table:table-cell>
          <table:table-cell office:value-type="float" office:value="63.0703">
            <text:p>63.0703</text:p>
          </table:table-cell>
          <table:table-cell office:value-type="float" office:value="95.3112">
            <text:p>95.3112</text:p>
          </table:table-cell>
          <table:table-cell office:value-type="float" office:value="61.7592">
            <text:p>61.7592</text:p>
          </table:table-cell>
        </table:table-row>
        <table:table-row table:style-name="ro2">
          <table:table-cell office:value-type="float" office:value="108.8459">
            <text:p>108.8459</text:p>
          </table:table-cell>
          <table:table-cell office:value-type="float" office:value="63.4046">
            <text:p>63.4046</text:p>
          </table:table-cell>
          <table:table-cell office:value-type="float" office:value="61.0052">
            <text:p>61.0052</text:p>
          </table:table-cell>
          <table:table-cell office:value-type="float" office:value="140.9279">
            <text:p>140.9279</text:p>
          </table:table-cell>
          <table:table-cell office:value-type="float" office:value="101.44">
            <text:p>101.44</text:p>
          </table:table-cell>
        </table:table-row>
        <table:table-row table:style-name="ro2">
          <table:table-cell office:value-type="float" office:value="96.7562">
            <text:p>96.7562</text:p>
          </table:table-cell>
          <table:table-cell office:value-type="float" office:value="104.4999">
            <text:p>104.4999</text:p>
          </table:table-cell>
          <table:table-cell office:value-type="float" office:value="95.6885">
            <text:p>95.6885</text:p>
          </table:table-cell>
          <table:table-cell office:value-type="float" office:value="66.6787">
            <text:p>66.6787</text:p>
          </table:table-cell>
          <table:table-cell office:value-type="float" office:value="76.4116">
            <text:p>76.4116</text:p>
          </table:table-cell>
        </table:table-row>
        <table:table-row table:style-name="ro2">
          <table:table-cell office:value-type="float" office:value="95.2799">
            <text:p>95.2799</text:p>
          </table:table-cell>
          <table:table-cell office:value-type="float" office:value="57.9195">
            <text:p>57.9195</text:p>
          </table:table-cell>
          <table:table-cell office:value-type="float" office:value="111.3085">
            <text:p>111.3085</text:p>
          </table:table-cell>
          <table:table-cell office:value-type="float" office:value="68.4249">
            <text:p>68.4249</text:p>
          </table:table-cell>
          <table:table-cell office:value-type="float" office:value="58.4018">
            <text:p>58.4018</text:p>
          </table:table-cell>
        </table:table-row>
        <table:table-row table:style-name="ro2">
          <table:table-cell office:value-type="float" office:value="74.5794">
            <text:p>74.5794</text:p>
          </table:table-cell>
          <table:table-cell office:value-type="float" office:value="83.9795">
            <text:p>83.9795</text:p>
          </table:table-cell>
          <table:table-cell office:value-type="float" office:value="101.5691">
            <text:p>101.5691</text:p>
          </table:table-cell>
          <table:table-cell office:value-type="float" office:value="110.6647">
            <text:p>110.6647</text:p>
          </table:table-cell>
          <table:table-cell office:value-type="float" office:value="71.8116">
            <text:p>71.8116</text:p>
          </table:table-cell>
        </table:table-row>
        <table:table-row table:style-name="ro2">
          <table:table-cell office:value-type="float" office:value="104.6819">
            <text:p>104.6819</text:p>
          </table:table-cell>
          <table:table-cell office:value-type="float" office:value="82.9942">
            <text:p>82.9942</text:p>
          </table:table-cell>
          <table:table-cell office:value-type="float" office:value="101.6003">
            <text:p>101.6003</text:p>
          </table:table-cell>
          <table:table-cell office:value-type="float" office:value="66.7506">
            <text:p>66.7506</text:p>
          </table:table-cell>
          <table:table-cell office:value-type="float" office:value="68.6929">
            <text:p>68.6929</text:p>
          </table:table-cell>
        </table:table-row>
        <table:table-row table:style-name="ro2">
          <table:table-cell office:value-type="float" office:value="78.9897">
            <text:p>78.9897</text:p>
          </table:table-cell>
          <table:table-cell office:value-type="float" office:value="54.5528">
            <text:p>54.5528</text:p>
          </table:table-cell>
          <table:table-cell office:value-type="float" office:value="47.3113">
            <text:p>47.3113</text:p>
          </table:table-cell>
          <table:table-cell office:value-type="float" office:value="92.046">
            <text:p>92.046</text:p>
          </table:table-cell>
          <table:table-cell office:value-type="float" office:value="85.8197">
            <text:p>85.8197</text:p>
          </table:table-cell>
        </table:table-row>
        <table:table-row table:style-name="ro2">
          <table:table-cell office:value-type="float" office:value="79.7378">
            <text:p>79.7378</text:p>
          </table:table-cell>
          <table:table-cell office:value-type="float" office:value="75.3536">
            <text:p>75.3536</text:p>
          </table:table-cell>
          <table:table-cell office:value-type="float" office:value="73.3225">
            <text:p>73.3225</text:p>
          </table:table-cell>
          <table:table-cell office:value-type="float" office:value="103.6445">
            <text:p>103.6445</text:p>
          </table:table-cell>
          <table:table-cell office:value-type="float" office:value="58.3631">
            <text:p>58.3631</text:p>
          </table:table-cell>
        </table:table-row>
        <table:table-row table:style-name="ro2">
          <table:table-cell office:value-type="float" office:value="86.4372">
            <text:p>86.4372</text:p>
          </table:table-cell>
          <table:table-cell office:value-type="float" office:value="64.2528">
            <text:p>64.2528</text:p>
          </table:table-cell>
          <table:table-cell office:value-type="float" office:value="119.5099">
            <text:p>119.5099</text:p>
          </table:table-cell>
          <table:table-cell office:value-type="float" office:value="91.7633">
            <text:p>91.7633</text:p>
          </table:table-cell>
          <table:table-cell office:value-type="float" office:value="99.5766">
            <text:p>99.5766</text:p>
          </table:table-cell>
        </table:table-row>
        <table:table-row table:style-name="ro2">
          <table:table-cell office:value-type="float" office:value="61.8199">
            <text:p>61.8199</text:p>
          </table:table-cell>
          <table:table-cell office:value-type="float" office:value="56.277">
            <text:p>56.277</text:p>
          </table:table-cell>
          <table:table-cell office:value-type="float" office:value="53.099">
            <text:p>53.099</text:p>
          </table:table-cell>
          <table:table-cell office:value-type="float" office:value="57.2918">
            <text:p>57.2918</text:p>
          </table:table-cell>
          <table:table-cell office:value-type="float" office:value="51.6919">
            <text:p>51.6919</text:p>
          </table:table-cell>
        </table:table-row>
        <table:table-row table:style-name="ro2">
          <table:table-cell office:value-type="float" office:value="87.588">
            <text:p>87.588</text:p>
          </table:table-cell>
          <table:table-cell office:value-type="float" office:value="78.5821">
            <text:p>78.5821</text:p>
          </table:table-cell>
          <table:table-cell office:value-type="float" office:value="98.8943">
            <text:p>98.8943</text:p>
          </table:table-cell>
          <table:table-cell office:value-type="float" office:value="87.4499">
            <text:p>87.4499</text:p>
          </table:table-cell>
          <table:table-cell office:value-type="float" office:value="77.4815">
            <text:p>77.4815</text:p>
          </table:table-cell>
        </table:table-row>
        <table:table-row table:style-name="ro2">
          <table:table-cell office:value-type="float" office:value="70.6644">
            <text:p>70.6644</text:p>
          </table:table-cell>
          <table:table-cell office:value-type="float" office:value="50.0772">
            <text:p>50.0772</text:p>
          </table:table-cell>
          <table:table-cell office:value-type="float" office:value="124.9047">
            <text:p>124.9047</text:p>
          </table:table-cell>
          <table:table-cell office:value-type="float" office:value="74.5407">
            <text:p>74.5407</text:p>
          </table:table-cell>
          <table:table-cell office:value-type="float" office:value="86.3222">
            <text:p>86.3222</text:p>
          </table:table-cell>
        </table:table-row>
        <table:table-row table:style-name="ro2">
          <table:table-cell office:value-type="float" office:value="74.8182">
            <text:p>74.8182</text:p>
          </table:table-cell>
          <table:table-cell office:value-type="float" office:value="79.7254">
            <text:p>79.7254</text:p>
          </table:table-cell>
          <table:table-cell office:value-type="float" office:value="119.1305">
            <text:p>119.1305</text:p>
          </table:table-cell>
          <table:table-cell office:value-type="float" office:value="81.54">
            <text:p>81.54</text:p>
          </table:table-cell>
          <table:table-cell office:value-type="float" office:value="99.7577">
            <text:p>99.7577</text:p>
          </table:table-cell>
        </table:table-row>
        <table:table-row table:style-name="ro2">
          <table:table-cell office:value-type="float" office:value="62.1393">
            <text:p>62.1393</text:p>
          </table:table-cell>
          <table:table-cell office:value-type="float" office:value="71.7472">
            <text:p>71.7472</text:p>
          </table:table-cell>
          <table:table-cell office:value-type="float" office:value="63.7589">
            <text:p>63.7589</text:p>
          </table:table-cell>
          <table:table-cell office:value-type="float" office:value="91.5217">
            <text:p>91.5217</text:p>
          </table:table-cell>
          <table:table-cell office:value-type="float" office:value="89.2364">
            <text:p>89.2364</text:p>
          </table:table-cell>
        </table:table-row>
        <table:table-row table:style-name="ro2">
          <table:table-cell office:value-type="float" office:value="77.8635">
            <text:p>77.8635</text:p>
          </table:table-cell>
          <table:table-cell office:value-type="float" office:value="71.3349">
            <text:p>71.3349</text:p>
          </table:table-cell>
          <table:table-cell office:value-type="float" office:value="57.9067">
            <text:p>57.9067</text:p>
          </table:table-cell>
          <table:table-cell office:value-type="float" office:value="77.8217">
            <text:p>77.8217</text:p>
          </table:table-cell>
          <table:table-cell office:value-type="float" office:value="68.276">
            <text:p>68.276</text:p>
          </table:table-cell>
        </table:table-row>
        <table:table-row table:style-name="ro2">
          <table:table-cell office:value-type="float" office:value="70.4483">
            <text:p>70.4483</text:p>
          </table:table-cell>
          <table:table-cell office:value-type="float" office:value="25.2259">
            <text:p>25.2259</text:p>
          </table:table-cell>
          <table:table-cell office:value-type="float" office:value="62.9058">
            <text:p>62.9058</text:p>
          </table:table-cell>
          <table:table-cell office:value-type="float" office:value="108.5436">
            <text:p>108.5436</text:p>
          </table:table-cell>
          <table:table-cell office:value-type="float" office:value="120.4638">
            <text:p>120.4638</text:p>
          </table:table-cell>
        </table:table-row>
        <table:table-row table:style-name="ro2">
          <table:table-cell office:value-type="float" office:value="67.1273">
            <text:p>67.1273</text:p>
          </table:table-cell>
          <table:table-cell office:value-type="float" office:value="69.517">
            <text:p>69.517</text:p>
          </table:table-cell>
          <table:table-cell office:value-type="float" office:value="82.715">
            <text:p>82.715</text:p>
          </table:table-cell>
          <table:table-cell office:value-type="float" office:value="94.4696">
            <text:p>94.4696</text:p>
          </table:table-cell>
          <table:table-cell office:value-type="float" office:value="73.5842">
            <text:p>73.5842</text:p>
          </table:table-cell>
        </table:table-row>
        <table:table-row table:style-name="ro2">
          <table:table-cell office:value-type="float" office:value="67.1668">
            <text:p>67.1668</text:p>
          </table:table-cell>
          <table:table-cell office:value-type="float" office:value="94.2098">
            <text:p>94.2098</text:p>
          </table:table-cell>
          <table:table-cell office:value-type="float" office:value="78.6812">
            <text:p>78.6812</text:p>
          </table:table-cell>
          <table:table-cell office:value-type="float" office:value="79.736">
            <text:p>79.736</text:p>
          </table:table-cell>
          <table:table-cell office:value-type="float" office:value="136.3255">
            <text:p>136.3255</text:p>
          </table:table-cell>
        </table:table-row>
        <table:table-row table:style-name="ro2">
          <table:table-cell office:value-type="float" office:value="108.8889">
            <text:p>108.8889</text:p>
          </table:table-cell>
          <table:table-cell office:value-type="float" office:value="122.1787">
            <text:p>122.1787</text:p>
          </table:table-cell>
          <table:table-cell office:value-type="float" office:value="105.6106">
            <text:p>105.6106</text:p>
          </table:table-cell>
          <table:table-cell office:value-type="float" office:value="86.4287">
            <text:p>86.4287</text:p>
          </table:table-cell>
          <table:table-cell office:value-type="float" office:value="146.0126">
            <text:p>146.0126</text:p>
          </table:table-cell>
        </table:table-row>
        <table:table-row table:style-name="ro2">
          <table:table-cell office:value-type="float" office:value="96.7652">
            <text:p>96.7652</text:p>
          </table:table-cell>
          <table:table-cell office:value-type="float" office:value="110.521">
            <text:p>110.521</text:p>
          </table:table-cell>
          <table:table-cell office:value-type="float" office:value="141.642">
            <text:p>141.642</text:p>
          </table:table-cell>
          <table:table-cell office:value-type="float" office:value="81.0905">
            <text:p>81.0905</text:p>
          </table:table-cell>
          <table:table-cell office:value-type="float" office:value="108.2717">
            <text:p>108.2717</text:p>
          </table:table-cell>
        </table:table-row>
        <table:table-row table:style-name="ro2">
          <table:table-cell office:value-type="float" office:value="96.0373">
            <text:p>96.0373</text:p>
          </table:table-cell>
          <table:table-cell office:value-type="float" office:value="36.8942">
            <text:p>36.8942</text:p>
          </table:table-cell>
          <table:table-cell office:value-type="float" office:value="84.3237">
            <text:p>84.3237</text:p>
          </table:table-cell>
          <table:table-cell office:value-type="float" office:value="77.6074">
            <text:p>77.6074</text:p>
          </table:table-cell>
          <table:table-cell office:value-type="float" office:value="150.0288">
            <text:p>150.0288</text:p>
          </table:table-cell>
        </table:table-row>
        <table:table-row table:style-name="ro2">
          <table:table-cell office:value-type="float" office:value="62.5635">
            <text:p>62.5635</text:p>
          </table:table-cell>
          <table:table-cell office:value-type="float" office:value="72.668">
            <text:p>72.668</text:p>
          </table:table-cell>
          <table:table-cell office:value-type="float" office:value="116.0768">
            <text:p>116.0768</text:p>
          </table:table-cell>
          <table:table-cell office:value-type="float" office:value="80.0654">
            <text:p>80.0654</text:p>
          </table:table-cell>
          <table:table-cell office:value-type="float" office:value="109.1075">
            <text:p>109.1075</text:p>
          </table:table-cell>
        </table:table-row>
        <table:table-row table:style-name="ro2">
          <table:table-cell office:value-type="float" office:value="49.2331">
            <text:p>49.2331</text:p>
          </table:table-cell>
          <table:table-cell office:value-type="float" office:value="139.5781">
            <text:p>139.5781</text:p>
          </table:table-cell>
          <table:table-cell office:value-type="float" office:value="66.8081">
            <text:p>66.8081</text:p>
          </table:table-cell>
          <table:table-cell office:value-type="float" office:value="83.5177">
            <text:p>83.5177</text:p>
          </table:table-cell>
          <table:table-cell office:value-type="float" office:value="106.0797">
            <text:p>106.0797</text:p>
          </table:table-cell>
        </table:table-row>
        <table:table-row table:style-name="ro2">
          <table:table-cell office:value-type="float" office:value="74.1265">
            <text:p>74.1265</text:p>
          </table:table-cell>
          <table:table-cell office:value-type="float" office:value="96.6587">
            <text:p>96.6587</text:p>
          </table:table-cell>
          <table:table-cell office:value-type="float" office:value="138.3105">
            <text:p>138.3105</text:p>
          </table:table-cell>
          <table:table-cell office:value-type="float" office:value="67.8794">
            <text:p>67.8794</text:p>
          </table:table-cell>
          <table:table-cell office:value-type="float" office:value="137.7295">
            <text:p>137.7295</text:p>
          </table:table-cell>
        </table:table-row>
        <table:table-row table:style-name="ro2">
          <table:table-cell office:value-type="float" office:value="66.2893">
            <text:p>66.2893</text:p>
          </table:table-cell>
          <table:table-cell office:value-type="float" office:value="78.0803">
            <text:p>78.0803</text:p>
          </table:table-cell>
          <table:table-cell office:value-type="float" office:value="78.9004">
            <text:p>78.9004</text:p>
          </table:table-cell>
          <table:table-cell office:value-type="float" office:value="80.3759">
            <text:p>80.3759</text:p>
          </table:table-cell>
          <table:table-cell office:value-type="float" office:value="57.7278">
            <text:p>57.7278</text:p>
          </table:table-cell>
        </table:table-row>
        <table:table-row table:style-name="ro2">
          <table:table-cell office:value-type="float" office:value="100.0716">
            <text:p>100.0716</text:p>
          </table:table-cell>
          <table:table-cell office:value-type="float" office:value="73.3576">
            <text:p>73.3576</text:p>
          </table:table-cell>
          <table:table-cell office:value-type="float" office:value="45.6861">
            <text:p>45.6861</text:p>
          </table:table-cell>
          <table:table-cell office:value-type="float" office:value="80.6956">
            <text:p>80.6956</text:p>
          </table:table-cell>
          <table:table-cell office:value-type="float" office:value="66.88">
            <text:p>66.88</text:p>
          </table:table-cell>
        </table:table-row>
        <table:table-row table:style-name="ro2">
          <table:table-cell office:value-type="float" office:value="83.9366">
            <text:p>83.9366</text:p>
          </table:table-cell>
          <table:table-cell office:value-type="float" office:value="59.5508">
            <text:p>59.5508</text:p>
          </table:table-cell>
          <table:table-cell office:value-type="float" office:value="96.8277">
            <text:p>96.8277</text:p>
          </table:table-cell>
          <table:table-cell office:value-type="float" office:value="68.2287">
            <text:p>68.2287</text:p>
          </table:table-cell>
          <table:table-cell office:value-type="float" office:value="87.8614">
            <text:p>87.8614</text:p>
          </table:table-cell>
        </table:table-row>
        <table:table-row table:style-name="ro2">
          <table:table-cell office:value-type="float" office:value="68.6953">
            <text:p>68.6953</text:p>
          </table:table-cell>
          <table:table-cell office:value-type="float" office:value="105.5252">
            <text:p>105.5252</text:p>
          </table:table-cell>
          <table:table-cell office:value-type="float" office:value="65.1571">
            <text:p>65.1571</text:p>
          </table:table-cell>
          <table:table-cell office:value-type="float" office:value="62.165">
            <text:p>62.165</text:p>
          </table:table-cell>
          <table:table-cell office:value-type="float" office:value="260.0563">
            <text:p>260.0563</text:p>
          </table:table-cell>
        </table:table-row>
        <table:table-row table:style-name="ro2">
          <table:table-cell office:value-type="float" office:value="60.6794">
            <text:p>60.6794</text:p>
          </table:table-cell>
          <table:table-cell office:value-type="float" office:value="90.037">
            <text:p>90.037</text:p>
          </table:table-cell>
          <table:table-cell office:value-type="float" office:value="85.6292">
            <text:p>85.6292</text:p>
          </table:table-cell>
          <table:table-cell office:value-type="float" office:value="44.3609">
            <text:p>44.3609</text:p>
          </table:table-cell>
          <table:table-cell office:value-type="float" office:value="80.6035">
            <text:p>80.6035</text:p>
          </table:table-cell>
        </table:table-row>
        <table:table-row table:style-name="ro2">
          <table:table-cell office:value-type="float" office:value="73.4905">
            <text:p>73.4905</text:p>
          </table:table-cell>
          <table:table-cell office:value-type="float" office:value="81.4808">
            <text:p>81.4808</text:p>
          </table:table-cell>
          <table:table-cell office:value-type="float" office:value="151.1947">
            <text:p>151.1947</text:p>
          </table:table-cell>
          <table:table-cell office:value-type="float" office:value="70.1654">
            <text:p>70.1654</text:p>
          </table:table-cell>
          <table:table-cell office:value-type="float" office:value="92.784">
            <text:p>92.784</text:p>
          </table:table-cell>
        </table:table-row>
        <table:table-row table:style-name="ro2">
          <table:table-cell office:value-type="float" office:value="74.9467">
            <text:p>74.9467</text:p>
          </table:table-cell>
          <table:table-cell office:value-type="float" office:value="94.2528">
            <text:p>94.2528</text:p>
          </table:table-cell>
          <table:table-cell office:value-type="float" office:value="131.025">
            <text:p>131.025</text:p>
          </table:table-cell>
          <table:table-cell office:value-type="float" office:value="69.091">
            <text:p>69.091</text:p>
          </table:table-cell>
          <table:table-cell office:value-type="float" office:value="79.3791">
            <text:p>79.3791</text:p>
          </table:table-cell>
        </table:table-row>
        <table:table-row table:style-name="ro2">
          <table:table-cell office:value-type="float" office:value="85.5432">
            <text:p>85.5432</text:p>
          </table:table-cell>
          <table:table-cell office:value-type="float" office:value="65.1912">
            <text:p>65.1912</text:p>
          </table:table-cell>
          <table:table-cell office:value-type="float" office:value="100.6487">
            <text:p>100.6487</text:p>
          </table:table-cell>
          <table:table-cell office:value-type="float" office:value="75.8874">
            <text:p>75.8874</text:p>
          </table:table-cell>
          <table:table-cell office:value-type="float" office:value="74.5532">
            <text:p>74.5532</text:p>
          </table:table-cell>
        </table:table-row>
        <table:table-row table:style-name="ro2">
          <table:table-cell office:value-type="float" office:value="91.5323">
            <text:p>91.5323</text:p>
          </table:table-cell>
          <table:table-cell office:value-type="float" office:value="74.1442">
            <text:p>74.1442</text:p>
          </table:table-cell>
          <table:table-cell office:value-type="float" office:value="81.143">
            <text:p>81.143</text:p>
          </table:table-cell>
          <table:table-cell office:value-type="float" office:value="113.6934">
            <text:p>113.6934</text:p>
          </table:table-cell>
          <table:table-cell office:value-type="float" office:value="91.4611">
            <text:p>91.4611</text:p>
          </table:table-cell>
        </table:table-row>
        <table:table-row table:style-name="ro2">
          <table:table-cell office:value-type="float" office:value="23.6809">
            <text:p>23.6809</text:p>
          </table:table-cell>
          <table:table-cell office:value-type="float" office:value="77.778">
            <text:p>77.778</text:p>
          </table:table-cell>
          <table:table-cell office:value-type="float" office:value="114.1532">
            <text:p>114.1532</text:p>
          </table:table-cell>
          <table:table-cell office:value-type="float" office:value="97.8107">
            <text:p>97.8107</text:p>
          </table:table-cell>
          <table:table-cell office:value-type="float" office:value="63.3113">
            <text:p>63.3113</text:p>
          </table:table-cell>
        </table:table-row>
        <table:table-row table:style-name="ro2">
          <table:table-cell office:value-type="float" office:value="60.3134">
            <text:p>60.3134</text:p>
          </table:table-cell>
          <table:table-cell office:value-type="float" office:value="78.7099">
            <text:p>78.7099</text:p>
          </table:table-cell>
          <table:table-cell office:value-type="float" office:value="81.3477">
            <text:p>81.3477</text:p>
          </table:table-cell>
          <table:table-cell office:value-type="float" office:value="93.7383">
            <text:p>93.7383</text:p>
          </table:table-cell>
          <table:table-cell office:value-type="float" office:value="84.0789">
            <text:p>84.0789</text:p>
          </table:table-cell>
        </table:table-row>
        <table:table-row table:style-name="ro2">
          <table:table-cell office:value-type="float" office:value="134.1746">
            <text:p>134.1746</text:p>
          </table:table-cell>
          <table:table-cell office:value-type="float" office:value="21.9179">
            <text:p>21.9179</text:p>
          </table:table-cell>
          <table:table-cell office:value-type="float" office:value="129.1539">
            <text:p>129.1539</text:p>
          </table:table-cell>
          <table:table-cell office:value-type="float" office:value="84.2073">
            <text:p>84.2073</text:p>
          </table:table-cell>
          <table:table-cell office:value-type="float" office:value="124.9985">
            <text:p>124.9985</text:p>
          </table:table-cell>
        </table:table-row>
        <table:table-row table:style-name="ro2">
          <table:table-cell office:value-type="float" office:value="55.8613">
            <text:p>55.8613</text:p>
          </table:table-cell>
          <table:table-cell office:value-type="float" office:value="78.5727">
            <text:p>78.5727</text:p>
          </table:table-cell>
          <table:table-cell office:value-type="float" office:value="79.4135">
            <text:p>79.4135</text:p>
          </table:table-cell>
          <table:table-cell office:value-type="float" office:value="88.532">
            <text:p>88.532</text:p>
          </table:table-cell>
          <table:table-cell office:value-type="float" office:value="61.3213">
            <text:p>61.3213</text:p>
          </table:table-cell>
        </table:table-row>
        <table:table-row table:style-name="ro2">
          <table:table-cell office:value-type="float" office:value="56.4183">
            <text:p>56.4183</text:p>
          </table:table-cell>
          <table:table-cell office:value-type="float" office:value="83.7345">
            <text:p>83.7345</text:p>
          </table:table-cell>
          <table:table-cell office:value-type="float" office:value="76.804">
            <text:p>76.804</text:p>
          </table:table-cell>
          <table:table-cell office:value-type="float" office:value="87.0502">
            <text:p>87.0502</text:p>
          </table:table-cell>
          <table:table-cell office:value-type="float" office:value="81.9317">
            <text:p>81.9317</text:p>
          </table:table-cell>
        </table:table-row>
        <table:table-row table:style-name="ro2">
          <table:table-cell office:value-type="float" office:value="82.694">
            <text:p>82.694</text:p>
          </table:table-cell>
          <table:table-cell office:value-type="float" office:value="80.8502">
            <text:p>80.8502</text:p>
          </table:table-cell>
          <table:table-cell office:value-type="float" office:value="68.0973">
            <text:p>68.0973</text:p>
          </table:table-cell>
          <table:table-cell office:value-type="float" office:value="72.0237">
            <text:p>72.0237</text:p>
          </table:table-cell>
          <table:table-cell office:value-type="float" office:value="45.887">
            <text:p>45.887</text:p>
          </table:table-cell>
        </table:table-row>
        <table:table-row table:style-name="ro2">
          <table:table-cell office:value-type="float" office:value="85.702">
            <text:p>85.702</text:p>
          </table:table-cell>
          <table:table-cell office:value-type="float" office:value="40.7576">
            <text:p>40.7576</text:p>
          </table:table-cell>
          <table:table-cell office:value-type="float" office:value="77.7373">
            <text:p>77.7373</text:p>
          </table:table-cell>
          <table:table-cell office:value-type="float" office:value="73.2993">
            <text:p>73.2993</text:p>
          </table:table-cell>
          <table:table-cell office:value-type="float" office:value="100.8342">
            <text:p>100.8342</text:p>
          </table:table-cell>
        </table:table-row>
        <table:table-row table:style-name="ro2">
          <table:table-cell office:value-type="float" office:value="69.4819">
            <text:p>69.4819</text:p>
          </table:table-cell>
          <table:table-cell office:value-type="float" office:value="81.4888">
            <text:p>81.4888</text:p>
          </table:table-cell>
          <table:table-cell office:value-type="float" office:value="84.1156">
            <text:p>84.1156</text:p>
          </table:table-cell>
          <table:table-cell office:value-type="float" office:value="84.0642">
            <text:p>84.0642</text:p>
          </table:table-cell>
          <table:table-cell office:value-type="float" office:value="50.9906">
            <text:p>50.9906</text:p>
          </table:table-cell>
        </table:table-row>
        <table:table-row table:style-name="ro2">
          <table:table-cell office:value-type="float" office:value="55.0804">
            <text:p>55.0804</text:p>
          </table:table-cell>
          <table:table-cell office:value-type="float" office:value="75.5029">
            <text:p>75.5029</text:p>
          </table:table-cell>
          <table:table-cell office:value-type="float" office:value="76.2202">
            <text:p>76.2202</text:p>
          </table:table-cell>
          <table:table-cell office:value-type="float" office:value="53.4042">
            <text:p>53.4042</text:p>
          </table:table-cell>
          <table:table-cell office:value-type="float" office:value="99.4099">
            <text:p>99.4099</text:p>
          </table:table-cell>
        </table:table-row>
        <table:table-row table:style-name="ro2">
          <table:table-cell office:value-type="float" office:value="82.6623">
            <text:p>82.6623</text:p>
          </table:table-cell>
          <table:table-cell office:value-type="float" office:value="116.1123">
            <text:p>116.1123</text:p>
          </table:table-cell>
          <table:table-cell office:value-type="float" office:value="63.0579">
            <text:p>63.0579</text:p>
          </table:table-cell>
          <table:table-cell office:value-type="float" office:value="74.6016">
            <text:p>74.6016</text:p>
          </table:table-cell>
          <table:table-cell office:value-type="float" office:value="130.0749">
            <text:p>130.0749</text:p>
          </table:table-cell>
        </table:table-row>
        <table:table-row table:style-name="ro2">
          <table:table-cell office:value-type="float" office:value="48.018">
            <text:p>48.018</text:p>
          </table:table-cell>
          <table:table-cell office:value-type="float" office:value="95.2514">
            <text:p>95.2514</text:p>
          </table:table-cell>
          <table:table-cell office:value-type="float" office:value="105.4812">
            <text:p>105.4812</text:p>
          </table:table-cell>
          <table:table-cell office:value-type="float" office:value="75.9788">
            <text:p>75.9788</text:p>
          </table:table-cell>
          <table:table-cell office:value-type="float" office:value="130.6998">
            <text:p>130.6998</text:p>
          </table:table-cell>
        </table:table-row>
        <table:table-row table:style-name="ro2">
          <table:table-cell office:value-type="float" office:value="67.4095">
            <text:p>67.4095</text:p>
          </table:table-cell>
          <table:table-cell office:value-type="float" office:value="76.6192">
            <text:p>76.6192</text:p>
          </table:table-cell>
          <table:table-cell office:value-type="float" office:value="114.0884">
            <text:p>114.0884</text:p>
          </table:table-cell>
          <table:table-cell office:value-type="float" office:value="72.3737">
            <text:p>72.3737</text:p>
          </table:table-cell>
          <table:table-cell office:value-type="float" office:value="94.2364">
            <text:p>94.2364</text:p>
          </table:table-cell>
        </table:table-row>
        <table:table-row table:style-name="ro2">
          <table:table-cell office:value-type="float" office:value="74.379">
            <text:p>74.379</text:p>
          </table:table-cell>
          <table:table-cell office:value-type="float" office:value="67.4817">
            <text:p>67.4817</text:p>
          </table:table-cell>
          <table:table-cell office:value-type="float" office:value="99.2527">
            <text:p>99.2527</text:p>
          </table:table-cell>
          <table:table-cell office:value-type="float" office:value="58.6571">
            <text:p>58.6571</text:p>
          </table:table-cell>
          <table:table-cell office:value-type="float" office:value="81.0662">
            <text:p>81.0662</text:p>
          </table:table-cell>
        </table:table-row>
        <table:table-row table:style-name="ro2">
          <table:table-cell office:value-type="float" office:value="71.3996">
            <text:p>71.3996</text:p>
          </table:table-cell>
          <table:table-cell office:value-type="float" office:value="78.4397">
            <text:p>78.4397</text:p>
          </table:table-cell>
          <table:table-cell office:value-type="float" office:value="111.3198">
            <text:p>111.3198</text:p>
          </table:table-cell>
          <table:table-cell office:value-type="float" office:value="47.6157">
            <text:p>47.6157</text:p>
          </table:table-cell>
          <table:table-cell office:value-type="float" office:value="76.7268">
            <text:p>76.7268</text:p>
          </table:table-cell>
        </table:table-row>
        <table:table-row table:style-name="ro2">
          <table:table-cell office:value-type="float" office:value="49.6938">
            <text:p>49.6938</text:p>
          </table:table-cell>
          <table:table-cell office:value-type="float" office:value="78.9446">
            <text:p>78.9446</text:p>
          </table:table-cell>
          <table:table-cell office:value-type="float" office:value="82.754">
            <text:p>82.754</text:p>
          </table:table-cell>
          <table:table-cell office:value-type="float" office:value="82.9524">
            <text:p>82.9524</text:p>
          </table:table-cell>
          <table:table-cell office:value-type="float" office:value="72.6999">
            <text:p>72.6999</text:p>
          </table:table-cell>
        </table:table-row>
        <table:table-row table:style-name="ro2">
          <table:table-cell office:value-type="float" office:value="73.7884">
            <text:p>73.7884</text:p>
          </table:table-cell>
          <table:table-cell office:value-type="float" office:value="63.1348">
            <text:p>63.1348</text:p>
          </table:table-cell>
          <table:table-cell office:value-type="float" office:value="62.0798">
            <text:p>62.0798</text:p>
          </table:table-cell>
          <table:table-cell office:value-type="float" office:value="101.5837">
            <text:p>101.5837</text:p>
          </table:table-cell>
          <table:table-cell office:value-type="float" office:value="104.195">
            <text:p>104.195</text:p>
          </table:table-cell>
        </table:table-row>
        <table:table-row table:style-name="ro2">
          <table:table-cell office:value-type="float" office:value="70.7287">
            <text:p>70.7287</text:p>
          </table:table-cell>
          <table:table-cell office:value-type="float" office:value="104.0466">
            <text:p>104.0466</text:p>
          </table:table-cell>
          <table:table-cell office:value-type="float" office:value="101.9296">
            <text:p>101.9296</text:p>
          </table:table-cell>
          <table:table-cell office:value-type="float" office:value="77.4766">
            <text:p>77.4766</text:p>
          </table:table-cell>
          <table:table-cell office:value-type="float" office:value="59.4625">
            <text:p>59.4625</text:p>
          </table:table-cell>
        </table:table-row>
        <table:table-row table:style-name="ro2">
          <table:table-cell office:value-type="float" office:value="77.8658">
            <text:p>77.8658</text:p>
          </table:table-cell>
          <table:table-cell office:value-type="float" office:value="80.7941">
            <text:p>80.7941</text:p>
          </table:table-cell>
          <table:table-cell office:value-type="float" office:value="64.1174">
            <text:p>64.1174</text:p>
          </table:table-cell>
          <table:table-cell office:value-type="float" office:value="68.3499">
            <text:p>68.3499</text:p>
          </table:table-cell>
          <table:table-cell office:value-type="float" office:value="58.6789">
            <text:p>58.6789</text:p>
          </table:table-cell>
        </table:table-row>
        <table:table-row table:style-name="ro2">
          <table:table-cell office:value-type="float" office:value="69.6376">
            <text:p>69.6376</text:p>
          </table:table-cell>
          <table:table-cell office:value-type="float" office:value="69.727">
            <text:p>69.727</text:p>
          </table:table-cell>
          <table:table-cell office:value-type="float" office:value="36.9746">
            <text:p>36.9746</text:p>
          </table:table-cell>
          <table:table-cell office:value-type="float" office:value="85.9879">
            <text:p>85.9879</text:p>
          </table:table-cell>
          <table:table-cell office:value-type="float" office:value="93.2895">
            <text:p>93.2895</text:p>
          </table:table-cell>
        </table:table-row>
        <table:table-row table:style-name="ro2">
          <table:table-cell office:value-type="float" office:value="76.8265">
            <text:p>76.8265</text:p>
          </table:table-cell>
          <table:table-cell office:value-type="float" office:value="70.9047">
            <text:p>70.9047</text:p>
          </table:table-cell>
          <table:table-cell office:value-type="float" office:value="112.7138">
            <text:p>112.7138</text:p>
          </table:table-cell>
          <table:table-cell office:value-type="float" office:value="50.061">
            <text:p>50.061</text:p>
          </table:table-cell>
          <table:table-cell office:value-type="float" office:value="75.9312">
            <text:p>75.9312</text:p>
          </table:table-cell>
        </table:table-row>
        <table:table-row table:style-name="ro2">
          <table:table-cell office:value-type="float" office:value="59.1178">
            <text:p>59.1178</text:p>
          </table:table-cell>
          <table:table-cell office:value-type="float" office:value="58.4735">
            <text:p>58.4735</text:p>
          </table:table-cell>
          <table:table-cell office:value-type="float" office:value="19.8192">
            <text:p>19.8192</text:p>
          </table:table-cell>
          <table:table-cell office:value-type="float" office:value="75.7513">
            <text:p>75.7513</text:p>
          </table:table-cell>
          <table:table-cell office:value-type="float" office:value="117.3779">
            <text:p>117.3779</text:p>
          </table:table-cell>
        </table:table-row>
        <table:table-row table:style-name="ro2">
          <table:table-cell office:value-type="float" office:value="54.7766">
            <text:p>54.7766</text:p>
          </table:table-cell>
          <table:table-cell office:value-type="float" office:value="28.1795">
            <text:p>28.1795</text:p>
          </table:table-cell>
          <table:table-cell office:value-type="float" office:value="35.6204">
            <text:p>35.6204</text:p>
          </table:table-cell>
          <table:table-cell office:value-type="float" office:value="73.133">
            <text:p>73.133</text:p>
          </table:table-cell>
          <table:table-cell office:value-type="float" office:value="115.5931">
            <text:p>115.5931</text:p>
          </table:table-cell>
        </table:table-row>
        <table:table-row table:style-name="ro2">
          <table:table-cell office:value-type="float" office:value="102.5605">
            <text:p>102.5605</text:p>
          </table:table-cell>
          <table:table-cell office:value-type="float" office:value="97.9522">
            <text:p>97.9522</text:p>
          </table:table-cell>
          <table:table-cell office:value-type="float" office:value="102.8457">
            <text:p>102.8457</text:p>
          </table:table-cell>
          <table:table-cell office:value-type="float" office:value="75.2993">
            <text:p>75.2993</text:p>
          </table:table-cell>
          <table:table-cell office:value-type="float" office:value="121.4036">
            <text:p>121.4036</text:p>
          </table:table-cell>
        </table:table-row>
        <table:table-row table:style-name="ro2">
          <table:table-cell office:value-type="float" office:value="56.7757">
            <text:p>56.7757</text:p>
          </table:table-cell>
          <table:table-cell office:value-type="float" office:value="70.3637">
            <text:p>70.3637</text:p>
          </table:table-cell>
          <table:table-cell office:value-type="float" office:value="82.1263">
            <text:p>82.1263</text:p>
          </table:table-cell>
          <table:table-cell office:value-type="float" office:value="94.4377">
            <text:p>94.4377</text:p>
          </table:table-cell>
          <table:table-cell office:value-type="float" office:value="111.3903">
            <text:p>111.3903</text:p>
          </table:table-cell>
        </table:table-row>
        <table:table-row table:style-name="ro2">
          <table:table-cell office:value-type="float" office:value="94.9894">
            <text:p>94.9894</text:p>
          </table:table-cell>
          <table:table-cell office:value-type="float" office:value="79.3282">
            <text:p>79.3282</text:p>
          </table:table-cell>
          <table:table-cell office:value-type="float" office:value="174.379">
            <text:p>174.379</text:p>
          </table:table-cell>
          <table:table-cell office:value-type="float" office:value="50.3224">
            <text:p>50.3224</text:p>
          </table:table-cell>
          <table:table-cell office:value-type="float" office:value="66.9189">
            <text:p>66.9189</text:p>
          </table:table-cell>
        </table:table-row>
        <table:table-row table:style-name="ro2">
          <table:table-cell office:value-type="float" office:value="59.3765">
            <text:p>59.3765</text:p>
          </table:table-cell>
          <table:table-cell office:value-type="float" office:value="32.9181">
            <text:p>32.9181</text:p>
          </table:table-cell>
          <table:table-cell office:value-type="float" office:value="64.8848">
            <text:p>64.8848</text:p>
          </table:table-cell>
          <table:table-cell office:value-type="float" office:value="135.3307">
            <text:p>135.3307</text:p>
          </table:table-cell>
          <table:table-cell office:value-type="float" office:value="93.7209">
            <text:p>93.7209</text:p>
          </table:table-cell>
        </table:table-row>
        <table:table-row table:style-name="ro2">
          <table:table-cell office:value-type="float" office:value="56.1595">
            <text:p>56.1595</text:p>
          </table:table-cell>
          <table:table-cell office:value-type="float" office:value="84.0666">
            <text:p>84.0666</text:p>
          </table:table-cell>
          <table:table-cell office:value-type="float" office:value="115.5966">
            <text:p>115.5966</text:p>
          </table:table-cell>
          <table:table-cell office:value-type="float" office:value="49.7863">
            <text:p>49.7863</text:p>
          </table:table-cell>
          <table:table-cell office:value-type="float" office:value="115.3858">
            <text:p>115.3858</text:p>
          </table:table-cell>
        </table:table-row>
        <table:table-row table:style-name="ro2">
          <table:table-cell office:value-type="float" office:value="121.693">
            <text:p>121.693</text:p>
          </table:table-cell>
          <table:table-cell office:value-type="float" office:value="107.3896">
            <text:p>107.3896</text:p>
          </table:table-cell>
          <table:table-cell office:value-type="float" office:value="131.363">
            <text:p>131.363</text:p>
          </table:table-cell>
          <table:table-cell office:value-type="float" office:value="69.7787">
            <text:p>69.7787</text:p>
          </table:table-cell>
          <table:table-cell office:value-type="float" office:value="83.1886">
            <text:p>83.1886</text:p>
          </table:table-cell>
        </table:table-row>
        <table:table-row table:style-name="ro2">
          <table:table-cell office:value-type="float" office:value="85.4323">
            <text:p>85.4323</text:p>
          </table:table-cell>
          <table:table-cell office:value-type="float" office:value="91.2804">
            <text:p>91.2804</text:p>
          </table:table-cell>
          <table:table-cell office:value-type="float" office:value="130.0996">
            <text:p>130.0996</text:p>
          </table:table-cell>
          <table:table-cell office:value-type="float" office:value="77.7">
            <text:p>77.7</text:p>
          </table:table-cell>
          <table:table-cell office:value-type="float" office:value="97.4188">
            <text:p>97.4188</text:p>
          </table:table-cell>
        </table:table-row>
        <table:table-row table:style-name="ro2">
          <table:table-cell office:value-type="float" office:value="59.5232">
            <text:p>59.5232</text:p>
          </table:table-cell>
          <table:table-cell office:value-type="float" office:value="94.5143">
            <text:p>94.5143</text:p>
          </table:table-cell>
          <table:table-cell office:value-type="float" office:value="72.364">
            <text:p>72.364</text:p>
          </table:table-cell>
          <table:table-cell office:value-type="float" office:value="111.3432">
            <text:p>111.3432</text:p>
          </table:table-cell>
          <table:table-cell office:value-type="float" office:value="115.4659">
            <text:p>115.4659</text:p>
          </table:table-cell>
        </table:table-row>
        <table:table-row table:style-name="ro2">
          <table:table-cell office:value-type="float" office:value="66.29">
            <text:p>66.29</text:p>
          </table:table-cell>
          <table:table-cell office:value-type="float" office:value="99.3566">
            <text:p>99.3566</text:p>
          </table:table-cell>
          <table:table-cell office:value-type="float" office:value="91.7381">
            <text:p>91.7381</text:p>
          </table:table-cell>
          <table:table-cell office:value-type="float" office:value="86.2875">
            <text:p>86.2875</text:p>
          </table:table-cell>
          <table:table-cell office:value-type="float" office:value="156.5063">
            <text:p>156.5063</text:p>
          </table:table-cell>
        </table:table-row>
        <table:table-row table:style-name="ro2">
          <table:table-cell office:value-type="float" office:value="76.2553">
            <text:p>76.2553</text:p>
          </table:table-cell>
          <table:table-cell office:value-type="float" office:value="99.4348">
            <text:p>99.4348</text:p>
          </table:table-cell>
          <table:table-cell office:value-type="float" office:value="104.6067">
            <text:p>104.6067</text:p>
          </table:table-cell>
          <table:table-cell office:value-type="float" office:value="59.5579">
            <text:p>59.5579</text:p>
          </table:table-cell>
          <table:table-cell office:value-type="float" office:value="159.6282">
            <text:p>159.6282</text:p>
          </table:table-cell>
        </table:table-row>
        <table:table-row table:style-name="ro2">
          <table:table-cell office:value-type="float" office:value="60.4781">
            <text:p>60.4781</text:p>
          </table:table-cell>
          <table:table-cell office:value-type="float" office:value="80.6941">
            <text:p>80.6941</text:p>
          </table:table-cell>
          <table:table-cell office:value-type="float" office:value="96.9073">
            <text:p>96.9073</text:p>
          </table:table-cell>
          <table:table-cell office:value-type="float" office:value="56.8135">
            <text:p>56.8135</text:p>
          </table:table-cell>
          <table:table-cell office:value-type="float" office:value="81.1765">
            <text:p>81.1765</text:p>
          </table:table-cell>
        </table:table-row>
        <table:table-row table:style-name="ro2">
          <table:table-cell office:value-type="float" office:value="50.7456">
            <text:p>50.7456</text:p>
          </table:table-cell>
          <table:table-cell office:value-type="float" office:value="91.8234">
            <text:p>91.8234</text:p>
          </table:table-cell>
          <table:table-cell office:value-type="float" office:value="141.8193">
            <text:p>141.8193</text:p>
          </table:table-cell>
          <table:table-cell office:value-type="float" office:value="68.658">
            <text:p>68.658</text:p>
          </table:table-cell>
          <table:table-cell office:value-type="float" office:value="93.4836">
            <text:p>93.4836</text:p>
          </table:table-cell>
        </table:table-row>
        <table:table-row table:style-name="ro2">
          <table:table-cell office:value-type="float" office:value="79.1289">
            <text:p>79.1289</text:p>
          </table:table-cell>
          <table:table-cell office:value-type="float" office:value="79.2357">
            <text:p>79.2357</text:p>
          </table:table-cell>
          <table:table-cell office:value-type="float" office:value="114.5415">
            <text:p>114.5415</text:p>
          </table:table-cell>
          <table:table-cell office:value-type="float" office:value="72.3157">
            <text:p>72.3157</text:p>
          </table:table-cell>
          <table:table-cell office:value-type="float" office:value="111.8827">
            <text:p>111.8827</text:p>
          </table:table-cell>
        </table:table-row>
        <table:table-row table:style-name="ro2">
          <table:table-cell office:value-type="float" office:value="101.5649">
            <text:p>101.5649</text:p>
          </table:table-cell>
          <table:table-cell office:value-type="float" office:value="88.4089">
            <text:p>88.4089</text:p>
          </table:table-cell>
          <table:table-cell office:value-type="float" office:value="80.0349">
            <text:p>80.0349</text:p>
          </table:table-cell>
          <table:table-cell office:value-type="float" office:value="64.901">
            <text:p>64.901</text:p>
          </table:table-cell>
          <table:table-cell office:value-type="float" office:value="77.8897">
            <text:p>77.8897</text:p>
          </table:table-cell>
        </table:table-row>
        <table:table-row table:style-name="ro2">
          <table:table-cell office:value-type="float" office:value="46.7366">
            <text:p>46.7366</text:p>
          </table:table-cell>
          <table:table-cell office:value-type="float" office:value="83.4455">
            <text:p>83.4455</text:p>
          </table:table-cell>
          <table:table-cell office:value-type="float" office:value="113.3316">
            <text:p>113.3316</text:p>
          </table:table-cell>
          <table:table-cell/>
          <table:table-cell office:value-type="float" office:value="93.1974">
            <text:p>93.1974</text:p>
          </table:table-cell>
        </table:table-row>
        <table:table-row table:style-name="ro2">
          <table:table-cell office:value-type="float" office:value="73.3375">
            <text:p>73.3375</text:p>
          </table:table-cell>
          <table:table-cell office:value-type="float" office:value="88.877">
            <text:p>88.877</text:p>
          </table:table-cell>
          <table:table-cell office:value-type="float" office:value="128.1942">
            <text:p>128.1942</text:p>
          </table:table-cell>
          <table:table-cell/>
          <table:table-cell office:value-type="float" office:value="87.1346">
            <text:p>87.1346</text:p>
          </table:table-cell>
        </table:table-row>
        <table:table-row table:style-name="ro2">
          <table:table-cell office:value-type="float" office:value="81.7964">
            <text:p>81.7964</text:p>
          </table:table-cell>
          <table:table-cell office:value-type="float" office:value="92.8042">
            <text:p>92.8042</text:p>
          </table:table-cell>
          <table:table-cell office:value-type="float" office:value="108.3801">
            <text:p>108.3801</text:p>
          </table:table-cell>
          <table:table-cell/>
          <table:table-cell office:value-type="float" office:value="69.5846">
            <text:p>69.5846</text:p>
          </table:table-cell>
        </table:table-row>
        <table:table-row table:style-name="ro2">
          <table:table-cell office:value-type="float" office:value="76.119">
            <text:p>76.119</text:p>
          </table:table-cell>
          <table:table-cell office:value-type="float" office:value="26.458">
            <text:p>26.458</text:p>
          </table:table-cell>
          <table:table-cell office:value-type="float" office:value="78.7473">
            <text:p>78.7473</text:p>
          </table:table-cell>
          <table:table-cell/>
          <table:table-cell office:value-type="float" office:value="80.8098">
            <text:p>80.8098</text:p>
          </table:table-cell>
        </table:table-row>
        <table:table-row table:style-name="ro2">
          <table:table-cell office:value-type="float" office:value="77.7907">
            <text:p>77.7907</text:p>
          </table:table-cell>
          <table:table-cell office:value-type="float" office:value="27.7409">
            <text:p>27.7409</text:p>
          </table:table-cell>
          <table:table-cell office:value-type="float" office:value="82.3054">
            <text:p>82.3054</text:p>
          </table:table-cell>
          <table:table-cell/>
          <table:table-cell office:value-type="float" office:value="96.8916">
            <text:p>96.8916</text:p>
          </table:table-cell>
        </table:table-row>
        <table:table-row table:style-name="ro2">
          <table:table-cell office:value-type="float" office:value="66.3102">
            <text:p>66.3102</text:p>
          </table:table-cell>
          <table:table-cell office:value-type="float" office:value="54.2426">
            <text:p>54.2426</text:p>
          </table:table-cell>
          <table:table-cell office:value-type="float" office:value="111.685">
            <text:p>111.685</text:p>
          </table:table-cell>
          <table:table-cell/>
          <table:table-cell office:value-type="float" office:value="69.2208">
            <text:p>69.2208</text:p>
          </table:table-cell>
        </table:table-row>
        <table:table-row table:style-name="ro2">
          <table:table-cell office:value-type="float" office:value="60.6768">
            <text:p>60.6768</text:p>
          </table:table-cell>
          <table:table-cell office:value-type="float" office:value="91.8985">
            <text:p>91.8985</text:p>
          </table:table-cell>
          <table:table-cell office:value-type="float" office:value="83.9961">
            <text:p>83.9961</text:p>
          </table:table-cell>
          <table:table-cell/>
          <table:table-cell office:value-type="float" office:value="71.0606">
            <text:p>71.0606</text:p>
          </table:table-cell>
        </table:table-row>
        <table:table-row table:style-name="ro2">
          <table:table-cell office:value-type="float" office:value="65.4263">
            <text:p>65.4263</text:p>
          </table:table-cell>
          <table:table-cell office:value-type="float" office:value="95.4004">
            <text:p>95.4004</text:p>
          </table:table-cell>
          <table:table-cell office:value-type="float" office:value="105.0398">
            <text:p>105.0398</text:p>
          </table:table-cell>
          <table:table-cell/>
          <table:table-cell office:value-type="float" office:value="82.7205">
            <text:p>82.7205</text:p>
          </table:table-cell>
        </table:table-row>
        <table:table-row table:style-name="ro2">
          <table:table-cell office:value-type="float" office:value="58.4376">
            <text:p>58.4376</text:p>
          </table:table-cell>
          <table:table-cell office:value-type="float" office:value="78.5993">
            <text:p>78.5993</text:p>
          </table:table-cell>
          <table:table-cell office:value-type="float" office:value="87.1401">
            <text:p>87.1401</text:p>
          </table:table-cell>
          <table:table-cell/>
          <table:table-cell office:value-type="float" office:value="113.0661">
            <text:p>113.0661</text:p>
          </table:table-cell>
        </table:table-row>
        <table:table-row table:style-name="ro2">
          <table:table-cell office:value-type="float" office:value="61.1864">
            <text:p>61.1864</text:p>
          </table:table-cell>
          <table:table-cell office:value-type="float" office:value="87.7879">
            <text:p>87.7879</text:p>
          </table:table-cell>
          <table:table-cell office:value-type="float" office:value="146.8894">
            <text:p>146.8894</text:p>
          </table:table-cell>
          <table:table-cell/>
          <table:table-cell office:value-type="float" office:value="76.4194">
            <text:p>76.4194</text:p>
          </table:table-cell>
        </table:table-row>
        <table:table-row table:style-name="ro2">
          <table:table-cell office:value-type="float" office:value="76.2987">
            <text:p>76.2987</text:p>
          </table:table-cell>
          <table:table-cell office:value-type="float" office:value="77.6886">
            <text:p>77.6886</text:p>
          </table:table-cell>
          <table:table-cell office:value-type="float" office:value="89.0232">
            <text:p>89.0232</text:p>
          </table:table-cell>
          <table:table-cell/>
          <table:table-cell office:value-type="float" office:value="111.3315">
            <text:p>111.3315</text:p>
          </table:table-cell>
        </table:table-row>
        <table:table-row table:style-name="ro2">
          <table:table-cell office:value-type="float" office:value="70.2819">
            <text:p>70.2819</text:p>
          </table:table-cell>
          <table:table-cell office:value-type="float" office:value="19.7173">
            <text:p>19.7173</text:p>
          </table:table-cell>
          <table:table-cell office:value-type="float" office:value="109.7009">
            <text:p>109.7009</text:p>
          </table:table-cell>
          <table:table-cell/>
          <table:table-cell office:value-type="float" office:value="76.6621">
            <text:p>76.6621</text:p>
          </table:table-cell>
        </table:table-row>
        <table:table-row table:style-name="ro2">
          <table:table-cell office:value-type="float" office:value="89.0912">
            <text:p>89.0912</text:p>
          </table:table-cell>
          <table:table-cell office:value-type="float" office:value="103.2831">
            <text:p>103.2831</text:p>
          </table:table-cell>
          <table:table-cell office:value-type="float" office:value="109.6714">
            <text:p>109.6714</text:p>
          </table:table-cell>
          <table:table-cell/>
          <table:table-cell office:value-type="float" office:value="129.3319">
            <text:p>129.3319</text:p>
          </table:table-cell>
        </table:table-row>
        <table:table-row table:style-name="ro2">
          <table:table-cell office:value-type="float" office:value="78.5189">
            <text:p>78.5189</text:p>
          </table:table-cell>
          <table:table-cell office:value-type="float" office:value="119.7571">
            <text:p>119.7571</text:p>
          </table:table-cell>
          <table:table-cell office:value-type="float" office:value="124.5485">
            <text:p>124.5485</text:p>
          </table:table-cell>
          <table:table-cell/>
          <table:table-cell office:value-type="float" office:value="138.4056">
            <text:p>138.4056</text:p>
          </table:table-cell>
        </table:table-row>
        <table:table-row table:style-name="ro2">
          <table:table-cell office:value-type="float" office:value="93.5051">
            <text:p>93.5051</text:p>
          </table:table-cell>
          <table:table-cell office:value-type="float" office:value="108.941">
            <text:p>108.941</text:p>
          </table:table-cell>
          <table:table-cell office:value-type="float" office:value="91.0464">
            <text:p>91.0464</text:p>
          </table:table-cell>
          <table:table-cell/>
          <table:table-cell office:value-type="float" office:value="87.4259">
            <text:p>87.4259</text:p>
          </table:table-cell>
        </table:table-row>
        <table:table-row table:style-name="ro2">
          <table:table-cell office:value-type="float" office:value="79.5259">
            <text:p>79.5259</text:p>
          </table:table-cell>
          <table:table-cell office:value-type="float" office:value="18.0036">
            <text:p>18.0036</text:p>
          </table:table-cell>
          <table:table-cell office:value-type="float" office:value="83.15">
            <text:p>83.15</text:p>
          </table:table-cell>
          <table:table-cell/>
          <table:table-cell office:value-type="float" office:value="84.8491">
            <text:p>84.8491</text:p>
          </table:table-cell>
        </table:table-row>
        <table:table-row table:style-name="ro2">
          <table:table-cell office:value-type="float" office:value="81.8258">
            <text:p>81.8258</text:p>
          </table:table-cell>
          <table:table-cell office:value-type="float" office:value="18.8661">
            <text:p>18.8661</text:p>
          </table:table-cell>
          <table:table-cell office:value-type="float" office:value="111.0293">
            <text:p>111.0293</text:p>
          </table:table-cell>
          <table:table-cell/>
          <table:table-cell office:value-type="float" office:value="89.5257">
            <text:p>89.5257</text:p>
          </table:table-cell>
        </table:table-row>
        <table:table-row table:style-name="ro2">
          <table:table-cell office:value-type="float" office:value="84.7195">
            <text:p>84.7195</text:p>
          </table:table-cell>
          <table:table-cell office:value-type="float" office:value="73.3871">
            <text:p>73.3871</text:p>
          </table:table-cell>
          <table:table-cell office:value-type="float" office:value="75.9662">
            <text:p>75.9662</text:p>
          </table:table-cell>
          <table:table-cell/>
          <table:table-cell office:value-type="float" office:value="53.8343">
            <text:p>53.8343</text:p>
          </table:table-cell>
        </table:table-row>
        <table:table-row table:style-name="ro2">
          <table:table-cell office:value-type="float" office:value="72.267">
            <text:p>72.267</text:p>
          </table:table-cell>
          <table:table-cell office:value-type="float" office:value="65.2773">
            <text:p>65.2773</text:p>
          </table:table-cell>
          <table:table-cell office:value-type="float" office:value="65.6378">
            <text:p>65.6378</text:p>
          </table:table-cell>
          <table:table-cell/>
          <table:table-cell office:value-type="float" office:value="101.4149">
            <text:p>101.4149</text:p>
          </table:table-cell>
        </table:table-row>
        <table:table-row table:style-name="ro2">
          <table:table-cell office:value-type="float" office:value="23.907">
            <text:p>23.907</text:p>
          </table:table-cell>
          <table:table-cell office:value-type="float" office:value="123.0025">
            <text:p>123.0025</text:p>
          </table:table-cell>
          <table:table-cell office:value-type="float" office:value="154.9161">
            <text:p>154.9161</text:p>
          </table:table-cell>
          <table:table-cell/>
          <table:table-cell office:value-type="float" office:value="90.6096">
            <text:p>90.6096</text:p>
          </table:table-cell>
        </table:table-row>
        <table:table-row table:style-name="ro2">
          <table:table-cell office:value-type="float" office:value="51.7106">
            <text:p>51.7106</text:p>
          </table:table-cell>
          <table:table-cell office:value-type="float" office:value="115.3039">
            <text:p>115.3039</text:p>
          </table:table-cell>
          <table:table-cell office:value-type="float" office:value="74.2012">
            <text:p>74.2012</text:p>
          </table:table-cell>
          <table:table-cell/>
          <table:table-cell office:value-type="float" office:value="111.8022">
            <text:p>111.8022</text:p>
          </table:table-cell>
        </table:table-row>
        <table:table-row table:style-name="ro2">
          <table:table-cell office:value-type="float" office:value="57.1185">
            <text:p>57.1185</text:p>
          </table:table-cell>
          <table:table-cell office:value-type="float" office:value="29.82">
            <text:p>29.82</text:p>
          </table:table-cell>
          <table:table-cell office:value-type="float" office:value="59.8939">
            <text:p>59.8939</text:p>
          </table:table-cell>
          <table:table-cell/>
          <table:table-cell office:value-type="float" office:value="88.7474">
            <text:p>88.7474</text:p>
          </table:table-cell>
        </table:table-row>
        <table:table-row table:style-name="ro2">
          <table:table-cell office:value-type="float" office:value="62.6648">
            <text:p>62.6648</text:p>
          </table:table-cell>
          <table:table-cell office:value-type="float" office:value="85.6892">
            <text:p>85.6892</text:p>
          </table:table-cell>
          <table:table-cell office:value-type="float" office:value="54.3825">
            <text:p>54.3825</text:p>
          </table:table-cell>
          <table:table-cell/>
          <table:table-cell office:value-type="float" office:value="169.8699">
            <text:p>169.8699</text:p>
          </table:table-cell>
        </table:table-row>
        <table:table-row table:style-name="ro2">
          <table:table-cell office:value-type="float" office:value="65.3433">
            <text:p>65.3433</text:p>
          </table:table-cell>
          <table:table-cell office:value-type="float" office:value="115.9772">
            <text:p>115.9772</text:p>
          </table:table-cell>
          <table:table-cell office:value-type="float" office:value="61.4671">
            <text:p>61.4671</text:p>
          </table:table-cell>
          <table:table-cell/>
          <table:table-cell office:value-type="float" office:value="98.2619">
            <text:p>98.2619</text:p>
          </table:table-cell>
        </table:table-row>
        <table:table-row table:style-name="ro2">
          <table:table-cell office:value-type="float" office:value="47.7136">
            <text:p>47.7136</text:p>
          </table:table-cell>
          <table:table-cell office:value-type="float" office:value="73.3748">
            <text:p>73.3748</text:p>
          </table:table-cell>
          <table:table-cell office:value-type="float" office:value="107.3822">
            <text:p>107.3822</text:p>
          </table:table-cell>
          <table:table-cell/>
          <table:table-cell office:value-type="float" office:value="77.2262">
            <text:p>77.2262</text:p>
          </table:table-cell>
        </table:table-row>
        <table:table-row table:style-name="ro2">
          <table:table-cell office:value-type="float" office:value="83.8562">
            <text:p>83.8562</text:p>
          </table:table-cell>
          <table:table-cell office:value-type="float" office:value="23.4909">
            <text:p>23.4909</text:p>
          </table:table-cell>
          <table:table-cell office:value-type="float" office:value="79.7415">
            <text:p>79.7415</text:p>
          </table:table-cell>
          <table:table-cell/>
          <table:table-cell office:value-type="float" office:value="106.7918">
            <text:p>106.7918</text:p>
          </table:table-cell>
        </table:table-row>
        <table:table-row table:style-name="ro2">
          <table:table-cell office:value-type="float" office:value="47.9733">
            <text:p>47.9733</text:p>
          </table:table-cell>
          <table:table-cell office:value-type="float" office:value="83.6984">
            <text:p>83.6984</text:p>
          </table:table-cell>
          <table:table-cell office:value-type="float" office:value="64.5366">
            <text:p>64.5366</text:p>
          </table:table-cell>
          <table:table-cell/>
          <table:table-cell office:value-type="float" office:value="146.8489">
            <text:p>146.8489</text:p>
          </table:table-cell>
        </table:table-row>
        <table:table-row table:style-name="ro2">
          <table:table-cell office:value-type="float" office:value="83.7378">
            <text:p>83.7378</text:p>
          </table:table-cell>
          <table:table-cell office:value-type="float" office:value="88.7246">
            <text:p>88.7246</text:p>
          </table:table-cell>
          <table:table-cell office:value-type="float" office:value="87.5099">
            <text:p>87.5099</text:p>
          </table:table-cell>
          <table:table-cell/>
          <table:table-cell office:value-type="float" office:value="107.8994">
            <text:p>107.8994</text:p>
          </table:table-cell>
        </table:table-row>
        <table:table-row table:style-name="ro2">
          <table:table-cell office:value-type="float" office:value="41.3447">
            <text:p>41.3447</text:p>
          </table:table-cell>
          <table:table-cell office:value-type="float" office:value="26.9425">
            <text:p>26.9425</text:p>
          </table:table-cell>
          <table:table-cell office:value-type="float" office:value="84.9851">
            <text:p>84.9851</text:p>
          </table:table-cell>
          <table:table-cell/>
          <table:table-cell office:value-type="float" office:value="71.8062">
            <text:p>71.8062</text:p>
          </table:table-cell>
        </table:table-row>
        <table:table-row table:style-name="ro2">
          <table:table-cell office:value-type="float" office:value="91.7463">
            <text:p>91.7463</text:p>
          </table:table-cell>
          <table:table-cell office:value-type="float" office:value="95.2742">
            <text:p>95.2742</text:p>
          </table:table-cell>
          <table:table-cell office:value-type="float" office:value="87.3715">
            <text:p>87.3715</text:p>
          </table:table-cell>
          <table:table-cell/>
          <table:table-cell office:value-type="float" office:value="75.7501">
            <text:p>75.7501</text:p>
          </table:table-cell>
        </table:table-row>
        <table:table-row table:style-name="ro2">
          <table:table-cell office:value-type="float" office:value="61.7885">
            <text:p>61.7885</text:p>
          </table:table-cell>
          <table:table-cell office:value-type="float" office:value="117.4634">
            <text:p>117.4634</text:p>
          </table:table-cell>
          <table:table-cell office:value-type="float" office:value="76.5067">
            <text:p>76.5067</text:p>
          </table:table-cell>
          <table:table-cell/>
          <table:table-cell office:value-type="float" office:value="79.9126">
            <text:p>79.9126</text:p>
          </table:table-cell>
        </table:table-row>
        <table:table-row table:style-name="ro2">
          <table:table-cell office:value-type="float" office:value="87.8221">
            <text:p>87.8221</text:p>
          </table:table-cell>
          <table:table-cell office:value-type="float" office:value="46.8913">
            <text:p>46.8913</text:p>
          </table:table-cell>
          <table:table-cell office:value-type="float" office:value="109.4588">
            <text:p>109.4588</text:p>
          </table:table-cell>
          <table:table-cell/>
          <table:table-cell office:value-type="float" office:value="99.3821">
            <text:p>99.3821</text:p>
          </table:table-cell>
        </table:table-row>
        <table:table-row table:style-name="ro2">
          <table:table-cell office:value-type="float" office:value="67.7101">
            <text:p>67.7101</text:p>
          </table:table-cell>
          <table:table-cell office:value-type="float" office:value="107.9743">
            <text:p>107.9743</text:p>
          </table:table-cell>
          <table:table-cell office:value-type="float" office:value="53.1406">
            <text:p>53.1406</text:p>
          </table:table-cell>
          <table:table-cell/>
          <table:table-cell office:value-type="float" office:value="133.1808">
            <text:p>133.1808</text:p>
          </table:table-cell>
        </table:table-row>
        <table:table-row table:style-name="ro2">
          <table:table-cell office:value-type="float" office:value="67.3393">
            <text:p>67.3393</text:p>
          </table:table-cell>
          <table:table-cell office:value-type="float" office:value="102.775">
            <text:p>102.775</text:p>
          </table:table-cell>
          <table:table-cell office:value-type="float" office:value="79.0622">
            <text:p>79.0622</text:p>
          </table:table-cell>
          <table:table-cell/>
          <table:table-cell office:value-type="float" office:value="188.3416">
            <text:p>188.3416</text:p>
          </table:table-cell>
        </table:table-row>
        <table:table-row table:style-name="ro2">
          <table:table-cell office:value-type="float" office:value="77.0868">
            <text:p>77.0868</text:p>
          </table:table-cell>
          <table:table-cell office:value-type="float" office:value="94.5252">
            <text:p>94.5252</text:p>
          </table:table-cell>
          <table:table-cell office:value-type="float" office:value="95.0006">
            <text:p>95.0006</text:p>
          </table:table-cell>
          <table:table-cell/>
          <table:table-cell office:value-type="float" office:value="125.8881">
            <text:p>125.8881</text:p>
          </table:table-cell>
        </table:table-row>
        <table:table-row table:style-name="ro2">
          <table:table-cell office:value-type="float" office:value="38.4688">
            <text:p>38.4688</text:p>
          </table:table-cell>
          <table:table-cell office:value-type="float" office:value="99.4721">
            <text:p>99.4721</text:p>
          </table:table-cell>
          <table:table-cell office:value-type="float" office:value="102.8717">
            <text:p>102.8717</text:p>
          </table:table-cell>
          <table:table-cell/>
          <table:table-cell office:value-type="float" office:value="106.0097">
            <text:p>106.0097</text:p>
          </table:table-cell>
        </table:table-row>
        <table:table-row table:style-name="ro2">
          <table:table-cell office:value-type="float" office:value="63.2477">
            <text:p>63.2477</text:p>
          </table:table-cell>
          <table:table-cell office:value-type="float" office:value="66.7688">
            <text:p>66.7688</text:p>
          </table:table-cell>
          <table:table-cell office:value-type="float" office:value="77.1107">
            <text:p>77.1107</text:p>
          </table:table-cell>
          <table:table-cell/>
          <table:table-cell office:value-type="float" office:value="176.5521">
            <text:p>176.5521</text:p>
          </table:table-cell>
        </table:table-row>
        <table:table-row table:style-name="ro2">
          <table:table-cell office:value-type="float" office:value="61.1153">
            <text:p>61.1153</text:p>
          </table:table-cell>
          <table:table-cell office:value-type="float" office:value="140.5556">
            <text:p>140.5556</text:p>
          </table:table-cell>
          <table:table-cell office:value-type="float" office:value="103.6614">
            <text:p>103.6614</text:p>
          </table:table-cell>
          <table:table-cell/>
          <table:table-cell office:value-type="float" office:value="103.0742">
            <text:p>103.0742</text:p>
          </table:table-cell>
        </table:table-row>
        <table:table-row table:style-name="ro2">
          <table:table-cell office:value-type="float" office:value="69.8268">
            <text:p>69.8268</text:p>
          </table:table-cell>
          <table:table-cell office:value-type="float" office:value="111.5553">
            <text:p>111.5553</text:p>
          </table:table-cell>
          <table:table-cell office:value-type="float" office:value="120.0089">
            <text:p>120.0089</text:p>
          </table:table-cell>
          <table:table-cell/>
          <table:table-cell office:value-type="float" office:value="91.8413">
            <text:p>91.8413</text:p>
          </table:table-cell>
        </table:table-row>
        <table:table-row table:style-name="ro2">
          <table:table-cell office:value-type="float" office:value="74.286">
            <text:p>74.286</text:p>
          </table:table-cell>
          <table:table-cell office:value-type="float" office:value="66.9055">
            <text:p>66.9055</text:p>
          </table:table-cell>
          <table:table-cell office:value-type="float" office:value="59.2239">
            <text:p>59.2239</text:p>
          </table:table-cell>
          <table:table-cell/>
          <table:table-cell office:value-type="float" office:value="129.0096">
            <text:p>129.0096</text:p>
          </table:table-cell>
        </table:table-row>
        <table:table-row table:style-name="ro2">
          <table:table-cell office:value-type="float" office:value="62.1952">
            <text:p>62.1952</text:p>
          </table:table-cell>
          <table:table-cell office:value-type="float" office:value="82.9948">
            <text:p>82.9948</text:p>
          </table:table-cell>
          <table:table-cell office:value-type="float" office:value="120.4241">
            <text:p>120.4241</text:p>
          </table:table-cell>
          <table:table-cell/>
          <table:table-cell office:value-type="float" office:value="89.4174">
            <text:p>89.4174</text:p>
          </table:table-cell>
        </table:table-row>
        <table:table-row table:style-name="ro2">
          <table:table-cell office:value-type="float" office:value="48.9746">
            <text:p>48.9746</text:p>
          </table:table-cell>
          <table:table-cell office:value-type="float" office:value="67.5663">
            <text:p>67.5663</text:p>
          </table:table-cell>
          <table:table-cell office:value-type="float" office:value="77.0951">
            <text:p>77.0951</text:p>
          </table:table-cell>
          <table:table-cell/>
          <table:table-cell office:value-type="float" office:value="92.8668">
            <text:p>92.8668</text:p>
          </table:table-cell>
        </table:table-row>
        <table:table-row table:style-name="ro2">
          <table:table-cell office:value-type="float" office:value="48.1953">
            <text:p>48.1953</text:p>
          </table:table-cell>
          <table:table-cell office:value-type="float" office:value="74.8767">
            <text:p>74.8767</text:p>
          </table:table-cell>
          <table:table-cell office:value-type="float" office:value="120.0729">
            <text:p>120.0729</text:p>
          </table:table-cell>
          <table:table-cell/>
          <table:table-cell office:value-type="float" office:value="118.2399">
            <text:p>118.2399</text:p>
          </table:table-cell>
        </table:table-row>
        <table:table-row table:style-name="ro2">
          <table:table-cell office:value-type="float" office:value="55.2518">
            <text:p>55.2518</text:p>
          </table:table-cell>
          <table:table-cell office:value-type="float" office:value="57.1126">
            <text:p>57.1126</text:p>
          </table:table-cell>
          <table:table-cell office:value-type="float" office:value="123.9646">
            <text:p>123.9646</text:p>
          </table:table-cell>
          <table:table-cell/>
          <table:table-cell office:value-type="float" office:value="128.4258">
            <text:p>128.4258</text:p>
          </table:table-cell>
        </table:table-row>
        <table:table-row table:style-name="ro2">
          <table:table-cell office:value-type="float" office:value="62.0184">
            <text:p>62.0184</text:p>
          </table:table-cell>
          <table:table-cell office:value-type="float" office:value="59.3609">
            <text:p>59.3609</text:p>
          </table:table-cell>
          <table:table-cell office:value-type="float" office:value="89.4364">
            <text:p>89.4364</text:p>
          </table:table-cell>
          <table:table-cell/>
          <table:table-cell office:value-type="float" office:value="107.5272">
            <text:p>107.5272</text:p>
          </table:table-cell>
        </table:table-row>
        <table:table-row table:style-name="ro2">
          <table:table-cell office:value-type="float" office:value="45.7247">
            <text:p>45.7247</text:p>
          </table:table-cell>
          <table:table-cell office:value-type="float" office:value="68.3333">
            <text:p>68.3333</text:p>
          </table:table-cell>
          <table:table-cell office:value-type="float" office:value="106.92">
            <text:p>106.92</text:p>
          </table:table-cell>
          <table:table-cell/>
          <table:table-cell office:value-type="float" office:value="119.2508">
            <text:p>119.2508</text:p>
          </table:table-cell>
        </table:table-row>
        <table:table-row table:style-name="ro2">
          <table:table-cell office:value-type="float" office:value="51.1726">
            <text:p>51.1726</text:p>
          </table:table-cell>
          <table:table-cell office:value-type="float" office:value="80.1221">
            <text:p>80.1221</text:p>
          </table:table-cell>
          <table:table-cell office:value-type="float" office:value="130.2348">
            <text:p>130.2348</text:p>
          </table:table-cell>
          <table:table-cell/>
          <table:table-cell office:value-type="float" office:value="117.4675">
            <text:p>117.4675</text:p>
          </table:table-cell>
        </table:table-row>
        <table:table-row table:style-name="ro2">
          <table:table-cell office:value-type="float" office:value="50.055">
            <text:p>50.055</text:p>
          </table:table-cell>
          <table:table-cell office:value-type="float" office:value="75.8671">
            <text:p>75.8671</text:p>
          </table:table-cell>
          <table:table-cell office:value-type="float" office:value="57.6633">
            <text:p>57.6633</text:p>
          </table:table-cell>
          <table:table-cell/>
          <table:table-cell office:value-type="float" office:value="89.3073">
            <text:p>89.3073</text:p>
          </table:table-cell>
        </table:table-row>
        <table:table-row table:style-name="ro2">
          <table:table-cell office:value-type="float" office:value="87.1781">
            <text:p>87.1781</text:p>
          </table:table-cell>
          <table:table-cell office:value-type="float" office:value="66.5514">
            <text:p>66.5514</text:p>
          </table:table-cell>
          <table:table-cell office:value-type="float" office:value="136.9847">
            <text:p>136.9847</text:p>
          </table:table-cell>
          <table:table-cell/>
          <table:table-cell office:value-type="float" office:value="166.8087">
            <text:p>166.8087</text:p>
          </table:table-cell>
        </table:table-row>
        <table:table-row table:style-name="ro2">
          <table:table-cell office:value-type="float" office:value="83.0592">
            <text:p>83.0592</text:p>
          </table:table-cell>
          <table:table-cell office:value-type="float" office:value="49.3152">
            <text:p>49.3152</text:p>
          </table:table-cell>
          <table:table-cell office:value-type="float" office:value="131.023">
            <text:p>131.023</text:p>
          </table:table-cell>
          <table:table-cell/>
          <table:table-cell office:value-type="float" office:value="162.3869">
            <text:p>162.3869</text:p>
          </table:table-cell>
        </table:table-row>
        <table:table-row table:style-name="ro2">
          <table:table-cell office:value-type="float" office:value="55.1669">
            <text:p>55.1669</text:p>
          </table:table-cell>
          <table:table-cell office:value-type="float" office:value="85.9715">
            <text:p>85.9715</text:p>
          </table:table-cell>
          <table:table-cell office:value-type="float" office:value="75.0167">
            <text:p>75.0167</text:p>
          </table:table-cell>
          <table:table-cell/>
          <table:table-cell office:value-type="float" office:value="136.3122">
            <text:p>136.3122</text:p>
          </table:table-cell>
        </table:table-row>
        <table:table-row table:style-name="ro2">
          <table:table-cell office:value-type="float" office:value="67.175">
            <text:p>67.175</text:p>
          </table:table-cell>
          <table:table-cell office:value-type="float" office:value="86.2553">
            <text:p>86.2553</text:p>
          </table:table-cell>
          <table:table-cell office:value-type="float" office:value="87.7187">
            <text:p>87.7187</text:p>
          </table:table-cell>
          <table:table-cell/>
          <table:table-cell office:value-type="float" office:value="106.0594">
            <text:p>106.0594</text:p>
          </table:table-cell>
        </table:table-row>
        <table:table-row table:style-name="ro2">
          <table:table-cell office:value-type="float" office:value="51.6375">
            <text:p>51.6375</text:p>
          </table:table-cell>
          <table:table-cell office:value-type="float" office:value="111.4325">
            <text:p>111.4325</text:p>
          </table:table-cell>
          <table:table-cell office:value-type="float" office:value="80.1938">
            <text:p>80.1938</text:p>
          </table:table-cell>
          <table:table-cell/>
          <table:table-cell office:value-type="float" office:value="129.3422">
            <text:p>129.3422</text:p>
          </table:table-cell>
        </table:table-row>
        <table:table-row table:style-name="ro2">
          <table:table-cell office:value-type="float" office:value="68.0288">
            <text:p>68.0288</text:p>
          </table:table-cell>
          <table:table-cell office:value-type="float" office:value="152.0677">
            <text:p>152.0677</text:p>
          </table:table-cell>
          <table:table-cell office:value-type="float" office:value="71.5342">
            <text:p>71.5342</text:p>
          </table:table-cell>
          <table:table-cell/>
          <table:table-cell office:value-type="float" office:value="101.3735">
            <text:p>101.3735</text:p>
          </table:table-cell>
        </table:table-row>
        <table:table-row table:style-name="ro2">
          <table:table-cell office:value-type="float" office:value="52.1836">
            <text:p>52.1836</text:p>
          </table:table-cell>
          <table:table-cell office:value-type="float" office:value="104.6539">
            <text:p>104.6539</text:p>
          </table:table-cell>
          <table:table-cell office:value-type="float" office:value="70.8863">
            <text:p>70.8863</text:p>
          </table:table-cell>
          <table:table-cell/>
          <table:table-cell office:value-type="float" office:value="105.3471">
            <text:p>105.3471</text:p>
          </table:table-cell>
        </table:table-row>
        <table:table-row table:style-name="ro2">
          <table:table-cell office:value-type="float" office:value="65.067">
            <text:p>65.067</text:p>
          </table:table-cell>
          <table:table-cell office:value-type="float" office:value="80.2409">
            <text:p>80.2409</text:p>
          </table:table-cell>
          <table:table-cell office:value-type="float" office:value="55.1746">
            <text:p>55.1746</text:p>
          </table:table-cell>
          <table:table-cell/>
          <table:table-cell office:value-type="float" office:value="98.5141">
            <text:p>98.5141</text:p>
          </table:table-cell>
        </table:table-row>
        <table:table-row table:style-name="ro2">
          <table:table-cell office:value-type="float" office:value="86.2505">
            <text:p>86.2505</text:p>
          </table:table-cell>
          <table:table-cell office:value-type="float" office:value="73.2304">
            <text:p>73.2304</text:p>
          </table:table-cell>
          <table:table-cell office:value-type="float" office:value="87.0799">
            <text:p>87.0799</text:p>
          </table:table-cell>
          <table:table-cell/>
          <table:table-cell office:value-type="float" office:value="209.6592">
            <text:p>209.6592</text:p>
          </table:table-cell>
        </table:table-row>
        <table:table-row table:style-name="ro2">
          <table:table-cell office:value-type="float" office:value="81.3515">
            <text:p>81.3515</text:p>
          </table:table-cell>
          <table:table-cell office:value-type="float" office:value="86.1819">
            <text:p>86.1819</text:p>
          </table:table-cell>
          <table:table-cell office:value-type="float" office:value="151.8733">
            <text:p>151.8733</text:p>
          </table:table-cell>
          <table:table-cell/>
          <table:table-cell office:value-type="float" office:value="106.3589">
            <text:p>106.3589</text:p>
          </table:table-cell>
        </table:table-row>
        <table:table-row table:style-name="ro2">
          <table:table-cell office:value-type="float" office:value="72.0984">
            <text:p>72.0984</text:p>
          </table:table-cell>
          <table:table-cell office:value-type="float" office:value="94.4001">
            <text:p>94.4001</text:p>
          </table:table-cell>
          <table:table-cell office:value-type="float" office:value="111.8383">
            <text:p>111.8383</text:p>
          </table:table-cell>
          <table:table-cell/>
          <table:table-cell office:value-type="float" office:value="106.0986">
            <text:p>106.0986</text:p>
          </table:table-cell>
        </table:table-row>
        <table:table-row table:style-name="ro2">
          <table:table-cell office:value-type="float" office:value="72.3841">
            <text:p>72.3841</text:p>
          </table:table-cell>
          <table:table-cell office:value-type="float" office:value="78.9646">
            <text:p>78.9646</text:p>
          </table:table-cell>
          <table:table-cell office:value-type="float" office:value="104.7374">
            <text:p>104.7374</text:p>
          </table:table-cell>
          <table:table-cell/>
          <table:table-cell office:value-type="float" office:value="109.0985">
            <text:p>109.0985</text:p>
          </table:table-cell>
        </table:table-row>
        <table:table-row table:style-name="ro2">
          <table:table-cell office:value-type="float" office:value="57.4732">
            <text:p>57.4732</text:p>
          </table:table-cell>
          <table:table-cell office:value-type="float" office:value="114.0523">
            <text:p>114.0523</text:p>
          </table:table-cell>
          <table:table-cell office:value-type="float" office:value="78.5845">
            <text:p>78.5845</text:p>
          </table:table-cell>
          <table:table-cell/>
          <table:table-cell office:value-type="float" office:value="108.2016">
            <text:p>108.2016</text:p>
          </table:table-cell>
        </table:table-row>
        <table:table-row table:style-name="ro2">
          <table:table-cell office:value-type="float" office:value="75.3118">
            <text:p>75.3118</text:p>
          </table:table-cell>
          <table:table-cell office:value-type="float" office:value="117.6436">
            <text:p>117.6436</text:p>
          </table:table-cell>
          <table:table-cell office:value-type="float" office:value="75.0669">
            <text:p>75.0669</text:p>
          </table:table-cell>
          <table:table-cell/>
          <table:table-cell office:value-type="float" office:value="89.1648">
            <text:p>89.1648</text:p>
          </table:table-cell>
        </table:table-row>
        <table:table-row table:style-name="ro2">
          <table:table-cell office:value-type="float" office:value="64.8784">
            <text:p>64.8784</text:p>
          </table:table-cell>
          <table:table-cell office:value-type="float" office:value="83.2897">
            <text:p>83.2897</text:p>
          </table:table-cell>
          <table:table-cell office:value-type="float" office:value="136.5678">
            <text:p>136.5678</text:p>
          </table:table-cell>
          <table:table-cell/>
          <table:table-cell office:value-type="float" office:value="87.5375">
            <text:p>87.5375</text:p>
          </table:table-cell>
        </table:table-row>
        <table:table-row table:style-name="ro2">
          <table:table-cell office:value-type="float" office:value="75.6761">
            <text:p>75.6761</text:p>
          </table:table-cell>
          <table:table-cell office:value-type="float" office:value="83.995">
            <text:p>83.995</text:p>
          </table:table-cell>
          <table:table-cell office:value-type="float" office:value="74.6404">
            <text:p>74.6404</text:p>
          </table:table-cell>
          <table:table-cell/>
          <table:table-cell office:value-type="float" office:value="106.6436">
            <text:p>106.6436</text:p>
          </table:table-cell>
        </table:table-row>
        <table:table-row table:style-name="ro2">
          <table:table-cell office:value-type="float" office:value="64.0016">
            <text:p>64.0016</text:p>
          </table:table-cell>
          <table:table-cell office:value-type="float" office:value="91.3963">
            <text:p>91.3963</text:p>
          </table:table-cell>
          <table:table-cell office:value-type="float" office:value="60.8899">
            <text:p>60.8899</text:p>
          </table:table-cell>
          <table:table-cell/>
          <table:table-cell office:value-type="float" office:value="74.2769">
            <text:p>74.2769</text:p>
          </table:table-cell>
        </table:table-row>
        <table:table-row table:style-name="ro2">
          <table:table-cell office:value-type="float" office:value="38.9576">
            <text:p>38.9576</text:p>
          </table:table-cell>
          <table:table-cell office:value-type="float" office:value="64.2043">
            <text:p>64.2043</text:p>
          </table:table-cell>
          <table:table-cell office:value-type="float" office:value="76.4635">
            <text:p>76.4635</text:p>
          </table:table-cell>
          <table:table-cell/>
          <table:table-cell office:value-type="float" office:value="92.3298">
            <text:p>92.3298</text:p>
          </table:table-cell>
        </table:table-row>
        <table:table-row table:style-name="ro2">
          <table:table-cell office:value-type="float" office:value="56.8173">
            <text:p>56.8173</text:p>
          </table:table-cell>
          <table:table-cell office:value-type="float" office:value="67.7819">
            <text:p>67.7819</text:p>
          </table:table-cell>
          <table:table-cell office:value-type="float" office:value="127.5648">
            <text:p>127.5648</text:p>
          </table:table-cell>
          <table:table-cell/>
          <table:table-cell office:value-type="float" office:value="65.611">
            <text:p>65.611</text:p>
          </table:table-cell>
        </table:table-row>
        <table:table-row table:style-name="ro2">
          <table:table-cell office:value-type="float" office:value="74.0969">
            <text:p>74.0969</text:p>
          </table:table-cell>
          <table:table-cell office:value-type="float" office:value="79.1375">
            <text:p>79.1375</text:p>
          </table:table-cell>
          <table:table-cell office:value-type="float" office:value="74.2605">
            <text:p>74.2605</text:p>
          </table:table-cell>
          <table:table-cell/>
          <table:table-cell office:value-type="float" office:value="98.3448">
            <text:p>98.3448</text:p>
          </table:table-cell>
        </table:table-row>
        <table:table-row table:style-name="ro2">
          <table:table-cell office:value-type="float" office:value="54.2974">
            <text:p>54.2974</text:p>
          </table:table-cell>
          <table:table-cell office:value-type="float" office:value="96.2404">
            <text:p>96.2404</text:p>
          </table:table-cell>
          <table:table-cell office:value-type="float" office:value="112.8097">
            <text:p>112.8097</text:p>
          </table:table-cell>
          <table:table-cell/>
          <table:table-cell office:value-type="float" office:value="126.7176">
            <text:p>126.7176</text:p>
          </table:table-cell>
        </table:table-row>
        <table:table-row table:style-name="ro2">
          <table:table-cell office:value-type="float" office:value="49.0925">
            <text:p>49.0925</text:p>
          </table:table-cell>
          <table:table-cell office:value-type="float" office:value="102.4721">
            <text:p>102.4721</text:p>
          </table:table-cell>
          <table:table-cell office:value-type="float" office:value="67.6977">
            <text:p>67.6977</text:p>
          </table:table-cell>
          <table:table-cell/>
          <table:table-cell office:value-type="float" office:value="67.2857">
            <text:p>67.2857</text:p>
          </table:table-cell>
        </table:table-row>
        <table:table-row table:style-name="ro2">
          <table:table-cell office:value-type="float" office:value="57.5639">
            <text:p>57.5639</text:p>
          </table:table-cell>
          <table:table-cell office:value-type="float" office:value="76.0898">
            <text:p>76.0898</text:p>
          </table:table-cell>
          <table:table-cell office:value-type="float" office:value="123.3867">
            <text:p>123.3867</text:p>
          </table:table-cell>
          <table:table-cell/>
          <table:table-cell office:value-type="float" office:value="97.8729">
            <text:p>97.8729</text:p>
          </table:table-cell>
        </table:table-row>
        <table:table-row table:style-name="ro2">
          <table:table-cell office:value-type="float" office:value="54.9058">
            <text:p>54.9058</text:p>
          </table:table-cell>
          <table:table-cell office:value-type="float" office:value="131.5921">
            <text:p>131.5921</text:p>
          </table:table-cell>
          <table:table-cell office:value-type="float" office:value="85.3541">
            <text:p>85.3541</text:p>
          </table:table-cell>
          <table:table-cell/>
          <table:table-cell office:value-type="float" office:value="74.5364">
            <text:p>74.5364</text:p>
          </table:table-cell>
        </table:table-row>
        <table:table-row table:style-name="ro2">
          <table:table-cell office:value-type="float" office:value="87.8065">
            <text:p>87.8065</text:p>
          </table:table-cell>
          <table:table-cell office:value-type="float" office:value="122.0533">
            <text:p>122.0533</text:p>
          </table:table-cell>
          <table:table-cell office:value-type="float" office:value="90.9866">
            <text:p>90.9866</text:p>
          </table:table-cell>
          <table:table-cell/>
          <table:table-cell office:value-type="float" office:value="85.6353">
            <text:p>85.6353</text:p>
          </table:table-cell>
        </table:table-row>
        <table:table-row table:style-name="ro2">
          <table:table-cell office:value-type="float" office:value="70.9559">
            <text:p>70.9559</text:p>
          </table:table-cell>
          <table:table-cell office:value-type="float" office:value="80.0468">
            <text:p>80.0468</text:p>
          </table:table-cell>
          <table:table-cell office:value-type="float" office:value="89.5554">
            <text:p>89.5554</text:p>
          </table:table-cell>
          <table:table-cell/>
          <table:table-cell office:value-type="float" office:value="109.1583">
            <text:p>109.1583</text:p>
          </table:table-cell>
        </table:table-row>
        <table:table-row table:style-name="ro2">
          <table:table-cell office:value-type="float" office:value="103.3342">
            <text:p>103.3342</text:p>
          </table:table-cell>
          <table:table-cell office:value-type="float" office:value="18.0092">
            <text:p>18.0092</text:p>
          </table:table-cell>
          <table:table-cell office:value-type="float" office:value="89.1721">
            <text:p>89.1721</text:p>
          </table:table-cell>
          <table:table-cell/>
          <table:table-cell office:value-type="float" office:value="73.6495">
            <text:p>73.6495</text:p>
          </table:table-cell>
        </table:table-row>
        <table:table-row table:style-name="ro2">
          <table:table-cell office:value-type="float" office:value="43.3307">
            <text:p>43.3307</text:p>
          </table:table-cell>
          <table:table-cell office:value-type="float" office:value="59.133">
            <text:p>59.133</text:p>
          </table:table-cell>
          <table:table-cell office:value-type="float" office:value="66.2947">
            <text:p>66.2947</text:p>
          </table:table-cell>
          <table:table-cell/>
          <table:table-cell office:value-type="float" office:value="79.8059">
            <text:p>79.8059</text:p>
          </table:table-cell>
        </table:table-row>
        <table:table-row table:style-name="ro2">
          <table:table-cell office:value-type="float" office:value="52.7012">
            <text:p>52.7012</text:p>
          </table:table-cell>
          <table:table-cell office:value-type="float" office:value="83.0515">
            <text:p>83.0515</text:p>
          </table:table-cell>
          <table:table-cell office:value-type="float" office:value="102.3774">
            <text:p>102.3774</text:p>
          </table:table-cell>
          <table:table-cell/>
          <table:table-cell office:value-type="float" office:value="80.9774">
            <text:p>80.9774</text:p>
          </table:table-cell>
        </table:table-row>
        <table:table-row table:style-name="ro2">
          <table:table-cell office:value-type="float" office:value="49.1767">
            <text:p>49.1767</text:p>
          </table:table-cell>
          <table:table-cell office:value-type="float" office:value="73.2354">
            <text:p>73.2354</text:p>
          </table:table-cell>
          <table:table-cell office:value-type="float" office:value="123.9829">
            <text:p>123.9829</text:p>
          </table:table-cell>
          <table:table-cell/>
          <table:table-cell office:value-type="float" office:value="88.7832">
            <text:p>88.7832</text:p>
          </table:table-cell>
        </table:table-row>
        <table:table-row table:style-name="ro2">
          <table:table-cell office:value-type="float" office:value="73.0043">
            <text:p>73.0043</text:p>
          </table:table-cell>
          <table:table-cell office:value-type="float" office:value="67.0029">
            <text:p>67.0029</text:p>
          </table:table-cell>
          <table:table-cell office:value-type="float" office:value="68.9447">
            <text:p>68.9447</text:p>
          </table:table-cell>
          <table:table-cell/>
          <table:table-cell office:value-type="float" office:value="79.5892">
            <text:p>79.5892</text:p>
          </table:table-cell>
        </table:table-row>
        <table:table-row table:style-name="ro2">
          <table:table-cell office:value-type="float" office:value="18.843">
            <text:p>18.843</text:p>
          </table:table-cell>
          <table:table-cell office:value-type="float" office:value="96.334">
            <text:p>96.334</text:p>
          </table:table-cell>
          <table:table-cell office:value-type="float" office:value="150.7551">
            <text:p>150.7551</text:p>
          </table:table-cell>
          <table:table-cell/>
          <table:table-cell office:value-type="float" office:value="72.5732">
            <text:p>72.5732</text:p>
          </table:table-cell>
        </table:table-row>
        <table:table-row table:style-name="ro2">
          <table:table-cell office:value-type="float" office:value="65.1439">
            <text:p>65.1439</text:p>
          </table:table-cell>
          <table:table-cell office:value-type="float" office:value="102.5302">
            <text:p>102.5302</text:p>
          </table:table-cell>
          <table:table-cell office:value-type="float" office:value="104.3279">
            <text:p>104.3279</text:p>
          </table:table-cell>
          <table:table-cell/>
          <table:table-cell office:value-type="float" office:value="77.5824">
            <text:p>77.5824</text:p>
          </table:table-cell>
        </table:table-row>
        <table:table-row table:style-name="ro2">
          <table:table-cell office:value-type="float" office:value="67.0113">
            <text:p>67.0113</text:p>
          </table:table-cell>
          <table:table-cell office:value-type="float" office:value="91.1752">
            <text:p>91.1752</text:p>
          </table:table-cell>
          <table:table-cell office:value-type="float" office:value="59.6832">
            <text:p>59.6832</text:p>
          </table:table-cell>
          <table:table-cell/>
          <table:table-cell office:value-type="float" office:value="72.5074">
            <text:p>72.5074</text:p>
          </table:table-cell>
        </table:table-row>
        <table:table-row table:style-name="ro2">
          <table:table-cell office:value-type="float" office:value="100.7637">
            <text:p>100.7637</text:p>
          </table:table-cell>
          <table:table-cell office:value-type="float" office:value="80.3639">
            <text:p>80.3639</text:p>
          </table:table-cell>
          <table:table-cell office:value-type="float" office:value="86.3456">
            <text:p>86.3456</text:p>
          </table:table-cell>
          <table:table-cell/>
          <table:table-cell office:value-type="float" office:value="95.4704">
            <text:p>95.4704</text:p>
          </table:table-cell>
        </table:table-row>
        <table:table-row table:style-name="ro2">
          <table:table-cell office:value-type="float" office:value="70.1896">
            <text:p>70.1896</text:p>
          </table:table-cell>
          <table:table-cell office:value-type="float" office:value="124.439">
            <text:p>124.439</text:p>
          </table:table-cell>
          <table:table-cell office:value-type="float" office:value="79.5876">
            <text:p>79.5876</text:p>
          </table:table-cell>
          <table:table-cell/>
          <table:table-cell office:value-type="float" office:value="96.3038">
            <text:p>96.3038</text:p>
          </table:table-cell>
        </table:table-row>
        <table:table-row table:style-name="ro2">
          <table:table-cell office:value-type="float" office:value="78.4901">
            <text:p>78.4901</text:p>
          </table:table-cell>
          <table:table-cell office:value-type="float" office:value="104.3818">
            <text:p>104.3818</text:p>
          </table:table-cell>
          <table:table-cell office:value-type="float" office:value="74.7976">
            <text:p>74.7976</text:p>
          </table:table-cell>
          <table:table-cell/>
          <table:table-cell office:value-type="float" office:value="78.3687">
            <text:p>78.3687</text:p>
          </table:table-cell>
        </table:table-row>
        <table:table-row table:style-name="ro2">
          <table:table-cell office:value-type="float" office:value="73.9491">
            <text:p>73.9491</text:p>
          </table:table-cell>
          <table:table-cell office:value-type="float" office:value="80.0603">
            <text:p>80.0603</text:p>
          </table:table-cell>
          <table:table-cell office:value-type="float" office:value="98.6676">
            <text:p>98.6676</text:p>
          </table:table-cell>
          <table:table-cell/>
          <table:table-cell office:value-type="float" office:value="85.764">
            <text:p>85.764</text:p>
          </table:table-cell>
        </table:table-row>
        <table:table-row table:style-name="ro2">
          <table:table-cell office:value-type="float" office:value="89.3996">
            <text:p>89.3996</text:p>
          </table:table-cell>
          <table:table-cell office:value-type="float" office:value="76.425">
            <text:p>76.425</text:p>
          </table:table-cell>
          <table:table-cell office:value-type="float" office:value="127.1754">
            <text:p>127.1754</text:p>
          </table:table-cell>
          <table:table-cell/>
          <table:table-cell office:value-type="float" office:value="111.1916">
            <text:p>111.1916</text:p>
          </table:table-cell>
        </table:table-row>
        <table:table-row table:style-name="ro2">
          <table:table-cell office:value-type="float" office:value="70.2343">
            <text:p>70.2343</text:p>
          </table:table-cell>
          <table:table-cell office:value-type="float" office:value="105.5866">
            <text:p>105.5866</text:p>
          </table:table-cell>
          <table:table-cell office:value-type="float" office:value="157.4888">
            <text:p>157.4888</text:p>
          </table:table-cell>
          <table:table-cell/>
          <table:table-cell office:value-type="float" office:value="68.7637">
            <text:p>68.7637</text:p>
          </table:table-cell>
        </table:table-row>
        <table:table-row table:style-name="ro2">
          <table:table-cell office:value-type="float" office:value="50.2816">
            <text:p>50.2816</text:p>
          </table:table-cell>
          <table:table-cell office:value-type="float" office:value="71.7132">
            <text:p>71.7132</text:p>
          </table:table-cell>
          <table:table-cell office:value-type="float" office:value="118.5635">
            <text:p>118.5635</text:p>
          </table:table-cell>
          <table:table-cell/>
          <table:table-cell office:value-type="float" office:value="114.9993">
            <text:p>114.9993</text:p>
          </table:table-cell>
        </table:table-row>
        <table:table-row table:style-name="ro2">
          <table:table-cell office:value-type="float" office:value="74.3557">
            <text:p>74.3557</text:p>
          </table:table-cell>
          <table:table-cell office:value-type="float" office:value="69.9155">
            <text:p>69.9155</text:p>
          </table:table-cell>
          <table:table-cell office:value-type="float" office:value="115.9931">
            <text:p>115.9931</text:p>
          </table:table-cell>
          <table:table-cell/>
          <table:table-cell office:value-type="float" office:value="66.9586">
            <text:p>66.9586</text:p>
          </table:table-cell>
        </table:table-row>
        <table:table-row table:style-name="ro2">
          <table:table-cell office:value-type="float" office:value="82.3203">
            <text:p>82.3203</text:p>
          </table:table-cell>
          <table:table-cell office:value-type="float" office:value="65.3575">
            <text:p>65.3575</text:p>
          </table:table-cell>
          <table:table-cell office:value-type="float" office:value="51.3641">
            <text:p>51.3641</text:p>
          </table:table-cell>
          <table:table-cell/>
          <table:table-cell office:value-type="float" office:value="145.0027">
            <text:p>145.0027</text:p>
          </table:table-cell>
        </table:table-row>
        <table:table-row table:style-name="ro2">
          <table:table-cell office:value-type="float" office:value="93.2939">
            <text:p>93.2939</text:p>
          </table:table-cell>
          <table:table-cell office:value-type="float" office:value="72.6643">
            <text:p>72.6643</text:p>
          </table:table-cell>
          <table:table-cell office:value-type="float" office:value="91.5695">
            <text:p>91.5695</text:p>
          </table:table-cell>
          <table:table-cell/>
          <table:table-cell office:value-type="float" office:value="76.5573">
            <text:p>76.5573</text:p>
          </table:table-cell>
        </table:table-row>
        <table:table-row table:style-name="ro2">
          <table:table-cell office:value-type="float" office:value="66.8547">
            <text:p>66.8547</text:p>
          </table:table-cell>
          <table:table-cell office:value-type="float" office:value="48.9942">
            <text:p>48.9942</text:p>
          </table:table-cell>
          <table:table-cell office:value-type="float" office:value="67.6017">
            <text:p>67.6017</text:p>
          </table:table-cell>
          <table:table-cell/>
          <table:table-cell office:value-type="float" office:value="78.3498">
            <text:p>78.3498</text:p>
          </table:table-cell>
        </table:table-row>
        <table:table-row table:style-name="ro2">
          <table:table-cell office:value-type="float" office:value="89.6044">
            <text:p>89.6044</text:p>
          </table:table-cell>
          <table:table-cell office:value-type="float" office:value="66.5501">
            <text:p>66.5501</text:p>
          </table:table-cell>
          <table:table-cell office:value-type="float" office:value="153.1964">
            <text:p>153.1964</text:p>
          </table:table-cell>
          <table:table-cell/>
          <table:table-cell office:value-type="float" office:value="74.5182">
            <text:p>74.5182</text:p>
          </table:table-cell>
        </table:table-row>
        <table:table-row table:style-name="ro2">
          <table:table-cell office:value-type="float" office:value="58.1967">
            <text:p>58.1967</text:p>
          </table:table-cell>
          <table:table-cell office:value-type="float" office:value="67.7613">
            <text:p>67.7613</text:p>
          </table:table-cell>
          <table:table-cell office:value-type="float" office:value="85.3199">
            <text:p>85.3199</text:p>
          </table:table-cell>
          <table:table-cell/>
          <table:table-cell office:value-type="float" office:value="72.4924">
            <text:p>72.4924</text:p>
          </table:table-cell>
        </table:table-row>
        <table:table-row table:style-name="ro2">
          <table:table-cell office:value-type="float" office:value="83.8499">
            <text:p>83.8499</text:p>
          </table:table-cell>
          <table:table-cell office:value-type="float" office:value="66.823">
            <text:p>66.823</text:p>
          </table:table-cell>
          <table:table-cell office:value-type="float" office:value="83.9237">
            <text:p>83.9237</text:p>
          </table:table-cell>
          <table:table-cell/>
          <table:table-cell office:value-type="float" office:value="77.2432">
            <text:p>77.2432</text:p>
          </table:table-cell>
        </table:table-row>
        <table:table-row table:style-name="ro2">
          <table:table-cell office:value-type="float" office:value="66.7275">
            <text:p>66.7275</text:p>
          </table:table-cell>
          <table:table-cell office:value-type="float" office:value="55.9577">
            <text:p>55.9577</text:p>
          </table:table-cell>
          <table:table-cell office:value-type="float" office:value="116.8691">
            <text:p>116.8691</text:p>
          </table:table-cell>
          <table:table-cell/>
          <table:table-cell office:value-type="float" office:value="85.3475">
            <text:p>85.3475</text:p>
          </table:table-cell>
        </table:table-row>
        <table:table-row table:style-name="ro2">
          <table:table-cell office:value-type="float" office:value="75.8607">
            <text:p>75.8607</text:p>
          </table:table-cell>
          <table:table-cell office:value-type="float" office:value="101.9941">
            <text:p>101.9941</text:p>
          </table:table-cell>
          <table:table-cell office:value-type="float" office:value="104.0952">
            <text:p>104.0952</text:p>
          </table:table-cell>
          <table:table-cell/>
          <table:table-cell office:value-type="float" office:value="98.7229">
            <text:p>98.7229</text:p>
          </table:table-cell>
        </table:table-row>
        <table:table-row table:style-name="ro2">
          <table:table-cell office:value-type="float" office:value="57.549">
            <text:p>57.549</text:p>
          </table:table-cell>
          <table:table-cell office:value-type="float" office:value="82.0917">
            <text:p>82.0917</text:p>
          </table:table-cell>
          <table:table-cell office:value-type="float" office:value="96.3318">
            <text:p>96.3318</text:p>
          </table:table-cell>
          <table:table-cell/>
          <table:table-cell office:value-type="float" office:value="154.8622">
            <text:p>154.8622</text:p>
          </table:table-cell>
        </table:table-row>
        <table:table-row table:style-name="ro2">
          <table:table-cell office:value-type="float" office:value="74.2397">
            <text:p>74.2397</text:p>
          </table:table-cell>
          <table:table-cell office:value-type="float" office:value="80.8273">
            <text:p>80.8273</text:p>
          </table:table-cell>
          <table:table-cell office:value-type="float" office:value="92.4626">
            <text:p>92.4626</text:p>
          </table:table-cell>
          <table:table-cell/>
          <table:table-cell office:value-type="float" office:value="76.9306">
            <text:p>76.9306</text:p>
          </table:table-cell>
        </table:table-row>
        <table:table-row table:style-name="ro2">
          <table:table-cell office:value-type="float" office:value="96.5029">
            <text:p>96.5029</text:p>
          </table:table-cell>
          <table:table-cell office:value-type="float" office:value="87.5348">
            <text:p>87.5348</text:p>
          </table:table-cell>
          <table:table-cell office:value-type="float" office:value="21.9304">
            <text:p>21.9304</text:p>
          </table:table-cell>
          <table:table-cell/>
          <table:table-cell office:value-type="float" office:value="49.9228">
            <text:p>49.9228</text:p>
          </table:table-cell>
        </table:table-row>
        <table:table-row table:style-name="ro2">
          <table:table-cell office:value-type="float" office:value="61.4624">
            <text:p>61.4624</text:p>
          </table:table-cell>
          <table:table-cell office:value-type="float" office:value="89.0872">
            <text:p>89.0872</text:p>
          </table:table-cell>
          <table:table-cell office:value-type="float" office:value="115.12">
            <text:p>115.12</text:p>
          </table:table-cell>
          <table:table-cell/>
          <table:table-cell office:value-type="float" office:value="125.9029">
            <text:p>125.9029</text:p>
          </table:table-cell>
        </table:table-row>
        <table:table-row table:style-name="ro2">
          <table:table-cell office:value-type="float" office:value="66.5483">
            <text:p>66.5483</text:p>
          </table:table-cell>
          <table:table-cell office:value-type="float" office:value="77.357">
            <text:p>77.357</text:p>
          </table:table-cell>
          <table:table-cell office:value-type="float" office:value="129.9631">
            <text:p>129.9631</text:p>
          </table:table-cell>
          <table:table-cell/>
          <table:table-cell office:value-type="float" office:value="66.7975">
            <text:p>66.7975</text:p>
          </table:table-cell>
        </table:table-row>
        <table:table-row table:style-name="ro2">
          <table:table-cell office:value-type="float" office:value="57.419">
            <text:p>57.419</text:p>
          </table:table-cell>
          <table:table-cell office:value-type="float" office:value="81.5895">
            <text:p>81.5895</text:p>
          </table:table-cell>
          <table:table-cell office:value-type="float" office:value="101.143">
            <text:p>101.143</text:p>
          </table:table-cell>
          <table:table-cell/>
          <table:table-cell office:value-type="float" office:value="58.5216">
            <text:p>58.5216</text:p>
          </table:table-cell>
        </table:table-row>
        <table:table-row table:style-name="ro2">
          <table:table-cell office:value-type="float" office:value="86.6112">
            <text:p>86.6112</text:p>
          </table:table-cell>
          <table:table-cell office:value-type="float" office:value="69.7267">
            <text:p>69.7267</text:p>
          </table:table-cell>
          <table:table-cell office:value-type="float" office:value="96.3175">
            <text:p>96.3175</text:p>
          </table:table-cell>
          <table:table-cell/>
          <table:table-cell office:value-type="float" office:value="113.5125">
            <text:p>113.5125</text:p>
          </table:table-cell>
        </table:table-row>
        <table:table-row table:style-name="ro2">
          <table:table-cell office:value-type="float" office:value="86.6881">
            <text:p>86.6881</text:p>
          </table:table-cell>
          <table:table-cell office:value-type="float" office:value="103.1313">
            <text:p>103.1313</text:p>
          </table:table-cell>
          <table:table-cell office:value-type="float" office:value="106.1115">
            <text:p>106.1115</text:p>
          </table:table-cell>
          <table:table-cell/>
          <table:table-cell office:value-type="float" office:value="137.7704">
            <text:p>137.7704</text:p>
          </table:table-cell>
        </table:table-row>
        <table:table-row table:style-name="ro2">
          <table:table-cell office:value-type="float" office:value="75.939">
            <text:p>75.939</text:p>
          </table:table-cell>
          <table:table-cell office:value-type="float" office:value="90.7516">
            <text:p>90.7516</text:p>
          </table:table-cell>
          <table:table-cell office:value-type="float" office:value="114.9292">
            <text:p>114.9292</text:p>
          </table:table-cell>
          <table:table-cell/>
          <table:table-cell office:value-type="float" office:value="68.0734">
            <text:p>68.0734</text:p>
          </table:table-cell>
        </table:table-row>
        <table:table-row table:style-name="ro2">
          <table:table-cell office:value-type="float" office:value="77.9445">
            <text:p>77.9445</text:p>
          </table:table-cell>
          <table:table-cell office:value-type="float" office:value="60.8675">
            <text:p>60.8675</text:p>
          </table:table-cell>
          <table:table-cell office:value-type="float" office:value="41.0263">
            <text:p>41.0263</text:p>
          </table:table-cell>
          <table:table-cell/>
          <table:table-cell office:value-type="float" office:value="70.7096">
            <text:p>70.7096</text:p>
          </table:table-cell>
        </table:table-row>
        <table:table-row table:style-name="ro2">
          <table:table-cell office:value-type="float" office:value="90.4803">
            <text:p>90.4803</text:p>
          </table:table-cell>
          <table:table-cell office:value-type="float" office:value="83.9718">
            <text:p>83.9718</text:p>
          </table:table-cell>
          <table:table-cell office:value-type="float" office:value="65.6099">
            <text:p>65.6099</text:p>
          </table:table-cell>
          <table:table-cell/>
          <table:table-cell office:value-type="float" office:value="100.7685">
            <text:p>100.7685</text:p>
          </table:table-cell>
        </table:table-row>
        <table:table-row table:style-name="ro2">
          <table:table-cell office:value-type="float" office:value="70.9215">
            <text:p>70.9215</text:p>
          </table:table-cell>
          <table:table-cell office:value-type="float" office:value="59.7014">
            <text:p>59.7014</text:p>
          </table:table-cell>
          <table:table-cell office:value-type="float" office:value="78.2397">
            <text:p>78.2397</text:p>
          </table:table-cell>
          <table:table-cell/>
          <table:table-cell office:value-type="float" office:value="118.5545">
            <text:p>118.5545</text:p>
          </table:table-cell>
        </table:table-row>
        <table:table-row table:style-name="ro2">
          <table:table-cell office:value-type="float" office:value="74.023">
            <text:p>74.023</text:p>
          </table:table-cell>
          <table:table-cell office:value-type="float" office:value="76.9506">
            <text:p>76.9506</text:p>
          </table:table-cell>
          <table:table-cell office:value-type="float" office:value="80.89">
            <text:p>80.89</text:p>
          </table:table-cell>
          <table:table-cell/>
          <table:table-cell office:value-type="float" office:value="108.5753">
            <text:p>108.5753</text:p>
          </table:table-cell>
        </table:table-row>
        <table:table-row table:style-name="ro2">
          <table:table-cell office:value-type="float" office:value="61.891">
            <text:p>61.891</text:p>
          </table:table-cell>
          <table:table-cell office:value-type="float" office:value="74.8525">
            <text:p>74.8525</text:p>
          </table:table-cell>
          <table:table-cell office:value-type="float" office:value="110.7965">
            <text:p>110.7965</text:p>
          </table:table-cell>
          <table:table-cell/>
          <table:table-cell office:value-type="float" office:value="58.4494">
            <text:p>58.4494</text:p>
          </table:table-cell>
        </table:table-row>
        <table:table-row table:style-name="ro2">
          <table:table-cell office:value-type="float" office:value="44.6548">
            <text:p>44.6548</text:p>
          </table:table-cell>
          <table:table-cell office:value-type="float" office:value="69.1777">
            <text:p>69.1777</text:p>
          </table:table-cell>
          <table:table-cell office:value-type="float" office:value="80.874">
            <text:p>80.874</text:p>
          </table:table-cell>
          <table:table-cell/>
          <table:table-cell office:value-type="float" office:value="53.6346">
            <text:p>53.6346</text:p>
          </table:table-cell>
        </table:table-row>
        <table:table-row table:style-name="ro2">
          <table:table-cell office:value-type="float" office:value="99.8786">
            <text:p>99.8786</text:p>
          </table:table-cell>
          <table:table-cell office:value-type="float" office:value="86.6101">
            <text:p>86.6101</text:p>
          </table:table-cell>
          <table:table-cell office:value-type="float" office:value="108.6427">
            <text:p>108.6427</text:p>
          </table:table-cell>
          <table:table-cell/>
          <table:table-cell office:value-type="float" office:value="83.8124">
            <text:p>83.8124</text:p>
          </table:table-cell>
        </table:table-row>
        <table:table-row table:style-name="ro2">
          <table:table-cell office:value-type="float" office:value="93.5339">
            <text:p>93.5339</text:p>
          </table:table-cell>
          <table:table-cell office:value-type="float" office:value="72.7797">
            <text:p>72.7797</text:p>
          </table:table-cell>
          <table:table-cell office:value-type="float" office:value="104.5385">
            <text:p>104.5385</text:p>
          </table:table-cell>
          <table:table-cell/>
          <table:table-cell office:value-type="float" office:value="73.0942">
            <text:p>73.0942</text:p>
          </table:table-cell>
        </table:table-row>
        <table:table-row table:style-name="ro2">
          <table:table-cell office:value-type="float" office:value="109.3784">
            <text:p>109.3784</text:p>
          </table:table-cell>
          <table:table-cell office:value-type="float" office:value="63.2265">
            <text:p>63.2265</text:p>
          </table:table-cell>
          <table:table-cell office:value-type="float" office:value="107.2472">
            <text:p>107.2472</text:p>
          </table:table-cell>
          <table:table-cell/>
          <table:table-cell office:value-type="float" office:value="114.1296">
            <text:p>114.1296</text:p>
          </table:table-cell>
        </table:table-row>
        <table:table-row table:style-name="ro2">
          <table:table-cell office:value-type="float" office:value="75.4262">
            <text:p>75.4262</text:p>
          </table:table-cell>
          <table:table-cell office:value-type="float" office:value="129.772">
            <text:p>129.772</text:p>
          </table:table-cell>
          <table:table-cell office:value-type="float" office:value="92.1781">
            <text:p>92.1781</text:p>
          </table:table-cell>
          <table:table-cell/>
          <table:table-cell office:value-type="float" office:value="76.3031">
            <text:p>76.3031</text:p>
          </table:table-cell>
        </table:table-row>
        <table:table-row table:style-name="ro2">
          <table:table-cell office:value-type="float" office:value="58.1285">
            <text:p>58.1285</text:p>
          </table:table-cell>
          <table:table-cell office:value-type="float" office:value="85.5629">
            <text:p>85.5629</text:p>
          </table:table-cell>
          <table:table-cell office:value-type="float" office:value="122.1005">
            <text:p>122.1005</text:p>
          </table:table-cell>
          <table:table-cell/>
          <table:table-cell office:value-type="float" office:value="88.7724">
            <text:p>88.7724</text:p>
          </table:table-cell>
        </table:table-row>
        <table:table-row table:style-name="ro2">
          <table:table-cell office:value-type="float" office:value="131.549">
            <text:p>131.549</text:p>
          </table:table-cell>
          <table:table-cell office:value-type="float" office:value="83.5007">
            <text:p>83.5007</text:p>
          </table:table-cell>
          <table:table-cell office:value-type="float" office:value="84.4241">
            <text:p>84.4241</text:p>
          </table:table-cell>
          <table:table-cell/>
          <table:table-cell office:value-type="float" office:value="60.1432">
            <text:p>60.1432</text:p>
          </table:table-cell>
        </table:table-row>
        <table:table-row table:style-name="ro2">
          <table:table-cell office:value-type="float" office:value="154.996">
            <text:p>154.996</text:p>
          </table:table-cell>
          <table:table-cell office:value-type="float" office:value="63.0176">
            <text:p>63.0176</text:p>
          </table:table-cell>
          <table:table-cell office:value-type="float" office:value="121.4092">
            <text:p>121.4092</text:p>
          </table:table-cell>
          <table:table-cell/>
          <table:table-cell office:value-type="float" office:value="157.4631">
            <text:p>157.4631</text:p>
          </table:table-cell>
        </table:table-row>
        <table:table-row table:style-name="ro2">
          <table:table-cell office:value-type="float" office:value="63.9174">
            <text:p>63.9174</text:p>
          </table:table-cell>
          <table:table-cell office:value-type="float" office:value="70.9116">
            <text:p>70.9116</text:p>
          </table:table-cell>
          <table:table-cell office:value-type="float" office:value="93.9012">
            <text:p>93.9012</text:p>
          </table:table-cell>
          <table:table-cell/>
          <table:table-cell office:value-type="float" office:value="67.1842">
            <text:p>67.1842</text:p>
          </table:table-cell>
        </table:table-row>
        <table:table-row table:style-name="ro2">
          <table:table-cell office:value-type="float" office:value="89.6099">
            <text:p>89.6099</text:p>
          </table:table-cell>
          <table:table-cell office:value-type="float" office:value="70.1376">
            <text:p>70.1376</text:p>
          </table:table-cell>
          <table:table-cell office:value-type="float" office:value="88.7622">
            <text:p>88.7622</text:p>
          </table:table-cell>
          <table:table-cell/>
          <table:table-cell office:value-type="float" office:value="87.3789">
            <text:p>87.3789</text:p>
          </table:table-cell>
        </table:table-row>
        <table:table-row table:style-name="ro2">
          <table:table-cell office:value-type="float" office:value="73.6071">
            <text:p>73.6071</text:p>
          </table:table-cell>
          <table:table-cell office:value-type="float" office:value="72.7022">
            <text:p>72.7022</text:p>
          </table:table-cell>
          <table:table-cell office:value-type="float" office:value="83.9201">
            <text:p>83.9201</text:p>
          </table:table-cell>
          <table:table-cell/>
          <table:table-cell office:value-type="float" office:value="80.2703">
            <text:p>80.2703</text:p>
          </table:table-cell>
        </table:table-row>
        <table:table-row table:style-name="ro2">
          <table:table-cell office:value-type="float" office:value="76.1732">
            <text:p>76.1732</text:p>
          </table:table-cell>
          <table:table-cell office:value-type="float" office:value="82.4236">
            <text:p>82.4236</text:p>
          </table:table-cell>
          <table:table-cell office:value-type="float" office:value="95.6466">
            <text:p>95.6466</text:p>
          </table:table-cell>
          <table:table-cell/>
          <table:table-cell office:value-type="float" office:value="101.0332">
            <text:p>101.0332</text:p>
          </table:table-cell>
        </table:table-row>
        <table:table-row table:style-name="ro2">
          <table:table-cell office:value-type="float" office:value="86.4983">
            <text:p>86.4983</text:p>
          </table:table-cell>
          <table:table-cell office:value-type="float" office:value="50.7219">
            <text:p>50.7219</text:p>
          </table:table-cell>
          <table:table-cell office:value-type="float" office:value="156.2642">
            <text:p>156.2642</text:p>
          </table:table-cell>
          <table:table-cell/>
          <table:table-cell office:value-type="float" office:value="89.0937">
            <text:p>89.0937</text:p>
          </table:table-cell>
        </table:table-row>
        <table:table-row table:style-name="ro2">
          <table:table-cell office:value-type="float" office:value="51.3752">
            <text:p>51.3752</text:p>
          </table:table-cell>
          <table:table-cell office:value-type="float" office:value="101.1339">
            <text:p>101.1339</text:p>
          </table:table-cell>
          <table:table-cell office:value-type="float" office:value="132.3074">
            <text:p>132.3074</text:p>
          </table:table-cell>
          <table:table-cell/>
          <table:table-cell office:value-type="float" office:value="95.4437">
            <text:p>95.4437</text:p>
          </table:table-cell>
        </table:table-row>
        <table:table-row table:style-name="ro2">
          <table:table-cell office:value-type="float" office:value="86.4628">
            <text:p>86.4628</text:p>
          </table:table-cell>
          <table:table-cell office:value-type="float" office:value="94.5395">
            <text:p>94.5395</text:p>
          </table:table-cell>
          <table:table-cell office:value-type="float" office:value="118.3366">
            <text:p>118.3366</text:p>
          </table:table-cell>
          <table:table-cell/>
          <table:table-cell office:value-type="float" office:value="98.9642">
            <text:p>98.9642</text:p>
          </table:table-cell>
        </table:table-row>
        <table:table-row table:style-name="ro2">
          <table:table-cell office:value-type="float" office:value="88.4367">
            <text:p>88.4367</text:p>
          </table:table-cell>
          <table:table-cell office:value-type="float" office:value="120.6248">
            <text:p>120.6248</text:p>
          </table:table-cell>
          <table:table-cell office:value-type="float" office:value="112.7721">
            <text:p>112.7721</text:p>
          </table:table-cell>
          <table:table-cell/>
          <table:table-cell office:value-type="float" office:value="49.9707">
            <text:p>49.9707</text:p>
          </table:table-cell>
        </table:table-row>
        <table:table-row table:style-name="ro2">
          <table:table-cell office:value-type="float" office:value="91.9879">
            <text:p>91.9879</text:p>
          </table:table-cell>
          <table:table-cell office:value-type="float" office:value="90.1779">
            <text:p>90.1779</text:p>
          </table:table-cell>
          <table:table-cell office:value-type="float" office:value="104.4976">
            <text:p>104.4976</text:p>
          </table:table-cell>
          <table:table-cell/>
          <table:table-cell office:value-type="float" office:value="48.3844">
            <text:p>48.3844</text:p>
          </table:table-cell>
        </table:table-row>
        <table:table-row table:style-name="ro2">
          <table:table-cell office:value-type="float" office:value="106.8281">
            <text:p>106.8281</text:p>
          </table:table-cell>
          <table:table-cell office:value-type="float" office:value="66.2082">
            <text:p>66.2082</text:p>
          </table:table-cell>
          <table:table-cell office:value-type="float" office:value="65.6457">
            <text:p>65.6457</text:p>
          </table:table-cell>
          <table:table-cell/>
          <table:table-cell office:value-type="float" office:value="62.8753">
            <text:p>62.8753</text:p>
          </table:table-cell>
        </table:table-row>
        <table:table-row table:style-name="ro2">
          <table:table-cell office:value-type="float" office:value="112.7265">
            <text:p>112.7265</text:p>
          </table:table-cell>
          <table:table-cell office:value-type="float" office:value="66.5918">
            <text:p>66.5918</text:p>
          </table:table-cell>
          <table:table-cell office:value-type="float" office:value="78.9486">
            <text:p>78.9486</text:p>
          </table:table-cell>
          <table:table-cell/>
          <table:table-cell office:value-type="float" office:value="152.9727">
            <text:p>152.9727</text:p>
          </table:table-cell>
        </table:table-row>
        <table:table-row table:style-name="ro2">
          <table:table-cell office:value-type="float" office:value="130.7951">
            <text:p>130.7951</text:p>
          </table:table-cell>
          <table:table-cell office:value-type="float" office:value="137.0163">
            <text:p>137.0163</text:p>
          </table:table-cell>
          <table:table-cell office:value-type="float" office:value="90.23">
            <text:p>90.23</text:p>
          </table:table-cell>
          <table:table-cell/>
          <table:table-cell office:value-type="float" office:value="88.2778">
            <text:p>88.2778</text:p>
          </table:table-cell>
        </table:table-row>
        <table:table-row table:style-name="ro2">
          <table:table-cell office:value-type="float" office:value="110.9943">
            <text:p>110.9943</text:p>
          </table:table-cell>
          <table:table-cell office:value-type="float" office:value="99.2994">
            <text:p>99.2994</text:p>
          </table:table-cell>
          <table:table-cell office:value-type="float" office:value="65.7066">
            <text:p>65.7066</text:p>
          </table:table-cell>
          <table:table-cell/>
          <table:table-cell office:value-type="float" office:value="84.7693">
            <text:p>84.7693</text:p>
          </table:table-cell>
        </table:table-row>
        <table:table-row table:style-name="ro2">
          <table:table-cell office:value-type="float" office:value="120.6453">
            <text:p>120.6453</text:p>
          </table:table-cell>
          <table:table-cell office:value-type="float" office:value="105.663">
            <text:p>105.663</text:p>
          </table:table-cell>
          <table:table-cell office:value-type="float" office:value="115.8284">
            <text:p>115.8284</text:p>
          </table:table-cell>
          <table:table-cell/>
          <table:table-cell office:value-type="float" office:value="63.797">
            <text:p>63.797</text:p>
          </table:table-cell>
        </table:table-row>
        <table:table-row table:style-name="ro2">
          <table:table-cell office:value-type="float" office:value="88.5381">
            <text:p>88.5381</text:p>
          </table:table-cell>
          <table:table-cell office:value-type="float" office:value="99.9662">
            <text:p>99.9662</text:p>
          </table:table-cell>
          <table:table-cell office:value-type="float" office:value="76.4063">
            <text:p>76.4063</text:p>
          </table:table-cell>
          <table:table-cell/>
          <table:table-cell office:value-type="float" office:value="87.6832">
            <text:p>87.6832</text:p>
          </table:table-cell>
        </table:table-row>
        <table:table-row table:style-name="ro2">
          <table:table-cell office:value-type="float" office:value="109.1791">
            <text:p>109.1791</text:p>
          </table:table-cell>
          <table:table-cell office:value-type="float" office:value="116.6816">
            <text:p>116.6816</text:p>
          </table:table-cell>
          <table:table-cell office:value-type="float" office:value="86.8538">
            <text:p>86.8538</text:p>
          </table:table-cell>
          <table:table-cell/>
          <table:table-cell office:value-type="float" office:value="119.6375">
            <text:p>119.6375</text:p>
          </table:table-cell>
        </table:table-row>
        <table:table-row table:style-name="ro2">
          <table:table-cell office:value-type="float" office:value="131.2813">
            <text:p>131.2813</text:p>
          </table:table-cell>
          <table:table-cell office:value-type="float" office:value="98.6938">
            <text:p>98.6938</text:p>
          </table:table-cell>
          <table:table-cell office:value-type="float" office:value="66.6441">
            <text:p>66.6441</text:p>
          </table:table-cell>
          <table:table-cell/>
          <table:table-cell office:value-type="float" office:value="76.1018">
            <text:p>76.1018</text:p>
          </table:table-cell>
        </table:table-row>
        <table:table-row table:style-name="ro2">
          <table:table-cell office:value-type="float" office:value="81.6783">
            <text:p>81.6783</text:p>
          </table:table-cell>
          <table:table-cell office:value-type="float" office:value="108.7217">
            <text:p>108.7217</text:p>
          </table:table-cell>
          <table:table-cell office:value-type="float" office:value="69.9362">
            <text:p>69.9362</text:p>
          </table:table-cell>
          <table:table-cell/>
          <table:table-cell office:value-type="float" office:value="108.1548">
            <text:p>108.1548</text:p>
          </table:table-cell>
        </table:table-row>
        <table:table-row table:style-name="ro2">
          <table:table-cell office:value-type="float" office:value="111.1645">
            <text:p>111.1645</text:p>
          </table:table-cell>
          <table:table-cell office:value-type="float" office:value="99.1027">
            <text:p>99.1027</text:p>
          </table:table-cell>
          <table:table-cell office:value-type="float" office:value="67.8062">
            <text:p>67.8062</text:p>
          </table:table-cell>
          <table:table-cell/>
          <table:table-cell office:value-type="float" office:value="78.813">
            <text:p>78.813</text:p>
          </table:table-cell>
        </table:table-row>
        <table:table-row table:style-name="ro2">
          <table:table-cell office:value-type="float" office:value="113.0279">
            <text:p>113.0279</text:p>
          </table:table-cell>
          <table:table-cell office:value-type="float" office:value="88.2282">
            <text:p>88.2282</text:p>
          </table:table-cell>
          <table:table-cell office:value-type="float" office:value="114.8466">
            <text:p>114.8466</text:p>
          </table:table-cell>
          <table:table-cell/>
          <table:table-cell office:value-type="float" office:value="66.2715">
            <text:p>66.2715</text:p>
          </table:table-cell>
        </table:table-row>
        <table:table-row table:style-name="ro2">
          <table:table-cell office:value-type="float" office:value="68.9454">
            <text:p>68.9454</text:p>
          </table:table-cell>
          <table:table-cell office:value-type="float" office:value="103.8828">
            <text:p>103.8828</text:p>
          </table:table-cell>
          <table:table-cell office:value-type="float" office:value="86.0663">
            <text:p>86.0663</text:p>
          </table:table-cell>
          <table:table-cell/>
          <table:table-cell office:value-type="float" office:value="96.8076">
            <text:p>96.8076</text:p>
          </table:table-cell>
        </table:table-row>
        <table:table-row table:style-name="ro2">
          <table:table-cell office:value-type="float" office:value="114.7581">
            <text:p>114.7581</text:p>
          </table:table-cell>
          <table:table-cell office:value-type="float" office:value="101.3116">
            <text:p>101.3116</text:p>
          </table:table-cell>
          <table:table-cell office:value-type="float" office:value="153.2431">
            <text:p>153.2431</text:p>
          </table:table-cell>
          <table:table-cell/>
          <table:table-cell office:value-type="float" office:value="113.8329">
            <text:p>113.8329</text:p>
          </table:table-cell>
        </table:table-row>
        <table:table-row table:style-name="ro2">
          <table:table-cell office:value-type="float" office:value="101.2392">
            <text:p>101.2392</text:p>
          </table:table-cell>
          <table:table-cell office:value-type="float" office:value="119.0399">
            <text:p>119.0399</text:p>
          </table:table-cell>
          <table:table-cell office:value-type="float" office:value="138.9778">
            <text:p>138.9778</text:p>
          </table:table-cell>
          <table:table-cell/>
          <table:table-cell office:value-type="float" office:value="59.4222">
            <text:p>59.4222</text:p>
          </table:table-cell>
        </table:table-row>
        <table:table-row table:style-name="ro2">
          <table:table-cell office:value-type="float" office:value="95.9765">
            <text:p>95.9765</text:p>
          </table:table-cell>
          <table:table-cell office:value-type="float" office:value="121.5311">
            <text:p>121.5311</text:p>
          </table:table-cell>
          <table:table-cell office:value-type="float" office:value="76.837">
            <text:p>76.837</text:p>
          </table:table-cell>
          <table:table-cell/>
          <table:table-cell office:value-type="float" office:value="67.4613">
            <text:p>67.4613</text:p>
          </table:table-cell>
        </table:table-row>
        <table:table-row table:style-name="ro2">
          <table:table-cell office:value-type="float" office:value="63.1397">
            <text:p>63.1397</text:p>
          </table:table-cell>
          <table:table-cell office:value-type="float" office:value="96.9528">
            <text:p>96.9528</text:p>
          </table:table-cell>
          <table:table-cell office:value-type="float" office:value="112.7542">
            <text:p>112.7542</text:p>
          </table:table-cell>
          <table:table-cell/>
          <table:table-cell office:value-type="float" office:value="72.7016">
            <text:p>72.7016</text:p>
          </table:table-cell>
        </table:table-row>
        <table:table-row table:style-name="ro2">
          <table:table-cell office:value-type="float" office:value="106.7365">
            <text:p>106.7365</text:p>
          </table:table-cell>
          <table:table-cell office:value-type="float" office:value="100.5178">
            <text:p>100.5178</text:p>
          </table:table-cell>
          <table:table-cell office:value-type="float" office:value="176.6386">
            <text:p>176.6386</text:p>
          </table:table-cell>
          <table:table-cell/>
          <table:table-cell office:value-type="float" office:value="64.0705">
            <text:p>64.0705</text:p>
          </table:table-cell>
        </table:table-row>
        <table:table-row table:style-name="ro2">
          <table:table-cell office:value-type="float" office:value="17.8934">
            <text:p>17.8934</text:p>
          </table:table-cell>
          <table:table-cell office:value-type="float" office:value="102.523">
            <text:p>102.523</text:p>
          </table:table-cell>
          <table:table-cell office:value-type="float" office:value="107.269">
            <text:p>107.269</text:p>
          </table:table-cell>
          <table:table-cell/>
          <table:table-cell office:value-type="float" office:value="81.4965">
            <text:p>81.4965</text:p>
          </table:table-cell>
        </table:table-row>
        <table:table-row table:style-name="ro2">
          <table:table-cell office:value-type="float" office:value="100.5207">
            <text:p>100.5207</text:p>
          </table:table-cell>
          <table:table-cell office:value-type="float" office:value="122.7966">
            <text:p>122.7966</text:p>
          </table:table-cell>
          <table:table-cell office:value-type="float" office:value="169.6797">
            <text:p>169.6797</text:p>
          </table:table-cell>
          <table:table-cell/>
          <table:table-cell office:value-type="float" office:value="78.2464">
            <text:p>78.2464</text:p>
          </table:table-cell>
        </table:table-row>
        <table:table-row table:style-name="ro2">
          <table:table-cell office:value-type="float" office:value="71.7497">
            <text:p>71.7497</text:p>
          </table:table-cell>
          <table:table-cell office:value-type="float" office:value="90.1909">
            <text:p>90.1909</text:p>
          </table:table-cell>
          <table:table-cell office:value-type="float" office:value="69.8968">
            <text:p>69.8968</text:p>
          </table:table-cell>
          <table:table-cell/>
          <table:table-cell office:value-type="float" office:value="64.1826">
            <text:p>64.1826</text:p>
          </table:table-cell>
        </table:table-row>
        <table:table-row table:style-name="ro2">
          <table:table-cell office:value-type="float" office:value="62.3419">
            <text:p>62.3419</text:p>
          </table:table-cell>
          <table:table-cell office:value-type="float" office:value="86.9043">
            <text:p>86.9043</text:p>
          </table:table-cell>
          <table:table-cell office:value-type="float" office:value="60.6395">
            <text:p>60.6395</text:p>
          </table:table-cell>
          <table:table-cell/>
          <table:table-cell office:value-type="float" office:value="58.1082">
            <text:p>58.1082</text:p>
          </table:table-cell>
        </table:table-row>
        <table:table-row table:style-name="ro2">
          <table:table-cell office:value-type="float" office:value="67.657">
            <text:p>67.657</text:p>
          </table:table-cell>
          <table:table-cell office:value-type="float" office:value="110.5698">
            <text:p>110.5698</text:p>
          </table:table-cell>
          <table:table-cell office:value-type="float" office:value="137.9847">
            <text:p>137.9847</text:p>
          </table:table-cell>
          <table:table-cell/>
          <table:table-cell office:value-type="float" office:value="103.4067">
            <text:p>103.4067</text:p>
          </table:table-cell>
        </table:table-row>
        <table:table-row table:style-name="ro2">
          <table:table-cell office:value-type="float" office:value="65.7338">
            <text:p>65.7338</text:p>
          </table:table-cell>
          <table:table-cell office:value-type="float" office:value="73.1846">
            <text:p>73.1846</text:p>
          </table:table-cell>
          <table:table-cell office:value-type="float" office:value="70.857">
            <text:p>70.857</text:p>
          </table:table-cell>
          <table:table-cell/>
          <table:table-cell office:value-type="float" office:value="78.4929">
            <text:p>78.4929</text:p>
          </table:table-cell>
        </table:table-row>
        <table:table-row table:style-name="ro2">
          <table:table-cell office:value-type="float" office:value="57.6709">
            <text:p>57.6709</text:p>
          </table:table-cell>
          <table:table-cell office:value-type="float" office:value="72.2172">
            <text:p>72.2172</text:p>
          </table:table-cell>
          <table:table-cell office:value-type="float" office:value="56.4697">
            <text:p>56.4697</text:p>
          </table:table-cell>
          <table:table-cell/>
          <table:table-cell office:value-type="float" office:value="78.031">
            <text:p>78.031</text:p>
          </table:table-cell>
        </table:table-row>
        <table:table-row table:style-name="ro2">
          <table:table-cell office:value-type="float" office:value="83.0175">
            <text:p>83.0175</text:p>
          </table:table-cell>
          <table:table-cell office:value-type="float" office:value="88.7981">
            <text:p>88.7981</text:p>
          </table:table-cell>
          <table:table-cell office:value-type="float" office:value="89.4316">
            <text:p>89.4316</text:p>
          </table:table-cell>
          <table:table-cell/>
          <table:table-cell office:value-type="float" office:value="85.1597">
            <text:p>85.1597</text:p>
          </table:table-cell>
        </table:table-row>
        <table:table-row table:style-name="ro2">
          <table:table-cell office:value-type="float" office:value="75.1569">
            <text:p>75.1569</text:p>
          </table:table-cell>
          <table:table-cell office:value-type="float" office:value="96.8693">
            <text:p>96.8693</text:p>
          </table:table-cell>
          <table:table-cell office:value-type="float" office:value="92.382">
            <text:p>92.382</text:p>
          </table:table-cell>
          <table:table-cell/>
          <table:table-cell office:value-type="float" office:value="100.3418">
            <text:p>100.3418</text:p>
          </table:table-cell>
        </table:table-row>
        <table:table-row table:style-name="ro2">
          <table:table-cell office:value-type="float" office:value="95.442">
            <text:p>95.442</text:p>
          </table:table-cell>
          <table:table-cell office:value-type="float" office:value="106.8608">
            <text:p>106.8608</text:p>
          </table:table-cell>
          <table:table-cell office:value-type="float" office:value="93.8734">
            <text:p>93.8734</text:p>
          </table:table-cell>
          <table:table-cell/>
          <table:table-cell office:value-type="float" office:value="63.1865">
            <text:p>63.1865</text:p>
          </table:table-cell>
        </table:table-row>
        <table:table-row table:style-name="ro2">
          <table:table-cell office:value-type="float" office:value="59.4193">
            <text:p>59.4193</text:p>
          </table:table-cell>
          <table:table-cell office:value-type="float" office:value="86.974">
            <text:p>86.974</text:p>
          </table:table-cell>
          <table:table-cell office:value-type="float" office:value="119.5344">
            <text:p>119.5344</text:p>
          </table:table-cell>
          <table:table-cell/>
          <table:table-cell office:value-type="float" office:value="71.4468">
            <text:p>71.4468</text:p>
          </table:table-cell>
        </table:table-row>
        <table:table-row table:style-name="ro2">
          <table:table-cell office:value-type="float" office:value="69.9675">
            <text:p>69.9675</text:p>
          </table:table-cell>
          <table:table-cell office:value-type="float" office:value="82.0702">
            <text:p>82.0702</text:p>
          </table:table-cell>
          <table:table-cell office:value-type="float" office:value="84.7352">
            <text:p>84.7352</text:p>
          </table:table-cell>
          <table:table-cell/>
          <table:table-cell office:value-type="float" office:value="84.1248">
            <text:p>84.1248</text:p>
          </table:table-cell>
        </table:table-row>
        <table:table-row table:style-name="ro2">
          <table:table-cell office:value-type="float" office:value="98.0759">
            <text:p>98.0759</text:p>
          </table:table-cell>
          <table:table-cell office:value-type="float" office:value="122.848">
            <text:p>122.848</text:p>
          </table:table-cell>
          <table:table-cell office:value-type="float" office:value="56.7062">
            <text:p>56.7062</text:p>
          </table:table-cell>
          <table:table-cell/>
          <table:table-cell office:value-type="float" office:value="107.4292">
            <text:p>107.4292</text:p>
          </table:table-cell>
        </table:table-row>
        <table:table-row table:style-name="ro2">
          <table:table-cell office:value-type="float" office:value="79.6049">
            <text:p>79.6049</text:p>
          </table:table-cell>
          <table:table-cell office:value-type="float" office:value="27.2008">
            <text:p>27.2008</text:p>
          </table:table-cell>
          <table:table-cell office:value-type="float" office:value="119.7299">
            <text:p>119.7299</text:p>
          </table:table-cell>
          <table:table-cell/>
          <table:table-cell office:value-type="float" office:value="74.0132">
            <text:p>74.0132</text:p>
          </table:table-cell>
        </table:table-row>
        <table:table-row table:style-name="ro2">
          <table:table-cell office:value-type="float" office:value="53.3394">
            <text:p>53.3394</text:p>
          </table:table-cell>
          <table:table-cell office:value-type="float" office:value="101.8338">
            <text:p>101.8338</text:p>
          </table:table-cell>
          <table:table-cell office:value-type="float" office:value="87.2537">
            <text:p>87.2537</text:p>
          </table:table-cell>
          <table:table-cell/>
          <table:table-cell office:value-type="float" office:value="96.6236">
            <text:p>96.6236</text:p>
          </table:table-cell>
        </table:table-row>
        <table:table-row table:style-name="ro2">
          <table:table-cell office:value-type="float" office:value="77.7611">
            <text:p>77.7611</text:p>
          </table:table-cell>
          <table:table-cell office:value-type="float" office:value="79.0436">
            <text:p>79.0436</text:p>
          </table:table-cell>
          <table:table-cell office:value-type="float" office:value="79.5457">
            <text:p>79.5457</text:p>
          </table:table-cell>
          <table:table-cell/>
          <table:table-cell office:value-type="float" office:value="111.536">
            <text:p>111.536</text:p>
          </table:table-cell>
        </table:table-row>
        <table:table-row table:style-name="ro2">
          <table:table-cell office:value-type="float" office:value="88.5049">
            <text:p>88.5049</text:p>
          </table:table-cell>
          <table:table-cell office:value-type="float" office:value="97.0158">
            <text:p>97.0158</text:p>
          </table:table-cell>
          <table:table-cell office:value-type="float" office:value="107.8303">
            <text:p>107.8303</text:p>
          </table:table-cell>
          <table:table-cell/>
          <table:table-cell office:value-type="float" office:value="60.7233">
            <text:p>60.7233</text:p>
          </table:table-cell>
        </table:table-row>
        <table:table-row table:style-name="ro2">
          <table:table-cell office:value-type="float" office:value="109.5077">
            <text:p>109.5077</text:p>
          </table:table-cell>
          <table:table-cell office:value-type="float" office:value="98.5398">
            <text:p>98.5398</text:p>
          </table:table-cell>
          <table:table-cell office:value-type="float" office:value="156.6679">
            <text:p>156.6679</text:p>
          </table:table-cell>
          <table:table-cell/>
          <table:table-cell office:value-type="float" office:value="106.9431">
            <text:p>106.9431</text:p>
          </table:table-cell>
        </table:table-row>
        <table:table-row table:style-name="ro2">
          <table:table-cell office:value-type="float" office:value="79.8319">
            <text:p>79.8319</text:p>
          </table:table-cell>
          <table:table-cell office:value-type="float" office:value="97.6001">
            <text:p>97.6001</text:p>
          </table:table-cell>
          <table:table-cell office:value-type="float" office:value="73.7279">
            <text:p>73.7279</text:p>
          </table:table-cell>
          <table:table-cell/>
          <table:table-cell office:value-type="float" office:value="67.1713">
            <text:p>67.1713</text:p>
          </table:table-cell>
        </table:table-row>
        <table:table-row table:style-name="ro2">
          <table:table-cell office:value-type="float" office:value="49.1253">
            <text:p>49.1253</text:p>
          </table:table-cell>
          <table:table-cell office:value-type="float" office:value="25.911">
            <text:p>25.911</text:p>
          </table:table-cell>
          <table:table-cell office:value-type="float" office:value="51.3446">
            <text:p>51.3446</text:p>
          </table:table-cell>
          <table:table-cell/>
          <table:table-cell office:value-type="float" office:value="71.038">
            <text:p>71.038</text:p>
          </table:table-cell>
        </table:table-row>
        <table:table-row table:style-name="ro2">
          <table:table-cell office:value-type="float" office:value="58.3127">
            <text:p>58.3127</text:p>
          </table:table-cell>
          <table:table-cell office:value-type="float" office:value="62.4457">
            <text:p>62.4457</text:p>
          </table:table-cell>
          <table:table-cell office:value-type="float" office:value="48.1181">
            <text:p>48.1181</text:p>
          </table:table-cell>
          <table:table-cell/>
          <table:table-cell office:value-type="float" office:value="107.9649">
            <text:p>107.9649</text:p>
          </table:table-cell>
        </table:table-row>
        <table:table-row table:style-name="ro2">
          <table:table-cell office:value-type="float" office:value="100.1873">
            <text:p>100.1873</text:p>
          </table:table-cell>
          <table:table-cell office:value-type="float" office:value="88.2226">
            <text:p>88.2226</text:p>
          </table:table-cell>
          <table:table-cell office:value-type="float" office:value="97.7568">
            <text:p>97.7568</text:p>
          </table:table-cell>
          <table:table-cell/>
          <table:table-cell office:value-type="float" office:value="110.7783">
            <text:p>110.7783</text:p>
          </table:table-cell>
        </table:table-row>
        <table:table-row table:style-name="ro2">
          <table:table-cell office:value-type="float" office:value="54.9347">
            <text:p>54.9347</text:p>
          </table:table-cell>
          <table:table-cell office:value-type="float" office:value="82.8434">
            <text:p>82.8434</text:p>
          </table:table-cell>
          <table:table-cell office:value-type="float" office:value="90.2162">
            <text:p>90.2162</text:p>
          </table:table-cell>
          <table:table-cell/>
          <table:table-cell office:value-type="float" office:value="100.6775">
            <text:p>100.6775</text:p>
          </table:table-cell>
        </table:table-row>
        <table:table-row table:style-name="ro2">
          <table:table-cell office:value-type="float" office:value="73.2602">
            <text:p>73.2602</text:p>
          </table:table-cell>
          <table:table-cell office:value-type="float" office:value="78.8961">
            <text:p>78.8961</text:p>
          </table:table-cell>
          <table:table-cell office:value-type="float" office:value="38.8508">
            <text:p>38.8508</text:p>
          </table:table-cell>
          <table:table-cell/>
          <table:table-cell office:value-type="float" office:value="80.7177">
            <text:p>80.7177</text:p>
          </table:table-cell>
        </table:table-row>
        <table:table-row table:style-name="ro2">
          <table:table-cell office:value-type="float" office:value="57.1673">
            <text:p>57.1673</text:p>
          </table:table-cell>
          <table:table-cell office:value-type="float" office:value="137.3518">
            <text:p>137.3518</text:p>
          </table:table-cell>
          <table:table-cell office:value-type="float" office:value="145.9442">
            <text:p>145.9442</text:p>
          </table:table-cell>
          <table:table-cell/>
          <table:table-cell office:value-type="float" office:value="68.9094">
            <text:p>68.9094</text:p>
          </table:table-cell>
        </table:table-row>
        <table:table-row table:style-name="ro2">
          <table:table-cell office:value-type="float" office:value="79.3156">
            <text:p>79.3156</text:p>
          </table:table-cell>
          <table:table-cell office:value-type="float" office:value="75.3984">
            <text:p>75.3984</text:p>
          </table:table-cell>
          <table:table-cell office:value-type="float" office:value="137.0111">
            <text:p>137.0111</text:p>
          </table:table-cell>
          <table:table-cell/>
          <table:table-cell office:value-type="float" office:value="82.702">
            <text:p>82.702</text:p>
          </table:table-cell>
        </table:table-row>
        <table:table-row table:style-name="ro2">
          <table:table-cell office:value-type="float" office:value="69.8627">
            <text:p>69.8627</text:p>
          </table:table-cell>
          <table:table-cell office:value-type="float" office:value="22.1118">
            <text:p>22.1118</text:p>
          </table:table-cell>
          <table:table-cell office:value-type="float" office:value="120.8574">
            <text:p>120.8574</text:p>
          </table:table-cell>
          <table:table-cell/>
          <table:table-cell office:value-type="float" office:value="108.8747">
            <text:p>108.8747</text:p>
          </table:table-cell>
        </table:table-row>
        <table:table-row table:style-name="ro2">
          <table:table-cell office:value-type="float" office:value="68.8214">
            <text:p>68.8214</text:p>
          </table:table-cell>
          <table:table-cell office:value-type="float" office:value="64.9394">
            <text:p>64.9394</text:p>
          </table:table-cell>
          <table:table-cell office:value-type="float" office:value="109.217">
            <text:p>109.217</text:p>
          </table:table-cell>
          <table:table-cell/>
          <table:table-cell office:value-type="float" office:value="96.1004">
            <text:p>96.1004</text:p>
          </table:table-cell>
        </table:table-row>
        <table:table-row table:style-name="ro2">
          <table:table-cell office:value-type="float" office:value="73.3539">
            <text:p>73.3539</text:p>
          </table:table-cell>
          <table:table-cell office:value-type="float" office:value="85.5374">
            <text:p>85.5374</text:p>
          </table:table-cell>
          <table:table-cell office:value-type="float" office:value="88.2415">
            <text:p>88.2415</text:p>
          </table:table-cell>
          <table:table-cell/>
          <table:table-cell office:value-type="float" office:value="83.2556">
            <text:p>83.2556</text:p>
          </table:table-cell>
        </table:table-row>
        <table:table-row table:style-name="ro2">
          <table:table-cell office:value-type="float" office:value="51.3539">
            <text:p>51.3539</text:p>
          </table:table-cell>
          <table:table-cell office:value-type="float" office:value="20.0024">
            <text:p>20.0024</text:p>
          </table:table-cell>
          <table:table-cell office:value-type="float" office:value="101.8787">
            <text:p>101.8787</text:p>
          </table:table-cell>
          <table:table-cell/>
          <table:table-cell office:value-type="float" office:value="58.0789">
            <text:p>58.0789</text:p>
          </table:table-cell>
        </table:table-row>
        <table:table-row table:style-name="ro2">
          <table:table-cell office:value-type="float" office:value="103.4237">
            <text:p>103.4237</text:p>
          </table:table-cell>
          <table:table-cell office:value-type="float" office:value="103.0767">
            <text:p>103.0767</text:p>
          </table:table-cell>
          <table:table-cell office:value-type="float" office:value="50.9586">
            <text:p>50.9586</text:p>
          </table:table-cell>
          <table:table-cell/>
          <table:table-cell office:value-type="float" office:value="114.6042">
            <text:p>114.6042</text:p>
          </table:table-cell>
        </table:table-row>
        <table:table-row table:style-name="ro2">
          <table:table-cell office:value-type="float" office:value="89.6495">
            <text:p>89.6495</text:p>
          </table:table-cell>
          <table:table-cell office:value-type="float" office:value="124.4579">
            <text:p>124.4579</text:p>
          </table:table-cell>
          <table:table-cell office:value-type="float" office:value="104.4899">
            <text:p>104.4899</text:p>
          </table:table-cell>
          <table:table-cell/>
          <table:table-cell office:value-type="float" office:value="72.7135">
            <text:p>72.7135</text:p>
          </table:table-cell>
        </table:table-row>
        <table:table-row table:style-name="ro2">
          <table:table-cell office:value-type="float" office:value="99.0911">
            <text:p>99.0911</text:p>
          </table:table-cell>
          <table:table-cell office:value-type="float" office:value="68.139">
            <text:p>68.139</text:p>
          </table:table-cell>
          <table:table-cell office:value-type="float" office:value="68.428">
            <text:p>68.428</text:p>
          </table:table-cell>
          <table:table-cell/>
          <table:table-cell office:value-type="float" office:value="101.3355">
            <text:p>101.3355</text:p>
          </table:table-cell>
        </table:table-row>
        <table:table-row table:style-name="ro2">
          <table:table-cell office:value-type="float" office:value="59.9484">
            <text:p>59.9484</text:p>
          </table:table-cell>
          <table:table-cell office:value-type="float" office:value="141.3365">
            <text:p>141.3365</text:p>
          </table:table-cell>
          <table:table-cell office:value-type="float" office:value="71.0197">
            <text:p>71.0197</text:p>
          </table:table-cell>
          <table:table-cell/>
          <table:table-cell office:value-type="float" office:value="52.1499">
            <text:p>52.1499</text:p>
          </table:table-cell>
        </table:table-row>
        <table:table-row table:style-name="ro2">
          <table:table-cell office:value-type="float" office:value="61.066">
            <text:p>61.066</text:p>
          </table:table-cell>
          <table:table-cell office:value-type="float" office:value="74.6178">
            <text:p>74.6178</text:p>
          </table:table-cell>
          <table:table-cell office:value-type="float" office:value="123.3181">
            <text:p>123.3181</text:p>
          </table:table-cell>
          <table:table-cell/>
          <table:table-cell office:value-type="float" office:value="95.633">
            <text:p>95.633</text:p>
          </table:table-cell>
        </table:table-row>
        <table:table-row table:style-name="ro2">
          <table:table-cell office:value-type="float" office:value="80.2922">
            <text:p>80.2922</text:p>
          </table:table-cell>
          <table:table-cell office:value-type="float" office:value="93.414">
            <text:p>93.414</text:p>
          </table:table-cell>
          <table:table-cell office:value-type="float" office:value="174.3097">
            <text:p>174.3097</text:p>
          </table:table-cell>
          <table:table-cell/>
          <table:table-cell office:value-type="float" office:value="79.6333">
            <text:p>79.6333</text:p>
          </table:table-cell>
        </table:table-row>
        <table:table-row table:style-name="ro2">
          <table:table-cell office:value-type="float" office:value="84.6108">
            <text:p>84.6108</text:p>
          </table:table-cell>
          <table:table-cell office:value-type="float" office:value="110.0434">
            <text:p>110.0434</text:p>
          </table:table-cell>
          <table:table-cell office:value-type="float" office:value="75.4024">
            <text:p>75.4024</text:p>
          </table:table-cell>
          <table:table-cell/>
          <table:table-cell office:value-type="float" office:value="144.8553">
            <text:p>144.8553</text:p>
          </table:table-cell>
        </table:table-row>
        <table:table-row table:style-name="ro2">
          <table:table-cell office:value-type="float" office:value="67.6221">
            <text:p>67.6221</text:p>
          </table:table-cell>
          <table:table-cell office:value-type="float" office:value="68.1455">
            <text:p>68.1455</text:p>
          </table:table-cell>
          <table:table-cell office:value-type="float" office:value="62.7821">
            <text:p>62.7821</text:p>
          </table:table-cell>
          <table:table-cell/>
          <table:table-cell office:value-type="float" office:value="72.1001">
            <text:p>72.1001</text:p>
          </table:table-cell>
        </table:table-row>
        <table:table-row table:style-name="ro2">
          <table:table-cell office:value-type="float" office:value="61.2138">
            <text:p>61.2138</text:p>
          </table:table-cell>
          <table:table-cell office:value-type="float" office:value="68.0009">
            <text:p>68.0009</text:p>
          </table:table-cell>
          <table:table-cell office:value-type="float" office:value="98.7539">
            <text:p>98.7539</text:p>
          </table:table-cell>
          <table:table-cell/>
          <table:table-cell office:value-type="float" office:value="125.0969">
            <text:p>125.0969</text:p>
          </table:table-cell>
        </table:table-row>
        <table:table-row table:style-name="ro2">
          <table:table-cell office:value-type="float" office:value="87.0936">
            <text:p>87.0936</text:p>
          </table:table-cell>
          <table:table-cell office:value-type="float" office:value="64.6829">
            <text:p>64.6829</text:p>
          </table:table-cell>
          <table:table-cell office:value-type="float" office:value="113.692">
            <text:p>113.692</text:p>
          </table:table-cell>
          <table:table-cell/>
          <table:table-cell office:value-type="float" office:value="100.5006">
            <text:p>100.5006</text:p>
          </table:table-cell>
        </table:table-row>
        <table:table-row table:style-name="ro2">
          <table:table-cell office:value-type="float" office:value="44.3642">
            <text:p>44.3642</text:p>
          </table:table-cell>
          <table:table-cell office:value-type="float" office:value="96.5099">
            <text:p>96.5099</text:p>
          </table:table-cell>
          <table:table-cell office:value-type="float" office:value="80.0692">
            <text:p>80.0692</text:p>
          </table:table-cell>
          <table:table-cell/>
          <table:table-cell office:value-type="float" office:value="103.494">
            <text:p>103.494</text:p>
          </table:table-cell>
        </table:table-row>
        <table:table-row table:style-name="ro2">
          <table:table-cell office:value-type="float" office:value="55.6291">
            <text:p>55.6291</text:p>
          </table:table-cell>
          <table:table-cell office:value-type="float" office:value="101.1141">
            <text:p>101.1141</text:p>
          </table:table-cell>
          <table:table-cell office:value-type="float" office:value="131.6942">
            <text:p>131.6942</text:p>
          </table:table-cell>
          <table:table-cell/>
          <table:table-cell office:value-type="float" office:value="53.6048">
            <text:p>53.6048</text:p>
          </table:table-cell>
        </table:table-row>
        <table:table-row table:style-name="ro2">
          <table:table-cell office:value-type="float" office:value="64.731">
            <text:p>64.731</text:p>
          </table:table-cell>
          <table:table-cell office:value-type="float" office:value="106.3049">
            <text:p>106.3049</text:p>
          </table:table-cell>
          <table:table-cell office:value-type="float" office:value="77.0777">
            <text:p>77.0777</text:p>
          </table:table-cell>
          <table:table-cell/>
          <table:table-cell office:value-type="float" office:value="107.0872">
            <text:p>107.0872</text:p>
          </table:table-cell>
        </table:table-row>
        <table:table-row table:style-name="ro2">
          <table:table-cell office:value-type="float" office:value="83.0751">
            <text:p>83.0751</text:p>
          </table:table-cell>
          <table:table-cell office:value-type="float" office:value="85.9609">
            <text:p>85.9609</text:p>
          </table:table-cell>
          <table:table-cell office:value-type="float" office:value="86.0968">
            <text:p>86.0968</text:p>
          </table:table-cell>
          <table:table-cell/>
          <table:table-cell office:value-type="float" office:value="85.4936">
            <text:p>85.4936</text:p>
          </table:table-cell>
        </table:table-row>
        <table:table-row table:style-name="ro2">
          <table:table-cell office:value-type="float" office:value="27.7161">
            <text:p>27.7161</text:p>
          </table:table-cell>
          <table:table-cell office:value-type="float" office:value="87.9442">
            <text:p>87.9442</text:p>
          </table:table-cell>
          <table:table-cell office:value-type="float" office:value="69.1762">
            <text:p>69.1762</text:p>
          </table:table-cell>
          <table:table-cell/>
          <table:table-cell office:value-type="float" office:value="71.7211">
            <text:p>71.7211</text:p>
          </table:table-cell>
        </table:table-row>
        <table:table-row table:style-name="ro2">
          <table:table-cell office:value-type="float" office:value="37.1196">
            <text:p>37.1196</text:p>
          </table:table-cell>
          <table:table-cell office:value-type="float" office:value="64.2348">
            <text:p>64.2348</text:p>
          </table:table-cell>
          <table:table-cell office:value-type="float" office:value="62.0282">
            <text:p>62.0282</text:p>
          </table:table-cell>
          <table:table-cell/>
          <table:table-cell office:value-type="float" office:value="65.0027">
            <text:p>65.0027</text:p>
          </table:table-cell>
        </table:table-row>
        <table:table-row table:style-name="ro2">
          <table:table-cell office:value-type="float" office:value="86.7654">
            <text:p>86.7654</text:p>
          </table:table-cell>
          <table:table-cell office:value-type="float" office:value="50.3151">
            <text:p>50.3151</text:p>
          </table:table-cell>
          <table:table-cell office:value-type="float" office:value="113.4214">
            <text:p>113.4214</text:p>
          </table:table-cell>
          <table:table-cell/>
          <table:table-cell office:value-type="float" office:value="67.7351">
            <text:p>67.7351</text:p>
          </table:table-cell>
        </table:table-row>
        <table:table-row table:style-name="ro2">
          <table:table-cell office:value-type="float" office:value="87.8795">
            <text:p>87.8795</text:p>
          </table:table-cell>
          <table:table-cell office:value-type="float" office:value="62.7522">
            <text:p>62.7522</text:p>
          </table:table-cell>
          <table:table-cell office:value-type="float" office:value="94.4039">
            <text:p>94.4039</text:p>
          </table:table-cell>
          <table:table-cell/>
          <table:table-cell office:value-type="float" office:value="64.7564">
            <text:p>64.7564</text:p>
          </table:table-cell>
        </table:table-row>
        <table:table-row table:style-name="ro2">
          <table:table-cell office:value-type="float" office:value="81.2446">
            <text:p>81.2446</text:p>
          </table:table-cell>
          <table:table-cell office:value-type="float" office:value="62.8223">
            <text:p>62.8223</text:p>
          </table:table-cell>
          <table:table-cell office:value-type="float" office:value="72.4869">
            <text:p>72.4869</text:p>
          </table:table-cell>
          <table:table-cell/>
          <table:table-cell office:value-type="float" office:value="96.4651">
            <text:p>96.4651</text:p>
          </table:table-cell>
        </table:table-row>
        <table:table-row table:style-name="ro2">
          <table:table-cell office:value-type="float" office:value="59.852">
            <text:p>59.852</text:p>
          </table:table-cell>
          <table:table-cell office:value-type="float" office:value="65.677">
            <text:p>65.677</text:p>
          </table:table-cell>
          <table:table-cell office:value-type="float" office:value="92.099">
            <text:p>92.099</text:p>
          </table:table-cell>
          <table:table-cell/>
          <table:table-cell office:value-type="float" office:value="103.2937">
            <text:p>103.2937</text:p>
          </table:table-cell>
        </table:table-row>
        <table:table-row table:style-name="ro2">
          <table:table-cell office:value-type="float" office:value="84.2678">
            <text:p>84.2678</text:p>
          </table:table-cell>
          <table:table-cell office:value-type="float" office:value="57.9705">
            <text:p>57.9705</text:p>
          </table:table-cell>
          <table:table-cell office:value-type="float" office:value="71.0741">
            <text:p>71.0741</text:p>
          </table:table-cell>
          <table:table-cell/>
          <table:table-cell office:value-type="float" office:value="66.9569">
            <text:p>66.9569</text:p>
          </table:table-cell>
        </table:table-row>
        <table:table-row table:style-name="ro2">
          <table:table-cell office:value-type="float" office:value="60.9117">
            <text:p>60.9117</text:p>
          </table:table-cell>
          <table:table-cell office:value-type="float" office:value="92.2718">
            <text:p>92.2718</text:p>
          </table:table-cell>
          <table:table-cell office:value-type="float" office:value="102.3261">
            <text:p>102.3261</text:p>
          </table:table-cell>
          <table:table-cell/>
          <table:table-cell office:value-type="float" office:value="103.8507">
            <text:p>103.8507</text:p>
          </table:table-cell>
        </table:table-row>
        <table:table-row table:style-name="ro2">
          <table:table-cell office:value-type="float" office:value="85.5853">
            <text:p>85.5853</text:p>
          </table:table-cell>
          <table:table-cell office:value-type="float" office:value="85.8511">
            <text:p>85.8511</text:p>
          </table:table-cell>
          <table:table-cell office:value-type="float" office:value="75.3441">
            <text:p>75.3441</text:p>
          </table:table-cell>
          <table:table-cell/>
          <table:table-cell office:value-type="float" office:value="61.6823">
            <text:p>61.6823</text:p>
          </table:table-cell>
        </table:table-row>
        <table:table-row table:style-name="ro2">
          <table:table-cell office:value-type="float" office:value="77.1019">
            <text:p>77.1019</text:p>
          </table:table-cell>
          <table:table-cell office:value-type="float" office:value="47.6053">
            <text:p>47.6053</text:p>
          </table:table-cell>
          <table:table-cell office:value-type="float" office:value="91.1372">
            <text:p>91.1372</text:p>
          </table:table-cell>
          <table:table-cell/>
          <table:table-cell office:value-type="float" office:value="70.3235">
            <text:p>70.3235</text:p>
          </table:table-cell>
        </table:table-row>
        <table:table-row table:style-name="ro2">
          <table:table-cell office:value-type="float" office:value="69.8621">
            <text:p>69.8621</text:p>
          </table:table-cell>
          <table:table-cell office:value-type="float" office:value="155.053">
            <text:p>155.053</text:p>
          </table:table-cell>
          <table:table-cell office:value-type="float" office:value="86.9572">
            <text:p>86.9572</text:p>
          </table:table-cell>
          <table:table-cell/>
          <table:table-cell office:value-type="float" office:value="81.3588">
            <text:p>81.3588</text:p>
          </table:table-cell>
        </table:table-row>
        <table:table-row table:style-name="ro2">
          <table:table-cell office:value-type="float" office:value="34.3069">
            <text:p>34.3069</text:p>
          </table:table-cell>
          <table:table-cell office:value-type="float" office:value="83.9495">
            <text:p>83.9495</text:p>
          </table:table-cell>
          <table:table-cell office:value-type="float" office:value="91.0861">
            <text:p>91.0861</text:p>
          </table:table-cell>
          <table:table-cell/>
          <table:table-cell office:value-type="float" office:value="76.3045">
            <text:p>76.3045</text:p>
          </table:table-cell>
        </table:table-row>
        <table:table-row table:style-name="ro2">
          <table:table-cell office:value-type="float" office:value="45.7156">
            <text:p>45.7156</text:p>
          </table:table-cell>
          <table:table-cell office:value-type="float" office:value="83.1097">
            <text:p>83.1097</text:p>
          </table:table-cell>
          <table:table-cell office:value-type="float" office:value="39.0482">
            <text:p>39.0482</text:p>
          </table:table-cell>
          <table:table-cell/>
          <table:table-cell office:value-type="float" office:value="73.1214">
            <text:p>73.1214</text:p>
          </table:table-cell>
        </table:table-row>
        <table:table-row table:style-name="ro2">
          <table:table-cell office:value-type="float" office:value="52.0305">
            <text:p>52.0305</text:p>
          </table:table-cell>
          <table:table-cell office:value-type="float" office:value="74.7783">
            <text:p>74.7783</text:p>
          </table:table-cell>
          <table:table-cell office:value-type="float" office:value="18.3716">
            <text:p>18.3716</text:p>
          </table:table-cell>
          <table:table-cell/>
          <table:table-cell office:value-type="float" office:value="83.5343">
            <text:p>83.5343</text:p>
          </table:table-cell>
        </table:table-row>
        <table:table-row table:style-name="ro2">
          <table:table-cell office:value-type="float" office:value="70.3877">
            <text:p>70.3877</text:p>
          </table:table-cell>
          <table:table-cell office:value-type="float" office:value="87.9695">
            <text:p>87.9695</text:p>
          </table:table-cell>
          <table:table-cell office:value-type="float" office:value="75.1126">
            <text:p>75.1126</text:p>
          </table:table-cell>
          <table:table-cell/>
          <table:table-cell office:value-type="float" office:value="63.702">
            <text:p>63.702</text:p>
          </table:table-cell>
        </table:table-row>
        <table:table-row table:style-name="ro2">
          <table:table-cell office:value-type="float" office:value="51.617">
            <text:p>51.617</text:p>
          </table:table-cell>
          <table:table-cell office:value-type="float" office:value="76.0939">
            <text:p>76.0939</text:p>
          </table:table-cell>
          <table:table-cell office:value-type="float" office:value="71.6709">
            <text:p>71.6709</text:p>
          </table:table-cell>
          <table:table-cell/>
          <table:table-cell office:value-type="float" office:value="77.0029">
            <text:p>77.0029</text:p>
          </table:table-cell>
        </table:table-row>
        <table:table-row table:style-name="ro2">
          <table:table-cell office:value-type="float" office:value="37.7167">
            <text:p>37.7167</text:p>
          </table:table-cell>
          <table:table-cell office:value-type="float" office:value="148.1433">
            <text:p>148.1433</text:p>
          </table:table-cell>
          <table:table-cell office:value-type="float" office:value="111.1963">
            <text:p>111.1963</text:p>
          </table:table-cell>
          <table:table-cell/>
          <table:table-cell office:value-type="float" office:value="132.9726">
            <text:p>132.9726</text:p>
          </table:table-cell>
        </table:table-row>
        <table:table-row table:style-name="ro2">
          <table:table-cell office:value-type="float" office:value="41.0002">
            <text:p>41.0002</text:p>
          </table:table-cell>
          <table:table-cell office:value-type="float" office:value="106.7908">
            <text:p>106.7908</text:p>
          </table:table-cell>
          <table:table-cell office:value-type="float" office:value="74.6392">
            <text:p>74.6392</text:p>
          </table:table-cell>
          <table:table-cell/>
          <table:table-cell office:value-type="float" office:value="105.7682">
            <text:p>105.7682</text:p>
          </table:table-cell>
        </table:table-row>
        <table:table-row table:style-name="ro2">
          <table:table-cell office:value-type="float" office:value="56.3254">
            <text:p>56.3254</text:p>
          </table:table-cell>
          <table:table-cell office:value-type="float" office:value="91.8875">
            <text:p>91.8875</text:p>
          </table:table-cell>
          <table:table-cell office:value-type="float" office:value="62.2363">
            <text:p>62.2363</text:p>
          </table:table-cell>
          <table:table-cell/>
          <table:table-cell office:value-type="float" office:value="59.1286">
            <text:p>59.1286</text:p>
          </table:table-cell>
        </table:table-row>
        <table:table-row table:style-name="ro2">
          <table:table-cell office:value-type="float" office:value="50.7949">
            <text:p>50.7949</text:p>
          </table:table-cell>
          <table:table-cell office:value-type="float" office:value="96.3909">
            <text:p>96.3909</text:p>
          </table:table-cell>
          <table:table-cell office:value-type="float" office:value="156.2898">
            <text:p>156.2898</text:p>
          </table:table-cell>
          <table:table-cell/>
          <table:table-cell office:value-type="float" office:value="91.0319">
            <text:p>91.0319</text:p>
          </table:table-cell>
        </table:table-row>
        <table:table-row table:style-name="ro2">
          <table:table-cell office:value-type="float" office:value="135.0897">
            <text:p>135.0897</text:p>
          </table:table-cell>
          <table:table-cell office:value-type="float" office:value="74.0287">
            <text:p>74.0287</text:p>
          </table:table-cell>
          <table:table-cell office:value-type="float" office:value="76.1546">
            <text:p>76.1546</text:p>
          </table:table-cell>
          <table:table-cell/>
          <table:table-cell office:value-type="float" office:value="90.3447">
            <text:p>90.3447</text:p>
          </table:table-cell>
        </table:table-row>
        <table:table-row table:style-name="ro2">
          <table:table-cell office:value-type="float" office:value="68.1442">
            <text:p>68.1442</text:p>
          </table:table-cell>
          <table:table-cell office:value-type="float" office:value="91.413">
            <text:p>91.413</text:p>
          </table:table-cell>
          <table:table-cell office:value-type="float" office:value="114.9839">
            <text:p>114.9839</text:p>
          </table:table-cell>
          <table:table-cell/>
          <table:table-cell office:value-type="float" office:value="99.7686">
            <text:p>99.7686</text:p>
          </table:table-cell>
        </table:table-row>
        <table:table-row table:style-name="ro2">
          <table:table-cell office:value-type="float" office:value="40.9277">
            <text:p>40.9277</text:p>
          </table:table-cell>
          <table:table-cell office:value-type="float" office:value="49.8949">
            <text:p>49.8949</text:p>
          </table:table-cell>
          <table:table-cell office:value-type="float" office:value="108.2211">
            <text:p>108.2211</text:p>
          </table:table-cell>
          <table:table-cell/>
          <table:table-cell office:value-type="float" office:value="103.2336">
            <text:p>103.2336</text:p>
          </table:table-cell>
        </table:table-row>
        <table:table-row table:style-name="ro2">
          <table:table-cell office:value-type="float" office:value="45.2243">
            <text:p>45.2243</text:p>
          </table:table-cell>
          <table:table-cell office:value-type="float" office:value="62.0378">
            <text:p>62.0378</text:p>
          </table:table-cell>
          <table:table-cell office:value-type="float" office:value="128.9307">
            <text:p>128.9307</text:p>
          </table:table-cell>
          <table:table-cell/>
          <table:table-cell office:value-type="float" office:value="77.257">
            <text:p>77.257</text:p>
          </table:table-cell>
        </table:table-row>
        <table:table-row table:style-name="ro2">
          <table:table-cell office:value-type="float" office:value="65.6606">
            <text:p>65.6606</text:p>
          </table:table-cell>
          <table:table-cell office:value-type="float" office:value="64.4858">
            <text:p>64.4858</text:p>
          </table:table-cell>
          <table:table-cell office:value-type="float" office:value="81.3398">
            <text:p>81.3398</text:p>
          </table:table-cell>
          <table:table-cell/>
          <table:table-cell office:value-type="float" office:value="181.0243">
            <text:p>181.0243</text:p>
          </table:table-cell>
        </table:table-row>
        <table:table-row table:style-name="ro2">
          <table:table-cell office:value-type="float" office:value="64.7524">
            <text:p>64.7524</text:p>
          </table:table-cell>
          <table:table-cell office:value-type="float" office:value="60.0872">
            <text:p>60.0872</text:p>
          </table:table-cell>
          <table:table-cell office:value-type="float" office:value="105.5524">
            <text:p>105.5524</text:p>
          </table:table-cell>
          <table:table-cell/>
          <table:table-cell office:value-type="float" office:value="61.3416">
            <text:p>61.3416</text:p>
          </table:table-cell>
        </table:table-row>
        <table:table-row table:style-name="ro2">
          <table:table-cell office:value-type="float" office:value="49.2833">
            <text:p>49.2833</text:p>
          </table:table-cell>
          <table:table-cell office:value-type="float" office:value="74.1756">
            <text:p>74.1756</text:p>
          </table:table-cell>
          <table:table-cell office:value-type="float" office:value="128.0038">
            <text:p>128.0038</text:p>
          </table:table-cell>
          <table:table-cell/>
          <table:table-cell office:value-type="float" office:value="48.4584">
            <text:p>48.4584</text:p>
          </table:table-cell>
        </table:table-row>
        <table:table-row table:style-name="ro2">
          <table:table-cell office:value-type="float" office:value="105.4286">
            <text:p>105.4286</text:p>
          </table:table-cell>
          <table:table-cell office:value-type="float" office:value="66.0777">
            <text:p>66.0777</text:p>
          </table:table-cell>
          <table:table-cell office:value-type="float" office:value="37.2164">
            <text:p>37.2164</text:p>
          </table:table-cell>
          <table:table-cell/>
          <table:table-cell office:value-type="float" office:value="73.7987">
            <text:p>73.7987</text:p>
          </table:table-cell>
        </table:table-row>
        <table:table-row table:style-name="ro2">
          <table:table-cell office:value-type="float" office:value="83.0594">
            <text:p>83.0594</text:p>
          </table:table-cell>
          <table:table-cell office:value-type="float" office:value="27.1817">
            <text:p>27.1817</text:p>
          </table:table-cell>
          <table:table-cell office:value-type="float" office:value="116.065">
            <text:p>116.065</text:p>
          </table:table-cell>
          <table:table-cell/>
          <table:table-cell office:value-type="float" office:value="47.7181">
            <text:p>47.7181</text:p>
          </table:table-cell>
        </table:table-row>
        <table:table-row table:style-name="ro2">
          <table:table-cell office:value-type="float" office:value="77.8343">
            <text:p>77.8343</text:p>
          </table:table-cell>
          <table:table-cell office:value-type="float" office:value="33.074">
            <text:p>33.074</text:p>
          </table:table-cell>
          <table:table-cell office:value-type="float" office:value="114.3624">
            <text:p>114.3624</text:p>
          </table:table-cell>
          <table:table-cell/>
          <table:table-cell office:value-type="float" office:value="73.8012">
            <text:p>73.8012</text:p>
          </table:table-cell>
        </table:table-row>
        <table:table-row table:style-name="ro2">
          <table:table-cell office:value-type="float" office:value="49.0154">
            <text:p>49.0154</text:p>
          </table:table-cell>
          <table:table-cell office:value-type="float" office:value="76.7954">
            <text:p>76.7954</text:p>
          </table:table-cell>
          <table:table-cell office:value-type="float" office:value="71.567">
            <text:p>71.567</text:p>
          </table:table-cell>
          <table:table-cell/>
          <table:table-cell office:value-type="float" office:value="79.7757">
            <text:p>79.7757</text:p>
          </table:table-cell>
        </table:table-row>
        <table:table-row table:style-name="ro2">
          <table:table-cell office:value-type="float" office:value="69.4648">
            <text:p>69.4648</text:p>
          </table:table-cell>
          <table:table-cell office:value-type="float" office:value="83.1255">
            <text:p>83.1255</text:p>
          </table:table-cell>
          <table:table-cell office:value-type="float" office:value="21.9903">
            <text:p>21.9903</text:p>
          </table:table-cell>
          <table:table-cell/>
          <table:table-cell office:value-type="float" office:value="131.0095">
            <text:p>131.0095</text:p>
          </table:table-cell>
        </table:table-row>
        <table:table-row table:style-name="ro2">
          <table:table-cell office:value-type="float" office:value="96.7651">
            <text:p>96.7651</text:p>
          </table:table-cell>
          <table:table-cell office:value-type="float" office:value="75.0048">
            <text:p>75.0048</text:p>
          </table:table-cell>
          <table:table-cell office:value-type="float" office:value="29.7162">
            <text:p>29.7162</text:p>
          </table:table-cell>
          <table:table-cell/>
          <table:table-cell office:value-type="float" office:value="61.3266">
            <text:p>61.3266</text:p>
          </table:table-cell>
        </table:table-row>
        <table:table-row table:style-name="ro2">
          <table:table-cell office:value-type="float" office:value="91.5837">
            <text:p>91.5837</text:p>
          </table:table-cell>
          <table:table-cell office:value-type="float" office:value="90.496">
            <text:p>90.496</text:p>
          </table:table-cell>
          <table:table-cell table:number-columns-repeated="2"/>
          <table:table-cell office:value-type="float" office:value="96.5253">
            <text:p>96.5253</text:p>
          </table:table-cell>
        </table:table-row>
        <table:table-row table:style-name="ro2">
          <table:table-cell office:value-type="float" office:value="72.7952">
            <text:p>72.7952</text:p>
          </table:table-cell>
          <table:table-cell office:value-type="float" office:value="90.0712">
            <text:p>90.0712</text:p>
          </table:table-cell>
          <table:table-cell table:number-columns-repeated="2"/>
          <table:table-cell office:value-type="float" office:value="132.7152">
            <text:p>132.7152</text:p>
          </table:table-cell>
        </table:table-row>
        <table:table-row table:style-name="ro2">
          <table:table-cell office:value-type="float" office:value="72.2964">
            <text:p>72.2964</text:p>
          </table:table-cell>
          <table:table-cell office:value-type="float" office:value="86.7559">
            <text:p>86.7559</text:p>
          </table:table-cell>
          <table:table-cell table:number-columns-repeated="2"/>
          <table:table-cell office:value-type="float" office:value="94.1493">
            <text:p>94.1493</text:p>
          </table:table-cell>
        </table:table-row>
        <table:table-row table:style-name="ro2">
          <table:table-cell office:value-type="float" office:value="75.3267">
            <text:p>75.3267</text:p>
          </table:table-cell>
          <table:table-cell office:value-type="float" office:value="90.6617">
            <text:p>90.6617</text:p>
          </table:table-cell>
          <table:table-cell table:number-columns-repeated="2"/>
          <table:table-cell office:value-type="float" office:value="57.8584">
            <text:p>57.8584</text:p>
          </table:table-cell>
        </table:table-row>
        <table:table-row table:style-name="ro2">
          <table:table-cell office:value-type="float" office:value="54.7643">
            <text:p>54.7643</text:p>
          </table:table-cell>
          <table:table-cell office:value-type="float" office:value="103.9021">
            <text:p>103.9021</text:p>
          </table:table-cell>
          <table:table-cell table:number-columns-repeated="2"/>
          <table:table-cell office:value-type="float" office:value="83.6726">
            <text:p>83.6726</text:p>
          </table:table-cell>
        </table:table-row>
        <table:table-row table:style-name="ro2">
          <table:table-cell office:value-type="float" office:value="108.3257">
            <text:p>108.3257</text:p>
          </table:table-cell>
          <table:table-cell office:value-type="float" office:value="83.7698">
            <text:p>83.7698</text:p>
          </table:table-cell>
          <table:table-cell table:number-columns-repeated="2"/>
          <table:table-cell office:value-type="float" office:value="89.8143">
            <text:p>89.8143</text:p>
          </table:table-cell>
        </table:table-row>
        <table:table-row table:style-name="ro2">
          <table:table-cell office:value-type="float" office:value="74.529">
            <text:p>74.529</text:p>
          </table:table-cell>
          <table:table-cell office:value-type="float" office:value="87.3179">
            <text:p>87.3179</text:p>
          </table:table-cell>
          <table:table-cell table:number-columns-repeated="2"/>
          <table:table-cell office:value-type="float" office:value="80.5215">
            <text:p>80.5215</text:p>
          </table:table-cell>
        </table:table-row>
        <table:table-row table:style-name="ro2">
          <table:table-cell office:value-type="float" office:value="74.1091">
            <text:p>74.1091</text:p>
          </table:table-cell>
          <table:table-cell office:value-type="float" office:value="83.9256">
            <text:p>83.9256</text:p>
          </table:table-cell>
          <table:table-cell table:number-columns-repeated="2"/>
          <table:table-cell office:value-type="float" office:value="133.8477">
            <text:p>133.8477</text:p>
          </table:table-cell>
        </table:table-row>
        <table:table-row table:style-name="ro2">
          <table:table-cell office:value-type="float" office:value="65.2863">
            <text:p>65.2863</text:p>
          </table:table-cell>
          <table:table-cell office:value-type="float" office:value="95.2702">
            <text:p>95.2702</text:p>
          </table:table-cell>
          <table:table-cell table:number-columns-repeated="2"/>
          <table:table-cell office:value-type="float" office:value="91.0423">
            <text:p>91.0423</text:p>
          </table:table-cell>
        </table:table-row>
        <table:table-row table:style-name="ro2">
          <table:table-cell office:value-type="float" office:value="82.3449">
            <text:p>82.3449</text:p>
          </table:table-cell>
          <table:table-cell office:value-type="float" office:value="81.1956">
            <text:p>81.1956</text:p>
          </table:table-cell>
          <table:table-cell table:number-columns-repeated="2"/>
          <table:table-cell office:value-type="float" office:value="100.2937">
            <text:p>100.2937</text:p>
          </table:table-cell>
        </table:table-row>
        <table:table-row table:style-name="ro2">
          <table:table-cell office:value-type="float" office:value="65.4342">
            <text:p>65.4342</text:p>
          </table:table-cell>
          <table:table-cell office:value-type="float" office:value="75.243">
            <text:p>75.243</text:p>
          </table:table-cell>
          <table:table-cell table:number-columns-repeated="2"/>
          <table:table-cell office:value-type="float" office:value="78.0032">
            <text:p>78.0032</text:p>
          </table:table-cell>
        </table:table-row>
        <table:table-row table:style-name="ro2">
          <table:table-cell office:value-type="float" office:value="72.0594">
            <text:p>72.0594</text:p>
          </table:table-cell>
          <table:table-cell office:value-type="float" office:value="76.5387">
            <text:p>76.5387</text:p>
          </table:table-cell>
          <table:table-cell table:number-columns-repeated="2"/>
          <table:table-cell office:value-type="float" office:value="84.0494">
            <text:p>84.0494</text:p>
          </table:table-cell>
        </table:table-row>
        <table:table-row table:style-name="ro2">
          <table:table-cell office:value-type="float" office:value="57.0781">
            <text:p>57.0781</text:p>
          </table:table-cell>
          <table:table-cell office:value-type="float" office:value="93.4137">
            <text:p>93.4137</text:p>
          </table:table-cell>
          <table:table-cell table:number-columns-repeated="2"/>
          <table:table-cell office:value-type="float" office:value="85.9729">
            <text:p>85.9729</text:p>
          </table:table-cell>
        </table:table-row>
        <table:table-row table:style-name="ro2">
          <table:table-cell office:value-type="float" office:value="73.1005">
            <text:p>73.1005</text:p>
          </table:table-cell>
          <table:table-cell office:value-type="float" office:value="30.6822">
            <text:p>30.6822</text:p>
          </table:table-cell>
          <table:table-cell table:number-columns-repeated="2"/>
          <table:table-cell office:value-type="float" office:value="100.976">
            <text:p>100.976</text:p>
          </table:table-cell>
        </table:table-row>
        <table:table-row table:style-name="ro2">
          <table:table-cell office:value-type="float" office:value="69.4656">
            <text:p>69.4656</text:p>
          </table:table-cell>
          <table:table-cell office:value-type="float" office:value="74.3718">
            <text:p>74.3718</text:p>
          </table:table-cell>
          <table:table-cell table:number-columns-repeated="2"/>
          <table:table-cell office:value-type="float" office:value="89.7921">
            <text:p>89.7921</text:p>
          </table:table-cell>
        </table:table-row>
        <table:table-row table:style-name="ro2">
          <table:table-cell office:value-type="float" office:value="65.7612">
            <text:p>65.7612</text:p>
          </table:table-cell>
          <table:table-cell office:value-type="float" office:value="75.6251">
            <text:p>75.6251</text:p>
          </table:table-cell>
          <table:table-cell table:number-columns-repeated="2"/>
          <table:table-cell office:value-type="float" office:value="61.8791">
            <text:p>61.8791</text:p>
          </table:table-cell>
        </table:table-row>
        <table:table-row table:style-name="ro2">
          <table:table-cell office:value-type="float" office:value="91.7521">
            <text:p>91.7521</text:p>
          </table:table-cell>
          <table:table-cell office:value-type="float" office:value="64.75">
            <text:p>64.75</text:p>
          </table:table-cell>
          <table:table-cell table:number-columns-repeated="2"/>
          <table:table-cell office:value-type="float" office:value="76.4673">
            <text:p>76.4673</text:p>
          </table:table-cell>
        </table:table-row>
        <table:table-row table:style-name="ro2">
          <table:table-cell office:value-type="float" office:value="73.9663">
            <text:p>73.9663</text:p>
          </table:table-cell>
          <table:table-cell office:value-type="float" office:value="19.3584">
            <text:p>19.3584</text:p>
          </table:table-cell>
          <table:table-cell table:number-columns-repeated="2"/>
          <table:table-cell office:value-type="float" office:value="146.1814">
            <text:p>146.1814</text:p>
          </table:table-cell>
        </table:table-row>
        <table:table-row table:style-name="ro2">
          <table:table-cell office:value-type="float" office:value="57.3837">
            <text:p>57.3837</text:p>
          </table:table-cell>
          <table:table-cell office:value-type="float" office:value="89.6525">
            <text:p>89.6525</text:p>
          </table:table-cell>
          <table:table-cell table:number-columns-repeated="2"/>
          <table:table-cell office:value-type="float" office:value="139.025">
            <text:p>139.025</text:p>
          </table:table-cell>
        </table:table-row>
        <table:table-row table:style-name="ro2">
          <table:table-cell office:value-type="float" office:value="74.6924">
            <text:p>74.6924</text:p>
          </table:table-cell>
          <table:table-cell office:value-type="float" office:value="64.7139">
            <text:p>64.7139</text:p>
          </table:table-cell>
          <table:table-cell table:number-columns-repeated="2"/>
          <table:table-cell office:value-type="float" office:value="104.856">
            <text:p>104.856</text:p>
          </table:table-cell>
        </table:table-row>
        <table:table-row table:style-name="ro2">
          <table:table-cell office:value-type="float" office:value="21.5253">
            <text:p>21.5253</text:p>
          </table:table-cell>
          <table:table-cell office:value-type="float" office:value="74.6112">
            <text:p>74.6112</text:p>
          </table:table-cell>
          <table:table-cell table:number-columns-repeated="2"/>
          <table:table-cell office:value-type="float" office:value="70.6721">
            <text:p>70.6721</text:p>
          </table:table-cell>
        </table:table-row>
        <table:table-row table:style-name="ro2">
          <table:table-cell office:value-type="float" office:value="79.5298">
            <text:p>79.5298</text:p>
          </table:table-cell>
          <table:table-cell office:value-type="float" office:value="64.5911">
            <text:p>64.5911</text:p>
          </table:table-cell>
          <table:table-cell table:number-columns-repeated="2"/>
          <table:table-cell office:value-type="float" office:value="75.7039">
            <text:p>75.7039</text:p>
          </table:table-cell>
        </table:table-row>
        <table:table-row table:style-name="ro2">
          <table:table-cell office:value-type="float" office:value="75.4765">
            <text:p>75.4765</text:p>
          </table:table-cell>
          <table:table-cell office:value-type="float" office:value="90.7445">
            <text:p>90.7445</text:p>
          </table:table-cell>
          <table:table-cell table:number-columns-repeated="2"/>
          <table:table-cell office:value-type="float" office:value="115.1272">
            <text:p>115.1272</text:p>
          </table:table-cell>
        </table:table-row>
        <table:table-row table:style-name="ro2">
          <table:table-cell office:value-type="float" office:value="83.2129">
            <text:p>83.2129</text:p>
          </table:table-cell>
          <table:table-cell office:value-type="float" office:value="89.6699">
            <text:p>89.6699</text:p>
          </table:table-cell>
          <table:table-cell table:number-columns-repeated="2"/>
          <table:table-cell office:value-type="float" office:value="96.6544">
            <text:p>96.6544</text:p>
          </table:table-cell>
        </table:table-row>
        <table:table-row table:style-name="ro2">
          <table:table-cell office:value-type="float" office:value="65.2699">
            <text:p>65.2699</text:p>
          </table:table-cell>
          <table:table-cell table:number-columns-repeated="3"/>
          <table:table-cell office:value-type="float" office:value="66.3178">
            <text:p>66.3178</text:p>
          </table:table-cell>
        </table:table-row>
        <table:table-row table:style-name="ro2">
          <table:table-cell office:value-type="float" office:value="123.2081">
            <text:p>123.2081</text:p>
          </table:table-cell>
          <table:table-cell table:number-columns-repeated="3"/>
          <table:table-cell office:value-type="float" office:value="105.7335">
            <text:p>105.7335</text:p>
          </table:table-cell>
        </table:table-row>
        <table:table-row table:style-name="ro2">
          <table:table-cell office:value-type="float" office:value="68.5185">
            <text:p>68.5185</text:p>
          </table:table-cell>
          <table:table-cell table:number-columns-repeated="3"/>
          <table:table-cell office:value-type="float" office:value="75.6958">
            <text:p>75.6958</text:p>
          </table:table-cell>
        </table:table-row>
        <table:table-row table:style-name="ro2">
          <table:table-cell office:value-type="float" office:value="61.7723">
            <text:p>61.7723</text:p>
          </table:table-cell>
          <table:table-cell table:number-columns-repeated="3"/>
          <table:table-cell office:value-type="float" office:value="88.9173">
            <text:p>88.9173</text:p>
          </table:table-cell>
        </table:table-row>
        <table:table-row table:style-name="ro2">
          <table:table-cell office:value-type="float" office:value="70.0341">
            <text:p>70.0341</text:p>
          </table:table-cell>
          <table:table-cell table:number-columns-repeated="3"/>
          <table:table-cell office:value-type="float" office:value="83.1099">
            <text:p>83.1099</text:p>
          </table:table-cell>
        </table:table-row>
        <table:table-row table:style-name="ro2">
          <table:table-cell office:value-type="float" office:value="59.0536">
            <text:p>59.0536</text:p>
          </table:table-cell>
          <table:table-cell table:number-columns-repeated="3"/>
          <table:table-cell office:value-type="float" office:value="143.9989">
            <text:p>143.9989</text:p>
          </table:table-cell>
        </table:table-row>
        <table:table-row table:style-name="ro2">
          <table:table-cell office:value-type="float" office:value="66.1896">
            <text:p>66.1896</text:p>
          </table:table-cell>
          <table:table-cell table:number-columns-repeated="3"/>
          <table:table-cell office:value-type="float" office:value="84.8618">
            <text:p>84.8618</text:p>
          </table:table-cell>
        </table:table-row>
        <table:table-row table:style-name="ro2">
          <table:table-cell office:value-type="float" office:value="106.9199">
            <text:p>106.9199</text:p>
          </table:table-cell>
          <table:table-cell table:number-columns-repeated="3"/>
          <table:table-cell office:value-type="float" office:value="19.352">
            <text:p>19.352</text:p>
          </table:table-cell>
        </table:table-row>
        <table:table-row table:style-name="ro2">
          <table:table-cell office:value-type="float" office:value="91.3736">
            <text:p>91.3736</text:p>
          </table:table-cell>
          <table:table-cell table:number-columns-repeated="3"/>
          <table:table-cell office:value-type="float" office:value="116.4968">
            <text:p>116.4968</text:p>
          </table:table-cell>
        </table:table-row>
        <table:table-row table:style-name="ro2">
          <table:table-cell office:value-type="float" office:value="67.8658">
            <text:p>67.8658</text:p>
          </table:table-cell>
          <table:table-cell table:number-columns-repeated="3"/>
          <table:table-cell office:value-type="float" office:value="96.6692">
            <text:p>96.6692</text:p>
          </table:table-cell>
        </table:table-row>
        <table:table-row table:style-name="ro2">
          <table:table-cell office:value-type="float" office:value="79.6862">
            <text:p>79.6862</text:p>
          </table:table-cell>
          <table:table-cell table:number-columns-repeated="3"/>
          <table:table-cell office:value-type="float" office:value="148.1248">
            <text:p>148.1248</text:p>
          </table:table-cell>
        </table:table-row>
        <table:table-row table:style-name="ro2">
          <table:table-cell office:value-type="float" office:value="65.9053">
            <text:p>65.9053</text:p>
          </table:table-cell>
          <table:table-cell table:number-columns-repeated="3"/>
          <table:table-cell office:value-type="float" office:value="91.8926">
            <text:p>91.8926</text:p>
          </table:table-cell>
        </table:table-row>
        <table:table-row table:style-name="ro2">
          <table:table-cell office:value-type="float" office:value="76.1">
            <text:p>76.1</text:p>
          </table:table-cell>
          <table:table-cell table:number-columns-repeated="3"/>
          <table:table-cell office:value-type="float" office:value="97.0338">
            <text:p>97.0338</text:p>
          </table:table-cell>
        </table:table-row>
        <table:table-row table:style-name="ro2">
          <table:table-cell office:value-type="float" office:value="78.3447">
            <text:p>78.3447</text:p>
          </table:table-cell>
          <table:table-cell table:number-columns-repeated="3"/>
          <table:table-cell office:value-type="float" office:value="90.6086">
            <text:p>90.6086</text:p>
          </table:table-cell>
        </table:table-row>
        <table:table-row table:style-name="ro2">
          <table:table-cell office:value-type="float" office:value="89.0473">
            <text:p>89.0473</text:p>
          </table:table-cell>
          <table:table-cell table:number-columns-repeated="3"/>
          <table:table-cell office:value-type="float" office:value="93.5825">
            <text:p>93.5825</text:p>
          </table:table-cell>
        </table:table-row>
        <table:table-row table:style-name="ro2">
          <table:table-cell office:value-type="float" office:value="88.4539">
            <text:p>88.4539</text:p>
          </table:table-cell>
          <table:table-cell table:number-columns-repeated="3"/>
          <table:table-cell office:value-type="float" office:value="95.2095">
            <text:p>95.2095</text:p>
          </table:table-cell>
        </table:table-row>
        <table:table-row table:style-name="ro2">
          <table:table-cell office:value-type="float" office:value="84.9828">
            <text:p>84.9828</text:p>
          </table:table-cell>
          <table:table-cell table:number-columns-repeated="3"/>
          <table:table-cell office:value-type="float" office:value="84.6636">
            <text:p>84.6636</text:p>
          </table:table-cell>
        </table:table-row>
        <table:table-row table:style-name="ro2">
          <table:table-cell office:value-type="float" office:value="70.4229">
            <text:p>70.4229</text:p>
          </table:table-cell>
          <table:table-cell table:number-columns-repeated="3"/>
          <table:table-cell office:value-type="float" office:value="50.401">
            <text:p>50.401</text:p>
          </table:table-cell>
        </table:table-row>
        <table:table-row table:style-name="ro2">
          <table:table-cell office:value-type="float" office:value="96.7696">
            <text:p>96.7696</text:p>
          </table:table-cell>
          <table:table-cell table:number-columns-repeated="3"/>
          <table:table-cell office:value-type="float" office:value="113.2587">
            <text:p>113.2587</text:p>
          </table:table-cell>
        </table:table-row>
        <table:table-row table:style-name="ro2">
          <table:table-cell office:value-type="float" office:value="80.2829">
            <text:p>80.2829</text:p>
          </table:table-cell>
          <table:table-cell table:number-columns-repeated="3"/>
          <table:table-cell office:value-type="float" office:value="69.7689">
            <text:p>69.7689</text:p>
          </table:table-cell>
        </table:table-row>
        <table:table-row table:style-name="ro2">
          <table:table-cell office:value-type="float" office:value="59.3027">
            <text:p>59.3027</text:p>
          </table:table-cell>
          <table:table-cell table:number-columns-repeated="3"/>
          <table:table-cell office:value-type="float" office:value="83.4405">
            <text:p>83.4405</text:p>
          </table:table-cell>
        </table:table-row>
        <table:table-row table:style-name="ro2">
          <table:table-cell office:value-type="float" office:value="67.7133">
            <text:p>67.7133</text:p>
          </table:table-cell>
          <table:table-cell table:number-columns-repeated="3"/>
          <table:table-cell office:value-type="float" office:value="18.4063">
            <text:p>18.4063</text:p>
          </table:table-cell>
        </table:table-row>
        <table:table-row table:style-name="ro2">
          <table:table-cell office:value-type="float" office:value="93.8189">
            <text:p>93.8189</text:p>
          </table:table-cell>
          <table:table-cell table:number-columns-repeated="3"/>
          <table:table-cell office:value-type="float" office:value="81.7082">
            <text:p>81.7082</text:p>
          </table:table-cell>
        </table:table-row>
        <table:table-row table:style-name="ro2">
          <table:table-cell office:value-type="float" office:value="94.1631">
            <text:p>94.1631</text:p>
          </table:table-cell>
          <table:table-cell table:number-columns-repeated="3"/>
          <table:table-cell office:value-type="float" office:value="64.1942">
            <text:p>64.1942</text:p>
          </table:table-cell>
        </table:table-row>
        <table:table-row table:style-name="ro2">
          <table:table-cell office:value-type="float" office:value="91.021">
            <text:p>91.021</text:p>
          </table:table-cell>
          <table:table-cell table:number-columns-repeated="3"/>
          <table:table-cell office:value-type="float" office:value="106.3382">
            <text:p>106.3382</text:p>
          </table:table-cell>
        </table:table-row>
        <table:table-row table:style-name="ro2">
          <table:table-cell office:value-type="float" office:value="94.2802">
            <text:p>94.2802</text:p>
          </table:table-cell>
          <table:table-cell table:number-columns-repeated="3"/>
          <table:table-cell office:value-type="float" office:value="58.1206">
            <text:p>58.1206</text:p>
          </table:table-cell>
        </table:table-row>
        <table:table-row table:style-name="ro2">
          <table:table-cell office:value-type="float" office:value="62.8188">
            <text:p>62.8188</text:p>
          </table:table-cell>
          <table:table-cell table:number-columns-repeated="3"/>
          <table:table-cell office:value-type="float" office:value="111.0666">
            <text:p>111.0666</text:p>
          </table:table-cell>
        </table:table-row>
        <table:table-row table:style-name="ro2">
          <table:table-cell office:value-type="float" office:value="77.3787">
            <text:p>77.3787</text:p>
          </table:table-cell>
          <table:table-cell table:number-columns-repeated="3"/>
          <table:table-cell office:value-type="float" office:value="81.9009">
            <text:p>81.9009</text:p>
          </table:table-cell>
        </table:table-row>
        <table:table-row table:style-name="ro2">
          <table:table-cell office:value-type="float" office:value="98.3267">
            <text:p>98.3267</text:p>
          </table:table-cell>
          <table:table-cell table:number-columns-repeated="3"/>
          <table:table-cell office:value-type="float" office:value="142.1553">
            <text:p>142.1553</text:p>
          </table:table-cell>
        </table:table-row>
        <table:table-row table:style-name="ro2">
          <table:table-cell office:value-type="float" office:value="67.7416">
            <text:p>67.7416</text:p>
          </table:table-cell>
          <table:table-cell table:number-columns-repeated="3"/>
          <table:table-cell office:value-type="float" office:value="71.8179">
            <text:p>71.8179</text:p>
          </table:table-cell>
        </table:table-row>
        <table:table-row table:style-name="ro2">
          <table:table-cell office:value-type="float" office:value="96.4458">
            <text:p>96.4458</text:p>
          </table:table-cell>
          <table:table-cell table:number-columns-repeated="3"/>
          <table:table-cell office:value-type="float" office:value="124.8005">
            <text:p>124.8005</text:p>
          </table:table-cell>
        </table:table-row>
        <table:table-row table:style-name="ro2">
          <table:table-cell office:value-type="float" office:value="65.4171">
            <text:p>65.4171</text:p>
          </table:table-cell>
          <table:table-cell table:number-columns-repeated="3"/>
          <table:table-cell office:value-type="float" office:value="201.1857">
            <text:p>201.1857</text:p>
          </table:table-cell>
        </table:table-row>
        <table:table-row table:style-name="ro2">
          <table:table-cell office:value-type="float" office:value="58.4284">
            <text:p>58.4284</text:p>
          </table:table-cell>
          <table:table-cell table:number-columns-repeated="3"/>
          <table:table-cell office:value-type="float" office:value="87.9337">
            <text:p>87.9337</text:p>
          </table:table-cell>
        </table:table-row>
        <table:table-row table:style-name="ro2">
          <table:table-cell office:value-type="float" office:value="71.1272">
            <text:p>71.1272</text:p>
          </table:table-cell>
          <table:table-cell table:number-columns-repeated="3"/>
          <table:table-cell office:value-type="float" office:value="116.0305">
            <text:p>116.0305</text:p>
          </table:table-cell>
        </table:table-row>
        <table:table-row table:style-name="ro2">
          <table:table-cell office:value-type="float" office:value="92.5285">
            <text:p>92.5285</text:p>
          </table:table-cell>
          <table:table-cell table:number-columns-repeated="3"/>
          <table:table-cell office:value-type="float" office:value="79.8522">
            <text:p>79.8522</text:p>
          </table:table-cell>
        </table:table-row>
        <table:table-row table:style-name="ro2">
          <table:table-cell office:value-type="float" office:value="91.2721">
            <text:p>91.2721</text:p>
          </table:table-cell>
          <table:table-cell table:number-columns-repeated="3"/>
          <table:table-cell office:value-type="float" office:value="81.1858">
            <text:p>81.1858</text:p>
          </table:table-cell>
        </table:table-row>
        <table:table-row table:style-name="ro2">
          <table:table-cell office:value-type="float" office:value="73.6802">
            <text:p>73.6802</text:p>
          </table:table-cell>
          <table:table-cell table:number-columns-repeated="3"/>
          <table:table-cell office:value-type="float" office:value="70.9892">
            <text:p>70.9892</text:p>
          </table:table-cell>
        </table:table-row>
        <table:table-row table:style-name="ro2">
          <table:table-cell office:value-type="float" office:value="67.4231">
            <text:p>67.4231</text:p>
          </table:table-cell>
          <table:table-cell table:number-columns-repeated="3"/>
          <table:table-cell office:value-type="float" office:value="114.4197">
            <text:p>114.4197</text:p>
          </table:table-cell>
        </table:table-row>
        <table:table-row table:style-name="ro2">
          <table:table-cell office:value-type="float" office:value="105.9091">
            <text:p>105.9091</text:p>
          </table:table-cell>
          <table:table-cell table:number-columns-repeated="3"/>
          <table:table-cell office:value-type="float" office:value="91.8697">
            <text:p>91.8697</text:p>
          </table:table-cell>
        </table:table-row>
        <table:table-row table:style-name="ro2">
          <table:table-cell office:value-type="float" office:value="60.4309">
            <text:p>60.4309</text:p>
          </table:table-cell>
          <table:table-cell table:number-columns-repeated="3"/>
          <table:table-cell office:value-type="float" office:value="84.8756">
            <text:p>84.8756</text:p>
          </table:table-cell>
        </table:table-row>
        <table:table-row table:style-name="ro2">
          <table:table-cell office:value-type="float" office:value="64.4165">
            <text:p>64.4165</text:p>
          </table:table-cell>
          <table:table-cell table:number-columns-repeated="3"/>
          <table:table-cell office:value-type="float" office:value="82.2999">
            <text:p>82.2999</text:p>
          </table:table-cell>
        </table:table-row>
        <table:table-row table:style-name="ro2">
          <table:table-cell office:value-type="float" office:value="61.445">
            <text:p>61.445</text:p>
          </table:table-cell>
          <table:table-cell table:number-columns-repeated="3"/>
          <table:table-cell office:value-type="float" office:value="69.301">
            <text:p>69.301</text:p>
          </table:table-cell>
        </table:table-row>
        <table:table-row table:style-name="ro2">
          <table:table-cell office:value-type="float" office:value="81.0643">
            <text:p>81.0643</text:p>
          </table:table-cell>
          <table:table-cell table:number-columns-repeated="3"/>
          <table:table-cell office:value-type="float" office:value="88.4386">
            <text:p>88.4386</text:p>
          </table:table-cell>
        </table:table-row>
        <table:table-row table:style-name="ro2">
          <table:table-cell office:value-type="float" office:value="66.643">
            <text:p>66.643</text:p>
          </table:table-cell>
          <table:table-cell table:number-columns-repeated="3"/>
          <table:table-cell office:value-type="float" office:value="90.9604">
            <text:p>90.9604</text:p>
          </table:table-cell>
        </table:table-row>
        <table:table-row table:style-name="ro2">
          <table:table-cell office:value-type="float" office:value="78.0091">
            <text:p>78.0091</text:p>
          </table:table-cell>
          <table:table-cell table:number-columns-repeated="3"/>
          <table:table-cell office:value-type="float" office:value="63.1575">
            <text:p>63.1575</text:p>
          </table:table-cell>
        </table:table-row>
        <table:table-row table:style-name="ro2">
          <table:table-cell office:value-type="float" office:value="84.1186">
            <text:p>84.1186</text:p>
          </table:table-cell>
          <table:table-cell table:number-columns-repeated="3"/>
          <table:table-cell office:value-type="float" office:value="58.3791">
            <text:p>58.3791</text:p>
          </table:table-cell>
        </table:table-row>
        <table:table-row table:style-name="ro2">
          <table:table-cell office:value-type="float" office:value="66.571">
            <text:p>66.571</text:p>
          </table:table-cell>
          <table:table-cell table:number-columns-repeated="3"/>
          <table:table-cell office:value-type="float" office:value="74.1835">
            <text:p>74.1835</text:p>
          </table:table-cell>
        </table:table-row>
        <table:table-row table:style-name="ro2">
          <table:table-cell office:value-type="float" office:value="100.2307">
            <text:p>100.2307</text:p>
          </table:table-cell>
          <table:table-cell table:number-columns-repeated="3"/>
          <table:table-cell office:value-type="float" office:value="66.0208">
            <text:p>66.0208</text:p>
          </table:table-cell>
        </table:table-row>
        <table:table-row table:style-name="ro2">
          <table:table-cell office:value-type="float" office:value="71.1783">
            <text:p>71.1783</text:p>
          </table:table-cell>
          <table:table-cell table:number-columns-repeated="3"/>
          <table:table-cell office:value-type="float" office:value="82.0316">
            <text:p>82.0316</text:p>
          </table:table-cell>
        </table:table-row>
        <table:table-row table:style-name="ro2">
          <table:table-cell office:value-type="float" office:value="69.4804">
            <text:p>69.4804</text:p>
          </table:table-cell>
          <table:table-cell table:number-columns-repeated="3"/>
          <table:table-cell office:value-type="float" office:value="68.6226">
            <text:p>68.6226</text:p>
          </table:table-cell>
        </table:table-row>
        <table:table-row table:style-name="ro2">
          <table:table-cell office:value-type="float" office:value="132.4995">
            <text:p>132.4995</text:p>
          </table:table-cell>
          <table:table-cell table:number-columns-repeated="3"/>
          <table:table-cell office:value-type="float" office:value="58.1103">
            <text:p>58.1103</text:p>
          </table:table-cell>
        </table:table-row>
        <table:table-row table:style-name="ro2">
          <table:table-cell office:value-type="float" office:value="97.7578">
            <text:p>97.7578</text:p>
          </table:table-cell>
          <table:table-cell table:number-columns-repeated="3"/>
          <table:table-cell office:value-type="float" office:value="61.3165">
            <text:p>61.3165</text:p>
          </table:table-cell>
        </table:table-row>
        <table:table-row table:style-name="ro2">
          <table:table-cell office:value-type="float" office:value="80.5962">
            <text:p>80.5962</text:p>
          </table:table-cell>
          <table:table-cell table:number-columns-repeated="3"/>
          <table:table-cell office:value-type="float" office:value="94.9139">
            <text:p>94.9139</text:p>
          </table:table-cell>
        </table:table-row>
        <table:table-row table:style-name="ro2">
          <table:table-cell office:value-type="float" office:value="104.967">
            <text:p>104.967</text:p>
          </table:table-cell>
          <table:table-cell table:number-columns-repeated="3"/>
          <table:table-cell office:value-type="float" office:value="71.0899">
            <text:p>71.0899</text:p>
          </table:table-cell>
        </table:table-row>
        <table:table-row table:style-name="ro2">
          <table:table-cell office:value-type="float" office:value="66.7429">
            <text:p>66.7429</text:p>
          </table:table-cell>
          <table:table-cell table:number-columns-repeated="3"/>
          <table:table-cell office:value-type="float" office:value="99.3074">
            <text:p>99.3074</text:p>
          </table:table-cell>
        </table:table-row>
        <table:table-row table:style-name="ro2">
          <table:table-cell office:value-type="float" office:value="59.7485">
            <text:p>59.7485</text:p>
          </table:table-cell>
          <table:table-cell table:number-columns-repeated="3"/>
          <table:table-cell office:value-type="float" office:value="76.098">
            <text:p>76.098</text:p>
          </table:table-cell>
        </table:table-row>
        <table:table-row table:style-name="ro2">
          <table:table-cell office:value-type="float" office:value="55.1743">
            <text:p>55.1743</text:p>
          </table:table-cell>
          <table:table-cell table:number-columns-repeated="3"/>
          <table:table-cell office:value-type="float" office:value="130.3429">
            <text:p>130.3429</text:p>
          </table:table-cell>
        </table:table-row>
        <table:table-row table:style-name="ro2">
          <table:table-cell office:value-type="float" office:value="91.2947">
            <text:p>91.2947</text:p>
          </table:table-cell>
          <table:table-cell table:number-columns-repeated="3"/>
          <table:table-cell office:value-type="float" office:value="67.9601">
            <text:p>67.9601</text:p>
          </table:table-cell>
        </table:table-row>
        <table:table-row table:style-name="ro2">
          <table:table-cell office:value-type="float" office:value="70.2911">
            <text:p>70.2911</text:p>
          </table:table-cell>
          <table:table-cell table:number-columns-repeated="3"/>
          <table:table-cell office:value-type="float" office:value="121.437">
            <text:p>121.437</text:p>
          </table:table-cell>
        </table:table-row>
        <table:table-row table:style-name="ro2">
          <table:table-cell office:value-type="float" office:value="61.0332">
            <text:p>61.0332</text:p>
          </table:table-cell>
          <table:table-cell table:number-columns-repeated="4"/>
        </table:table-row>
        <table:table-row table:style-name="ro2">
          <table:table-cell office:value-type="float" office:value="54.1031">
            <text:p>54.1031</text:p>
          </table:table-cell>
          <table:table-cell table:number-columns-repeated="4"/>
        </table:table-row>
        <table:table-row table:style-name="ro2">
          <table:table-cell office:value-type="float" office:value="52.2883">
            <text:p>52.2883</text:p>
          </table:table-cell>
          <table:table-cell table:number-columns-repeated="4"/>
        </table:table-row>
        <table:table-row table:style-name="ro2">
          <table:table-cell office:value-type="float" office:value="114.7095">
            <text:p>114.7095</text:p>
          </table:table-cell>
          <table:table-cell table:number-columns-repeated="4"/>
        </table:table-row>
        <table:table-row table:style-name="ro2">
          <table:table-cell office:value-type="float" office:value="16.1552">
            <text:p>16.1552</text:p>
          </table:table-cell>
          <table:table-cell table:number-columns-repeated="4"/>
        </table:table-row>
        <table:table-row table:style-name="ro2">
          <table:table-cell office:value-type="float" office:value="84.1486">
            <text:p>84.1486</text:p>
          </table:table-cell>
          <table:table-cell table:number-columns-repeated="4"/>
        </table:table-row>
        <table:table-row table:style-name="ro2">
          <table:table-cell office:value-type="float" office:value="66.4319">
            <text:p>66.4319</text:p>
          </table:table-cell>
          <table:table-cell table:number-columns-repeated="4"/>
        </table:table-row>
        <table:table-row table:style-name="ro2">
          <table:table-cell office:value-type="float" office:value="62.3583">
            <text:p>62.3583</text:p>
          </table:table-cell>
          <table:table-cell table:number-columns-repeated="4"/>
        </table:table-row>
        <table:table-row table:style-name="ro2">
          <table:table-cell office:value-type="float" office:value="74.417">
            <text:p>74.417</text:p>
          </table:table-cell>
          <table:table-cell table:number-columns-repeated="4"/>
        </table:table-row>
        <table:table-row table:style-name="ro2">
          <table:table-cell office:value-type="float" office:value="70.1566">
            <text:p>70.1566</text:p>
          </table:table-cell>
          <table:table-cell table:number-columns-repeated="4"/>
        </table:table-row>
        <table:table-row table:style-name="ro2">
          <table:table-cell office:value-type="float" office:value="17.4549">
            <text:p>17.4549</text:p>
          </table:table-cell>
          <table:table-cell table:number-columns-repeated="4"/>
        </table:table-row>
        <table:table-row table:style-name="ro2">
          <table:table-cell office:value-type="float" office:value="121.1703">
            <text:p>121.1703</text:p>
          </table:table-cell>
          <table:table-cell table:number-columns-repeated="4"/>
        </table:table-row>
        <table:table-row table:style-name="ro2">
          <table:table-cell office:value-type="float" office:value="92.2578">
            <text:p>92.2578</text:p>
          </table:table-cell>
          <table:table-cell table:number-columns-repeated="4"/>
        </table:table-row>
        <table:table-row table:style-name="ro2">
          <table:table-cell office:value-type="float" office:value="80.1632">
            <text:p>80.1632</text:p>
          </table:table-cell>
          <table:table-cell table:number-columns-repeated="4"/>
        </table:table-row>
        <table:table-row table:style-name="ro2">
          <table:table-cell office:value-type="float" office:value="67.536">
            <text:p>67.536</text:p>
          </table:table-cell>
          <table:table-cell table:number-columns-repeated="4"/>
        </table:table-row>
        <table:table-row table:style-name="ro2">
          <table:table-cell office:value-type="float" office:value="79.0447">
            <text:p>79.0447</text:p>
          </table:table-cell>
          <table:table-cell table:number-columns-repeated="4"/>
        </table:table-row>
        <table:table-row table:style-name="ro2">
          <table:table-cell office:value-type="float" office:value="78.3422">
            <text:p>78.3422</text:p>
          </table:table-cell>
          <table:table-cell table:number-columns-repeated="4"/>
        </table:table-row>
        <table:table-row table:style-name="ro2">
          <table:table-cell office:value-type="float" office:value="98.9894">
            <text:p>98.9894</text:p>
          </table:table-cell>
          <table:table-cell table:number-columns-repeated="4"/>
        </table:table-row>
        <table:table-row table:style-name="ro2">
          <table:table-cell office:value-type="float" office:value="110.8331">
            <text:p>110.8331</text:p>
          </table:table-cell>
          <table:table-cell table:number-columns-repeated="4"/>
        </table:table-row>
        <table:table-row table:style-name="ro2">
          <table:table-cell office:value-type="float" office:value="73.3443">
            <text:p>73.3443</text:p>
          </table:table-cell>
          <table:table-cell table:number-columns-repeated="4"/>
        </table:table-row>
        <table:table-row table:style-name="ro2">
          <table:table-cell office:value-type="float" office:value="98.5766">
            <text:p>98.5766</text:p>
          </table:table-cell>
          <table:table-cell table:number-columns-repeated="4"/>
        </table:table-row>
        <table:table-row table:style-name="ro2">
          <table:table-cell office:value-type="float" office:value="107.7429">
            <text:p>107.7429</text:p>
          </table:table-cell>
          <table:table-cell table:number-columns-repeated="4"/>
        </table:table-row>
        <table:table-row table:style-name="ro2">
          <table:table-cell office:value-type="float" office:value="65.6833">
            <text:p>65.6833</text:p>
          </table:table-cell>
          <table:table-cell table:number-columns-repeated="4"/>
        </table:table-row>
        <table:table-row table:style-name="ro2">
          <table:table-cell office:value-type="float" office:value="60.9064">
            <text:p>60.9064</text:p>
          </table:table-cell>
          <table:table-cell table:number-columns-repeated="4"/>
        </table:table-row>
        <table:table-row table:style-name="ro2">
          <table:table-cell office:value-type="float" office:value="70.4203">
            <text:p>70.4203</text:p>
          </table:table-cell>
          <table:table-cell table:number-columns-repeated="4"/>
        </table:table-row>
        <table:table-row table:style-name="ro2">
          <table:table-cell office:value-type="float" office:value="61.1868">
            <text:p>61.1868</text:p>
          </table:table-cell>
          <table:table-cell table:number-columns-repeated="4"/>
        </table:table-row>
        <table:table-row table:style-name="ro2">
          <table:table-cell office:value-type="float" office:value="75.8588">
            <text:p>75.8588</text:p>
          </table:table-cell>
          <table:table-cell table:number-columns-repeated="4"/>
        </table:table-row>
        <table:table-row table:style-name="ro2">
          <table:table-cell office:value-type="float" office:value="70.694">
            <text:p>70.694</text:p>
          </table:table-cell>
          <table:table-cell table:number-columns-repeated="4"/>
        </table:table-row>
        <table:table-row table:style-name="ro2">
          <table:table-cell office:value-type="float" office:value="117.6262">
            <text:p>117.6262</text:p>
          </table:table-cell>
          <table:table-cell table:number-columns-repeated="4"/>
        </table:table-row>
        <table:table-row table:style-name="ro2">
          <table:table-cell office:value-type="float" office:value="79.5143">
            <text:p>79.5143</text:p>
          </table:table-cell>
          <table:table-cell table:number-columns-repeated="4"/>
        </table:table-row>
        <table:table-row table:style-name="ro2">
          <table:table-cell office:value-type="float" office:value="109.6305">
            <text:p>109.6305</text:p>
          </table:table-cell>
          <table:table-cell table:number-columns-repeated="4"/>
        </table:table-row>
        <table:table-row table:style-name="ro2">
          <table:table-cell office:value-type="float" office:value="98.9432">
            <text:p>98.9432</text:p>
          </table:table-cell>
          <table:table-cell table:number-columns-repeated="4"/>
        </table:table-row>
        <table:table-row table:style-name="ro2">
          <table:table-cell office:value-type="float" office:value="90.0272">
            <text:p>90.0272</text:p>
          </table:table-cell>
          <table:table-cell table:number-columns-repeated="4"/>
        </table:table-row>
        <table:table-row table:style-name="ro2">
          <table:table-cell office:value-type="float" office:value="66.7715">
            <text:p>66.7715</text:p>
          </table:table-cell>
          <table:table-cell table:number-columns-repeated="4"/>
        </table:table-row>
        <table:table-row table:style-name="ro2">
          <table:table-cell office:value-type="float" office:value="71.0994">
            <text:p>71.0994</text:p>
          </table:table-cell>
          <table:table-cell table:number-columns-repeated="4"/>
        </table:table-row>
        <table:table-row table:style-name="ro2">
          <table:table-cell office:value-type="float" office:value="100.1822">
            <text:p>100.1822</text:p>
          </table:table-cell>
          <table:table-cell table:number-columns-repeated="4"/>
        </table:table-row>
        <table:table-row table:style-name="ro2">
          <table:table-cell office:value-type="float" office:value="88.3491">
            <text:p>88.3491</text:p>
          </table:table-cell>
          <table:table-cell table:number-columns-repeated="4"/>
        </table:table-row>
        <table:table-row table:style-name="ro2">
          <table:table-cell office:value-type="float" office:value="93.6933">
            <text:p>93.6933</text:p>
          </table:table-cell>
          <table:table-cell table:number-columns-repeated="4"/>
        </table:table-row>
        <table:table-row table:style-name="ro2">
          <table:table-cell office:value-type="float" office:value="130.8422">
            <text:p>130.8422</text:p>
          </table:table-cell>
          <table:table-cell table:number-columns-repeated="4"/>
        </table:table-row>
        <table:table-row table:style-name="ro2">
          <table:table-cell office:value-type="float" office:value="109.9253">
            <text:p>109.9253</text:p>
          </table:table-cell>
          <table:table-cell table:number-columns-repeated="4"/>
        </table:table-row>
        <table:table-row table:style-name="ro2">
          <table:table-cell office:value-type="float" office:value="98.7871">
            <text:p>98.7871</text:p>
          </table:table-cell>
          <table:table-cell table:number-columns-repeated="4"/>
        </table:table-row>
        <table:table-row table:style-name="ro2">
          <table:table-cell office:value-type="float" office:value="105.0744">
            <text:p>105.0744</text:p>
          </table:table-cell>
          <table:table-cell table:number-columns-repeated="4"/>
        </table:table-row>
        <table:table-row table:style-name="ro2">
          <table:table-cell office:value-type="float" office:value="98.8158">
            <text:p>98.8158</text:p>
          </table:table-cell>
          <table:table-cell table:number-columns-repeated="4"/>
        </table:table-row>
        <table:table-row table:style-name="ro2">
          <table:table-cell office:value-type="float" office:value="85.6533">
            <text:p>85.6533</text:p>
          </table:table-cell>
          <table:table-cell table:number-columns-repeated="4"/>
        </table:table-row>
        <table:table-row table:style-name="ro2">
          <table:table-cell office:value-type="float" office:value="96.215">
            <text:p>96.215</text:p>
          </table:table-cell>
          <table:table-cell table:number-columns-repeated="4"/>
        </table:table-row>
        <table:table-row table:style-name="ro2">
          <table:table-cell office:value-type="float" office:value="103.614">
            <text:p>103.614</text:p>
          </table:table-cell>
          <table:table-cell table:number-columns-repeated="4"/>
        </table:table-row>
        <table:table-row table:style-name="ro2">
          <table:table-cell office:value-type="float" office:value="132.5349">
            <text:p>132.5349</text:p>
          </table:table-cell>
          <table:table-cell table:number-columns-repeated="4"/>
        </table:table-row>
        <table:table-row table:style-name="ro2">
          <table:table-cell office:value-type="float" office:value="127.0785">
            <text:p>127.0785</text:p>
          </table:table-cell>
          <table:table-cell table:number-columns-repeated="4"/>
        </table:table-row>
        <table:table-row table:style-name="ro2">
          <table:table-cell office:value-type="float" office:value="134.6001">
            <text:p>134.6001</text:p>
          </table:table-cell>
          <table:table-cell table:number-columns-repeated="4"/>
        </table:table-row>
        <table:table-row table:style-name="ro2">
          <table:table-cell office:value-type="float" office:value="97.7594">
            <text:p>97.7594</text:p>
          </table:table-cell>
          <table:table-cell table:number-columns-repeated="4"/>
        </table:table-row>
        <table:table-row table:style-name="ro2">
          <table:table-cell office:value-type="float" office:value="132.0757">
            <text:p>132.0757</text:p>
          </table:table-cell>
          <table:table-cell table:number-columns-repeated="4"/>
        </table:table-row>
        <table:table-row table:style-name="ro2">
          <table:table-cell office:value-type="float" office:value="89.4653">
            <text:p>89.4653</text:p>
          </table:table-cell>
          <table:table-cell table:number-columns-repeated="4"/>
        </table:table-row>
        <table:table-row table:style-name="ro2">
          <table:table-cell office:value-type="float" office:value="107.3467">
            <text:p>107.3467</text:p>
          </table:table-cell>
          <table:table-cell table:number-columns-repeated="4"/>
        </table:table-row>
        <table:table-row table:style-name="ro2">
          <table:table-cell office:value-type="float" office:value="66.5166">
            <text:p>66.5166</text:p>
          </table:table-cell>
          <table:table-cell table:number-columns-repeated="4"/>
        </table:table-row>
        <table:table-row table:style-name="ro2">
          <table:table-cell office:value-type="float" office:value="110.1141">
            <text:p>110.1141</text:p>
          </table:table-cell>
          <table:table-cell table:number-columns-repeated="4"/>
        </table:table-row>
        <table:table-row table:style-name="ro2">
          <table:table-cell office:value-type="float" office:value="123.1989">
            <text:p>123.1989</text:p>
          </table:table-cell>
          <table:table-cell table:number-columns-repeated="4"/>
        </table:table-row>
        <table:table-row table:style-name="ro2">
          <table:table-cell office:value-type="float" office:value="98.8523">
            <text:p>98.8523</text:p>
          </table:table-cell>
          <table:table-cell table:number-columns-repeated="4"/>
        </table:table-row>
        <table:table-row table:style-name="ro2">
          <table:table-cell office:value-type="float" office:value="93.4685">
            <text:p>93.4685</text:p>
          </table:table-cell>
          <table:table-cell table:number-columns-repeated="4"/>
        </table:table-row>
        <table:table-row table:style-name="ro2">
          <table:table-cell office:value-type="float" office:value="87.41">
            <text:p>87.41</text:p>
          </table:table-cell>
          <table:table-cell table:number-columns-repeated="4"/>
        </table:table-row>
        <table:table-row table:style-name="ro2">
          <table:table-cell office:value-type="float" office:value="98.6426">
            <text:p>98.6426</text:p>
          </table:table-cell>
          <table:table-cell table:number-columns-repeated="4"/>
        </table:table-row>
        <table:table-row table:style-name="ro2">
          <table:table-cell office:value-type="float" office:value="85.667">
            <text:p>85.667</text:p>
          </table:table-cell>
          <table:table-cell table:number-columns-repeated="4"/>
        </table:table-row>
        <table:table-row table:style-name="ro2">
          <table:table-cell office:value-type="float" office:value="134.0583">
            <text:p>134.0583</text:p>
          </table:table-cell>
          <table:table-cell table:number-columns-repeated="4"/>
        </table:table-row>
        <table:table-row table:style-name="ro2">
          <table:table-cell office:value-type="float" office:value="140.408">
            <text:p>140.408</text:p>
          </table:table-cell>
          <table:table-cell table:number-columns-repeated="4"/>
        </table:table-row>
        <table:table-row table:style-name="ro2">
          <table:table-cell office:value-type="float" office:value="105.0105">
            <text:p>105.0105</text:p>
          </table:table-cell>
          <table:table-cell table:number-columns-repeated="4"/>
        </table:table-row>
        <table:table-row table:style-name="ro2">
          <table:table-cell office:value-type="float" office:value="122.7079">
            <text:p>122.7079</text:p>
          </table:table-cell>
          <table:table-cell table:number-columns-repeated="4"/>
        </table:table-row>
        <table:table-row table:style-name="ro2">
          <table:table-cell office:value-type="float" office:value="104.3172">
            <text:p>104.3172</text:p>
          </table:table-cell>
          <table:table-cell table:number-columns-repeated="4"/>
        </table:table-row>
        <table:table-row table:style-name="ro2">
          <table:table-cell office:value-type="float" office:value="86.4801">
            <text:p>86.4801</text:p>
          </table:table-cell>
          <table:table-cell table:number-columns-repeated="4"/>
        </table:table-row>
        <table:table-row table:style-name="ro2">
          <table:table-cell office:value-type="float" office:value="91.0614">
            <text:p>91.0614</text:p>
          </table:table-cell>
          <table:table-cell table:number-columns-repeated="4"/>
        </table:table-row>
        <table:table-row table:style-name="ro2">
          <table:table-cell office:value-type="float" office:value="78.1887">
            <text:p>78.1887</text:p>
          </table:table-cell>
          <table:table-cell table:number-columns-repeated="4"/>
        </table:table-row>
        <table:table-row table:style-name="ro2">
          <table:table-cell office:value-type="float" office:value="81.2699">
            <text:p>81.2699</text:p>
          </table:table-cell>
          <table:table-cell table:number-columns-repeated="4"/>
        </table:table-row>
        <table:table-row table:style-name="ro2">
          <table:table-cell office:value-type="float" office:value="123.1081">
            <text:p>123.1081</text:p>
          </table:table-cell>
          <table:table-cell table:number-columns-repeated="4"/>
        </table:table-row>
        <table:table-row table:style-name="ro2">
          <table:table-cell office:value-type="float" office:value="98.5971">
            <text:p>98.5971</text:p>
          </table:table-cell>
          <table:table-cell table:number-columns-repeated="4"/>
        </table:table-row>
        <table:table-row table:style-name="ro2">
          <table:table-cell office:value-type="float" office:value="106.2517">
            <text:p>106.2517</text:p>
          </table:table-cell>
          <table:table-cell table:number-columns-repeated="4"/>
        </table:table-row>
        <table:table-row table:style-name="ro2">
          <table:table-cell office:value-type="float" office:value="117.4277">
            <text:p>117.4277</text:p>
          </table:table-cell>
          <table:table-cell table:number-columns-repeated="4"/>
        </table:table-row>
        <table:table-row table:style-name="ro2">
          <table:table-cell office:value-type="float" office:value="66.3501">
            <text:p>66.3501</text:p>
          </table:table-cell>
          <table:table-cell table:number-columns-repeated="4"/>
        </table:table-row>
        <table:table-row table:style-name="ro2">
          <table:table-cell office:value-type="float" office:value="75.3174">
            <text:p>75.3174</text:p>
          </table:table-cell>
          <table:table-cell table:number-columns-repeated="4"/>
        </table:table-row>
        <table:table-row table:style-name="ro2">
          <table:table-cell office:value-type="float" office:value="85.168">
            <text:p>85.168</text:p>
          </table:table-cell>
          <table:table-cell table:number-columns-repeated="4"/>
        </table:table-row>
        <table:table-row table:style-name="ro2">
          <table:table-cell office:value-type="float" office:value="84.313">
            <text:p>84.313</text:p>
          </table:table-cell>
          <table:table-cell table:number-columns-repeated="4"/>
        </table:table-row>
        <table:table-row table:style-name="ro2">
          <table:table-cell office:value-type="float" office:value="51.4962">
            <text:p>51.4962</text:p>
          </table:table-cell>
          <table:table-cell table:number-columns-repeated="4"/>
        </table:table-row>
        <table:table-row table:style-name="ro2">
          <table:table-cell office:value-type="float" office:value="79.7604">
            <text:p>79.7604</text:p>
          </table:table-cell>
          <table:table-cell table:number-columns-repeated="4"/>
        </table:table-row>
        <table:table-row table:style-name="ro2">
          <table:table-cell office:value-type="float" office:value="107.9204">
            <text:p>107.9204</text:p>
          </table:table-cell>
          <table:table-cell table:number-columns-repeated="4"/>
        </table:table-row>
        <table:table-row table:style-name="ro2">
          <table:table-cell office:value-type="float" office:value="92.6801">
            <text:p>92.6801</text:p>
          </table:table-cell>
          <table:table-cell table:number-columns-repeated="4"/>
        </table:table-row>
        <table:table-row table:style-name="ro2">
          <table:table-cell office:value-type="float" office:value="96.3617">
            <text:p>96.3617</text:p>
          </table:table-cell>
          <table:table-cell table:number-columns-repeated="4"/>
        </table:table-row>
        <table:table-row table:style-name="ro2">
          <table:table-cell office:value-type="float" office:value="122.5671">
            <text:p>122.5671</text:p>
          </table:table-cell>
          <table:table-cell table:number-columns-repeated="4"/>
        </table:table-row>
        <table:table-row table:style-name="ro2">
          <table:table-cell office:value-type="float" office:value="68.2441">
            <text:p>68.2441</text:p>
          </table:table-cell>
          <table:table-cell table:number-columns-repeated="4"/>
        </table:table-row>
        <table:table-row table:style-name="ro2">
          <table:table-cell office:value-type="float" office:value="102.092">
            <text:p>102.092</text:p>
          </table:table-cell>
          <table:table-cell table:number-columns-repeated="4"/>
        </table:table-row>
        <table:table-row table:style-name="ro2">
          <table:table-cell office:value-type="float" office:value="77.8299">
            <text:p>77.8299</text:p>
          </table:table-cell>
          <table:table-cell table:number-columns-repeated="4"/>
        </table:table-row>
        <table:table-row table:style-name="ro2">
          <table:table-cell office:value-type="float" office:value="80.0612">
            <text:p>80.0612</text:p>
          </table:table-cell>
          <table:table-cell table:number-columns-repeated="4"/>
        </table:table-row>
        <table:table-row table:style-name="ro2">
          <table:table-cell office:value-type="float" office:value="69.0151">
            <text:p>69.0151</text:p>
          </table:table-cell>
          <table:table-cell table:number-columns-repeated="4"/>
        </table:table-row>
        <table:table-row table:style-name="ro2">
          <table:table-cell office:value-type="float" office:value="59.5657">
            <text:p>59.5657</text:p>
          </table:table-cell>
          <table:table-cell table:number-columns-repeated="4"/>
        </table:table-row>
        <table:table-row table:style-name="ro2">
          <table:table-cell office:value-type="float" office:value="67.7285">
            <text:p>67.7285</text:p>
          </table:table-cell>
          <table:table-cell table:number-columns-repeated="4"/>
        </table:table-row>
        <table:table-row table:style-name="ro2">
          <table:table-cell office:value-type="float" office:value="80.2044">
            <text:p>80.2044</text:p>
          </table:table-cell>
          <table:table-cell table:number-columns-repeated="4"/>
        </table:table-row>
        <table:table-row table:style-name="ro2">
          <table:table-cell office:value-type="float" office:value="78.9092">
            <text:p>78.9092</text:p>
          </table:table-cell>
          <table:table-cell table:number-columns-repeated="4"/>
        </table:table-row>
        <table:table-row table:style-name="ro2">
          <table:table-cell office:value-type="float" office:value="51.6541">
            <text:p>51.6541</text:p>
          </table:table-cell>
          <table:table-cell table:number-columns-repeated="4"/>
        </table:table-row>
        <table:table-row table:style-name="ro2">
          <table:table-cell office:value-type="float" office:value="80.4394">
            <text:p>80.4394</text:p>
          </table:table-cell>
          <table:table-cell table:number-columns-repeated="4"/>
        </table:table-row>
        <table:table-row table:style-name="ro2">
          <table:table-cell office:value-type="float" office:value="105.6876">
            <text:p>105.6876</text:p>
          </table:table-cell>
          <table:table-cell table:number-columns-repeated="4"/>
        </table:table-row>
        <table:table-row table:style-name="ro2">
          <table:table-cell office:value-type="float" office:value="54.9983">
            <text:p>54.9983</text:p>
          </table:table-cell>
          <table:table-cell table:number-columns-repeated="4"/>
        </table:table-row>
        <table:table-row table:style-name="ro2">
          <table:table-cell office:value-type="float" office:value="108.8255">
            <text:p>108.8255</text:p>
          </table:table-cell>
          <table:table-cell table:number-columns-repeated="4"/>
        </table:table-row>
        <table:table-row table:style-name="ro2">
          <table:table-cell office:value-type="float" office:value="85.7398">
            <text:p>85.7398</text:p>
          </table:table-cell>
          <table:table-cell table:number-columns-repeated="4"/>
        </table:table-row>
        <table:table-row table:style-name="ro2">
          <table:table-cell office:value-type="float" office:value="87.8166">
            <text:p>87.8166</text:p>
          </table:table-cell>
          <table:table-cell table:number-columns-repeated="4"/>
        </table:table-row>
        <table:table-row table:style-name="ro2">
          <table:table-cell office:value-type="float" office:value="70.068">
            <text:p>70.068</text:p>
          </table:table-cell>
          <table:table-cell table:number-columns-repeated="4"/>
        </table:table-row>
        <table:table-row table:style-name="ro2">
          <table:table-cell office:value-type="float" office:value="86.785">
            <text:p>86.785</text:p>
          </table:table-cell>
          <table:table-cell table:number-columns-repeated="4"/>
        </table:table-row>
        <table:table-row table:style-name="ro2">
          <table:table-cell office:value-type="float" office:value="107.4902">
            <text:p>107.4902</text:p>
          </table:table-cell>
          <table:table-cell table:number-columns-repeated="4"/>
        </table:table-row>
        <table:table-row table:style-name="ro2">
          <table:table-cell office:value-type="float" office:value="50.3463">
            <text:p>50.3463</text:p>
          </table:table-cell>
          <table:table-cell table:number-columns-repeated="4"/>
        </table:table-row>
        <table:table-row table:style-name="ro2">
          <table:table-cell office:value-type="float" office:value="75.8583">
            <text:p>75.8583</text:p>
          </table:table-cell>
          <table:table-cell table:number-columns-repeated="4"/>
        </table:table-row>
        <table:table-row table:style-name="ro2">
          <table:table-cell office:value-type="float" office:value="72.4243">
            <text:p>72.4243</text:p>
          </table:table-cell>
          <table:table-cell table:number-columns-repeated="4"/>
        </table:table-row>
        <table:table-row table:style-name="ro2">
          <table:table-cell office:value-type="float" office:value="105.8655">
            <text:p>105.8655</text:p>
          </table:table-cell>
          <table:table-cell table:number-columns-repeated="4"/>
        </table:table-row>
        <table:table-row table:style-name="ro2">
          <table:table-cell office:value-type="float" office:value="75.538">
            <text:p>75.538</text:p>
          </table:table-cell>
          <table:table-cell table:number-columns-repeated="4"/>
        </table:table-row>
        <table:table-row table:style-name="ro2">
          <table:table-cell office:value-type="float" office:value="66.2001">
            <text:p>66.2001</text:p>
          </table:table-cell>
          <table:table-cell table:number-columns-repeated="4"/>
        </table:table-row>
        <table:table-row table:style-name="ro2">
          <table:table-cell office:value-type="float" office:value="107.2287">
            <text:p>107.2287</text:p>
          </table:table-cell>
          <table:table-cell table:number-columns-repeated="4"/>
        </table:table-row>
        <table:table-row table:style-name="ro2">
          <table:table-cell office:value-type="float" office:value="83.0752">
            <text:p>83.0752</text:p>
          </table:table-cell>
          <table:table-cell table:number-columns-repeated="4"/>
        </table:table-row>
        <table:table-row table:style-name="ro2">
          <table:table-cell office:value-type="float" office:value="93.361">
            <text:p>93.361</text:p>
          </table:table-cell>
          <table:table-cell table:number-columns-repeated="4"/>
        </table:table-row>
        <table:table-row table:style-name="ro2">
          <table:table-cell office:value-type="float" office:value="62.1025">
            <text:p>62.1025</text:p>
          </table:table-cell>
          <table:table-cell table:number-columns-repeated="4"/>
        </table:table-row>
        <table:table-row table:style-name="ro2">
          <table:table-cell office:value-type="float" office:value="69.2326">
            <text:p>69.2326</text:p>
          </table:table-cell>
          <table:table-cell table:number-columns-repeated="4"/>
        </table:table-row>
        <table:table-row table:style-name="ro2">
          <table:table-cell office:value-type="float" office:value="48.2442">
            <text:p>48.2442</text:p>
          </table:table-cell>
          <table:table-cell table:number-columns-repeated="4"/>
        </table:table-row>
        <table:table-row table:style-name="ro2">
          <table:table-cell office:value-type="float" office:value="105.6861">
            <text:p>105.6861</text:p>
          </table:table-cell>
          <table:table-cell table:number-columns-repeated="4"/>
        </table:table-row>
        <table:table-row table:style-name="ro2">
          <table:table-cell office:value-type="float" office:value="93.7269">
            <text:p>93.7269</text:p>
          </table:table-cell>
          <table:table-cell table:number-columns-repeated="4"/>
        </table:table-row>
        <table:table-row table:style-name="ro2">
          <table:table-cell office:value-type="float" office:value="118.0977">
            <text:p>118.0977</text:p>
          </table:table-cell>
          <table:table-cell table:number-columns-repeated="4"/>
        </table:table-row>
        <table:table-row table:style-name="ro2">
          <table:table-cell office:value-type="float" office:value="59.2552">
            <text:p>59.2552</text:p>
          </table:table-cell>
          <table:table-cell table:number-columns-repeated="4"/>
        </table:table-row>
        <table:table-row table:style-name="ro2">
          <table:table-cell office:value-type="float" office:value="34.3898">
            <text:p>34.3898</text:p>
          </table:table-cell>
          <table:table-cell table:number-columns-repeated="4"/>
        </table:table-row>
        <table:table-row table:style-name="ro2">
          <table:table-cell office:value-type="float" office:value="53.5671">
            <text:p>53.5671</text:p>
          </table:table-cell>
          <table:table-cell table:number-columns-repeated="4"/>
        </table:table-row>
        <table:table-row table:style-name="ro2">
          <table:table-cell office:value-type="float" office:value="79.6219">
            <text:p>79.6219</text:p>
          </table:table-cell>
          <table:table-cell table:number-columns-repeated="4"/>
        </table:table-row>
        <table:table-row table:style-name="ro2">
          <table:table-cell office:value-type="float" office:value="73.2208">
            <text:p>73.2208</text:p>
          </table:table-cell>
          <table:table-cell table:number-columns-repeated="4"/>
        </table:table-row>
        <table:table-row table:style-name="ro2">
          <table:table-cell office:value-type="float" office:value="54.1038">
            <text:p>54.1038</text:p>
          </table:table-cell>
          <table:table-cell table:number-columns-repeated="4"/>
        </table:table-row>
        <table:table-row table:style-name="ro2">
          <table:table-cell office:value-type="float" office:value="66.9152">
            <text:p>66.9152</text:p>
          </table:table-cell>
          <table:table-cell table:number-columns-repeated="4"/>
        </table:table-row>
        <table:table-row table:style-name="ro2">
          <table:table-cell office:value-type="float" office:value="62.1678">
            <text:p>62.1678</text:p>
          </table:table-cell>
          <table:table-cell table:number-columns-repeated="4"/>
        </table:table-row>
        <table:table-row table:style-name="ro2">
          <table:table-cell office:value-type="float" office:value="93.708">
            <text:p>93.708</text:p>
          </table:table-cell>
          <table:table-cell table:number-columns-repeated="4"/>
        </table:table-row>
        <table:table-row table:style-name="ro2">
          <table:table-cell office:value-type="float" office:value="109.1648">
            <text:p>109.1648</text:p>
          </table:table-cell>
          <table:table-cell table:number-columns-repeated="4"/>
        </table:table-row>
        <table:table-row table:style-name="ro2">
          <table:table-cell office:value-type="float" office:value="74.1256">
            <text:p>74.1256</text:p>
          </table:table-cell>
          <table:table-cell table:number-columns-repeated="4"/>
        </table:table-row>
        <table:table-row table:style-name="ro2">
          <table:table-cell office:value-type="float" office:value="83.9316">
            <text:p>83.9316</text:p>
          </table:table-cell>
          <table:table-cell table:number-columns-repeated="4"/>
        </table:table-row>
        <table:table-row table:style-name="ro2">
          <table:table-cell office:value-type="float" office:value="56.0432">
            <text:p>56.0432</text:p>
          </table:table-cell>
          <table:table-cell table:number-columns-repeated="4"/>
        </table:table-row>
        <table:table-row table:style-name="ro2">
          <table:table-cell office:value-type="float" office:value="80.8596">
            <text:p>80.8596</text:p>
          </table:table-cell>
          <table:table-cell table:number-columns-repeated="4"/>
        </table:table-row>
        <table:table-row table:style-name="ro2">
          <table:table-cell office:value-type="float" office:value="57.922">
            <text:p>57.922</text:p>
          </table:table-cell>
          <table:table-cell table:number-columns-repeated="4"/>
        </table:table-row>
        <table:table-row table:style-name="ro2">
          <table:table-cell office:value-type="float" office:value="90.9376">
            <text:p>90.9376</text:p>
          </table:table-cell>
          <table:table-cell table:number-columns-repeated="4"/>
        </table:table-row>
        <table:table-row table:style-name="ro2">
          <table:table-cell office:value-type="float" office:value="97.1334">
            <text:p>97.1334</text:p>
          </table:table-cell>
          <table:table-cell table:number-columns-repeated="4"/>
        </table:table-row>
        <table:table-row table:style-name="ro2">
          <table:table-cell office:value-type="float" office:value="69.5328">
            <text:p>69.5328</text:p>
          </table:table-cell>
          <table:table-cell table:number-columns-repeated="4"/>
        </table:table-row>
        <table:table-row table:style-name="ro2">
          <table:table-cell office:value-type="float" office:value="84.492">
            <text:p>84.492</text:p>
          </table:table-cell>
          <table:table-cell table:number-columns-repeated="4"/>
        </table:table-row>
        <table:table-row table:style-name="ro2">
          <table:table-cell office:value-type="float" office:value="70.3543">
            <text:p>70.3543</text:p>
          </table:table-cell>
          <table:table-cell table:number-columns-repeated="4"/>
        </table:table-row>
        <table:table-row table:style-name="ro2">
          <table:table-cell office:value-type="float" office:value="81.0193">
            <text:p>81.0193</text:p>
          </table:table-cell>
          <table:table-cell table:number-columns-repeated="4"/>
        </table:table-row>
        <table:table-row table:style-name="ro2">
          <table:table-cell office:value-type="float" office:value="82.0817">
            <text:p>82.0817</text:p>
          </table:table-cell>
          <table:table-cell table:number-columns-repeated="4"/>
        </table:table-row>
        <table:table-row table:style-name="ro2">
          <table:table-cell office:value-type="float" office:value="66.4874">
            <text:p>66.4874</text:p>
          </table:table-cell>
          <table:table-cell table:number-columns-repeated="4"/>
        </table:table-row>
        <table:table-row table:style-name="ro2">
          <table:table-cell office:value-type="float" office:value="67.7398">
            <text:p>67.7398</text:p>
          </table:table-cell>
          <table:table-cell table:number-columns-repeated="4"/>
        </table:table-row>
        <table:table-row table:style-name="ro2">
          <table:table-cell office:value-type="float" office:value="39.7122">
            <text:p>39.7122</text:p>
          </table:table-cell>
          <table:table-cell table:number-columns-repeated="4"/>
        </table:table-row>
        <table:table-row table:style-name="ro2">
          <table:table-cell office:value-type="float" office:value="53.0216">
            <text:p>53.0216</text:p>
          </table:table-cell>
          <table:table-cell table:number-columns-repeated="4"/>
        </table:table-row>
        <table:table-row table:style-name="ro2">
          <table:table-cell office:value-type="float" office:value="109.0543">
            <text:p>109.0543</text:p>
          </table:table-cell>
          <table:table-cell table:number-columns-repeated="4"/>
        </table:table-row>
        <table:table-row table:style-name="ro2">
          <table:table-cell office:value-type="float" office:value="54.5558">
            <text:p>54.5558</text:p>
          </table:table-cell>
          <table:table-cell table:number-columns-repeated="4"/>
        </table:table-row>
        <table:table-row table:style-name="ro2">
          <table:table-cell office:value-type="float" office:value="66.8179">
            <text:p>66.8179</text:p>
          </table:table-cell>
          <table:table-cell table:number-columns-repeated="4"/>
        </table:table-row>
        <table:table-row table:style-name="ro2">
          <table:table-cell office:value-type="float" office:value="68.2433">
            <text:p>68.2433</text:p>
          </table:table-cell>
          <table:table-cell table:number-columns-repeated="4"/>
        </table:table-row>
        <table:table-row table:style-name="ro2">
          <table:table-cell office:value-type="float" office:value="87.4102">
            <text:p>87.4102</text:p>
          </table:table-cell>
          <table:table-cell table:number-columns-repeated="4"/>
        </table:table-row>
        <table:table-row table:style-name="ro2">
          <table:table-cell office:value-type="float" office:value="77.0632">
            <text:p>77.0632</text:p>
          </table:table-cell>
          <table:table-cell table:number-columns-repeated="4"/>
        </table:table-row>
        <table:table-row table:style-name="ro2">
          <table:table-cell office:value-type="float" office:value="67.0521">
            <text:p>67.0521</text:p>
          </table:table-cell>
          <table:table-cell table:number-columns-repeated="4"/>
        </table:table-row>
        <table:table-row table:style-name="ro2">
          <table:table-cell office:value-type="float" office:value="78.3359">
            <text:p>78.3359</text:p>
          </table:table-cell>
          <table:table-cell table:number-columns-repeated="4"/>
        </table:table-row>
        <table:table-row table:style-name="ro2">
          <table:table-cell office:value-type="float" office:value="37.8915">
            <text:p>37.8915</text:p>
          </table:table-cell>
          <table:table-cell table:number-columns-repeated="4"/>
        </table:table-row>
        <table:table-row table:style-name="ro2">
          <table:table-cell office:value-type="float" office:value="84.5436">
            <text:p>84.5436</text:p>
          </table:table-cell>
          <table:table-cell table:number-columns-repeated="4"/>
        </table:table-row>
        <table:table-row table:style-name="ro2">
          <table:table-cell office:value-type="float" office:value="63.2878">
            <text:p>63.2878</text:p>
          </table:table-cell>
          <table:table-cell table:number-columns-repeated="4"/>
        </table:table-row>
        <table:table-row table:style-name="ro2">
          <table:table-cell office:value-type="float" office:value="79.3658">
            <text:p>79.3658</text:p>
          </table:table-cell>
          <table:table-cell table:number-columns-repeated="4"/>
        </table:table-row>
        <table:table-row table:style-name="ro2">
          <table:table-cell office:value-type="float" office:value="59.2582">
            <text:p>59.2582</text:p>
          </table:table-cell>
          <table:table-cell table:number-columns-repeated="4"/>
        </table:table-row>
        <table:table-row table:style-name="ro2">
          <table:table-cell office:value-type="float" office:value="89.2835">
            <text:p>89.2835</text:p>
          </table:table-cell>
          <table:table-cell table:number-columns-repeated="4"/>
        </table:table-row>
        <table:table-row table:style-name="ro2">
          <table:table-cell office:value-type="float" office:value="94.4578">
            <text:p>94.4578</text:p>
          </table:table-cell>
          <table:table-cell table:number-columns-repeated="4"/>
        </table:table-row>
        <table:table-row table:style-name="ro2">
          <table:table-cell office:value-type="float" office:value="136.8872">
            <text:p>136.8872</text:p>
          </table:table-cell>
          <table:table-cell table:number-columns-repeated="4"/>
        </table:table-row>
        <table:table-row table:style-name="ro2">
          <table:table-cell office:value-type="float" office:value="40.358">
            <text:p>40.358</text:p>
          </table:table-cell>
          <table:table-cell table:number-columns-repeated="4"/>
        </table:table-row>
        <table:table-row table:style-name="ro2">
          <table:table-cell office:value-type="float" office:value="52.1913">
            <text:p>52.1913</text:p>
          </table:table-cell>
          <table:table-cell table:number-columns-repeated="4"/>
        </table:table-row>
        <table:table-row table:style-name="ro2">
          <table:table-cell office:value-type="float" office:value="38.3623">
            <text:p>38.3623</text:p>
          </table:table-cell>
          <table:table-cell table:number-columns-repeated="4"/>
        </table:table-row>
        <table:table-row table:style-name="ro2">
          <table:table-cell office:value-type="float" office:value="93.0428">
            <text:p>93.0428</text:p>
          </table:table-cell>
          <table:table-cell table:number-columns-repeated="4"/>
        </table:table-row>
        <table:table-row table:style-name="ro2">
          <table:table-cell office:value-type="float" office:value="63.2431">
            <text:p>63.2431</text:p>
          </table:table-cell>
          <table:table-cell table:number-columns-repeated="4"/>
        </table:table-row>
        <table:table-row table:style-name="ro2">
          <table:table-cell office:value-type="float" office:value="69.9449">
            <text:p>69.9449</text:p>
          </table:table-cell>
          <table:table-cell table:number-columns-repeated="4"/>
        </table:table-row>
        <table:table-row table:style-name="ro2">
          <table:table-cell office:value-type="float" office:value="66.6526">
            <text:p>66.6526</text:p>
          </table:table-cell>
          <table:table-cell table:number-columns-repeated="4"/>
        </table:table-row>
        <table:table-row table:style-name="ro2">
          <table:table-cell office:value-type="float" office:value="45.8179">
            <text:p>45.8179</text:p>
          </table:table-cell>
          <table:table-cell table:number-columns-repeated="4"/>
        </table:table-row>
        <table:table-row table:style-name="ro2">
          <table:table-cell office:value-type="float" office:value="67.4953">
            <text:p>67.4953</text:p>
          </table:table-cell>
          <table:table-cell table:number-columns-repeated="4"/>
        </table:table-row>
        <table:table-row table:style-name="ro2">
          <table:table-cell office:value-type="float" office:value="64.4482">
            <text:p>64.4482</text:p>
          </table:table-cell>
          <table:table-cell table:number-columns-repeated="4"/>
        </table:table-row>
        <table:table-row table:style-name="ro2">
          <table:table-cell office:value-type="float" office:value="55.2324">
            <text:p>55.2324</text:p>
          </table:table-cell>
          <table:table-cell table:number-columns-repeated="4"/>
        </table:table-row>
        <table:table-row table:style-name="ro2">
          <table:table-cell office:value-type="float" office:value="69.1342">
            <text:p>69.1342</text:p>
          </table:table-cell>
          <table:table-cell table:number-columns-repeated="4"/>
        </table:table-row>
        <table:table-row table:style-name="ro2">
          <table:table-cell office:value-type="float" office:value="94.8572">
            <text:p>94.8572</text:p>
          </table:table-cell>
          <table:table-cell table:number-columns-repeated="4"/>
        </table:table-row>
        <table:table-row table:style-name="ro2">
          <table:table-cell office:value-type="float" office:value="55.9361">
            <text:p>55.9361</text:p>
          </table:table-cell>
          <table:table-cell table:number-columns-repeated="4"/>
        </table:table-row>
        <table:table-row table:style-name="ro2">
          <table:table-cell office:value-type="float" office:value="102.6238">
            <text:p>102.6238</text:p>
          </table:table-cell>
          <table:table-cell table:number-columns-repeated="4"/>
        </table:table-row>
        <table:table-row table:style-name="ro2">
          <table:table-cell office:value-type="float" office:value="106.6118">
            <text:p>106.6118</text:p>
          </table:table-cell>
          <table:table-cell table:number-columns-repeated="4"/>
        </table:table-row>
        <table:table-row table:style-name="ro2">
          <table:table-cell office:value-type="float" office:value="106.1598">
            <text:p>106.1598</text:p>
          </table:table-cell>
          <table:table-cell table:number-columns-repeated="4"/>
        </table:table-row>
        <table:table-row table:style-name="ro2">
          <table:table-cell office:value-type="float" office:value="92.0589">
            <text:p>92.0589</text:p>
          </table:table-cell>
          <table:table-cell table:number-columns-repeated="4"/>
        </table:table-row>
        <table:table-row table:style-name="ro2">
          <table:table-cell office:value-type="float" office:value="119.4115">
            <text:p>119.4115</text:p>
          </table:table-cell>
          <table:table-cell table:number-columns-repeated="4"/>
        </table:table-row>
        <table:table-row table:style-name="ro2">
          <table:table-cell office:value-type="float" office:value="72.1833">
            <text:p>72.1833</text:p>
          </table:table-cell>
          <table:table-cell table:number-columns-repeated="4"/>
        </table:table-row>
        <table:table-row table:style-name="ro2">
          <table:table-cell office:value-type="float" office:value="80.9256">
            <text:p>80.9256</text:p>
          </table:table-cell>
          <table:table-cell table:number-columns-repeated="4"/>
        </table:table-row>
        <table:table-row table:style-name="ro2">
          <table:table-cell office:value-type="float" office:value="77.7523">
            <text:p>77.7523</text:p>
          </table:table-cell>
          <table:table-cell table:number-columns-repeated="4"/>
        </table:table-row>
        <table:table-row table:style-name="ro2">
          <table:table-cell office:value-type="float" office:value="64.4609">
            <text:p>64.4609</text:p>
          </table:table-cell>
          <table:table-cell table:number-columns-repeated="4"/>
        </table:table-row>
        <table:table-row table:style-name="ro2">
          <table:table-cell office:value-type="float" office:value="22.7405">
            <text:p>22.7405</text:p>
          </table:table-cell>
          <table:table-cell table:number-columns-repeated="4"/>
        </table:table-row>
        <table:table-row table:style-name="ro2">
          <table:table-cell office:value-type="float" office:value="20.923">
            <text:p>20.923</text:p>
          </table:table-cell>
          <table:table-cell table:number-columns-repeated="4"/>
        </table:table-row>
        <table:table-row table:style-name="ro2">
          <table:table-cell office:value-type="float" office:value="93.7676">
            <text:p>93.7676</text:p>
          </table:table-cell>
          <table:table-cell table:number-columns-repeated="4"/>
        </table:table-row>
        <table:table-row table:style-name="ro2">
          <table:table-cell office:value-type="float" office:value="55.209">
            <text:p>55.209</text:p>
          </table:table-cell>
          <table:table-cell table:number-columns-repeated="4"/>
        </table:table-row>
        <table:table-row table:style-name="ro2">
          <table:table-cell office:value-type="float" office:value="67.8683">
            <text:p>67.8683</text:p>
          </table:table-cell>
          <table:table-cell table:number-columns-repeated="4"/>
        </table:table-row>
        <table:table-row table:style-name="ro2">
          <table:table-cell office:value-type="float" office:value="63.4962">
            <text:p>63.4962</text:p>
          </table:table-cell>
          <table:table-cell table:number-columns-repeated="4"/>
        </table:table-row>
        <table:table-row table:style-name="ro2">
          <table:table-cell office:value-type="float" office:value="78.2019">
            <text:p>78.2019</text:p>
          </table:table-cell>
          <table:table-cell table:number-columns-repeated="4"/>
        </table:table-row>
        <table:table-row table:style-name="ro2">
          <table:table-cell office:value-type="float" office:value="40.2571">
            <text:p>40.2571</text:p>
          </table:table-cell>
          <table:table-cell table:number-columns-repeated="4"/>
        </table:table-row>
        <table:table-row table:style-name="ro2">
          <table:table-cell office:value-type="float" office:value="63.5203">
            <text:p>63.5203</text:p>
          </table:table-cell>
          <table:table-cell table:number-columns-repeated="4"/>
        </table:table-row>
        <table:table-row table:style-name="ro2">
          <table:table-cell office:value-type="float" office:value="59.6104">
            <text:p>59.6104</text:p>
          </table:table-cell>
          <table:table-cell table:number-columns-repeated="4"/>
        </table:table-row>
        <table:table-row table:style-name="ro2">
          <table:table-cell office:value-type="float" office:value="67.0158">
            <text:p>67.0158</text:p>
          </table:table-cell>
          <table:table-cell table:number-columns-repeated="4"/>
        </table:table-row>
        <table:table-row table:style-name="ro2">
          <table:table-cell office:value-type="float" office:value="55.6909">
            <text:p>55.6909</text:p>
          </table:table-cell>
          <table:table-cell table:number-columns-repeated="4"/>
        </table:table-row>
        <table:table-row table:style-name="ro2">
          <table:table-cell office:value-type="float" office:value="79.1406">
            <text:p>79.1406</text:p>
          </table:table-cell>
          <table:table-cell table:number-columns-repeated="4"/>
        </table:table-row>
        <table:table-row table:style-name="ro2">
          <table:table-cell office:value-type="float" office:value="101.8395">
            <text:p>101.8395</text:p>
          </table:table-cell>
          <table:table-cell table:number-columns-repeated="4"/>
        </table:table-row>
        <table:table-row table:style-name="ro2">
          <table:table-cell office:value-type="float" office:value="75.2944">
            <text:p>75.2944</text:p>
          </table:table-cell>
          <table:table-cell table:number-columns-repeated="4"/>
        </table:table-row>
        <table:table-row table:style-name="ro2">
          <table:table-cell office:value-type="float" office:value="64.7231">
            <text:p>64.7231</text:p>
          </table:table-cell>
          <table:table-cell table:number-columns-repeated="4"/>
        </table:table-row>
        <table:table-row table:style-name="ro2">
          <table:table-cell office:value-type="float" office:value="105.5846">
            <text:p>105.5846</text:p>
          </table:table-cell>
          <table:table-cell table:number-columns-repeated="4"/>
        </table:table-row>
        <table:table-row table:style-name="ro2">
          <table:table-cell office:value-type="float" office:value="72.5783">
            <text:p>72.5783</text:p>
          </table:table-cell>
          <table:table-cell table:number-columns-repeated="4"/>
        </table:table-row>
        <table:table-row table:style-name="ro2">
          <table:table-cell office:value-type="float" office:value="54.7375">
            <text:p>54.7375</text:p>
          </table:table-cell>
          <table:table-cell table:number-columns-repeated="4"/>
        </table:table-row>
        <table:table-row table:style-name="ro2">
          <table:table-cell office:value-type="float" office:value="109.0904">
            <text:p>109.0904</text:p>
          </table:table-cell>
          <table:table-cell table:number-columns-repeated="4"/>
        </table:table-row>
        <table:table-row table:style-name="ro2">
          <table:table-cell office:value-type="float" office:value="84.3358">
            <text:p>84.3358</text:p>
          </table:table-cell>
          <table:table-cell table:number-columns-repeated="4"/>
        </table:table-row>
        <table:table-row table:style-name="ro2">
          <table:table-cell office:value-type="float" office:value="52.2014">
            <text:p>52.2014</text:p>
          </table:table-cell>
          <table:table-cell table:number-columns-repeated="4"/>
        </table:table-row>
        <table:table-row table:style-name="ro2">
          <table:table-cell office:value-type="float" office:value="51.5043">
            <text:p>51.5043</text:p>
          </table:table-cell>
          <table:table-cell table:number-columns-repeated="4"/>
        </table:table-row>
        <table:table-row table:style-name="ro2">
          <table:table-cell office:value-type="float" office:value="73.9946">
            <text:p>73.9946</text:p>
          </table:table-cell>
          <table:table-cell table:number-columns-repeated="4"/>
        </table:table-row>
        <table:table-row table:style-name="ro2">
          <table:table-cell office:value-type="float" office:value="50.6151">
            <text:p>50.6151</text:p>
          </table:table-cell>
          <table:table-cell table:number-columns-repeated="4"/>
        </table:table-row>
        <table:table-row table:style-name="ro2">
          <table:table-cell office:value-type="float" office:value="53.2508">
            <text:p>53.2508</text:p>
          </table:table-cell>
          <table:table-cell table:number-columns-repeated="4"/>
        </table:table-row>
        <table:table-row table:style-name="ro2">
          <table:table-cell office:value-type="float" office:value="96.6395">
            <text:p>96.6395</text:p>
          </table:table-cell>
          <table:table-cell table:number-columns-repeated="4"/>
        </table:table-row>
        <table:table-row table:style-name="ro2">
          <table:table-cell office:value-type="float" office:value="92.9257">
            <text:p>92.9257</text:p>
          </table:table-cell>
          <table:table-cell table:number-columns-repeated="4"/>
        </table:table-row>
        <table:table-row table:style-name="ro2">
          <table:table-cell office:value-type="float" office:value="76.2814">
            <text:p>76.2814</text:p>
          </table:table-cell>
          <table:table-cell table:number-columns-repeated="4"/>
        </table:table-row>
        <table:table-row table:style-name="ro2">
          <table:table-cell office:value-type="float" office:value="64.6297">
            <text:p>64.6297</text:p>
          </table:table-cell>
          <table:table-cell table:number-columns-repeated="4"/>
        </table:table-row>
        <table:table-row table:style-name="ro2">
          <table:table-cell office:value-type="float" office:value="50.5435">
            <text:p>50.5435</text:p>
          </table:table-cell>
          <table:table-cell table:number-columns-repeated="4"/>
        </table:table-row>
        <table:table-row table:style-name="ro2">
          <table:table-cell office:value-type="float" office:value="65.5727">
            <text:p>65.5727</text:p>
          </table:table-cell>
          <table:table-cell table:number-columns-repeated="4"/>
        </table:table-row>
        <table:table-row table:style-name="ro2">
          <table:table-cell office:value-type="float" office:value="80.0729">
            <text:p>80.0729</text:p>
          </table:table-cell>
          <table:table-cell table:number-columns-repeated="4"/>
        </table:table-row>
        <table:table-row table:style-name="ro2">
          <table:table-cell office:value-type="float" office:value="58.4258">
            <text:p>58.4258</text:p>
          </table:table-cell>
          <table:table-cell table:number-columns-repeated="4"/>
        </table:table-row>
        <table:table-row table:style-name="ro2">
          <table:table-cell office:value-type="float" office:value="58.3178">
            <text:p>58.3178</text:p>
          </table:table-cell>
          <table:table-cell table:number-columns-repeated="4"/>
        </table:table-row>
        <table:table-row table:style-name="ro2">
          <table:table-cell office:value-type="float" office:value="64.4233">
            <text:p>64.4233</text:p>
          </table:table-cell>
          <table:table-cell table:number-columns-repeated="4"/>
        </table:table-row>
        <table:table-row table:style-name="ro2">
          <table:table-cell office:value-type="float" office:value="65.3046">
            <text:p>65.3046</text:p>
          </table:table-cell>
          <table:table-cell table:number-columns-repeated="4"/>
        </table:table-row>
        <table:table-row table:style-name="ro2">
          <table:table-cell office:value-type="float" office:value="76.5358">
            <text:p>76.5358</text:p>
          </table:table-cell>
          <table:table-cell table:number-columns-repeated="4"/>
        </table:table-row>
        <table:table-row table:style-name="ro2">
          <table:table-cell office:value-type="float" office:value="63.4345">
            <text:p>63.4345</text:p>
          </table:table-cell>
          <table:table-cell table:number-columns-repeated="4"/>
        </table:table-row>
        <table:table-row table:style-name="ro2">
          <table:table-cell office:value-type="float" office:value="64.3231">
            <text:p>64.3231</text:p>
          </table:table-cell>
          <table:table-cell table:number-columns-repeated="4"/>
        </table:table-row>
        <table:table-row table:style-name="ro2">
          <table:table-cell office:value-type="float" office:value="68.4132">
            <text:p>68.4132</text:p>
          </table:table-cell>
          <table:table-cell table:number-columns-repeated="4"/>
        </table:table-row>
        <table:table-row table:style-name="ro2">
          <table:table-cell office:value-type="float" office:value="93.8464">
            <text:p>93.8464</text:p>
          </table:table-cell>
          <table:table-cell table:number-columns-repeated="4"/>
        </table:table-row>
        <table:table-row table:style-name="ro2">
          <table:table-cell office:value-type="float" office:value="70.3497">
            <text:p>70.3497</text:p>
          </table:table-cell>
          <table:table-cell table:number-columns-repeated="4"/>
        </table:table-row>
        <table:table-row table:style-name="ro2">
          <table:table-cell office:value-type="float" office:value="48.7048">
            <text:p>48.7048</text:p>
          </table:table-cell>
          <table:table-cell table:number-columns-repeated="4"/>
        </table:table-row>
        <table:table-row table:style-name="ro2">
          <table:table-cell office:value-type="float" office:value="78.6841">
            <text:p>78.6841</text:p>
          </table:table-cell>
          <table:table-cell table:number-columns-repeated="4"/>
        </table:table-row>
        <table:table-row table:style-name="ro2">
          <table:table-cell office:value-type="float" office:value="68.5126">
            <text:p>68.5126</text:p>
          </table:table-cell>
          <table:table-cell table:number-columns-repeated="4"/>
        </table:table-row>
        <table:table-row table:style-name="ro2">
          <table:table-cell office:value-type="float" office:value="71.9495">
            <text:p>71.9495</text:p>
          </table:table-cell>
          <table:table-cell table:number-columns-repeated="4"/>
        </table:table-row>
        <table:table-row table:style-name="ro2">
          <table:table-cell office:value-type="float" office:value="77.4267">
            <text:p>77.4267</text:p>
          </table:table-cell>
          <table:table-cell table:number-columns-repeated="4"/>
        </table:table-row>
        <table:table-row table:style-name="ro2">
          <table:table-cell office:value-type="float" office:value="77.2392">
            <text:p>77.2392</text:p>
          </table:table-cell>
          <table:table-cell table:number-columns-repeated="4"/>
        </table:table-row>
        <table:table-row table:style-name="ro2">
          <table:table-cell office:value-type="float" office:value="68.5549">
            <text:p>68.5549</text:p>
          </table:table-cell>
          <table:table-cell table:number-columns-repeated="4"/>
        </table:table-row>
        <table:table-row table:style-name="ro2">
          <table:table-cell office:value-type="float" office:value="75.1352">
            <text:p>75.1352</text:p>
          </table:table-cell>
          <table:table-cell table:number-columns-repeated="4"/>
        </table:table-row>
        <table:table-row table:style-name="ro2">
          <table:table-cell office:value-type="float" office:value="42.876">
            <text:p>42.876</text:p>
          </table:table-cell>
          <table:table-cell table:number-columns-repeated="4"/>
        </table:table-row>
        <table:table-row table:style-name="ro2">
          <table:table-cell office:value-type="float" office:value="74.4401">
            <text:p>74.4401</text:p>
          </table:table-cell>
          <table:table-cell table:number-columns-repeated="4"/>
        </table:table-row>
        <table:table-row table:style-name="ro2">
          <table:table-cell office:value-type="float" office:value="60.0341">
            <text:p>60.0341</text:p>
          </table:table-cell>
          <table:table-cell table:number-columns-repeated="4"/>
        </table:table-row>
        <table:table-row table:style-name="ro2">
          <table:table-cell office:value-type="float" office:value="58.1488">
            <text:p>58.1488</text:p>
          </table:table-cell>
          <table:table-cell table:number-columns-repeated="4"/>
        </table:table-row>
        <table:table-row table:style-name="ro2">
          <table:table-cell office:value-type="float" office:value="47.101">
            <text:p>47.101</text:p>
          </table:table-cell>
          <table:table-cell table:number-columns-repeated="4"/>
        </table:table-row>
        <table:table-row table:style-name="ro2">
          <table:table-cell office:value-type="float" office:value="56.3011">
            <text:p>56.3011</text:p>
          </table:table-cell>
          <table:table-cell table:number-columns-repeated="4"/>
        </table:table-row>
        <table:table-row table:style-name="ro2">
          <table:table-cell office:value-type="float" office:value="46.0443">
            <text:p>46.0443</text:p>
          </table:table-cell>
          <table:table-cell table:number-columns-repeated="4"/>
        </table:table-row>
        <table:table-row table:style-name="ro2">
          <table:table-cell office:value-type="float" office:value="77.7999">
            <text:p>77.7999</text:p>
          </table:table-cell>
          <table:table-cell table:number-columns-repeated="4"/>
        </table:table-row>
        <table:table-row table:style-name="ro2">
          <table:table-cell office:value-type="float" office:value="60.7483">
            <text:p>60.7483</text:p>
          </table:table-cell>
          <table:table-cell table:number-columns-repeated="4"/>
        </table:table-row>
        <table:table-row table:style-name="ro2">
          <table:table-cell office:value-type="float" office:value="99.7313">
            <text:p>99.7313</text:p>
          </table:table-cell>
          <table:table-cell table:number-columns-repeated="4"/>
        </table:table-row>
        <table:table-row table:style-name="ro2">
          <table:table-cell office:value-type="float" office:value="84.557">
            <text:p>84.557</text:p>
          </table:table-cell>
          <table:table-cell table:number-columns-repeated="4"/>
        </table:table-row>
        <table:table-row table:style-name="ro2">
          <table:table-cell office:value-type="float" office:value="87.0962">
            <text:p>87.0962</text:p>
          </table:table-cell>
          <table:table-cell table:number-columns-repeated="4"/>
        </table:table-row>
        <table:table-row table:style-name="ro2">
          <table:table-cell office:value-type="float" office:value="57.2551">
            <text:p>57.2551</text:p>
          </table:table-cell>
          <table:table-cell table:number-columns-repeated="4"/>
        </table:table-row>
        <table:table-row table:style-name="ro2">
          <table:table-cell office:value-type="float" office:value="56.062">
            <text:p>56.062</text:p>
          </table:table-cell>
          <table:table-cell table:number-columns-repeated="4"/>
        </table:table-row>
        <table:table-row table:style-name="ro2">
          <table:table-cell office:value-type="float" office:value="94.9613">
            <text:p>94.9613</text:p>
          </table:table-cell>
          <table:table-cell table:number-columns-repeated="4"/>
        </table:table-row>
        <table:table-row table:style-name="ro2">
          <table:table-cell office:value-type="float" office:value="100.9573">
            <text:p>100.9573</text:p>
          </table:table-cell>
          <table:table-cell table:number-columns-repeated="4"/>
        </table:table-row>
        <table:table-row table:style-name="ro2">
          <table:table-cell office:value-type="float" office:value="83.7634">
            <text:p>83.7634</text:p>
          </table:table-cell>
          <table:table-cell table:number-columns-repeated="4"/>
        </table:table-row>
        <table:table-row table:style-name="ro2">
          <table:table-cell office:value-type="float" office:value="84.3798">
            <text:p>84.3798</text:p>
          </table:table-cell>
          <table:table-cell table:number-columns-repeated="4"/>
        </table:table-row>
        <table:table-row table:style-name="ro2">
          <table:table-cell office:value-type="float" office:value="97.2115">
            <text:p>97.2115</text:p>
          </table:table-cell>
          <table:table-cell table:number-columns-repeated="4"/>
        </table:table-row>
        <table:table-row table:style-name="ro2">
          <table:table-cell office:value-type="float" office:value="96.4266">
            <text:p>96.4266</text:p>
          </table:table-cell>
          <table:table-cell table:number-columns-repeated="4"/>
        </table:table-row>
        <table:table-row table:style-name="ro2">
          <table:table-cell office:value-type="float" office:value="99.5291">
            <text:p>99.5291</text:p>
          </table:table-cell>
          <table:table-cell table:number-columns-repeated="4"/>
        </table:table-row>
        <table:table-row table:style-name="ro2">
          <table:table-cell office:value-type="float" office:value="120.8963">
            <text:p>120.8963</text:p>
          </table:table-cell>
          <table:table-cell table:number-columns-repeated="4"/>
        </table:table-row>
        <table:table-row table:style-name="ro2">
          <table:table-cell office:value-type="float" office:value="84.8454">
            <text:p>84.8454</text:p>
          </table:table-cell>
          <table:table-cell table:number-columns-repeated="4"/>
        </table:table-row>
        <table:table-row table:style-name="ro2">
          <table:table-cell office:value-type="float" office:value="111.0448">
            <text:p>111.0448</text:p>
          </table:table-cell>
          <table:table-cell table:number-columns-repeated="4"/>
        </table:table-row>
        <table:table-row table:style-name="ro2">
          <table:table-cell office:value-type="float" office:value="81.7819">
            <text:p>81.7819</text:p>
          </table:table-cell>
          <table:table-cell table:number-columns-repeated="4"/>
        </table:table-row>
        <table:table-row table:style-name="ro2">
          <table:table-cell office:value-type="float" office:value="64.493">
            <text:p>64.493</text:p>
          </table:table-cell>
          <table:table-cell table:number-columns-repeated="4"/>
        </table:table-row>
        <table:table-row table:style-name="ro2">
          <table:table-cell office:value-type="float" office:value="89.0426">
            <text:p>89.0426</text:p>
          </table:table-cell>
          <table:table-cell table:number-columns-repeated="4"/>
        </table:table-row>
        <table:table-row table:style-name="ro2">
          <table:table-cell office:value-type="float" office:value="85.001">
            <text:p>85.001</text:p>
          </table:table-cell>
          <table:table-cell table:number-columns-repeated="4"/>
        </table:table-row>
        <table:table-row table:style-name="ro2">
          <table:table-cell office:value-type="float" office:value="121.4988">
            <text:p>121.4988</text:p>
          </table:table-cell>
          <table:table-cell table:number-columns-repeated="4"/>
        </table:table-row>
        <table:table-row table:style-name="ro2">
          <table:table-cell office:value-type="float" office:value="79.0693">
            <text:p>79.0693</text:p>
          </table:table-cell>
          <table:table-cell table:number-columns-repeated="4"/>
        </table:table-row>
        <table:table-row table:style-name="ro2">
          <table:table-cell office:value-type="float" office:value="96.1982">
            <text:p>96.1982</text:p>
          </table:table-cell>
          <table:table-cell table:number-columns-repeated="4"/>
        </table:table-row>
        <table:table-row table:style-name="ro2">
          <table:table-cell office:value-type="float" office:value="87.2967">
            <text:p>87.2967</text:p>
          </table:table-cell>
          <table:table-cell table:number-columns-repeated="4"/>
        </table:table-row>
        <table:table-row table:style-name="ro2">
          <table:table-cell office:value-type="float" office:value="89.9204">
            <text:p>89.9204</text:p>
          </table:table-cell>
          <table:table-cell table:number-columns-repeated="4"/>
        </table:table-row>
        <table:table-row table:style-name="ro2">
          <table:table-cell office:value-type="float" office:value="88.5262">
            <text:p>88.5262</text:p>
          </table:table-cell>
          <table:table-cell table:number-columns-repeated="4"/>
        </table:table-row>
        <table:table-row table:style-name="ro2">
          <table:table-cell office:value-type="float" office:value="81.1865">
            <text:p>81.1865</text:p>
          </table:table-cell>
          <table:table-cell table:number-columns-repeated="4"/>
        </table:table-row>
        <table:table-row table:style-name="ro2">
          <table:table-cell office:value-type="float" office:value="101.4783">
            <text:p>101.4783</text:p>
          </table:table-cell>
          <table:table-cell table:number-columns-repeated="4"/>
        </table:table-row>
        <table:table-row table:style-name="ro2">
          <table:table-cell office:value-type="float" office:value="117.9533">
            <text:p>117.9533</text:p>
          </table:table-cell>
          <table:table-cell table:number-columns-repeated="4"/>
        </table:table-row>
        <table:table-row table:style-name="ro2">
          <table:table-cell office:value-type="float" office:value="117.1138">
            <text:p>117.1138</text:p>
          </table:table-cell>
          <table:table-cell table:number-columns-repeated="4"/>
        </table:table-row>
        <table:table-row table:style-name="ro2">
          <table:table-cell office:value-type="float" office:value="77.7237">
            <text:p>77.7237</text:p>
          </table:table-cell>
          <table:table-cell table:number-columns-repeated="4"/>
        </table:table-row>
        <table:table-row table:style-name="ro2">
          <table:table-cell office:value-type="float" office:value="74.7671">
            <text:p>74.7671</text:p>
          </table:table-cell>
          <table:table-cell table:number-columns-repeated="4"/>
        </table:table-row>
        <table:table-row table:style-name="ro2">
          <table:table-cell office:value-type="float" office:value="95.1574">
            <text:p>95.1574</text:p>
          </table:table-cell>
          <table:table-cell table:number-columns-repeated="4"/>
        </table:table-row>
        <table:table-row table:style-name="ro2">
          <table:table-cell office:value-type="float" office:value="80.6622">
            <text:p>80.6622</text:p>
          </table:table-cell>
          <table:table-cell table:number-columns-repeated="4"/>
        </table:table-row>
        <table:table-row table:style-name="ro2">
          <table:table-cell office:value-type="float" office:value="63.8489">
            <text:p>63.8489</text:p>
          </table:table-cell>
          <table:table-cell table:number-columns-repeated="4"/>
        </table:table-row>
        <table:table-row table:style-name="ro2">
          <table:table-cell office:value-type="float" office:value="79.7882">
            <text:p>79.7882</text:p>
          </table:table-cell>
          <table:table-cell table:number-columns-repeated="4"/>
        </table:table-row>
        <table:table-row table:style-name="ro2">
          <table:table-cell office:value-type="float" office:value="84.5146">
            <text:p>84.5146</text:p>
          </table:table-cell>
          <table:table-cell table:number-columns-repeated="4"/>
        </table:table-row>
        <table:table-row table:style-name="ro2">
          <table:table-cell office:value-type="float" office:value="55.6817">
            <text:p>55.6817</text:p>
          </table:table-cell>
          <table:table-cell table:number-columns-repeated="4"/>
        </table:table-row>
        <table:table-row table:style-name="ro2">
          <table:table-cell office:value-type="float" office:value="62.3656">
            <text:p>62.3656</text:p>
          </table:table-cell>
          <table:table-cell table:number-columns-repeated="4"/>
        </table:table-row>
        <table:table-row table:style-name="ro2">
          <table:table-cell office:value-type="float" office:value="101.5892">
            <text:p>101.5892</text:p>
          </table:table-cell>
          <table:table-cell table:number-columns-repeated="4"/>
        </table:table-row>
        <table:table-row table:style-name="ro2">
          <table:table-cell office:value-type="float" office:value="75.3593">
            <text:p>75.3593</text:p>
          </table:table-cell>
          <table:table-cell table:number-columns-repeated="4"/>
        </table:table-row>
        <table:table-row table:style-name="ro2">
          <table:table-cell office:value-type="float" office:value="78.6224">
            <text:p>78.6224</text:p>
          </table:table-cell>
          <table:table-cell table:number-columns-repeated="4"/>
        </table:table-row>
        <table:table-row table:style-name="ro2">
          <table:table-cell office:value-type="float" office:value="102.9426">
            <text:p>102.9426</text:p>
          </table:table-cell>
          <table:table-cell table:number-columns-repeated="4"/>
        </table:table-row>
        <table:table-row table:style-name="ro2">
          <table:table-cell office:value-type="float" office:value="81.4988">
            <text:p>81.4988</text:p>
          </table:table-cell>
          <table:table-cell table:number-columns-repeated="4"/>
        </table:table-row>
        <table:table-row table:style-name="ro2">
          <table:table-cell office:value-type="float" office:value="68.9688">
            <text:p>68.9688</text:p>
          </table:table-cell>
          <table:table-cell table:number-columns-repeated="4"/>
        </table:table-row>
        <table:table-row table:style-name="ro2">
          <table:table-cell office:value-type="float" office:value="94.7253">
            <text:p>94.7253</text:p>
          </table:table-cell>
          <table:table-cell table:number-columns-repeated="4"/>
        </table:table-row>
        <table:table-row table:style-name="ro2">
          <table:table-cell office:value-type="float" office:value="59.6027">
            <text:p>59.6027</text:p>
          </table:table-cell>
          <table:table-cell table:number-columns-repeated="4"/>
        </table:table-row>
        <table:table-row table:style-name="ro2">
          <table:table-cell office:value-type="float" office:value="93.8432">
            <text:p>93.8432</text:p>
          </table:table-cell>
          <table:table-cell table:number-columns-repeated="4"/>
        </table:table-row>
        <table:table-row table:style-name="ro2">
          <table:table-cell office:value-type="float" office:value="75.179">
            <text:p>75.179</text:p>
          </table:table-cell>
          <table:table-cell table:number-columns-repeated="4"/>
        </table:table-row>
        <table:table-row table:style-name="ro2">
          <table:table-cell office:value-type="float" office:value="83.8761">
            <text:p>83.8761</text:p>
          </table:table-cell>
          <table:table-cell table:number-columns-repeated="4"/>
        </table:table-row>
        <table:table-row table:style-name="ro2">
          <table:table-cell office:value-type="float" office:value="114.35">
            <text:p>114.35</text:p>
          </table:table-cell>
          <table:table-cell table:number-columns-repeated="4"/>
        </table:table-row>
        <table:table-row table:style-name="ro2">
          <table:table-cell office:value-type="float" office:value="44.3924">
            <text:p>44.3924</text:p>
          </table:table-cell>
          <table:table-cell table:number-columns-repeated="4"/>
        </table:table-row>
        <table:table-row table:style-name="ro2">
          <table:table-cell office:value-type="float" office:value="107.0387">
            <text:p>107.0387</text:p>
          </table:table-cell>
          <table:table-cell table:number-columns-repeated="4"/>
        </table:table-row>
        <table:table-row table:style-name="ro2">
          <table:table-cell office:value-type="float" office:value="88.2459">
            <text:p>88.2459</text:p>
          </table:table-cell>
          <table:table-cell table:number-columns-repeated="4"/>
        </table:table-row>
        <table:table-row table:style-name="ro2">
          <table:table-cell office:value-type="float" office:value="53.016">
            <text:p>53.016</text:p>
          </table:table-cell>
          <table:table-cell table:number-columns-repeated="4"/>
        </table:table-row>
        <table:table-row table:style-name="ro2">
          <table:table-cell office:value-type="float" office:value="90.1339">
            <text:p>90.1339</text:p>
          </table:table-cell>
          <table:table-cell table:number-columns-repeated="4"/>
        </table:table-row>
        <table:table-row table:style-name="ro2">
          <table:table-cell office:value-type="float" office:value="96.0632">
            <text:p>96.0632</text:p>
          </table:table-cell>
          <table:table-cell table:number-columns-repeated="4"/>
        </table:table-row>
        <table:table-row table:style-name="ro2">
          <table:table-cell office:value-type="float" office:value="90.3925">
            <text:p>90.3925</text:p>
          </table:table-cell>
          <table:table-cell table:number-columns-repeated="4"/>
        </table:table-row>
        <table:table-row table:style-name="ro2">
          <table:table-cell office:value-type="float" office:value="69.7569">
            <text:p>69.7569</text:p>
          </table:table-cell>
          <table:table-cell table:number-columns-repeated="4"/>
        </table:table-row>
        <table:table-row table:style-name="ro2">
          <table:table-cell office:value-type="float" office:value="53.5078">
            <text:p>53.5078</text:p>
          </table:table-cell>
          <table:table-cell table:number-columns-repeated="4"/>
        </table:table-row>
        <table:table-row table:style-name="ro2">
          <table:table-cell office:value-type="float" office:value="82.2963">
            <text:p>82.2963</text:p>
          </table:table-cell>
          <table:table-cell table:number-columns-repeated="4"/>
        </table:table-row>
        <table:table-row table:style-name="ro2">
          <table:table-cell office:value-type="float" office:value="97.8066">
            <text:p>97.8066</text:p>
          </table:table-cell>
          <table:table-cell table:number-columns-repeated="4"/>
        </table:table-row>
        <table:table-row table:style-name="ro2">
          <table:table-cell office:value-type="float" office:value="63.0441">
            <text:p>63.0441</text:p>
          </table:table-cell>
          <table:table-cell table:number-columns-repeated="4"/>
        </table:table-row>
        <table:table-row table:style-name="ro2">
          <table:table-cell office:value-type="float" office:value="92.2442">
            <text:p>92.2442</text:p>
          </table:table-cell>
          <table:table-cell table:number-columns-repeated="4"/>
        </table:table-row>
        <table:table-row table:style-name="ro2">
          <table:table-cell office:value-type="float" office:value="94.9763">
            <text:p>94.9763</text:p>
          </table:table-cell>
          <table:table-cell table:number-columns-repeated="4"/>
        </table:table-row>
        <table:table-row table:style-name="ro2">
          <table:table-cell office:value-type="float" office:value="58.5878">
            <text:p>58.5878</text:p>
          </table:table-cell>
          <table:table-cell table:number-columns-repeated="4"/>
        </table:table-row>
        <table:table-row table:style-name="ro2">
          <table:table-cell office:value-type="float" office:value="62.6042">
            <text:p>62.6042</text:p>
          </table:table-cell>
          <table:table-cell table:number-columns-repeated="4"/>
        </table:table-row>
        <table:table-row table:style-name="ro2">
          <table:table-cell office:value-type="float" office:value="87.1792">
            <text:p>87.1792</text:p>
          </table:table-cell>
          <table:table-cell table:number-columns-repeated="4"/>
        </table:table-row>
        <table:table-row table:style-name="ro2">
          <table:table-cell office:value-type="float" office:value="112.7603">
            <text:p>112.7603</text:p>
          </table:table-cell>
          <table:table-cell table:number-columns-repeated="4"/>
        </table:table-row>
        <table:table-row table:style-name="ro2">
          <table:table-cell office:value-type="float" office:value="83.0522">
            <text:p>83.0522</text:p>
          </table:table-cell>
          <table:table-cell table:number-columns-repeated="4"/>
        </table:table-row>
        <table:table-row table:style-name="ro2">
          <table:table-cell office:value-type="float" office:value="68.5004">
            <text:p>68.5004</text:p>
          </table:table-cell>
          <table:table-cell table:number-columns-repeated="4"/>
        </table:table-row>
        <table:table-row table:style-name="ro2">
          <table:table-cell office:value-type="float" office:value="88.9211">
            <text:p>88.9211</text:p>
          </table:table-cell>
          <table:table-cell table:number-columns-repeated="4"/>
        </table:table-row>
        <table:table-row table:style-name="ro2">
          <table:table-cell office:value-type="float" office:value="52.6235">
            <text:p>52.6235</text:p>
          </table:table-cell>
          <table:table-cell table:number-columns-repeated="4"/>
        </table:table-row>
        <table:table-row table:style-name="ro2">
          <table:table-cell office:value-type="float" office:value="62.9555">
            <text:p>62.9555</text:p>
          </table:table-cell>
          <table:table-cell table:number-columns-repeated="4"/>
        </table:table-row>
        <table:table-row table:style-name="ro2">
          <table:table-cell office:value-type="float" office:value="79.4808">
            <text:p>79.4808</text:p>
          </table:table-cell>
          <table:table-cell table:number-columns-repeated="4"/>
        </table:table-row>
        <table:table-row table:style-name="ro2">
          <table:table-cell office:value-type="float" office:value="119.1303">
            <text:p>119.1303</text:p>
          </table:table-cell>
          <table:table-cell table:number-columns-repeated="4"/>
        </table:table-row>
        <table:table-row table:style-name="ro2">
          <table:table-cell office:value-type="float" office:value="76.4809">
            <text:p>76.4809</text:p>
          </table:table-cell>
          <table:table-cell table:number-columns-repeated="4"/>
        </table:table-row>
        <table:table-row table:style-name="ro2">
          <table:table-cell office:value-type="float" office:value="62.8346">
            <text:p>62.8346</text:p>
          </table:table-cell>
          <table:table-cell table:number-columns-repeated="4"/>
        </table:table-row>
        <table:table-row table:style-name="ro2">
          <table:table-cell office:value-type="float" office:value="94.9953">
            <text:p>94.9953</text:p>
          </table:table-cell>
          <table:table-cell table:number-columns-repeated="4"/>
        </table:table-row>
        <table:table-row table:style-name="ro2">
          <table:table-cell office:value-type="float" office:value="90.0259">
            <text:p>90.0259</text:p>
          </table:table-cell>
          <table:table-cell table:number-columns-repeated="4"/>
        </table:table-row>
        <table:table-row table:style-name="ro2">
          <table:table-cell office:value-type="float" office:value="89.9981">
            <text:p>89.9981</text:p>
          </table:table-cell>
          <table:table-cell table:number-columns-repeated="4"/>
        </table:table-row>
        <table:table-row table:style-name="ro2">
          <table:table-cell office:value-type="float" office:value="80.214">
            <text:p>80.214</text:p>
          </table:table-cell>
          <table:table-cell table:number-columns-repeated="4"/>
        </table:table-row>
        <table:table-row table:style-name="ro2">
          <table:table-cell office:value-type="float" office:value="57.6529">
            <text:p>57.6529</text:p>
          </table:table-cell>
          <table:table-cell table:number-columns-repeated="4"/>
        </table:table-row>
        <table:table-row table:style-name="ro2">
          <table:table-cell office:value-type="float" office:value="19.9721">
            <text:p>19.9721</text:p>
          </table:table-cell>
          <table:table-cell table:number-columns-repeated="4"/>
        </table:table-row>
        <table:table-row table:style-name="ro2">
          <table:table-cell office:value-type="float" office:value="88.0222">
            <text:p>88.0222</text:p>
          </table:table-cell>
          <table:table-cell table:number-columns-repeated="4"/>
        </table:table-row>
        <table:table-row table:style-name="ro2">
          <table:table-cell office:value-type="float" office:value="105.5592">
            <text:p>105.5592</text:p>
          </table:table-cell>
          <table:table-cell table:number-columns-repeated="4"/>
        </table:table-row>
        <table:table-row table:style-name="ro2">
          <table:table-cell office:value-type="float" office:value="79.1215">
            <text:p>79.1215</text:p>
          </table:table-cell>
          <table:table-cell table:number-columns-repeated="4"/>
        </table:table-row>
        <table:table-row table:style-name="ro2">
          <table:table-cell office:value-type="float" office:value="77.6011">
            <text:p>77.6011</text:p>
          </table:table-cell>
          <table:table-cell table:number-columns-repeated="4"/>
        </table:table-row>
        <table:table-row table:style-name="ro2">
          <table:table-cell office:value-type="float" office:value="62.6397">
            <text:p>62.6397</text:p>
          </table:table-cell>
          <table:table-cell table:number-columns-repeated="4"/>
        </table:table-row>
        <table:table-row table:style-name="ro2">
          <table:table-cell office:value-type="float" office:value="83.7492">
            <text:p>83.7492</text:p>
          </table:table-cell>
          <table:table-cell table:number-columns-repeated="4"/>
        </table:table-row>
        <table:table-row table:style-name="ro2">
          <table:table-cell office:value-type="float" office:value="62.3102">
            <text:p>62.3102</text:p>
          </table:table-cell>
          <table:table-cell table:number-columns-repeated="4"/>
        </table:table-row>
        <table:table-row table:style-name="ro2">
          <table:table-cell office:value-type="float" office:value="86.0402">
            <text:p>86.0402</text:p>
          </table:table-cell>
          <table:table-cell table:number-columns-repeated="4"/>
        </table:table-row>
        <table:table-row table:style-name="ro2">
          <table:table-cell office:value-type="float" office:value="94.2241">
            <text:p>94.2241</text:p>
          </table:table-cell>
          <table:table-cell table:number-columns-repeated="4"/>
        </table:table-row>
        <table:table-row table:style-name="ro2">
          <table:table-cell office:value-type="float" office:value="92.5839">
            <text:p>92.5839</text:p>
          </table:table-cell>
          <table:table-cell table:number-columns-repeated="4"/>
        </table:table-row>
        <table:table-row table:style-name="ro2">
          <table:table-cell office:value-type="float" office:value="68.853">
            <text:p>68.853</text:p>
          </table:table-cell>
          <table:table-cell table:number-columns-repeated="4"/>
        </table:table-row>
        <table:table-row table:style-name="ro2">
          <table:table-cell office:value-type="float" office:value="89.2687">
            <text:p>89.2687</text:p>
          </table:table-cell>
          <table:table-cell table:number-columns-repeated="4"/>
        </table:table-row>
        <table:table-row table:style-name="ro2">
          <table:table-cell office:value-type="float" office:value="83.944">
            <text:p>83.944</text:p>
          </table:table-cell>
          <table:table-cell table:number-columns-repeated="4"/>
        </table:table-row>
        <table:table-row table:style-name="ro2">
          <table:table-cell office:value-type="float" office:value="63.5716">
            <text:p>63.5716</text:p>
          </table:table-cell>
          <table:table-cell table:number-columns-repeated="4"/>
        </table:table-row>
        <table:table-row table:style-name="ro2">
          <table:table-cell office:value-type="float" office:value="16.5396">
            <text:p>16.5396</text:p>
          </table:table-cell>
          <table:table-cell table:number-columns-repeated="4"/>
        </table:table-row>
        <table:table-row table:style-name="ro2">
          <table:table-cell office:value-type="float" office:value="62.5715">
            <text:p>62.5715</text:p>
          </table:table-cell>
          <table:table-cell table:number-columns-repeated="4"/>
        </table:table-row>
        <table:table-row table:style-name="ro2">
          <table:table-cell office:value-type="float" office:value="72.7984">
            <text:p>72.7984</text:p>
          </table:table-cell>
          <table:table-cell table:number-columns-repeated="4"/>
        </table:table-row>
        <table:table-row table:style-name="ro2">
          <table:table-cell office:value-type="float" office:value="53.9825">
            <text:p>53.9825</text:p>
          </table:table-cell>
          <table:table-cell table:number-columns-repeated="4"/>
        </table:table-row>
        <table:table-row table:style-name="ro2">
          <table:table-cell office:value-type="float" office:value="72.7174">
            <text:p>72.7174</text:p>
          </table:table-cell>
          <table:table-cell table:number-columns-repeated="4"/>
        </table:table-row>
        <table:table-row table:style-name="ro2">
          <table:table-cell office:value-type="float" office:value="62.1959">
            <text:p>62.1959</text:p>
          </table:table-cell>
          <table:table-cell table:number-columns-repeated="4"/>
        </table:table-row>
        <table:table-row table:style-name="ro2">
          <table:table-cell office:value-type="float" office:value="83.1695">
            <text:p>83.1695</text:p>
          </table:table-cell>
          <table:table-cell table:number-columns-repeated="4"/>
        </table:table-row>
        <table:table-row table:style-name="ro2">
          <table:table-cell office:value-type="float" office:value="93.1347">
            <text:p>93.1347</text:p>
          </table:table-cell>
          <table:table-cell table:number-columns-repeated="4"/>
        </table:table-row>
        <table:table-row table:style-name="ro2">
          <table:table-cell office:value-type="float" office:value="84.3715">
            <text:p>84.3715</text:p>
          </table:table-cell>
          <table:table-cell table:number-columns-repeated="4"/>
        </table:table-row>
        <table:table-row table:style-name="ro2">
          <table:table-cell office:value-type="float" office:value="84.9473">
            <text:p>84.9473</text:p>
          </table:table-cell>
          <table:table-cell table:number-columns-repeated="4"/>
        </table:table-row>
        <table:table-row table:style-name="ro2">
          <table:table-cell office:value-type="float" office:value="100.4787">
            <text:p>100.4787</text:p>
          </table:table-cell>
          <table:table-cell table:number-columns-repeated="4"/>
        </table:table-row>
        <table:table-row table:style-name="ro2">
          <table:table-cell office:value-type="float" office:value="99.5798">
            <text:p>99.5798</text:p>
          </table:table-cell>
          <table:table-cell table:number-columns-repeated="4"/>
        </table:table-row>
        <table:table-row table:style-name="ro2">
          <table:table-cell office:value-type="float" office:value="80.6866">
            <text:p>80.6866</text:p>
          </table:table-cell>
          <table:table-cell table:number-columns-repeated="4"/>
        </table:table-row>
        <table:table-row table:style-name="ro2">
          <table:table-cell office:value-type="float" office:value="64.0685">
            <text:p>64.0685</text:p>
          </table:table-cell>
          <table:table-cell table:number-columns-repeated="4"/>
        </table:table-row>
        <table:table-row table:style-name="ro2">
          <table:table-cell office:value-type="float" office:value="68.2336">
            <text:p>68.2336</text:p>
          </table:table-cell>
          <table:table-cell table:number-columns-repeated="4"/>
        </table:table-row>
        <table:table-row table:style-name="ro2">
          <table:table-cell office:value-type="float" office:value="78.6198">
            <text:p>78.6198</text:p>
          </table:table-cell>
          <table:table-cell table:number-columns-repeated="4"/>
        </table:table-row>
        <table:table-row table:style-name="ro2">
          <table:table-cell office:value-type="float" office:value="51.7955">
            <text:p>51.7955</text:p>
          </table:table-cell>
          <table:table-cell table:number-columns-repeated="4"/>
        </table:table-row>
        <table:table-row table:style-name="ro2">
          <table:table-cell office:value-type="float" office:value="62.9412">
            <text:p>62.9412</text:p>
          </table:table-cell>
          <table:table-cell table:number-columns-repeated="4"/>
        </table:table-row>
        <table:table-row table:style-name="ro2">
          <table:table-cell office:value-type="float" office:value="127.6482">
            <text:p>127.6482</text:p>
          </table:table-cell>
          <table:table-cell table:number-columns-repeated="4"/>
        </table:table-row>
        <table:table-row table:style-name="ro2">
          <table:table-cell office:value-type="float" office:value="93.7503">
            <text:p>93.7503</text:p>
          </table:table-cell>
          <table:table-cell table:number-columns-repeated="4"/>
        </table:table-row>
        <table:table-row table:style-name="ro2">
          <table:table-cell office:value-type="float" office:value="77.8089">
            <text:p>77.8089</text:p>
          </table:table-cell>
          <table:table-cell table:number-columns-repeated="4"/>
        </table:table-row>
        <table:table-row table:style-name="ro2">
          <table:table-cell office:value-type="float" office:value="73.8585">
            <text:p>73.8585</text:p>
          </table:table-cell>
          <table:table-cell table:number-columns-repeated="4"/>
        </table:table-row>
        <table:table-row table:style-name="ro2">
          <table:table-cell office:value-type="float" office:value="69.7377">
            <text:p>69.7377</text:p>
          </table:table-cell>
          <table:table-cell table:number-columns-repeated="4"/>
        </table:table-row>
        <table:table-row table:style-name="ro2">
          <table:table-cell office:value-type="float" office:value="60.7668">
            <text:p>60.7668</text:p>
          </table:table-cell>
          <table:table-cell table:number-columns-repeated="4"/>
        </table:table-row>
        <table:table-row table:style-name="ro2">
          <table:table-cell office:value-type="float" office:value="67.6805">
            <text:p>67.6805</text:p>
          </table:table-cell>
          <table:table-cell table:number-columns-repeated="4"/>
        </table:table-row>
        <table:table-row table:style-name="ro2">
          <table:table-cell office:value-type="float" office:value="71.5927">
            <text:p>71.5927</text:p>
          </table:table-cell>
          <table:table-cell table:number-columns-repeated="4"/>
        </table:table-row>
        <table:table-row table:style-name="ro2">
          <table:table-cell office:value-type="float" office:value="61.2326">
            <text:p>61.2326</text:p>
          </table:table-cell>
          <table:table-cell table:number-columns-repeated="4"/>
        </table:table-row>
        <table:table-row table:style-name="ro2">
          <table:table-cell office:value-type="float" office:value="79.3802">
            <text:p>79.3802</text:p>
          </table:table-cell>
          <table:table-cell table:number-columns-repeated="4"/>
        </table:table-row>
        <table:table-row table:style-name="ro2">
          <table:table-cell office:value-type="float" office:value="90.5585">
            <text:p>90.5585</text:p>
          </table:table-cell>
          <table:table-cell table:number-columns-repeated="4"/>
        </table:table-row>
        <table:table-row table:style-name="ro2">
          <table:table-cell office:value-type="float" office:value="57.9477">
            <text:p>57.9477</text:p>
          </table:table-cell>
          <table:table-cell table:number-columns-repeated="4"/>
        </table:table-row>
        <table:table-row table:style-name="ro2">
          <table:table-cell office:value-type="float" office:value="70.7369">
            <text:p>70.7369</text:p>
          </table:table-cell>
          <table:table-cell table:number-columns-repeated="4"/>
        </table:table-row>
        <table:table-row table:style-name="ro2">
          <table:table-cell office:value-type="float" office:value="108.0217">
            <text:p>108.0217</text:p>
          </table:table-cell>
          <table:table-cell table:number-columns-repeated="4"/>
        </table:table-row>
        <table:table-row table:style-name="ro2">
          <table:table-cell office:value-type="float" office:value="84.3094">
            <text:p>84.3094</text:p>
          </table:table-cell>
          <table:table-cell table:number-columns-repeated="4"/>
        </table:table-row>
        <table:table-row table:style-name="ro2">
          <table:table-cell office:value-type="float" office:value="103.097">
            <text:p>103.097</text:p>
          </table:table-cell>
          <table:table-cell table:number-columns-repeated="4"/>
        </table:table-row>
        <table:table-row table:style-name="ro2">
          <table:table-cell office:value-type="float" office:value="74.9894">
            <text:p>74.9894</text:p>
          </table:table-cell>
          <table:table-cell table:number-columns-repeated="4"/>
        </table:table-row>
        <table:table-row table:style-name="ro2">
          <table:table-cell office:value-type="float" office:value="90.892">
            <text:p>90.892</text:p>
          </table:table-cell>
          <table:table-cell table:number-columns-repeated="4"/>
        </table:table-row>
        <table:table-row table:style-name="ro2">
          <table:table-cell office:value-type="float" office:value="60.8657">
            <text:p>60.8657</text:p>
          </table:table-cell>
          <table:table-cell table:number-columns-repeated="4"/>
        </table:table-row>
        <table:table-row table:style-name="ro2">
          <table:table-cell office:value-type="float" office:value="99.6026">
            <text:p>99.6026</text:p>
          </table:table-cell>
          <table:table-cell table:number-columns-repeated="4"/>
        </table:table-row>
        <table:table-row table:style-name="ro2">
          <table:table-cell office:value-type="float" office:value="66.4145">
            <text:p>66.4145</text:p>
          </table:table-cell>
          <table:table-cell table:number-columns-repeated="4"/>
        </table:table-row>
        <table:table-row table:style-name="ro2">
          <table:table-cell office:value-type="float" office:value="45.3715">
            <text:p>45.3715</text:p>
          </table:table-cell>
          <table:table-cell table:number-columns-repeated="4"/>
        </table:table-row>
        <table:table-row table:style-name="ro2">
          <table:table-cell office:value-type="float" office:value="107.3687">
            <text:p>107.3687</text:p>
          </table:table-cell>
          <table:table-cell table:number-columns-repeated="4"/>
        </table:table-row>
        <table:table-row table:style-name="ro2">
          <table:table-cell office:value-type="float" office:value="122.3751">
            <text:p>122.3751</text:p>
          </table:table-cell>
          <table:table-cell table:number-columns-repeated="4"/>
        </table:table-row>
        <table:table-row table:style-name="ro2">
          <table:table-cell office:value-type="float" office:value="39.9308">
            <text:p>39.9308</text:p>
          </table:table-cell>
          <table:table-cell table:number-columns-repeated="4"/>
        </table:table-row>
        <table:table-row table:style-name="ro2">
          <table:table-cell office:value-type="float" office:value="43.9941">
            <text:p>43.9941</text:p>
          </table:table-cell>
          <table:table-cell table:number-columns-repeated="4"/>
        </table:table-row>
        <table:table-row table:style-name="ro2">
          <table:table-cell office:value-type="float" office:value="75.5858">
            <text:p>75.5858</text:p>
          </table:table-cell>
          <table:table-cell table:number-columns-repeated="4"/>
        </table:table-row>
        <table:table-row table:style-name="ro2">
          <table:table-cell office:value-type="float" office:value="61.6642">
            <text:p>61.6642</text:p>
          </table:table-cell>
          <table:table-cell table:number-columns-repeated="4"/>
        </table:table-row>
        <table:table-row table:style-name="ro2">
          <table:table-cell office:value-type="float" office:value="106.1101">
            <text:p>106.1101</text:p>
          </table:table-cell>
          <table:table-cell table:number-columns-repeated="4"/>
        </table:table-row>
        <table:table-row table:style-name="ro2">
          <table:table-cell office:value-type="float" office:value="96.6086">
            <text:p>96.6086</text:p>
          </table:table-cell>
          <table:table-cell table:number-columns-repeated="4"/>
        </table:table-row>
        <table:table-row table:style-name="ro2">
          <table:table-cell office:value-type="float" office:value="73.6806">
            <text:p>73.6806</text:p>
          </table:table-cell>
          <table:table-cell table:number-columns-repeated="4"/>
        </table:table-row>
        <table:table-row table:style-name="ro2">
          <table:table-cell office:value-type="float" office:value="95.6427">
            <text:p>95.6427</text:p>
          </table:table-cell>
          <table:table-cell table:number-columns-repeated="4"/>
        </table:table-row>
        <table:table-row table:style-name="ro2">
          <table:table-cell office:value-type="float" office:value="47.5422">
            <text:p>47.5422</text:p>
          </table:table-cell>
          <table:table-cell table:number-columns-repeated="4"/>
        </table:table-row>
        <table:table-row table:style-name="ro2">
          <table:table-cell office:value-type="float" office:value="95.107">
            <text:p>95.107</text:p>
          </table:table-cell>
          <table:table-cell table:number-columns-repeated="4"/>
        </table:table-row>
        <table:table-row table:style-name="ro2">
          <table:table-cell office:value-type="float" office:value="83.7986">
            <text:p>83.7986</text:p>
          </table:table-cell>
          <table:table-cell table:number-columns-repeated="4"/>
        </table:table-row>
        <table:table-row table:style-name="ro2">
          <table:table-cell office:value-type="float" office:value="72.802">
            <text:p>72.802</text:p>
          </table:table-cell>
          <table:table-cell table:number-columns-repeated="4"/>
        </table:table-row>
        <table:table-row table:style-name="ro2">
          <table:table-cell office:value-type="float" office:value="59.6497">
            <text:p>59.6497</text:p>
          </table:table-cell>
          <table:table-cell table:number-columns-repeated="4"/>
        </table:table-row>
        <table:table-row table:style-name="ro2">
          <table:table-cell office:value-type="float" office:value="56.2594">
            <text:p>56.2594</text:p>
          </table:table-cell>
          <table:table-cell table:number-columns-repeated="4"/>
        </table:table-row>
        <table:table-row table:style-name="ro2">
          <table:table-cell office:value-type="float" office:value="97.6432">
            <text:p>97.6432</text:p>
          </table:table-cell>
          <table:table-cell table:number-columns-repeated="4"/>
        </table:table-row>
        <table:table-row table:style-name="ro2">
          <table:table-cell office:value-type="float" office:value="73.8478">
            <text:p>73.8478</text:p>
          </table:table-cell>
          <table:table-cell table:number-columns-repeated="4"/>
        </table:table-row>
        <table:table-row table:style-name="ro2">
          <table:table-cell office:value-type="float" office:value="98.8184">
            <text:p>98.8184</text:p>
          </table:table-cell>
          <table:table-cell table:number-columns-repeated="4"/>
        </table:table-row>
        <table:table-row table:style-name="ro2">
          <table:table-cell office:value-type="float" office:value="43.0079">
            <text:p>43.0079</text:p>
          </table:table-cell>
          <table:table-cell table:number-columns-repeated="4"/>
        </table:table-row>
        <table:table-row table:style-name="ro2" table:number-rows-repeated="10471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1:23:57</meta:creation-date>
    <meta:generator>LibreOffice/3.5$Linux_X86_64 LibreOffice_project/350m1$Build-2</meta:generator>
    <dc:date>2015-01-22T11:26:53</dc:date>
    <meta:editing-duration>PT1M18S</meta:editing-duration>
    <meta:editing-cycles>3</meta:editing-cycles>
    <meta:document-statistic meta:table-count="3" meta:cell-count="5162" meta:object-count="0"/>
  </office:meta>
</office:document-meta>
</file>